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0cef3"/>
    </style:style>
    <style:style style:name="P61" style:family="paragraph" style:parent-style-name="Text_20_body">
      <style:text-properties officeooo:rsid="2bf0cef3" officeooo:paragraph-rsid="2bf0cef3"/>
    </style:style>
    <style:style style:name="P62" style:family="paragraph" style:parent-style-name="Text_20_body">
      <style:text-properties officeooo:paragraph-rsid="2bf4c6f4"/>
    </style:style>
    <style:style style:name="P63" style:family="paragraph" style:parent-style-name="Text_20_body">
      <style:text-properties officeooo:paragraph-rsid="2bf4e318"/>
    </style:style>
    <style:style style:name="P64" style:family="paragraph" style:parent-style-name="Text_20_body">
      <style:text-properties officeooo:rsid="457f82fb" officeooo:paragraph-rsid="2bf512a0"/>
    </style:style>
    <style:style style:name="P65"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3" style:family="paragraph" style:parent-style-name="Text_20_body">
      <style:text-properties officeooo:paragraph-rsid="2bfda84f"/>
    </style:style>
    <style:style style:name="P74" style:family="paragraph" style:parent-style-name="Text_20_body">
      <style:text-properties officeooo:paragraph-rsid="2c01d9d7"/>
    </style:style>
    <style:style style:name="P75" style:family="paragraph" style:parent-style-name="Text_20_body">
      <style:text-properties officeooo:paragraph-rsid="2bfb1099"/>
    </style:style>
    <style:style style:name="P76" style:family="paragraph" style:parent-style-name="Text_20_body">
      <style:text-properties officeooo:paragraph-rsid="2bfc0601"/>
    </style:style>
    <style:style style:name="P77" style:family="paragraph" style:parent-style-name="Text_20_body">
      <style:text-properties officeooo:rsid="2bf12cae" officeooo:paragraph-rsid="2bfda84f"/>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rsid="2c0e5fab" officeooo:paragraph-rsid="2c0e5fab" style:font-style-asian="italic" style:font-style-complex="italic"/>
    </style:style>
    <style:style style:name="P91" style:family="paragraph" style:parent-style-name="Text_20_body">
      <style:text-properties fo:font-style="italic" fo:font-weight="bold" style:font-style-asian="italic" style:font-weight-asian="bold" style:font-style-complex="italic" style:font-weight-complex="bold"/>
    </style:style>
    <style:style style:name="P92"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3"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81f95" officeooo:paragraph-rsid="2c581f95"/>
    </style:style>
    <style:style style:name="P96" style:family="paragraph" style:parent-style-name="Text_20_body">
      <style:text-properties officeooo:rsid="2c5cf113" officeooo:paragraph-rsid="2c5cf113"/>
    </style:style>
    <style:style style:name="P97" style:family="paragraph" style:parent-style-name="Text_20_body">
      <style:text-properties officeooo:rsid="2c6def8a" officeooo:paragraph-rsid="2c6def8a"/>
    </style:style>
    <style:style style:name="P98" style:family="paragraph" style:parent-style-name="Text_20_body">
      <style:text-properties officeooo:rsid="2c6fa4e1" officeooo:paragraph-rsid="2c6fa4e1"/>
    </style:style>
    <style:style style:name="P99" style:family="paragraph" style:parent-style-name="Text_20_body">
      <style:text-properties officeooo:rsid="2c94a64a" officeooo:paragraph-rsid="2c94a64a"/>
    </style:style>
    <style:style style:name="P100" style:family="paragraph" style:parent-style-name="Text_20_body">
      <style:text-properties officeooo:rsid="2c99992c" officeooo:paragraph-rsid="2c99992c"/>
    </style:style>
    <style:style style:name="P101" style:family="paragraph" style:parent-style-name="Text_20_body">
      <style:text-properties officeooo:rsid="2c9e0dd4" officeooo:paragraph-rsid="2c9e0dd4"/>
    </style:style>
    <style:style style:name="P102" style:family="paragraph" style:parent-style-name="Text_20_body">
      <style:text-properties officeooo:rsid="2c007857" officeooo:paragraph-rsid="2cb6b463"/>
    </style:style>
    <style:style style:name="P103" style:family="paragraph" style:parent-style-name="Text_20_body">
      <style:text-properties officeooo:rsid="2c35a5ed" officeooo:paragraph-rsid="2caa16ea"/>
    </style:style>
    <style:style style:name="P104" style:family="paragraph" style:parent-style-name="Text_20_body">
      <style:text-properties officeooo:rsid="2cb2aa48" officeooo:paragraph-rsid="2cb2aa48"/>
    </style:style>
    <style:style style:name="P105" style:family="paragraph" style:parent-style-name="Text_20_body">
      <style:text-properties officeooo:rsid="2cb47170" officeooo:paragraph-rsid="2cb47170"/>
    </style:style>
    <style:style style:name="P106" style:family="paragraph" style:parent-style-name="Text_20_body">
      <style:text-properties officeooo:rsid="2cbe6177" officeooo:paragraph-rsid="2cbe6177"/>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Text_20_body">
      <style:text-properties officeooo:rsid="2d369bed" officeooo:paragraph-rsid="2d369bed"/>
    </style:style>
    <style:style style:name="P140" style:family="paragraph" style:parent-style-name="Text_20_body">
      <style:text-properties officeooo:rsid="2d3f6243" officeooo:paragraph-rsid="2d3f6243"/>
    </style:style>
    <style:style style:name="P141" style:family="paragraph" style:parent-style-name="Text_20_body">
      <style:text-properties officeooo:paragraph-rsid="2d47d820"/>
    </style:style>
    <style:style style:name="P142" style:family="paragraph" style:parent-style-name="Text_20_body">
      <style:text-properties officeooo:paragraph-rsid="2d534fb0"/>
    </style:style>
    <style:style style:name="P143" style:family="paragraph" style:parent-style-name="Text_20_body">
      <style:text-properties officeooo:rsid="2d794b0f" officeooo:paragraph-rsid="2d794b0f"/>
    </style:style>
    <style:style style:name="P144" style:family="paragraph" style:parent-style-name="Text_20_body">
      <style:text-properties officeooo:paragraph-rsid="2d7a1f5e"/>
    </style:style>
    <style:style style:name="P145" style:family="paragraph" style:parent-style-name="Text_20_body">
      <style:text-properties officeooo:rsid="2d7bf0b1" officeooo:paragraph-rsid="2d7bf0b1"/>
    </style:style>
    <style:style style:name="P146" style:family="paragraph" style:parent-style-name="Text_20_body">
      <style:text-properties officeooo:paragraph-rsid="2d7dc180"/>
    </style:style>
    <style:style style:name="P147" style:family="paragraph" style:parent-style-name="Text_20_body">
      <style:text-properties officeooo:rsid="2d815f9e" officeooo:paragraph-rsid="2d82b280"/>
    </style:style>
    <style:style style:name="P148" style:family="paragraph" style:parent-style-name="Text_20_body">
      <style:text-properties officeooo:rsid="2d82b280" officeooo:paragraph-rsid="2d82b280"/>
    </style:style>
    <style:style style:name="P149" style:family="paragraph" style:parent-style-name="Text_20_body">
      <style:text-properties officeooo:rsid="2d854bcd" officeooo:paragraph-rsid="2d854bcd"/>
    </style:style>
    <style:style style:name="P150" style:family="paragraph" style:parent-style-name="Text_20_body">
      <style:text-properties officeooo:rsid="458395ef" officeooo:paragraph-rsid="2bf20c95"/>
    </style:style>
    <style:style style:name="P151" style:family="paragraph" style:parent-style-name="Text_20_body">
      <style:text-properties officeooo:rsid="2d8e7578" officeooo:paragraph-rsid="2d8e7578"/>
    </style:style>
    <style:style style:name="P152" style:family="paragraph" style:parent-style-name="Text_20_body">
      <style:text-properties officeooo:rsid="2da111e9" officeooo:paragraph-rsid="2da111e9"/>
    </style:style>
    <style:style style:name="P153" style:family="paragraph" style:parent-style-name="Text_20_body">
      <style:text-properties officeooo:rsid="2c8397d5" officeooo:paragraph-rsid="2c8397d5"/>
    </style:style>
    <style:style style:name="P154" style:family="paragraph" style:parent-style-name="Text_20_body">
      <style:text-properties officeooo:rsid="2c54a4fb" officeooo:paragraph-rsid="2c54a4fb"/>
    </style:style>
    <style:style style:name="P155" style:family="paragraph" style:parent-style-name="Text_20_body">
      <style:text-properties officeooo:paragraph-rsid="2dd4592e"/>
    </style:style>
    <style:style style:name="P156" style:family="paragraph" style:parent-style-name="Text_20_body">
      <style:text-properties officeooo:paragraph-rsid="2ddaf02d"/>
    </style:style>
    <style:style style:name="P157" style:family="paragraph" style:parent-style-name="Text_20_body">
      <style:text-properties officeooo:rsid="2dec9d0c" officeooo:paragraph-rsid="2decc4d6"/>
    </style:style>
    <style:style style:name="P158" style:family="paragraph" style:parent-style-name="Text_20_body">
      <style:text-properties officeooo:paragraph-rsid="2df00d68"/>
    </style:style>
    <style:style style:name="P159" style:family="paragraph" style:parent-style-name="Text_20_body">
      <style:text-properties officeooo:paragraph-rsid="2df8dc0f"/>
    </style:style>
    <style:style style:name="P160" style:family="paragraph" style:parent-style-name="Text_20_body">
      <style:text-properties officeooo:rsid="2d58a08e" officeooo:paragraph-rsid="2da3b615"/>
    </style:style>
    <style:style style:name="P161" style:family="paragraph" style:parent-style-name="Text_20_body">
      <style:text-properties officeooo:paragraph-rsid="2e256785"/>
    </style:style>
    <style:style style:name="P162" style:family="paragraph" style:parent-style-name="Text_20_body">
      <style:text-properties officeooo:rsid="2e256785" officeooo:paragraph-rsid="2e256785"/>
    </style:style>
    <style:style style:name="P163" style:family="paragraph" style:parent-style-name="Text_20_body">
      <style:text-properties officeooo:paragraph-rsid="2e2859ba"/>
    </style:style>
    <style:style style:name="P164" style:family="paragraph" style:parent-style-name="Text_20_body">
      <style:text-properties officeooo:paragraph-rsid="2e2f781f"/>
    </style:style>
    <style:style style:name="P165" style:family="paragraph" style:parent-style-name="Text_20_body">
      <style:text-properties officeooo:paragraph-rsid="2e329540"/>
    </style:style>
    <style:style style:name="P166" style:family="paragraph" style:parent-style-name="Text_20_body">
      <style:text-properties officeooo:paragraph-rsid="2e3389d8"/>
    </style:style>
    <style:style style:name="P167" style:family="paragraph" style:parent-style-name="Text_20_body">
      <style:text-properties officeooo:rsid="2e43a448" officeooo:paragraph-rsid="2e43a448"/>
    </style:style>
    <style:style style:name="P168" style:family="paragraph" style:parent-style-name="Text_20_body">
      <style:text-properties officeooo:paragraph-rsid="2e6285c5"/>
    </style:style>
    <style:style style:name="P169" style:family="paragraph" style:parent-style-name="Text_20_body">
      <style:text-properties officeooo:rsid="2ec7f236" officeooo:paragraph-rsid="2ec7f236"/>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d8ca3f4" officeooo:paragraph-rsid="2d8ca3f4"/>
    </style:style>
    <style:style style:name="P172" style:family="paragraph" style:parent-style-name="Text_20_body">
      <style:text-properties officeooo:rsid="2f4f822c" officeooo:paragraph-rsid="2f4f822c"/>
    </style:style>
    <style:style style:name="P173" style:family="paragraph" style:parent-style-name="Text_20_body">
      <style:text-properties officeooo:rsid="2f52e2f6" officeooo:paragraph-rsid="2f52e2f6"/>
    </style:style>
    <style:style style:name="P174" style:family="paragraph" style:parent-style-name="Text_20_body">
      <style:text-properties officeooo:paragraph-rsid="2be3cbac"/>
    </style:style>
    <style:style style:name="P175" style:family="paragraph" style:parent-style-name="Text_20_body">
      <style:text-properties officeooo:paragraph-rsid="2f5f500f"/>
    </style:style>
    <style:style style:name="P176" style:family="paragraph" style:parent-style-name="Text_20_body">
      <style:text-properties officeooo:rsid="2f2b062b" officeooo:paragraph-rsid="2f2b062b"/>
    </style:style>
    <style:style style:name="P177" style:family="paragraph" style:parent-style-name="Text_20_body">
      <style:text-properties officeooo:rsid="458ffa75" officeooo:paragraph-rsid="2f98c31b"/>
    </style:style>
    <style:style style:name="P178" style:family="paragraph" style:parent-style-name="Text_20_body">
      <style:text-properties officeooo:rsid="2f98c31b" officeooo:paragraph-rsid="2f98c31b"/>
    </style:style>
    <style:style style:name="P179" style:family="paragraph" style:parent-style-name="Text_20_body">
      <style:text-properties officeooo:rsid="2fc643c3" officeooo:paragraph-rsid="2fc643c3"/>
    </style:style>
    <style:style style:name="P180" style:family="paragraph" style:parent-style-name="Text_20_body">
      <style:text-properties officeooo:rsid="2fe3ca87" officeooo:paragraph-rsid="2fe3ca87"/>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3pt" fo:font-weight="bold" style:font-size-asian="13pt" style:font-weight-asian="bold" style:font-size-complex="13pt" style:font-weight-complex="bold"/>
    </style:style>
    <style:style style:name="P18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6" style:family="paragraph" style:parent-style-name="Table_20_Contents">
      <style:text-properties fo:font-style="normal" officeooo:rsid="24596855" officeooo:paragraph-rsid="272cb78a" style:font-style-asian="normal" style:font-style-complex="normal"/>
    </style:style>
    <style:style style:name="P18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2" style:family="paragraph" style:parent-style-name="Table_20_Contents">
      <style:text-properties fo:language="cs" fo:country="CZ" fo:font-style="normal" officeooo:rsid="24596855" officeooo:paragraph-rsid="272cb78a" style:font-style-asian="normal" style:font-style-complex="normal"/>
    </style:style>
    <style:style style:name="P193" style:family="paragraph" style:parent-style-name="Table_20_Contents">
      <style:paragraph-properties fo:text-align="center" style:justify-single-word="false"/>
      <style:text-properties fo:language="cs" fo:country="CZ" officeooo:rsid="272cb78a" officeooo:paragraph-rsid="2b90c701"/>
    </style:style>
    <style:style style:name="P194" style:family="paragraph" style:parent-style-name="Table_20_Contents">
      <style:paragraph-properties fo:text-align="center" style:justify-single-word="false"/>
      <style:text-properties fo:language="cs" fo:country="CZ" officeooo:rsid="2b944982" officeooo:paragraph-rsid="2b944982"/>
    </style:style>
    <style:style style:name="P195" style:family="paragraph" style:parent-style-name="Table_20_Contents">
      <style:paragraph-properties fo:text-align="center" style:justify-single-word="false"/>
      <style:text-properties officeooo:rsid="272cb78a" officeooo:paragraph-rsid="2b90c701"/>
    </style:style>
    <style:style style:name="P196" style:family="paragraph" style:parent-style-name="Table_20_Contents">
      <style:paragraph-properties fo:text-align="center" style:justify-single-word="false"/>
      <style:text-properties officeooo:rsid="295b4878" officeooo:paragraph-rsid="2b90c701"/>
    </style:style>
    <style:style style:name="P197" style:family="paragraph" style:parent-style-name="Table_20_Contents">
      <style:paragraph-properties fo:text-align="center" style:justify-single-word="false"/>
      <style:text-properties officeooo:rsid="2b944982" officeooo:paragraph-rsid="2b944982"/>
    </style:style>
    <style:style style:name="P198" style:family="paragraph" style:parent-style-name="Table_20_Contents">
      <style:text-properties officeooo:paragraph-rsid="2bfc0601"/>
    </style:style>
    <style:style style:name="P199" style:family="paragraph" style:parent-style-name="Standalone_20_Property">
      <style:paragraph-properties fo:margin-left="1.251cm" fo:margin-right="0cm" fo:text-indent="-0.4cm" style:auto-text-indent="false"/>
    </style:style>
    <style:style style:name="P200" style:family="paragraph" style:parent-style-name="Standalone_20_Property">
      <style:paragraph-properties fo:margin-left="1.251cm" fo:margin-right="0cm" fo:text-indent="-0.4cm" style:auto-text-indent="false"/>
      <style:text-properties officeooo:paragraph-rsid="2b9a50b8"/>
    </style:style>
    <style:style style:name="P201" style:family="paragraph" style:parent-style-name="Standalone_20_Property">
      <style:paragraph-properties fo:margin-left="1.251cm" fo:margin-right="0cm" fo:text-indent="-0.4cm" style:auto-text-indent="false"/>
      <style:text-properties officeooo:paragraph-rsid="2bbe54a2"/>
    </style:style>
    <style:style style:name="P202" style:family="paragraph" style:parent-style-name="Standalone_20_Property">
      <style:paragraph-properties fo:margin-left="1.251cm" fo:margin-right="0cm" fo:text-indent="-0.4cm" style:auto-text-indent="false"/>
      <style:text-properties officeooo:paragraph-rsid="2bc3c6ea"/>
    </style:style>
    <style:style style:name="P203"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204"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05"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06"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7"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8"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9"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0"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1"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2" style:family="paragraph" style:parent-style-name="Standalone_20_Property">
      <style:paragraph-properties fo:margin-left="1.251cm" fo:margin-right="0cm" fo:text-indent="-0.4cm" style:auto-text-indent="false"/>
      <style:text-properties officeooo:paragraph-rsid="2dc33a59"/>
    </style:style>
    <style:style style:name="P213" style:family="paragraph" style:parent-style-name="Standalone_20_Property">
      <style:paragraph-properties fo:margin-left="1.251cm" fo:margin-right="0cm" fo:text-indent="-0.4cm" style:auto-text-indent="false"/>
      <style:text-properties officeooo:paragraph-rsid="2de11937"/>
    </style:style>
    <style:style style:name="P214" style:family="paragraph" style:parent-style-name="Property_20_level_20_0">
      <style:paragraph-properties fo:margin-left="1.251cm" fo:margin-right="0cm" fo:text-indent="-0.4cm" style:auto-text-indent="false"/>
      <style:text-properties officeooo:paragraph-rsid="2b9a50b8"/>
    </style:style>
    <style:style style:name="P215" style:family="paragraph" style:parent-style-name="Property_20_level_20_0">
      <style:paragraph-properties fo:margin-left="1.251cm" fo:margin-right="0cm" fo:text-indent="-0.4cm" style:auto-text-indent="false"/>
      <style:text-properties officeooo:paragraph-rsid="2bbe54a2"/>
    </style:style>
    <style:style style:name="P216" style:family="paragraph" style:parent-style-name="Property_20_level_20_0">
      <style:paragraph-properties fo:margin-left="1.251cm" fo:margin-right="0cm" fo:text-indent="-0.4cm" style:auto-text-indent="false"/>
      <style:text-properties officeooo:paragraph-rsid="2bc3c6ea"/>
    </style:style>
    <style:style style:name="P217" style:family="paragraph" style:parent-style-name="Property_20_level_20_0">
      <style:paragraph-properties fo:margin-left="1.251cm" fo:margin-right="0cm" fo:text-indent="-0.4cm" style:auto-text-indent="false"/>
      <style:text-properties officeooo:paragraph-rsid="2dc33a59"/>
    </style:style>
    <style:style style:name="P218" style:family="paragraph" style:parent-style-name="Property_20_level_20_0">
      <style:paragraph-properties fo:margin-left="1.251cm" fo:margin-right="0cm" fo:text-indent="-0.4cm" style:auto-text-indent="false"/>
      <style:text-properties officeooo:rsid="2dc4a356" officeooo:paragraph-rsid="2dc4a356"/>
    </style:style>
    <style:style style:name="P219" style:family="paragraph" style:parent-style-name="Property_20_level_20_0">
      <style:paragraph-properties fo:margin-left="1.251cm" fo:margin-right="0cm" fo:text-indent="-0.4cm" style:auto-text-indent="false"/>
      <style:text-properties officeooo:paragraph-rsid="2de11937"/>
    </style:style>
    <style:style style:name="P220" style:family="paragraph" style:parent-style-name="Property_20_level_20_1">
      <style:paragraph-properties fo:margin-left="1.251cm" fo:margin-right="0cm" fo:text-indent="-0.4cm" style:auto-text-indent="false"/>
      <style:text-properties officeooo:paragraph-rsid="2d7a1f5e"/>
    </style:style>
    <style:style style:name="P221" style:family="paragraph" style:parent-style-name="Property_20_level_20_1">
      <style:paragraph-properties fo:margin-left="1.251cm" fo:margin-right="0cm" fo:text-indent="-0.4cm" style:auto-text-indent="false"/>
      <style:text-properties officeooo:paragraph-rsid="2d7f7a89"/>
    </style:style>
    <style:style style:name="P222"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23" style:family="paragraph" style:parent-style-name="Contents_20_1">
      <style:paragraph-properties>
        <style:tab-stops>
          <style:tab-stop style:position="14.801cm" style:type="right" style:leader-style="dotted" style:leader-text="."/>
        </style:tab-stops>
      </style:paragraph-properties>
    </style:style>
    <style:style style:name="P224" style:family="paragraph" style:parent-style-name="Contents_20_2">
      <style:paragraph-properties>
        <style:tab-stops>
          <style:tab-stop style:position="14.801cm" style:type="right" style:leader-style="dotted" style:leader-text="."/>
        </style:tab-stops>
      </style:paragraph-properties>
    </style:style>
    <style:style style:name="P22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26" style:family="paragraph" style:parent-style-name="Text_20_body">
      <style:paragraph-properties fo:margin-top="0cm" fo:margin-bottom="0cm" loext:contextual-spacing="false"/>
      <style:text-properties officeooo:paragraph-rsid="2bfc0601"/>
    </style:style>
    <style:style style:name="P227"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8" style:family="paragraph" style:parent-style-name="Text_20_body">
      <style:paragraph-properties fo:margin-left="1.251cm" fo:margin-right="0cm" fo:text-indent="0cm" style:auto-text-indent="false"/>
      <style:text-properties officeooo:rsid="2d693de4" officeooo:paragraph-rsid="2d693de4"/>
    </style:style>
    <style:style style:name="P229" style:family="paragraph" style:parent-style-name="Example_20_Header">
      <style:text-properties officeooo:paragraph-rsid="2cc27d39"/>
    </style:style>
    <style:style style:name="P230" style:family="paragraph" style:parent-style-name="Example_20_Header">
      <style:text-properties officeooo:rsid="2cc784fd" officeooo:paragraph-rsid="2cc784fd"/>
    </style:style>
    <style:style style:name="P231" style:family="paragraph" style:parent-style-name="Property_20_level_20_1">
      <style:text-properties officeooo:paragraph-rsid="2d7a1f5e"/>
    </style:style>
    <style:style style:name="P232" style:family="paragraph" style:parent-style-name="Property_20_level_20_1">
      <style:text-properties officeooo:paragraph-rsid="2d7f7a89"/>
    </style:style>
    <style:style style:name="P233" style:family="paragraph" style:parent-style-name="Property_20_level_20_0">
      <style:text-properties officeooo:paragraph-rsid="2d7a1f5e"/>
    </style:style>
    <style:style style:name="P234" style:family="paragraph" style:parent-style-name="Standalone_20_Property">
      <style:text-properties officeooo:paragraph-rsid="2d7a1f5e"/>
    </style:style>
    <style:style style:name="P235" style:family="paragraph" style:parent-style-name="Standalone_20_Property">
      <style:text-properties officeooo:paragraph-rsid="2df00d68"/>
    </style:style>
    <style:style style:name="P236" style:family="paragraph" style:parent-style-name="Standalone_20_Property">
      <style:text-properties officeooo:paragraph-rsid="2df350ff"/>
    </style:style>
    <style:style style:name="P237" style:family="paragraph" style:parent-style-name="Standalone_20_Property">
      <style:text-properties officeooo:paragraph-rsid="2e5b448b"/>
    </style:style>
    <style:style style:name="P238" style:family="paragraph" style:parent-style-name="Standalone_20_Property">
      <style:text-properties officeooo:paragraph-rsid="2e6285c5"/>
    </style:style>
    <style:style style:name="P239" style:family="paragraph" style:parent-style-name="Standalone_20_Property">
      <style:text-properties officeooo:paragraph-rsid="2e662700"/>
    </style:style>
    <style:style style:name="P240" style:family="paragraph" style:parent-style-name="Standalone_20_Property">
      <style:text-properties fo:color="#1841ce"/>
    </style:style>
    <style:style style:name="P241" style:family="paragraph" style:parent-style-name="Standalone_20_Property">
      <style:text-properties fo:color="#1841ce" fo:font-weight="bold" style:font-weight-asian="bold" style:font-weight-complex="bold"/>
    </style:style>
    <style:style style:name="P242" style:family="paragraph" style:parent-style-name="Standalone_20_Property">
      <style:text-properties officeooo:paragraph-rsid="2e709a3a"/>
    </style:style>
    <style:style style:name="P243" style:family="paragraph" style:parent-style-name="Standalone_20_Property">
      <style:text-properties officeooo:paragraph-rsid="2e862898"/>
    </style:style>
    <style:style style:name="P244" style:family="paragraph" style:parent-style-name="Standalone_20_Property">
      <style:text-properties fo:font-weight="bold" style:font-weight-asian="bold" style:font-weight-complex="bold"/>
    </style:style>
    <style:style style:name="P245" style:family="paragraph" style:parent-style-name="Standalone_20_Property">
      <style:text-properties officeooo:paragraph-rsid="2ea5d066"/>
    </style:style>
    <style:style style:name="P246" style:family="paragraph" style:parent-style-name="Standalone_20_Property">
      <style:text-properties officeooo:paragraph-rsid="2eb00aed"/>
    </style:style>
    <style:style style:name="P247" style:family="paragraph" style:parent-style-name="Standalone_20_Property">
      <style:text-properties officeooo:paragraph-rsid="2fa42f9a"/>
    </style:style>
    <style:style style:name="P248" style:family="paragraph" style:parent-style-name="Standalone_20_Property">
      <style:text-properties officeooo:paragraph-rsid="2fc06ab8"/>
    </style:style>
    <style:style style:name="P249" style:family="paragraph" style:parent-style-name="Standalone_20_Property">
      <style:text-properties officeooo:paragraph-rsid="2fd0e1a4"/>
    </style:style>
    <style:style style:name="P250" style:family="paragraph" style:parent-style-name="Standalone_20_Property">
      <style:text-properties officeooo:paragraph-rsid="2fd9f8b2"/>
    </style:style>
    <style:style style:name="P251" style:family="paragraph" style:parent-style-name="Property_20_Header">
      <style:text-properties officeooo:paragraph-rsid="2d7a1f5e"/>
    </style:style>
    <style:style style:name="P252" style:family="paragraph" style:parent-style-name="Property_20_Header">
      <style:text-properties officeooo:paragraph-rsid="2d7f7a89"/>
    </style:style>
    <style:style style:name="P253" style:family="paragraph" style:parent-style-name="Standalone_20_Property">
      <style:paragraph-properties fo:margin-left="0cm" fo:margin-right="0cm" fo:text-indent="0cm" style:auto-text-indent="false"/>
      <style:text-properties officeooo:paragraph-rsid="2e06aabe"/>
    </style:style>
    <style:style style:name="P254" style:family="paragraph" style:parent-style-name="Standalone_20_Property">
      <style:paragraph-properties fo:margin-left="0cm" fo:margin-right="0cm" fo:text-indent="0cm" style:auto-text-indent="false"/>
      <style:text-properties officeooo:paragraph-rsid="2fd0e1a4"/>
    </style:style>
    <style:style style:name="P255" style:family="paragraph" style:parent-style-name="Heading_20_3">
      <style:text-properties officeooo:paragraph-rsid="2f4fdfca"/>
    </style:style>
    <style:style style:name="P256" style:family="paragraph" style:parent-style-name="Heading_20_3">
      <style:text-properties officeooo:paragraph-rsid="2f5501eb"/>
    </style:style>
    <style:style style:name="P257" style:family="paragraph" style:parent-style-name="Heading_20_3">
      <style:text-properties officeooo:paragraph-rsid="2f52e2f6"/>
    </style:style>
    <style:style style:name="P258" style:family="paragraph" style:parent-style-name="Heading_20_3">
      <style:text-properties officeooo:rsid="2c6d5fd0" officeooo:paragraph-rsid="2c6d5fd0"/>
    </style:style>
    <style:style style:name="P259" style:family="paragraph" style:parent-style-name="Heading_20_3">
      <style:text-properties officeooo:rsid="2c007857" officeooo:paragraph-rsid="2c007857"/>
    </style:style>
    <style:style style:name="P260" style:family="paragraph" style:parent-style-name="Heading_20_3">
      <style:text-properties officeooo:paragraph-rsid="2bfda84f"/>
    </style:style>
    <style:style style:name="P261" style:family="paragraph" style:parent-style-name="Heading_20_3">
      <style:text-properties officeooo:paragraph-rsid="2c01d9d7"/>
    </style:style>
    <style:style style:name="P262" style:family="paragraph" style:parent-style-name="Heading_20_3">
      <style:text-properties officeooo:paragraph-rsid="2c007857"/>
    </style:style>
    <style:style style:name="P263" style:family="paragraph" style:parent-style-name="Heading_20_1">
      <style:text-properties officeooo:rsid="26716ded" officeooo:paragraph-rsid="26716ded"/>
    </style:style>
    <style:style style:name="P264" style:family="paragraph" style:parent-style-name="Heading_20_1">
      <style:text-properties officeooo:rsid="2bf7dfae" officeooo:paragraph-rsid="2bf7dfae"/>
    </style:style>
    <style:style style:name="P265" style:family="paragraph" style:parent-style-name="Heading_20_1">
      <style:text-properties officeooo:rsid="2bf4c6f4" officeooo:paragraph-rsid="2bf4c6f4"/>
    </style:style>
    <style:style style:name="P266" style:family="paragraph" style:parent-style-name="Heading_20_1">
      <style:text-properties officeooo:rsid="2ea3793b" officeooo:paragraph-rsid="2ea3793b"/>
    </style:style>
    <style:style style:name="P267" style:family="paragraph" style:parent-style-name="Heading_20_6">
      <style:text-properties officeooo:paragraph-rsid="2cee8599"/>
    </style:style>
    <style:style style:name="P268" style:family="paragraph" style:parent-style-name="Heading_20_2">
      <style:text-properties officeooo:rsid="2f03d6c0" officeooo:paragraph-rsid="2f03d6c0"/>
    </style:style>
    <style:style style:name="P269" style:family="paragraph" style:parent-style-name="Heading_20_2">
      <style:text-properties officeooo:paragraph-rsid="2bfa470a"/>
    </style:style>
    <style:style style:name="P270" style:family="paragraph" style:parent-style-name="Heading_20_2">
      <style:text-properties officeooo:paragraph-rsid="2bf9c65f"/>
    </style:style>
    <style:style style:name="P271" style:family="paragraph" style:parent-style-name="Heading_20_2">
      <style:text-properties officeooo:paragraph-rsid="2bf084a8"/>
    </style:style>
    <style:style style:name="P272" style:family="paragraph" style:parent-style-name="Heading_20_2">
      <style:text-properties officeooo:paragraph-rsid="2bfb1099"/>
    </style:style>
    <style:style style:name="P273" style:family="paragraph" style:parent-style-name="Heading_20_2">
      <style:text-properties officeooo:paragraph-rsid="2c007857"/>
    </style:style>
    <style:style style:name="P274" style:family="paragraph" style:parent-style-name="Heading_20_2">
      <style:text-properties officeooo:rsid="2d79ddc6" officeooo:paragraph-rsid="2d79ddc6"/>
    </style:style>
    <style:style style:name="P275" style:family="paragraph" style:parent-style-name="Heading_20_2">
      <style:text-properties officeooo:paragraph-rsid="2bfc0601"/>
    </style:style>
    <style:style style:name="P276" style:family="paragraph" style:parent-style-name="Heading_20_2">
      <style:text-properties officeooo:rsid="2b98908f" officeooo:paragraph-rsid="2b98908f"/>
    </style:style>
    <style:style style:name="P277" style:family="paragraph" style:parent-style-name="Heading_20_4">
      <style:text-properties officeooo:paragraph-rsid="2bfc0601"/>
    </style:style>
    <style:style style:name="P278" style:family="paragraph" style:parent-style-name="Heading_20_4">
      <style:text-properties officeooo:rsid="44bcafe2"/>
    </style:style>
    <style:style style:name="P279" style:family="paragraph" style:parent-style-name="Heading_20_5">
      <style:text-properties officeooo:paragraph-rsid="2bb06401"/>
    </style:style>
    <style:style style:name="P280" style:family="paragraph" style:parent-style-name="Heading_20_5">
      <style:text-properties officeooo:rsid="2c6def8a" officeooo:paragraph-rsid="2c6def8a"/>
    </style:style>
    <style:style style:name="P281" style:family="paragraph" style:parent-style-name="Heading_20_5">
      <style:text-properties officeooo:paragraph-rsid="2cb47170"/>
    </style:style>
    <style:style style:name="P282"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83" style:family="paragraph" style:parent-style-name="Text_20_body" style:list-style-name="L1">
      <style:text-properties officeooo:rsid="2f060a62" officeooo:paragraph-rsid="2f087c71"/>
    </style:style>
    <style:style style:name="P284" style:family="paragraph" style:parent-style-name="Text_20_body" style:list-style-name="L3">
      <style:text-properties officeooo:rsid="2f060a62" officeooo:paragraph-rsid="2f060a62"/>
    </style:style>
    <style:style style:name="P285" style:family="paragraph" style:parent-style-name="Text_20_body" style:list-style-name="L2">
      <style:text-properties officeooo:rsid="2f0274b6" officeooo:paragraph-rsid="2f0274b6"/>
    </style:style>
    <style:style style:name="P286"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87"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88"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289"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290" style:family="paragraph" style:parent-style-name="Text_20_body" style:list-style-name="L9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9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9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10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4" style:family="paragraph" style:parent-style-name="Text_20_body" style:list-style-name="L12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10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10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7" style:family="paragraph" style:parent-style-name="Text_20_body" style:list-style-name="L10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8" style:family="paragraph" style:parent-style-name="Text_20_body" style:list-style-name="L10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11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11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12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11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12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11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11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11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12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12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12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13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12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13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13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13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13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13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13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13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13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0" style:family="paragraph" style:parent-style-name="Text_20_body" style:list-style-name="L13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1"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2"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3" style:family="paragraph" style:parent-style-name="Text_20_body" style:list-style-name="L3">
      <style:text-properties officeooo:rsid="2f0a5d8e" officeooo:paragraph-rsid="2f0a5d8e"/>
    </style:style>
    <style:style style:name="P324" style:family="paragraph" style:parent-style-name="Text_20_body" style:list-style-name="L4">
      <style:text-properties officeooo:paragraph-rsid="2c30b1aa"/>
    </style:style>
    <style:style style:name="P325" style:family="paragraph" style:parent-style-name="Text_20_body" style:list-style-name="L4">
      <style:text-properties officeooo:paragraph-rsid="2c3e40fa"/>
    </style:style>
    <style:style style:name="P326" style:family="paragraph" style:parent-style-name="Text_20_body" style:list-style-name="L5">
      <style:text-properties fo:font-style="italic" fo:font-weight="bold" style:font-style-asian="italic" style:font-weight-asian="bold" style:font-style-complex="italic" style:font-weight-complex="bold"/>
    </style:style>
    <style:style style:name="P327" style:family="paragraph" style:parent-style-name="Text_20_body" style:list-style-name="L6">
      <style:text-properties fo:font-style="italic" fo:font-weight="bold" style:font-style-asian="italic" style:font-weight-asian="bold" style:font-style-complex="italic" style:font-weight-complex="bold"/>
    </style:style>
    <style:style style:name="P328" style:family="paragraph" style:parent-style-name="Text_20_body" style:list-style-name="L7">
      <style:text-properties fo:font-style="italic" fo:font-weight="bold" style:font-style-asian="italic" style:font-weight-asian="bold" style:font-style-complex="italic" style:font-weight-complex="bold"/>
    </style:style>
    <style:style style:name="P32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33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331" style:family="paragraph" style:parent-style-name="Text_20_body" style:list-style-name="L14">
      <style:text-properties fo:font-style="italic" fo:font-weight="bold" style:font-style-asian="italic" style:font-weight-asian="bold" style:font-style-complex="italic" style:font-weight-complex="bold"/>
    </style:style>
    <style:style style:name="P332"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333"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334"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335"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336"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337" style:family="paragraph" style:parent-style-name="Text_20_body" style:list-style-name="L65">
      <style:text-properties fo:font-style="italic" fo:font-weight="bold" style:font-style-asian="italic" style:font-weight-asian="bold" style:font-style-complex="italic" style:font-weight-complex="bold"/>
    </style:style>
    <style:style style:name="P338"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339"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340"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341" style:family="paragraph" style:parent-style-name="Text_20_body" style:list-style-name="L74">
      <style:text-properties fo:font-style="italic" fo:font-weight="bold" officeooo:rsid="2fab0604" officeooo:paragraph-rsid="2fab0604" style:font-style-asian="italic" style:font-weight-asian="bold" style:font-style-complex="italic" style:font-weight-complex="bold"/>
    </style:style>
    <style:style style:name="P342" style:family="paragraph" style:parent-style-name="Text_20_body" style:list-style-name="L79">
      <style:text-properties fo:font-style="italic" fo:font-weight="bold" officeooo:rsid="2fbd8ba7" officeooo:paragraph-rsid="2fbd8ba7" style:font-style-asian="italic" style:font-weight-asian="bold" style:font-style-complex="italic" style:font-weight-complex="bold"/>
    </style:style>
    <style:style style:name="P343" style:family="paragraph" style:parent-style-name="Text_20_body" style:list-style-name="L80">
      <style:text-properties fo:font-style="italic" fo:font-weight="bold" officeooo:rsid="2fbd8ba7" officeooo:paragraph-rsid="2fe0e7ff" style:font-style-asian="italic" style:font-weight-asian="bold" style:font-style-complex="italic" style:font-weight-complex="bold"/>
    </style:style>
    <style:style style:name="P344" style:family="paragraph" style:parent-style-name="Text_20_body" style:list-style-name="L82">
      <style:text-properties fo:font-style="italic" fo:font-weight="bold" officeooo:rsid="2fc0a669" style:font-style-asian="italic" style:font-weight-asian="bold" style:font-style-complex="italic" style:font-weight-complex="bold"/>
    </style:style>
    <style:style style:name="P345" style:family="paragraph" style:parent-style-name="Text_20_body" style:list-style-name="L83">
      <style:text-properties fo:font-style="italic" fo:font-weight="bold" officeooo:rsid="2fce751d" officeooo:paragraph-rsid="2fce751d" style:font-style-asian="italic" style:font-weight-asian="bold" style:font-style-complex="italic" style:font-weight-complex="bold"/>
    </style:style>
    <style:style style:name="P346" style:family="paragraph" style:parent-style-name="Text_20_body" style:list-style-name="L84">
      <style:text-properties fo:font-style="italic" fo:font-weight="bold" officeooo:rsid="2fd0e1a4" officeooo:paragraph-rsid="2fd0e1a4" style:font-style-asian="italic" style:font-weight-asian="bold" style:font-style-complex="italic" style:font-weight-complex="bold"/>
    </style:style>
    <style:style style:name="P347" style:family="paragraph" style:parent-style-name="Text_20_body" style:list-style-name="L86">
      <style:text-properties fo:font-style="italic" fo:font-weight="bold" officeooo:rsid="2fd1f8c9" officeooo:paragraph-rsid="2fd1f8c9" style:font-style-asian="italic" style:font-weight-asian="bold" style:font-style-complex="italic" style:font-weight-complex="bold"/>
    </style:style>
    <style:style style:name="P348"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349"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350"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351" style:family="paragraph" style:parent-style-name="Text_20_body" style:list-style-name="L19">
      <style:text-properties fo:font-style="italic" officeooo:rsid="2d92599d" officeooo:paragraph-rsid="2d92599d" style:font-style-asian="italic" style:font-style-complex="italic"/>
    </style:style>
    <style:style style:name="P352" style:family="paragraph" style:parent-style-name="Text_20_body" style:list-style-name="L19">
      <style:text-properties fo:font-style="italic" officeooo:rsid="2d89328c" officeooo:paragraph-rsid="2d89328c" style:font-style-asian="italic" style:font-style-complex="italic"/>
    </style:style>
    <style:style style:name="P353" style:family="paragraph" style:parent-style-name="Text_20_body" style:list-style-name="L24">
      <style:text-properties fo:font-style="italic" officeooo:rsid="2e99f5e8" officeooo:paragraph-rsid="2e99f5e8" style:font-style-asian="italic" style:font-style-complex="italic"/>
    </style:style>
    <style:style style:name="P354" style:family="paragraph" style:parent-style-name="Text_20_body" style:list-style-name="L25">
      <style:text-properties fo:font-style="italic" officeooo:paragraph-rsid="2f235fff" style:font-style-asian="italic" style:font-style-complex="italic"/>
    </style:style>
    <style:style style:name="P355" style:family="paragraph" style:parent-style-name="Text_20_body" style:list-style-name="L66">
      <style:text-properties fo:font-style="italic" style:font-style-asian="italic" style:font-style-complex="italic"/>
    </style:style>
    <style:style style:name="P356" style:family="paragraph" style:parent-style-name="Text_20_body" style:list-style-name="L67">
      <style:text-properties fo:font-style="italic" style:font-style-asian="italic" style:font-style-complex="italic"/>
    </style:style>
    <style:style style:name="P357" style:family="paragraph" style:parent-style-name="Text_20_body" style:list-style-name="L68">
      <style:text-properties fo:font-style="italic" style:font-style-asian="italic" style:font-style-complex="italic"/>
    </style:style>
    <style:style style:name="P358" style:family="paragraph" style:parent-style-name="Text_20_body" style:list-style-name="L69">
      <style:text-properties fo:font-style="italic" style:font-style-asian="italic" style:font-style-complex="italic"/>
    </style:style>
    <style:style style:name="P359" style:family="paragraph" style:parent-style-name="Text_20_body" style:list-style-name="L70">
      <style:text-properties fo:font-style="italic" style:font-style-asian="italic" style:font-style-complex="italic"/>
    </style:style>
    <style:style style:name="P360" style:family="paragraph" style:parent-style-name="Text_20_body" style:list-style-name="L71">
      <style:text-properties fo:font-style="italic" style:font-style-asian="italic" style:font-style-complex="italic"/>
    </style:style>
    <style:style style:name="P361" style:family="paragraph" style:parent-style-name="Text_20_body" style:list-style-name="L72">
      <style:text-properties fo:font-style="italic" style:font-style-asian="italic" style:font-style-complex="italic"/>
    </style:style>
    <style:style style:name="P362" style:family="paragraph" style:parent-style-name="Text_20_body" style:list-style-name="L131">
      <style:text-properties fo:font-style="italic" officeooo:paragraph-rsid="2cbe6177" style:font-style-asian="italic" style:font-style-complex="italic"/>
    </style:style>
    <style:style style:name="P363" style:family="paragraph" style:parent-style-name="Text_20_body" style:list-style-name="L5">
      <style:text-properties officeooo:rsid="2e3add85" officeooo:paragraph-rsid="2e3add85"/>
    </style:style>
    <style:style style:name="P364" style:family="paragraph" style:parent-style-name="Text_20_body" style:list-style-name="L6">
      <style:text-properties officeooo:rsid="2e3add85" officeooo:paragraph-rsid="2e3add85"/>
    </style:style>
    <style:style style:name="P365" style:family="paragraph" style:parent-style-name="Text_20_body" style:list-style-name="L6">
      <style:text-properties officeooo:rsid="2e392998" officeooo:paragraph-rsid="2e392998"/>
    </style:style>
    <style:style style:name="P366" style:family="paragraph" style:parent-style-name="Text_20_body" style:list-style-name="L4">
      <style:text-properties officeooo:rsid="2e35c073" officeooo:paragraph-rsid="2e35c073"/>
    </style:style>
    <style:style style:name="P367" style:family="paragraph" style:parent-style-name="Text_20_body" style:list-style-name="L4">
      <style:text-properties officeooo:rsid="2e34e093" officeooo:paragraph-rsid="2f8297f2"/>
    </style:style>
    <style:style style:name="P368" style:family="paragraph" style:parent-style-name="Text_20_body" style:list-style-name="L4">
      <style:text-properties officeooo:rsid="2e3f2b59" officeooo:paragraph-rsid="2e3f2b59"/>
    </style:style>
    <style:style style:name="P369" style:family="paragraph" style:parent-style-name="Text_20_body" style:list-style-name="L4">
      <style:text-properties officeooo:rsid="2e375532" officeooo:paragraph-rsid="2e375532"/>
    </style:style>
    <style:style style:name="P370" style:family="paragraph" style:parent-style-name="Text_20_body" style:list-style-name="L8">
      <style:text-properties officeooo:rsid="2f8b7fd6" officeooo:paragraph-rsid="2f8b7fd6"/>
    </style:style>
    <style:style style:name="P371" style:family="paragraph" style:parent-style-name="Text_20_body" style:list-style-name="L4">
      <style:text-properties style:text-line-through-style="none" style:text-line-through-type="none" style:text-underline-style="none" officeooo:paragraph-rsid="2c854c83"/>
    </style:style>
    <style:style style:name="P372" style:family="paragraph" style:parent-style-name="Text_20_body" style:list-style-name="L4">
      <style:text-properties style:text-line-through-style="none" style:text-line-through-type="none" style:text-underline-style="none" officeooo:rsid="2c4cd8a3" officeooo:paragraph-rsid="2c854c83"/>
    </style:style>
    <style:style style:name="P373" style:family="paragraph" style:parent-style-name="Text_20_body" style:list-style-name="L4">
      <style:text-properties style:text-line-through-style="none" style:text-line-through-type="none" style:text-underline-style="none" officeooo:rsid="2d1994e4" officeooo:paragraph-rsid="2d1994e4"/>
    </style:style>
    <style:style style:name="P374" style:family="paragraph" style:parent-style-name="Text_20_body" style:list-style-name="L4">
      <style:text-properties style:text-line-through-style="none" style:text-line-through-type="none" style:text-underline-style="none" officeooo:rsid="2d19cc00" officeooo:paragraph-rsid="2d19cc00"/>
    </style:style>
    <style:style style:name="P375" style:family="paragraph" style:parent-style-name="Text_20_body" style:list-style-name="L82">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376" style:family="paragraph" style:parent-style-name="Text_20_body" style:list-style-name="L87">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377" style:family="paragraph" style:parent-style-name="Text_20_body" style:list-style-name="L129">
      <style:text-properties style:text-line-through-style="none" style:text-line-through-type="none" officeooo:paragraph-rsid="2cc6471e"/>
    </style:style>
    <style:style style:name="P378" style:family="paragraph" style:parent-style-name="Text_20_body" style:list-style-name="L129">
      <style:text-properties style:text-line-through-style="none" style:text-line-through-type="none" officeooo:rsid="2cc6471e" officeooo:paragraph-rsid="2cc6471e"/>
    </style:style>
    <style:style style:name="P379" style:family="paragraph" style:parent-style-name="Text_20_body" style:list-style-name="L4">
      <style:text-properties officeooo:rsid="2d1994e4" officeooo:paragraph-rsid="2d1994e4"/>
    </style:style>
    <style:style style:name="P380" style:family="paragraph" style:parent-style-name="Text_20_body" style:list-style-name="L4">
      <style:text-properties officeooo:rsid="2d19cc00" officeooo:paragraph-rsid="2d19cc00"/>
    </style:style>
    <style:style style:name="P381" style:family="paragraph" style:parent-style-name="Text_20_body" style:list-style-name="L9">
      <style:text-properties officeooo:paragraph-rsid="2bf4c6f4"/>
    </style:style>
    <style:style style:name="P382" style:family="paragraph" style:parent-style-name="Text_20_body" style:list-style-name="L10"/>
    <style:style style:name="P383" style:family="paragraph" style:parent-style-name="Text_20_body" style:list-style-name="L11"/>
    <style:style style:name="P384" style:family="paragraph" style:parent-style-name="Text_20_body" style:list-style-name="L12"/>
    <style:style style:name="P385" style:family="paragraph" style:parent-style-name="Text_20_body" style:list-style-name="L13">
      <style:text-properties officeooo:paragraph-rsid="2f49173c"/>
    </style:style>
    <style:style style:name="P386" style:family="paragraph" style:parent-style-name="Text_20_body" style:list-style-name="L13">
      <style:text-properties officeooo:rsid="2f4b13b5" officeooo:paragraph-rsid="2f4b13b5"/>
    </style:style>
    <style:style style:name="P387" style:family="paragraph" style:parent-style-name="Text_20_body" style:list-style-name="L13">
      <style:text-properties officeooo:rsid="2f4b13b5" officeooo:paragraph-rsid="2f4fdfca"/>
    </style:style>
    <style:style style:name="P388" style:family="paragraph" style:parent-style-name="Text_20_body" style:list-style-name="L13">
      <style:text-properties officeooo:rsid="2f4b13b5" officeooo:paragraph-rsid="2f52e2f6"/>
    </style:style>
    <style:style style:name="P389" style:family="paragraph" style:parent-style-name="Text_20_body" style:list-style-name="L18">
      <style:text-properties officeooo:rsid="2f4b13b5" officeooo:paragraph-rsid="2f5501eb"/>
    </style:style>
    <style:style style:name="P390" style:family="paragraph" style:parent-style-name="Text_20_body" style:list-style-name="L13">
      <style:text-properties officeooo:rsid="2f49173c" officeooo:paragraph-rsid="2f49173c"/>
    </style:style>
    <style:style style:name="P391" style:family="paragraph" style:parent-style-name="Text_20_body" style:list-style-name="L14">
      <style:text-properties officeooo:paragraph-rsid="2bf00e6e"/>
    </style:style>
    <style:style style:name="P392" style:family="paragraph" style:parent-style-name="Text_20_body" style:list-style-name="L14">
      <style:text-properties officeooo:paragraph-rsid="2f3b28f4"/>
    </style:style>
    <style:style style:name="P393" style:family="paragraph" style:parent-style-name="Text_20_body" style:list-style-name="L14">
      <style:text-properties officeooo:rsid="2f24f113" officeooo:paragraph-rsid="2f2bddd6"/>
    </style:style>
    <style:style style:name="P394" style:family="paragraph" style:parent-style-name="Text_20_body" style:list-style-name="L16">
      <style:text-properties officeooo:rsid="2f24f113" officeooo:paragraph-rsid="2f24f113"/>
    </style:style>
    <style:style style:name="P395" style:family="paragraph" style:parent-style-name="Text_20_body" style:list-style-name="L14">
      <style:text-properties officeooo:paragraph-rsid="2bf00e6e" fo:background-color="transparent"/>
    </style:style>
    <style:style style:name="P396" style:family="paragraph" style:parent-style-name="Text_20_body" style:list-style-name="L14">
      <style:text-properties officeooo:rsid="2f2ee20c" officeooo:paragraph-rsid="2f2ee20c"/>
    </style:style>
    <style:style style:name="P397" style:family="paragraph" style:parent-style-name="Text_20_body" style:list-style-name="L14">
      <style:text-properties officeooo:rsid="2f2ee20c" officeooo:paragraph-rsid="2f38db1e"/>
    </style:style>
    <style:style style:name="P398" style:family="paragraph" style:parent-style-name="Text_20_body" style:list-style-name="L14">
      <style:text-properties officeooo:rsid="2f2d3dfc" officeooo:paragraph-rsid="2f30b49f"/>
    </style:style>
    <style:style style:name="P399" style:family="paragraph" style:parent-style-name="Text_20_body" style:list-style-name="L14">
      <style:text-properties officeooo:rsid="2f3b28f4" officeooo:paragraph-rsid="2f3b28f4"/>
    </style:style>
    <style:style style:name="P400" style:family="paragraph" style:parent-style-name="Text_20_body" style:list-style-name="L13">
      <style:text-properties officeooo:rsid="2f4fdfca" officeooo:paragraph-rsid="2f4fdfca"/>
    </style:style>
    <style:style style:name="P401" style:family="paragraph" style:parent-style-name="Text_20_body" style:list-style-name="L13">
      <style:text-properties officeooo:rsid="2f4fdfca" officeooo:paragraph-rsid="2f52e2f6"/>
    </style:style>
    <style:style style:name="P402" style:family="paragraph" style:parent-style-name="Text_20_body" style:list-style-name="L18">
      <style:text-properties officeooo:rsid="2f4fdfca" officeooo:paragraph-rsid="2f5501eb"/>
    </style:style>
    <style:style style:name="P403" style:family="paragraph" style:parent-style-name="Text_20_body" style:list-style-name="L13">
      <style:text-properties officeooo:rsid="2f5634dd" officeooo:paragraph-rsid="2f5634dd"/>
    </style:style>
    <style:style style:name="P404" style:family="paragraph" style:parent-style-name="Text_20_body" style:list-style-name="L13">
      <style:text-properties officeooo:rsid="2f1412ff" officeooo:paragraph-rsid="2f5634dd"/>
    </style:style>
    <style:style style:name="P405" style:family="paragraph" style:parent-style-name="Text_20_body" style:list-style-name="L16">
      <style:text-properties officeooo:paragraph-rsid="2f24f113"/>
    </style:style>
    <style:style style:name="P406" style:family="paragraph" style:parent-style-name="Text_20_body" style:list-style-name="L16">
      <style:text-properties officeooo:rsid="2f14ad99" officeooo:paragraph-rsid="2f24f113"/>
    </style:style>
    <style:style style:name="P407" style:family="paragraph" style:parent-style-name="Text_20_body" style:list-style-name="L16">
      <style:text-properties officeooo:rsid="2ef55f54" officeooo:paragraph-rsid="2f24f113"/>
    </style:style>
    <style:style style:name="P408" style:family="paragraph" style:parent-style-name="Text_20_body" style:list-style-name="L16">
      <style:text-properties officeooo:rsid="2ef76aa4" officeooo:paragraph-rsid="2f24f113"/>
    </style:style>
    <style:style style:name="P409" style:family="paragraph" style:parent-style-name="Text_20_body" style:list-style-name="L17">
      <style:text-properties officeooo:paragraph-rsid="2f24f113"/>
    </style:style>
    <style:style style:name="P410" style:family="paragraph" style:parent-style-name="Text_20_body" style:list-style-name="L17">
      <style:text-properties officeooo:rsid="2ef80bec" officeooo:paragraph-rsid="2f24f113"/>
    </style:style>
    <style:style style:name="P411" style:family="paragraph" style:parent-style-name="Text_20_body" style:list-style-name="L16">
      <style:text-properties officeooo:rsid="2efcf662" officeooo:paragraph-rsid="2f24f113"/>
    </style:style>
    <style:style style:name="P412" style:family="paragraph" style:parent-style-name="Text_20_body" style:list-style-name="L18">
      <style:text-properties officeooo:rsid="2f5501eb" officeooo:paragraph-rsid="2f5501eb"/>
    </style:style>
    <style:style style:name="P413" style:family="paragraph" style:parent-style-name="Text_20_body" style:list-style-name="L19"/>
    <style:style style:name="P414" style:family="paragraph" style:parent-style-name="Text_20_body" style:list-style-name="L19">
      <style:text-properties officeooo:paragraph-rsid="2f19b27e"/>
    </style:style>
    <style:style style:name="P415" style:family="paragraph" style:parent-style-name="Text_20_body" style:list-style-name="L19">
      <style:text-properties officeooo:paragraph-rsid="2d90f701"/>
    </style:style>
    <style:style style:name="P416" style:family="paragraph" style:parent-style-name="Text_20_body" style:list-style-name="L19">
      <style:text-properties officeooo:paragraph-rsid="2bf9c65f"/>
    </style:style>
    <style:style style:name="P417" style:family="paragraph" style:parent-style-name="Text_20_body" style:list-style-name="L19">
      <style:text-properties officeooo:paragraph-rsid="2f1b08cb"/>
    </style:style>
    <style:style style:name="P418" style:family="paragraph" style:parent-style-name="Text_20_body" style:list-style-name="L19">
      <style:text-properties officeooo:paragraph-rsid="2e9a0a70"/>
    </style:style>
    <style:style style:name="P419" style:family="paragraph" style:parent-style-name="Text_20_body" style:list-style-name="L20">
      <style:text-properties officeooo:rsid="2f17426c" officeooo:paragraph-rsid="2f17426c"/>
    </style:style>
    <style:style style:name="P420" style:family="paragraph" style:parent-style-name="Text_20_body" style:list-style-name="L21">
      <style:text-properties officeooo:rsid="2d8b0dfd" officeooo:paragraph-rsid="2d90f701"/>
    </style:style>
    <style:style style:name="P421" style:family="paragraph" style:parent-style-name="Text_20_body" style:list-style-name="L19">
      <style:text-properties officeooo:rsid="2d8b0dfd" officeooo:paragraph-rsid="2d992d80"/>
    </style:style>
    <style:style style:name="P422" style:family="paragraph" style:parent-style-name="Text_20_body" style:list-style-name="L22">
      <style:text-properties officeooo:rsid="2d8b0dfd" officeooo:paragraph-rsid="2d992d80"/>
    </style:style>
    <style:style style:name="P423" style:family="paragraph" style:parent-style-name="Text_20_body" style:list-style-name="L136">
      <style:text-properties officeooo:rsid="2d8b0dfd" officeooo:paragraph-rsid="2e864252"/>
    </style:style>
    <style:style style:name="P424" style:family="paragraph" style:parent-style-name="Text_20_body" style:list-style-name="L19">
      <style:text-properties fo:font-style="normal" officeooo:rsid="2d946029" officeooo:paragraph-rsid="2d946029" style:font-style-asian="normal" style:font-style-complex="normal"/>
    </style:style>
    <style:style style:name="P425" style:family="paragraph" style:parent-style-name="Text_20_body" style:list-style-name="L19">
      <style:text-properties fo:font-style="normal" officeooo:rsid="2d946029" officeooo:paragraph-rsid="2d9abcf7" style:font-style-asian="normal" style:font-style-complex="normal"/>
    </style:style>
    <style:style style:name="P426" style:family="paragraph" style:parent-style-name="Text_20_body" style:list-style-name="L82">
      <style:text-properties fo:font-style="normal" fo:font-weight="normal" officeooo:rsid="2fc0a669" officeooo:paragraph-rsid="2fc0c66f" style:font-style-asian="normal" style:font-weight-asian="normal" style:font-style-complex="normal" style:font-weight-complex="normal"/>
    </style:style>
    <style:style style:name="P427" style:family="paragraph" style:parent-style-name="Text_20_body" style:list-style-name="L83">
      <style:text-properties fo:font-style="normal" fo:font-weight="normal" officeooo:rsid="2fce751d" officeooo:paragraph-rsid="2fce751d" style:font-style-asian="normal" style:font-weight-asian="normal" style:font-style-complex="normal" style:font-weight-complex="normal"/>
    </style:style>
    <style:style style:name="P428" style:family="paragraph" style:parent-style-name="Text_20_body" style:list-style-name="L23">
      <style:text-properties officeooo:paragraph-rsid="2f1cb79f"/>
    </style:style>
    <style:style style:name="P429" style:family="paragraph" style:parent-style-name="Text_20_body" style:list-style-name="L23">
      <style:text-properties officeooo:paragraph-rsid="2bf9c65f"/>
    </style:style>
    <style:style style:name="P430" style:family="paragraph" style:parent-style-name="Text_20_body" style:list-style-name="L19">
      <style:text-properties officeooo:rsid="2d89328c" officeooo:paragraph-rsid="2d89328c"/>
    </style:style>
    <style:style style:name="P431" style:family="paragraph" style:parent-style-name="Text_20_body" style:list-style-name="L19">
      <style:text-properties officeooo:rsid="2d89328c" officeooo:paragraph-rsid="2e8e13bc"/>
    </style:style>
    <style:style style:name="P432" style:family="paragraph" style:parent-style-name="Text_20_body" style:list-style-name="L19">
      <style:text-properties officeooo:rsid="2dc83137" officeooo:paragraph-rsid="2e8c30f4"/>
    </style:style>
    <style:style style:name="P433" style:family="paragraph" style:parent-style-name="Text_20_body" style:list-style-name="L35">
      <style:text-properties officeooo:rsid="2dc83137" officeooo:paragraph-rsid="2dcc7533"/>
    </style:style>
    <style:style style:name="P434" style:family="paragraph" style:parent-style-name="Text_20_body" style:list-style-name="L19">
      <style:text-properties officeooo:rsid="2e99c0c1" officeooo:paragraph-rsid="2e99c0c1"/>
    </style:style>
    <style:style style:name="P435" style:family="paragraph" style:parent-style-name="Text_20_body" style:list-style-name="L19">
      <style:text-properties officeooo:rsid="2e8e13bc" officeooo:paragraph-rsid="2e8e13bc"/>
    </style:style>
    <style:style style:name="P436" style:family="paragraph" style:parent-style-name="Text_20_body" style:list-style-name="L24">
      <style:text-properties officeooo:paragraph-rsid="2e95a0be"/>
    </style:style>
    <style:style style:name="P437" style:family="paragraph" style:parent-style-name="Text_20_body" style:list-style-name="L24">
      <style:text-properties officeooo:rsid="2e8ffbb2" officeooo:paragraph-rsid="2e8ffbb2"/>
    </style:style>
    <style:style style:name="P438" style:family="paragraph" style:parent-style-name="Text_20_body" style:list-style-name="L24">
      <style:text-properties officeooo:rsid="2e95a0be" officeooo:paragraph-rsid="2e95a0be"/>
    </style:style>
    <style:style style:name="P439" style:family="paragraph" style:parent-style-name="Text_20_body" style:list-style-name="L19">
      <style:text-properties officeooo:rsid="2f1eb7e3" officeooo:paragraph-rsid="2f235fff"/>
    </style:style>
    <style:style style:name="P440" style:family="paragraph" style:parent-style-name="Text_20_body" style:list-style-name="L19">
      <style:text-properties officeooo:rsid="2e9a0a70" officeooo:paragraph-rsid="2bf9c65f"/>
    </style:style>
    <style:style style:name="P441" style:family="paragraph" style:parent-style-name="Text_20_body" style:list-style-name="L19">
      <style:text-properties style:text-line-through-style="solid" style:text-line-through-type="single" officeooo:paragraph-rsid="2e94311a"/>
    </style:style>
    <style:style style:name="P442" style:family="paragraph" style:parent-style-name="Text_20_body" style:list-style-name="L19">
      <style:text-properties style:text-line-through-style="solid" style:text-line-through-type="single" officeooo:paragraph-rsid="2e9264c4"/>
    </style:style>
    <style:style style:name="P443" style:family="paragraph" style:parent-style-name="Text_20_body" style:list-style-name="L27">
      <style:text-properties style:text-line-through-style="solid" style:text-line-through-type="single" officeooo:rsid="2b98908f" officeooo:paragraph-rsid="2c2d6ec4"/>
    </style:style>
    <style:style style:name="P444" style:family="paragraph" style:parent-style-name="Text_20_body" style:list-style-name="L95">
      <style:text-properties style:text-line-through-style="solid" style:text-line-through-type="single" officeooo:paragraph-rsid="2c390c31"/>
    </style:style>
    <style:style style:name="P445" style:family="paragraph" style:parent-style-name="Text_20_body" style:list-style-name="L95">
      <style:text-properties style:text-line-through-style="solid" style:text-line-through-type="single" officeooo:paragraph-rsid="2c30b1aa"/>
    </style:style>
    <style:style style:name="P446" style:family="paragraph" style:parent-style-name="Text_20_body" style:list-style-name="L13">
      <style:text-properties officeooo:rsid="2f503d72" officeooo:paragraph-rsid="2f52e2f6"/>
    </style:style>
    <style:style style:name="P447" style:family="paragraph" style:parent-style-name="Text_20_body" style:list-style-name="L25">
      <style:text-properties officeooo:paragraph-rsid="2f235fff"/>
    </style:style>
    <style:style style:name="P448" style:family="paragraph" style:parent-style-name="Text_20_body" style:list-style-name="L26">
      <style:text-properties officeooo:paragraph-rsid="2f235fff"/>
    </style:style>
    <style:style style:name="P449" style:family="paragraph" style:parent-style-name="Text_20_body" style:list-style-name="L25">
      <style:text-properties officeooo:rsid="2c1e16cf" officeooo:paragraph-rsid="2f235fff"/>
    </style:style>
    <style:style style:name="P450" style:family="paragraph" style:parent-style-name="Text_20_body" style:list-style-name="L27">
      <style:text-properties officeooo:paragraph-rsid="2bee3468"/>
    </style:style>
    <style:style style:name="P451" style:family="paragraph" style:parent-style-name="Text_20_body" style:list-style-name="L27">
      <style:text-properties officeooo:paragraph-rsid="2f235fff"/>
    </style:style>
    <style:style style:name="P452" style:family="paragraph" style:parent-style-name="Text_20_body" style:list-style-name="L27">
      <style:text-properties officeooo:rsid="2b98908f" officeooo:paragraph-rsid="2bee3468"/>
    </style:style>
    <style:style style:name="P453" style:family="paragraph" style:parent-style-name="Text_20_body" style:list-style-name="L27">
      <style:text-properties officeooo:rsid="2c7af555" officeooo:paragraph-rsid="2c7af555"/>
    </style:style>
    <style:style style:name="P454" style:family="paragraph" style:parent-style-name="Text_20_body" style:list-style-name="L28">
      <style:text-properties officeooo:paragraph-rsid="2d693de4"/>
    </style:style>
    <style:style style:name="P455" style:family="paragraph" style:parent-style-name="Text_20_body" style:list-style-name="L29">
      <style:text-properties officeooo:paragraph-rsid="2db4722c"/>
    </style:style>
    <style:style style:name="P456" style:family="paragraph" style:parent-style-name="Text_20_body" style:list-style-name="L29">
      <style:text-properties officeooo:rsid="2d693de4" officeooo:paragraph-rsid="2d693de4"/>
    </style:style>
    <style:style style:name="P457" style:family="paragraph" style:parent-style-name="Text_20_body" style:list-style-name="L29">
      <style:text-properties officeooo:rsid="2d693de4" officeooo:paragraph-rsid="2db4722c"/>
    </style:style>
    <style:style style:name="P458" style:family="paragraph" style:parent-style-name="Text_20_body" style:list-style-name="L29">
      <style:text-properties officeooo:rsid="2d693de4" officeooo:paragraph-rsid="2d9f807f"/>
    </style:style>
    <style:style style:name="P459" style:family="paragraph" style:parent-style-name="Text_20_body" style:list-style-name="L30">
      <style:text-properties officeooo:rsid="2d693de4" officeooo:paragraph-rsid="2d693de4"/>
    </style:style>
    <style:style style:name="P460" style:family="paragraph" style:parent-style-name="Text_20_body" style:list-style-name="L31">
      <style:text-properties officeooo:rsid="2d62ea8d" officeooo:paragraph-rsid="2d62ea8d"/>
    </style:style>
    <style:style style:name="P461" style:family="paragraph" style:parent-style-name="Text_20_body" style:list-style-name="L32">
      <style:text-properties officeooo:paragraph-rsid="2f8d0bb6"/>
    </style:style>
    <style:style style:name="P462" style:family="paragraph" style:parent-style-name="Text_20_body" style:list-style-name="L32">
      <style:text-properties officeooo:paragraph-rsid="2f9262fc"/>
    </style:style>
    <style:style style:name="P463" style:family="paragraph" style:parent-style-name="Text_20_body" style:list-style-name="L32">
      <style:text-properties officeooo:rsid="2da111e9" officeooo:paragraph-rsid="2da111e9"/>
    </style:style>
    <style:style style:name="P464" style:family="paragraph" style:parent-style-name="Text_20_body" style:list-style-name="L32">
      <style:text-properties officeooo:rsid="2f8d0bb6" officeooo:paragraph-rsid="2f8d0bb6"/>
    </style:style>
    <style:style style:name="P465" style:family="paragraph" style:parent-style-name="Text_20_body" style:list-style-name="L32">
      <style:text-properties officeooo:rsid="2f90b1d0" officeooo:paragraph-rsid="2f90b1d0"/>
    </style:style>
    <style:style style:name="P466" style:family="paragraph" style:parent-style-name="Text_20_body" style:list-style-name="L33">
      <style:text-properties officeooo:rsid="2d8e7578" officeooo:paragraph-rsid="2d8e7578"/>
    </style:style>
    <style:style style:name="P467" style:family="paragraph" style:parent-style-name="Text_20_body" style:list-style-name="L33">
      <style:text-properties officeooo:rsid="2d8e7578" officeooo:paragraph-rsid="2d8f7e6a"/>
    </style:style>
    <style:style style:name="P468" style:family="paragraph" style:parent-style-name="Text_20_body" style:list-style-name="L34">
      <style:text-properties fo:language="cs" fo:country="CZ" officeooo:rsid="2e269220" officeooo:paragraph-rsid="2e269220"/>
    </style:style>
    <style:style style:name="P469" style:family="paragraph" style:parent-style-name="Text_20_body" style:list-style-name="L117">
      <style:text-properties fo:language="cs" fo:country="CZ" officeooo:rsid="2c5b1123" officeooo:paragraph-rsid="2cc8ec30"/>
    </style:style>
    <style:style style:name="P470" style:family="paragraph" style:parent-style-name="Text_20_body" style:list-style-name="L117">
      <style:text-properties fo:language="cs" fo:country="CZ" officeooo:rsid="2c5cf113" officeooo:paragraph-rsid="2c82759d"/>
    </style:style>
    <style:style style:name="P471" style:family="paragraph" style:parent-style-name="Text_20_body" style:list-style-name="L36">
      <style:text-properties officeooo:paragraph-rsid="2e2b7947"/>
    </style:style>
    <style:style style:name="P472" style:family="paragraph" style:parent-style-name="Text_20_body" style:list-style-name="L37">
      <style:text-properties officeooo:paragraph-rsid="2dd33f0d"/>
    </style:style>
    <style:style style:name="P473" style:family="paragraph" style:parent-style-name="Text_20_body" style:list-style-name="L38">
      <style:text-properties officeooo:paragraph-rsid="2e2f781f"/>
    </style:style>
    <style:style style:name="P474" style:family="paragraph" style:parent-style-name="Text_20_body" style:list-style-name="L39">
      <style:text-properties officeooo:paragraph-rsid="2e3389d8"/>
    </style:style>
    <style:style style:name="P475" style:family="paragraph" style:parent-style-name="Text_20_body" style:list-style-name="L39">
      <style:text-properties officeooo:rsid="2e3389d8" officeooo:paragraph-rsid="2e3389d8"/>
    </style:style>
    <style:style style:name="P476" style:family="paragraph" style:parent-style-name="Text_20_body" style:list-style-name="L40">
      <style:text-properties officeooo:paragraph-rsid="2de51bf9"/>
    </style:style>
    <style:style style:name="P477" style:family="paragraph" style:parent-style-name="Text_20_body" style:list-style-name="L40">
      <style:text-properties officeooo:rsid="2e49b8cc" officeooo:paragraph-rsid="2e49b8cc"/>
    </style:style>
    <style:style style:name="P478" style:family="paragraph" style:parent-style-name="Text_20_body" style:list-style-name="L41">
      <style:text-properties officeooo:paragraph-rsid="2de2c4a9"/>
    </style:style>
    <style:style style:name="P479" style:family="paragraph" style:parent-style-name="Text_20_body" style:list-style-name="L42">
      <style:text-properties officeooo:paragraph-rsid="2bf084a8"/>
    </style:style>
    <style:style style:name="P480" style:family="paragraph" style:parent-style-name="Text_20_body" style:list-style-name="L42">
      <style:text-properties officeooo:rsid="2e4bc4f0" officeooo:paragraph-rsid="2e4bc4f0"/>
    </style:style>
    <style:style style:name="P481" style:family="paragraph" style:parent-style-name="Text_20_body" style:list-style-name="L43">
      <style:text-properties officeooo:paragraph-rsid="2dfbf69c"/>
    </style:style>
    <style:style style:name="P482" style:family="paragraph" style:parent-style-name="Text_20_body" style:list-style-name="L43">
      <style:text-properties officeooo:rsid="2dfb3720" officeooo:paragraph-rsid="2dfdcb9e"/>
    </style:style>
    <style:style style:name="P483" style:family="paragraph" style:parent-style-name="Text_20_body" style:list-style-name="L43">
      <style:text-properties officeooo:rsid="2dfdcb9e" officeooo:paragraph-rsid="2dfdcb9e"/>
    </style:style>
    <style:style style:name="P484" style:family="paragraph" style:parent-style-name="Text_20_body" style:list-style-name="L43">
      <style:text-properties officeooo:rsid="2df8dc0f" officeooo:paragraph-rsid="2df8dc0f"/>
    </style:style>
    <style:style style:name="P485" style:family="paragraph" style:parent-style-name="Text_20_body" style:list-style-name="L43">
      <style:text-properties officeooo:rsid="2df8dc0f" officeooo:paragraph-rsid="2dfbf69c"/>
    </style:style>
    <style:style style:name="P486" style:family="paragraph" style:parent-style-name="Text_20_body" style:list-style-name="L44">
      <style:text-properties officeooo:paragraph-rsid="2bf084a8"/>
    </style:style>
    <style:style style:name="P487" style:family="paragraph" style:parent-style-name="Text_20_body" style:list-style-name="L45">
      <style:text-properties officeooo:rsid="2e52833f" officeooo:paragraph-rsid="2e52833f"/>
    </style:style>
    <style:style style:name="P488" style:family="paragraph" style:parent-style-name="Text_20_body" style:list-style-name="L46">
      <style:text-properties officeooo:paragraph-rsid="2e0f0fe2"/>
    </style:style>
    <style:style style:name="P489" style:family="paragraph" style:parent-style-name="Text_20_body" style:list-style-name="L47">
      <style:text-properties officeooo:paragraph-rsid="2bf084a8"/>
    </style:style>
    <style:style style:name="P490" style:family="paragraph" style:parent-style-name="Text_20_body" style:list-style-name="L48">
      <style:text-properties fo:color="#1841ce" officeooo:rsid="2e6e0a48" officeooo:paragraph-rsid="2e6e0a48"/>
    </style:style>
    <style:style style:name="P491" style:family="paragraph" style:parent-style-name="Text_20_body" style:list-style-name="L49">
      <style:text-properties officeooo:paragraph-rsid="2bf084a8"/>
    </style:style>
    <style:style style:name="P492" style:family="paragraph" style:parent-style-name="Text_20_body" style:list-style-name="L51"/>
    <style:style style:name="P493" style:family="paragraph" style:parent-style-name="Text_20_body" style:list-style-name="L51">
      <style:text-properties officeooo:paragraph-rsid="2e7dcae7"/>
    </style:style>
    <style:style style:name="P494" style:family="paragraph" style:parent-style-name="Text_20_body" style:list-style-name="L52">
      <style:text-properties officeooo:paragraph-rsid="2dc6397c"/>
    </style:style>
    <style:style style:name="P495" style:family="paragraph" style:parent-style-name="Text_20_body" style:list-style-name="L53">
      <style:text-properties officeooo:rsid="2dbe4f85" officeooo:paragraph-rsid="2dbe4f85"/>
    </style:style>
    <style:style style:name="P496" style:family="paragraph" style:parent-style-name="Text_20_body" style:list-style-name="L54">
      <style:text-properties officeooo:rsid="2e44778a" officeooo:paragraph-rsid="2e44778a"/>
    </style:style>
    <style:style style:name="P497" style:family="paragraph" style:parent-style-name="Text_20_body" style:list-style-name="L55"/>
    <style:style style:name="P498" style:family="paragraph" style:parent-style-name="Text_20_body" style:list-style-name="L55">
      <style:text-properties officeooo:rsid="2d27ee33" officeooo:paragraph-rsid="2d27ee33"/>
    </style:style>
    <style:style style:name="P499" style:family="paragraph" style:parent-style-name="Text_20_body" style:list-style-name="L56">
      <style:text-properties officeooo:rsid="457fa2ff" officeooo:paragraph-rsid="2bf512a0"/>
    </style:style>
    <style:style style:name="P500" style:family="paragraph" style:parent-style-name="Text_20_body" style:list-style-name="L56">
      <style:text-properties officeooo:rsid="2be964fe" officeooo:paragraph-rsid="2bf512a0"/>
    </style:style>
    <style:style style:name="P501" style:family="paragraph" style:parent-style-name="Text_20_body" style:list-style-name="L57">
      <style:text-properties officeooo:paragraph-rsid="2c37d9b4"/>
    </style:style>
    <style:style style:name="P502" style:family="paragraph" style:parent-style-name="Text_20_body" style:list-style-name="L57">
      <style:text-properties officeooo:paragraph-rsid="2c240468"/>
    </style:style>
    <style:style style:name="P503" style:family="paragraph" style:parent-style-name="Text_20_body" style:list-style-name="L58">
      <style:text-properties officeooo:paragraph-rsid="2bacda3a"/>
    </style:style>
    <style:style style:name="P504" style:family="paragraph" style:parent-style-name="Text_20_body" style:list-style-name="L59">
      <style:text-properties officeooo:paragraph-rsid="2bc954a0"/>
    </style:style>
    <style:style style:name="P505" style:family="paragraph" style:parent-style-name="Text_20_body" style:list-style-name="L59">
      <style:text-properties officeooo:rsid="2bc853ba" officeooo:paragraph-rsid="2bc853ba"/>
    </style:style>
    <style:style style:name="P506" style:family="paragraph" style:parent-style-name="Text_20_body" style:list-style-name="L60">
      <style:text-properties officeooo:paragraph-rsid="2baeecc3"/>
    </style:style>
    <style:style style:name="P507" style:family="paragraph" style:parent-style-name="Text_20_body" style:list-style-name="L61">
      <style:text-properties officeooo:rsid="2d369bed" officeooo:paragraph-rsid="2d47d820"/>
    </style:style>
    <style:style style:name="P508" style:family="paragraph" style:parent-style-name="Text_20_body" style:list-style-name="L92">
      <style:text-properties officeooo:rsid="2d369bed" officeooo:paragraph-rsid="2d50fccf"/>
    </style:style>
    <style:style style:name="P509" style:family="paragraph" style:parent-style-name="Text_20_body" style:list-style-name="L61">
      <style:text-properties officeooo:rsid="2d3a2fe2" officeooo:paragraph-rsid="2d47d820"/>
    </style:style>
    <style:style style:name="P510" style:family="paragraph" style:parent-style-name="Text_20_body" style:list-style-name="L62">
      <style:text-properties officeooo:paragraph-rsid="2d7bf0b1"/>
    </style:style>
    <style:style style:name="P511" style:family="paragraph" style:parent-style-name="Text_20_body" style:list-style-name="L63">
      <style:text-properties officeooo:rsid="2d8508d2" officeooo:paragraph-rsid="2d8508d2"/>
    </style:style>
    <style:style style:name="P512" style:family="paragraph" style:parent-style-name="Text_20_body" style:list-style-name="L64">
      <style:text-properties officeooo:paragraph-rsid="2d84afa8"/>
    </style:style>
    <style:style style:name="P513" style:family="paragraph" style:parent-style-name="Text_20_body" style:list-style-name="L64">
      <style:text-properties officeooo:rsid="2d841b89" officeooo:paragraph-rsid="2d841b89"/>
    </style:style>
    <style:style style:name="P514" style:family="paragraph" style:parent-style-name="Text_20_body" style:list-style-name="L64">
      <style:text-properties officeooo:rsid="2d84afa8" officeooo:paragraph-rsid="2d84afa8"/>
    </style:style>
    <style:style style:name="P515" style:family="paragraph" style:parent-style-name="Text_20_body" style:list-style-name="L65"/>
    <style:style style:name="P516" style:family="paragraph" style:parent-style-name="Text_20_body" style:list-style-name="L65">
      <style:text-properties officeooo:paragraph-rsid="2f9b36fe"/>
    </style:style>
    <style:style style:name="P517" style:family="paragraph" style:parent-style-name="Text_20_body" style:list-style-name="L65">
      <style:text-properties officeooo:paragraph-rsid="2f5f500f"/>
    </style:style>
    <style:style style:name="P518" style:family="paragraph" style:parent-style-name="Text_20_body" style:list-style-name="L65">
      <style:text-properties officeooo:paragraph-rsid="2f65d8c1"/>
    </style:style>
    <style:style style:name="P519" style:family="paragraph" style:parent-style-name="Text_20_body" style:list-style-name="L65">
      <style:text-properties officeooo:paragraph-rsid="2f6ca673"/>
    </style:style>
    <style:style style:name="P520" style:family="paragraph" style:parent-style-name="Text_20_body" style:list-style-name="L65">
      <style:text-properties officeooo:paragraph-rsid="2f62fb48"/>
    </style:style>
    <style:style style:name="P521" style:family="paragraph" style:parent-style-name="Text_20_body" style:list-style-name="L65">
      <style:text-properties officeooo:paragraph-rsid="2f646e7c"/>
    </style:style>
    <style:style style:name="P522" style:family="paragraph" style:parent-style-name="Text_20_body" style:list-style-name="L65">
      <style:text-properties officeooo:rsid="2f5f500f" officeooo:paragraph-rsid="2f5f500f"/>
    </style:style>
    <style:style style:name="P523" style:family="paragraph" style:parent-style-name="Text_20_body" style:list-style-name="L65">
      <style:text-properties officeooo:rsid="510e477b" officeooo:paragraph-rsid="2f65d8c1"/>
    </style:style>
    <style:style style:name="P524" style:family="paragraph" style:parent-style-name="Text_20_body" style:list-style-name="L65">
      <style:text-properties officeooo:rsid="2f70bd45" officeooo:paragraph-rsid="2f70bd45"/>
    </style:style>
    <style:style style:name="P525" style:family="paragraph" style:parent-style-name="Text_20_body" style:list-style-name="L65">
      <style:text-properties officeooo:rsid="2f6fcf85" officeooo:paragraph-rsid="2f6fcf85"/>
    </style:style>
    <style:style style:name="P526" style:family="paragraph" style:parent-style-name="Text_20_body" style:list-style-name="L73">
      <style:text-properties officeooo:paragraph-rsid="2f5b5974"/>
    </style:style>
    <style:style style:name="P527" style:family="paragraph" style:parent-style-name="Text_20_body" style:list-style-name="L75">
      <style:text-properties officeooo:paragraph-rsid="2faa342f"/>
    </style:style>
    <style:style style:name="P528" style:family="paragraph" style:parent-style-name="Text_20_body" style:list-style-name="L76">
      <style:text-properties officeooo:paragraph-rsid="2fadc193"/>
    </style:style>
    <style:style style:name="P529" style:family="paragraph" style:parent-style-name="Text_20_body" style:list-style-name="L76">
      <style:text-properties officeooo:paragraph-rsid="2fe0e7ff"/>
    </style:style>
    <style:style style:name="P530" style:family="paragraph" style:parent-style-name="Text_20_body" style:list-style-name="L77"/>
    <style:style style:name="P531" style:family="paragraph" style:parent-style-name="Text_20_body" style:list-style-name="L77">
      <style:text-properties officeooo:paragraph-rsid="2faea777"/>
    </style:style>
    <style:style style:name="P532" style:family="paragraph" style:parent-style-name="Text_20_body" style:list-style-name="L77">
      <style:text-properties officeooo:paragraph-rsid="2fc9c77f"/>
    </style:style>
    <style:style style:name="P533" style:family="paragraph" style:parent-style-name="Text_20_body" style:list-style-name="L77">
      <style:text-properties officeooo:paragraph-rsid="2fdd037d"/>
    </style:style>
    <style:style style:name="P534" style:family="paragraph" style:parent-style-name="Text_20_body" style:list-style-name="L77">
      <style:text-properties officeooo:rsid="2fdf29cf" officeooo:paragraph-rsid="2fdf29cf"/>
    </style:style>
    <style:style style:name="P535" style:family="paragraph" style:parent-style-name="Text_20_body" style:list-style-name="L78">
      <style:text-properties officeooo:paragraph-rsid="2fafad22"/>
    </style:style>
    <style:style style:name="P536" style:family="paragraph" style:parent-style-name="Text_20_body" style:list-style-name="L80">
      <style:text-properties officeooo:paragraph-rsid="2fbd8ba7"/>
    </style:style>
    <style:style style:name="P537" style:family="paragraph" style:parent-style-name="Text_20_body" style:list-style-name="L80">
      <style:text-properties officeooo:paragraph-rsid="2fbde9cc"/>
    </style:style>
    <style:style style:name="P538" style:family="paragraph" style:parent-style-name="Text_20_body" style:list-style-name="L81">
      <style:text-properties officeooo:rsid="2fbfcbc4" officeooo:paragraph-rsid="2fc06ab8"/>
    </style:style>
    <style:style style:name="P539" style:family="paragraph" style:parent-style-name="Text_20_body" style:list-style-name="L82">
      <style:text-properties officeooo:paragraph-rsid="2fc0a669"/>
    </style:style>
    <style:style style:name="P540" style:family="paragraph" style:parent-style-name="Text_20_body" style:list-style-name="L82">
      <style:text-properties officeooo:paragraph-rsid="2fc444f8"/>
    </style:style>
    <style:style style:name="P541" style:family="paragraph" style:parent-style-name="Text_20_body" style:list-style-name="L82">
      <style:text-properties officeooo:rsid="2fc25e15" officeooo:paragraph-rsid="2fc25e15"/>
    </style:style>
    <style:style style:name="P542" style:family="paragraph" style:parent-style-name="Text_20_body" style:list-style-name="L83">
      <style:text-properties officeooo:rsid="2fc25e15" officeooo:paragraph-rsid="2fce751d"/>
    </style:style>
    <style:style style:name="P543" style:family="paragraph" style:parent-style-name="Text_20_body" style:list-style-name="L82">
      <style:text-properties officeooo:rsid="4f4b5fb5" officeooo:paragraph-rsid="2fc444f8"/>
    </style:style>
    <style:style style:name="P544" style:family="paragraph" style:parent-style-name="Text_20_body" style:list-style-name="L83">
      <style:text-properties officeooo:paragraph-rsid="2fce751d"/>
    </style:style>
    <style:style style:name="P545" style:family="paragraph" style:parent-style-name="Text_20_body" style:list-style-name="L86">
      <style:text-properties officeooo:paragraph-rsid="2fc9c77f"/>
    </style:style>
    <style:style style:name="P546" style:family="paragraph" style:parent-style-name="Text_20_body" style:list-style-name="L86">
      <style:text-properties officeooo:rsid="2fd1f8c9" officeooo:paragraph-rsid="2fd1f8c9"/>
    </style:style>
    <style:style style:name="P547" style:family="paragraph" style:parent-style-name="Text_20_body" style:list-style-name="L86">
      <style:text-properties officeooo:rsid="2fd2235a" officeooo:paragraph-rsid="2fd36304"/>
    </style:style>
    <style:style style:name="P548" style:family="paragraph" style:parent-style-name="Text_20_body" style:list-style-name="L87">
      <style:text-properties officeooo:paragraph-rsid="2fd9f8b2"/>
    </style:style>
    <style:style style:name="P549" style:family="paragraph" style:parent-style-name="Text_20_body" style:list-style-name="L87">
      <style:text-properties officeooo:rsid="2fdb2b8a" officeooo:paragraph-rsid="2fdc8fdf"/>
    </style:style>
    <style:style style:name="P550" style:family="paragraph" style:parent-style-name="Text_20_body" style:list-style-name="L88">
      <style:text-properties officeooo:rsid="4588b715" officeooo:paragraph-rsid="2c007857"/>
    </style:style>
    <style:style style:name="P551" style:family="paragraph" style:parent-style-name="Text_20_body" style:list-style-name="L88">
      <style:text-properties officeooo:rsid="4589fbf6" officeooo:paragraph-rsid="2c007857"/>
    </style:style>
    <style:style style:name="P552" style:family="paragraph" style:parent-style-name="Text_20_body" style:list-style-name="L89">
      <style:text-properties officeooo:paragraph-rsid="2c007857"/>
    </style:style>
    <style:style style:name="P553" style:family="paragraph" style:parent-style-name="Text_20_body" style:list-style-name="L89">
      <style:text-properties officeooo:rsid="458d9c32" officeooo:paragraph-rsid="2c007857"/>
    </style:style>
    <style:style style:name="P554" style:family="paragraph" style:parent-style-name="Text_20_body" style:list-style-name="L90">
      <style:text-properties officeooo:paragraph-rsid="2d53ff92"/>
    </style:style>
    <style:style style:name="P555" style:family="paragraph" style:parent-style-name="Text_20_body" style:list-style-name="L90">
      <style:text-properties officeooo:rsid="2d525afc" officeooo:paragraph-rsid="2d534fb0"/>
    </style:style>
    <style:style style:name="P556" style:family="paragraph" style:parent-style-name="Text_20_body" style:list-style-name="L91">
      <style:text-properties officeooo:rsid="2d3f6243" officeooo:paragraph-rsid="2d3f6243"/>
    </style:style>
    <style:style style:name="P557" style:family="paragraph" style:parent-style-name="Text_20_body" style:list-style-name="L91">
      <style:text-properties officeooo:rsid="2d454cab" officeooo:paragraph-rsid="2d454cab"/>
    </style:style>
    <style:style style:name="P558" style:family="paragraph" style:parent-style-name="Text_20_body" style:list-style-name="L92">
      <style:text-properties officeooo:paragraph-rsid="2d369bed"/>
    </style:style>
    <style:style style:name="P559" style:family="paragraph" style:parent-style-name="Text_20_body" style:list-style-name="L93">
      <style:text-properties officeooo:paragraph-rsid="2c3f1791"/>
    </style:style>
    <style:style style:name="P560" style:family="paragraph" style:parent-style-name="Text_20_body" style:list-style-name="L94">
      <style:text-properties officeooo:rsid="2c390c31" officeooo:paragraph-rsid="2c3f1791"/>
    </style:style>
    <style:style style:name="P561" style:family="paragraph" style:parent-style-name="Text_20_body" style:list-style-name="L96">
      <style:text-properties officeooo:paragraph-rsid="2bed3183"/>
    </style:style>
    <style:style style:name="P562" style:family="paragraph" style:parent-style-name="Text_20_body" style:list-style-name="L97">
      <style:text-properties officeooo:paragraph-rsid="2cd7e1f2"/>
    </style:style>
    <style:style style:name="P563" style:family="paragraph" style:parent-style-name="Text_20_body" style:list-style-name="L97">
      <style:text-properties officeooo:paragraph-rsid="2c8a7ed7"/>
    </style:style>
    <style:style style:name="P564" style:family="paragraph" style:parent-style-name="Text_20_body" style:list-style-name="L98">
      <style:text-properties officeooo:paragraph-rsid="2fb6b151"/>
    </style:style>
    <style:style style:name="P565" style:family="paragraph" style:parent-style-name="Text_20_body" style:list-style-name="L98">
      <style:text-properties officeooo:rsid="2c07aafa" officeooo:paragraph-rsid="2c07aafa"/>
    </style:style>
    <style:style style:name="P566" style:family="paragraph" style:parent-style-name="Text_20_body" style:list-style-name="L98">
      <style:text-properties officeooo:rsid="2c06749f" officeooo:paragraph-rsid="2c06749f"/>
    </style:style>
    <style:style style:name="P567" style:family="paragraph" style:parent-style-name="Text_20_body" style:list-style-name="L98">
      <style:text-properties officeooo:rsid="2c06749f" officeooo:paragraph-rsid="2fbb4bb1"/>
    </style:style>
    <style:style style:name="P568" style:family="paragraph" style:parent-style-name="Text_20_body" style:list-style-name="L98">
      <style:text-properties officeooo:rsid="2c06749f" officeooo:paragraph-rsid="2fb6b151"/>
    </style:style>
    <style:style style:name="P569" style:family="paragraph" style:parent-style-name="Text_20_body" style:list-style-name="L100">
      <style:text-properties officeooo:rsid="2c48be07" officeooo:paragraph-rsid="2c48be07"/>
    </style:style>
    <style:style style:name="P570" style:family="paragraph" style:parent-style-name="Text_20_body" style:list-style-name="L101">
      <style:text-properties officeooo:rsid="2c48e1be" officeooo:paragraph-rsid="2c48e1be"/>
    </style:style>
    <style:style style:name="P571" style:family="paragraph" style:parent-style-name="Text_20_body" style:list-style-name="L101">
      <style:text-properties officeooo:rsid="2c48e1be" officeooo:paragraph-rsid="2c495bf9"/>
    </style:style>
    <style:style style:name="P572" style:family="paragraph" style:parent-style-name="Text_20_body" style:list-style-name="L102">
      <style:text-properties officeooo:rsid="2c48e1be" officeooo:paragraph-rsid="2c495bf9"/>
    </style:style>
    <style:style style:name="P573" style:family="paragraph" style:parent-style-name="Text_20_body" style:list-style-name="L103">
      <style:text-properties officeooo:paragraph-rsid="2f8401dc"/>
    </style:style>
    <style:style style:name="P574" style:family="paragraph" style:parent-style-name="Text_20_body" style:list-style-name="L104"/>
    <style:style style:name="P575" style:family="paragraph" style:parent-style-name="Text_20_body" style:list-style-name="L105">
      <style:text-properties officeooo:paragraph-rsid="2c007857"/>
    </style:style>
    <style:style style:name="P576" style:family="paragraph" style:parent-style-name="Text_20_body" style:list-style-name="L105">
      <style:text-properties officeooo:rsid="2c5e6aff" officeooo:paragraph-rsid="2c5e6aff"/>
    </style:style>
    <style:style style:name="P577" style:family="paragraph" style:parent-style-name="Text_20_body" style:list-style-name="L105">
      <style:text-properties officeooo:rsid="450d2fc9" officeooo:paragraph-rsid="2c007857"/>
    </style:style>
    <style:style style:name="P578" style:family="paragraph" style:parent-style-name="Text_20_body" style:list-style-name="L105">
      <style:text-properties officeooo:rsid="2c71a7b1" officeooo:paragraph-rsid="2c71a7b1"/>
    </style:style>
    <style:style style:name="P579" style:family="paragraph" style:parent-style-name="Text_20_body" style:list-style-name="L106">
      <style:text-properties officeooo:rsid="2c71a7b1" officeooo:paragraph-rsid="2c71a7b1"/>
    </style:style>
    <style:style style:name="P580" style:family="paragraph" style:parent-style-name="Text_20_body" style:list-style-name="L106">
      <style:text-properties officeooo:rsid="2c6def8a" officeooo:paragraph-rsid="2c6def8a"/>
    </style:style>
    <style:style style:name="P581" style:family="paragraph" style:parent-style-name="Text_20_body" style:list-style-name="L106">
      <style:text-properties officeooo:rsid="2d3fd467" officeooo:paragraph-rsid="2d3fd467"/>
    </style:style>
    <style:style style:name="P582" style:family="paragraph" style:parent-style-name="Text_20_body" style:list-style-name="L106">
      <style:text-properties officeooo:rsid="2d417bfa" officeooo:paragraph-rsid="2d417bfa"/>
    </style:style>
    <style:style style:name="P583" style:family="paragraph" style:parent-style-name="Text_20_body" style:list-style-name="L107">
      <style:text-properties officeooo:rsid="2c6fa4e1" officeooo:paragraph-rsid="2c6fa4e1"/>
    </style:style>
    <style:style style:name="P584" style:family="paragraph" style:parent-style-name="Text_20_body" style:list-style-name="L107">
      <style:text-properties officeooo:rsid="2c7790e9" officeooo:paragraph-rsid="2c7790e9"/>
    </style:style>
    <style:style style:name="P585" style:family="paragraph" style:parent-style-name="Text_20_body" style:list-style-name="L107">
      <style:text-properties officeooo:rsid="2c70c4df" officeooo:paragraph-rsid="2c70c4df"/>
    </style:style>
    <style:style style:name="P586" style:family="paragraph" style:parent-style-name="Text_20_body" style:list-style-name="L107">
      <style:text-properties officeooo:rsid="2c74dfee" officeooo:paragraph-rsid="2c74dfee"/>
    </style:style>
    <style:style style:name="P587" style:family="paragraph" style:parent-style-name="Text_20_body" style:list-style-name="L108">
      <style:text-properties fo:language="en" fo:country="US" officeooo:rsid="2cac2e6a" officeooo:paragraph-rsid="2cac2e6a"/>
    </style:style>
    <style:style style:name="P588" style:family="paragraph" style:parent-style-name="Text_20_body" style:list-style-name="L108">
      <style:text-properties officeooo:rsid="2c659d00" officeooo:paragraph-rsid="2c659d00"/>
    </style:style>
    <style:style style:name="P589" style:family="paragraph" style:parent-style-name="Text_20_body" style:list-style-name="L109">
      <style:text-properties officeooo:rsid="44f54ae5" officeooo:paragraph-rsid="2c007857"/>
    </style:style>
    <style:style style:name="P590" style:family="paragraph" style:parent-style-name="Text_20_body" style:list-style-name="L110">
      <style:text-properties officeooo:paragraph-rsid="2cee8599"/>
    </style:style>
    <style:style style:name="P591" style:family="paragraph" style:parent-style-name="Text_20_body" style:list-style-name="L110">
      <style:text-properties officeooo:rsid="2c8e5df4" officeooo:paragraph-rsid="2cee8599"/>
    </style:style>
    <style:style style:name="P592" style:family="paragraph" style:parent-style-name="Text_20_body" style:list-style-name="L111">
      <style:text-properties officeooo:rsid="2cae2371" officeooo:paragraph-rsid="2cb6b463"/>
    </style:style>
    <style:style style:name="P593" style:family="paragraph" style:parent-style-name="Text_20_body" style:list-style-name="L112">
      <style:text-properties officeooo:rsid="2cb6b463" officeooo:paragraph-rsid="2cb6b463"/>
    </style:style>
    <style:style style:name="P594" style:family="paragraph" style:parent-style-name="Text_20_body" style:list-style-name="L113">
      <style:text-properties officeooo:paragraph-rsid="2cd96a13"/>
    </style:style>
    <style:style style:name="P595" style:family="paragraph" style:parent-style-name="Text_20_body" style:list-style-name="L115">
      <style:text-properties officeooo:paragraph-rsid="2c007857"/>
    </style:style>
    <style:style style:name="P596" style:family="paragraph" style:parent-style-name="Text_20_body" style:list-style-name="L115">
      <style:text-properties officeooo:rsid="44e6fd76" officeooo:paragraph-rsid="2c007857"/>
    </style:style>
    <style:style style:name="P597" style:family="paragraph" style:parent-style-name="Text_20_body" style:list-style-name="L115">
      <style:text-properties officeooo:rsid="44eae54a" officeooo:paragraph-rsid="2c007857"/>
    </style:style>
    <style:style style:name="P598" style:family="paragraph" style:parent-style-name="Text_20_body" style:list-style-name="L115">
      <style:text-properties officeooo:rsid="44eb46c6" officeooo:paragraph-rsid="2c007857"/>
    </style:style>
    <style:style style:name="P599" style:family="paragraph" style:parent-style-name="Text_20_body" style:list-style-name="L115">
      <style:text-properties officeooo:rsid="2cb7772a" officeooo:paragraph-rsid="2c007857"/>
    </style:style>
    <style:style style:name="P600" style:family="paragraph" style:parent-style-name="Text_20_body" style:list-style-name="L116">
      <style:text-properties officeooo:paragraph-rsid="2c8397d5"/>
    </style:style>
    <style:style style:name="P601" style:family="paragraph" style:parent-style-name="Text_20_body" style:list-style-name="L117">
      <style:text-properties officeooo:rsid="2c5cf113" officeooo:paragraph-rsid="2c82759d"/>
    </style:style>
    <style:style style:name="P602" style:family="paragraph" style:parent-style-name="Text_20_body" style:list-style-name="L118">
      <style:text-properties officeooo:rsid="2cb2aa48" officeooo:paragraph-rsid="2cb2aa48"/>
    </style:style>
    <style:style style:name="P603" style:family="paragraph" style:parent-style-name="Text_20_body" style:list-style-name="L119">
      <style:text-properties officeooo:rsid="2cb53ccb" officeooo:paragraph-rsid="2cb53ccb"/>
    </style:style>
    <style:style style:name="P604" style:family="paragraph" style:parent-style-name="Text_20_body" style:list-style-name="L120">
      <style:text-properties officeooo:rsid="2c58ed67" officeooo:paragraph-rsid="2c58ed67"/>
    </style:style>
    <style:style style:name="P605" style:family="paragraph" style:parent-style-name="Text_20_body" style:list-style-name="L121">
      <style:text-properties officeooo:paragraph-rsid="2c5cf113"/>
    </style:style>
    <style:style style:name="P606" style:family="paragraph" style:parent-style-name="Text_20_body" style:list-style-name="L122">
      <style:text-properties officeooo:paragraph-rsid="2c007857"/>
    </style:style>
    <style:style style:name="P607" style:family="paragraph" style:parent-style-name="Text_20_body" style:list-style-name="L122">
      <style:text-properties officeooo:rsid="2c5cb6cd" officeooo:paragraph-rsid="2c5cb6cd"/>
    </style:style>
    <style:style style:name="P608" style:family="paragraph" style:parent-style-name="Text_20_body" style:list-style-name="L123">
      <style:text-properties officeooo:rsid="2c9e0dd4" officeooo:paragraph-rsid="2c9e0dd4"/>
    </style:style>
    <style:style style:name="P609" style:family="paragraph" style:parent-style-name="Text_20_body" style:list-style-name="L125">
      <style:text-properties officeooo:paragraph-rsid="2c007857"/>
    </style:style>
    <style:style style:name="P610" style:family="paragraph" style:parent-style-name="Text_20_body" style:list-style-name="L126">
      <style:text-properties officeooo:paragraph-rsid="2d18aad7"/>
    </style:style>
    <style:style style:name="P611" style:family="paragraph" style:parent-style-name="Text_20_body" style:list-style-name="L128">
      <style:text-properties officeooo:paragraph-rsid="2c007857"/>
    </style:style>
    <style:style style:name="P612" style:family="paragraph" style:parent-style-name="Text_20_body" style:list-style-name="L129">
      <style:text-properties officeooo:paragraph-rsid="2c30b1aa"/>
    </style:style>
    <style:style style:name="P613" style:family="paragraph" style:parent-style-name="Text_20_body" style:list-style-name="L129">
      <style:text-properties officeooo:paragraph-rsid="2cca6be2"/>
    </style:style>
    <style:style style:name="P614" style:family="paragraph" style:parent-style-name="Text_20_body" style:list-style-name="L130">
      <style:text-properties officeooo:rsid="44e442b7" officeooo:paragraph-rsid="2cc27d39"/>
    </style:style>
    <style:style style:name="P615" style:family="paragraph" style:parent-style-name="Text_20_body" style:list-style-name="L131">
      <style:text-properties officeooo:paragraph-rsid="2cbe6177"/>
    </style:style>
    <style:style style:name="P616" style:family="paragraph" style:parent-style-name="Text_20_body" style:list-style-name="L132">
      <style:text-properties officeooo:paragraph-rsid="2bfda84f"/>
    </style:style>
    <style:style style:name="P617" style:family="paragraph" style:parent-style-name="Text_20_body" style:list-style-name="L133">
      <style:text-properties officeooo:paragraph-rsid="2bfda84f"/>
    </style:style>
    <style:style style:name="P618" style:family="paragraph" style:parent-style-name="Text_20_body" style:list-style-name="L13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619" style:family="paragraph" style:parent-style-name="Text_20_body" style:list-style-name="L134">
      <style:paragraph-properties fo:orphans="2" fo:widows="2"/>
      <style:text-properties officeooo:paragraph-rsid="2bf6ed61"/>
    </style:style>
    <style:style style:name="P620" style:family="paragraph" style:parent-style-name="Text_20_body" style:list-style-name="L134">
      <style:paragraph-properties fo:orphans="2" fo:widows="2"/>
      <style:text-properties officeooo:paragraph-rsid="2f897113"/>
    </style:style>
    <style:style style:name="P621" style:family="paragraph" style:parent-style-name="Text_20_body" style:list-style-name="L135">
      <style:paragraph-properties fo:orphans="2" fo:widows="2"/>
      <style:text-properties officeooo:paragraph-rsid="2d75f758"/>
    </style:style>
    <style:style style:name="P622" style:family="paragraph" style:parent-style-name="Text_20_body" style:list-style-name="L135">
      <style:paragraph-properties fo:orphans="2" fo:widows="2"/>
      <style:text-properties officeooo:rsid="2d72aaa6" officeooo:paragraph-rsid="2d72aaa6"/>
    </style:style>
    <style:style style:name="P623" style:family="paragraph" style:parent-style-name="Text_20_body" style:list-style-name="L135">
      <style:paragraph-properties fo:orphans="2" fo:widows="2"/>
      <style:text-properties officeooo:rsid="45856b88" officeooo:paragraph-rsid="2d75f758"/>
    </style:style>
    <style:style style:name="P624" style:family="paragraph" style:parent-style-name="Text_20_body" style:list-style-name="L137">
      <style:text-properties officeooo:paragraph-rsid="2c01d9d7"/>
    </style:style>
    <style:style style:name="P625" style:family="paragraph" style:parent-style-name="Property_20_Header" style:list-style-name="L14">
      <style:text-properties officeooo:paragraph-rsid="2f34f9eb"/>
    </style:style>
    <style:style style:name="P626" style:family="paragraph" style:parent-style-name="Property_20_Header" style:list-style-name="L16">
      <style:text-properties officeooo:paragraph-rsid="2f24f113"/>
    </style:style>
    <style:style style:name="P627" style:family="paragraph" style:parent-style-name="Property_20_Header" style:list-style-name="L19">
      <style:text-properties officeooo:paragraph-rsid="2d89328c"/>
    </style:style>
    <style:style style:name="P628" style:family="paragraph" style:parent-style-name="Property_20_Header" style:list-style-name="L40">
      <style:text-properties officeooo:paragraph-rsid="2de58670"/>
    </style:style>
    <style:style style:name="P629" style:family="paragraph" style:parent-style-name="Property_20_Header" style:list-style-name="L40">
      <style:text-properties officeooo:paragraph-rsid="2de51bf9"/>
    </style:style>
    <style:style style:name="P630" style:family="paragraph" style:parent-style-name="Property_20_Header" style:list-style-name="L46"/>
    <style:style style:name="P631" style:family="paragraph" style:parent-style-name="Property_20_Header" style:list-style-name="L65">
      <style:text-properties officeooo:paragraph-rsid="2f9b36fe"/>
    </style:style>
    <style:style style:name="P632" style:family="paragraph" style:parent-style-name="Property_20_Header" style:list-style-name="L129">
      <style:text-properties officeooo:paragraph-rsid="2cc474b2"/>
    </style:style>
    <style:style style:name="P633" style:family="paragraph" style:parent-style-name="Property_20_level_20_1" style:list-style-name="L16">
      <style:text-properties officeooo:paragraph-rsid="2f24f113"/>
    </style:style>
    <style:style style:name="P634" style:family="paragraph" style:parent-style-name="Property_20_level_20_1" style:list-style-name="L16">
      <style:text-properties officeooo:rsid="2ee47530" officeooo:paragraph-rsid="2f24f113"/>
    </style:style>
    <style:style style:name="P635" style:family="paragraph" style:parent-style-name="Property_20_level_20_1" style:list-style-name="L19">
      <style:text-properties officeooo:paragraph-rsid="2d89328c"/>
    </style:style>
    <style:style style:name="P636" style:family="paragraph" style:parent-style-name="Property_20_level_20_1" style:list-style-name="L40"/>
    <style:style style:name="P637" style:family="paragraph" style:parent-style-name="Property_20_level_20_1" style:list-style-name="L46"/>
    <style:style style:name="P638" style:family="paragraph" style:parent-style-name="Property_20_level_20_1" style:list-style-name="L46">
      <style:text-properties officeooo:rsid="2e12f8b3" officeooo:paragraph-rsid="2e140440"/>
    </style:style>
    <style:style style:name="P639" style:family="paragraph" style:parent-style-name="Property_20_level_20_1" style:list-style-name="L73">
      <style:text-properties officeooo:paragraph-rsid="2f5b5974"/>
    </style:style>
    <style:style style:name="P640" style:family="paragraph" style:parent-style-name="Property_20_level_20_1" style:list-style-name="L129">
      <style:text-properties officeooo:paragraph-rsid="2cc474b2"/>
    </style:style>
    <style:style style:name="P641" style:family="paragraph" style:parent-style-name="Property_20_level_20_1" style:list-style-name="L19">
      <style:paragraph-properties fo:margin-left="1.251cm" fo:margin-right="0cm" fo:text-indent="-0.4cm" style:auto-text-indent="false"/>
      <style:text-properties officeooo:paragraph-rsid="2d89328c"/>
    </style:style>
    <style:style style:name="P642" style:family="paragraph" style:parent-style-name="Property_20_level_20_0" style:list-style-name="L4">
      <style:text-properties style:text-line-through-style="none" style:text-line-through-type="none" style:text-underline-style="none" officeooo:paragraph-rsid="2c854c83"/>
    </style:style>
    <style:style style:name="P643" style:family="paragraph" style:parent-style-name="Property_20_level_20_0" style:list-style-name="L14">
      <style:text-properties officeooo:paragraph-rsid="2f34f9eb"/>
    </style:style>
    <style:style style:name="P644" style:family="paragraph" style:parent-style-name="Property_20_level_20_0" style:list-style-name="L14">
      <style:text-properties officeooo:rsid="51d7a411" officeooo:paragraph-rsid="2f439211"/>
    </style:style>
    <style:style style:name="P645" style:family="paragraph" style:parent-style-name="Property_20_level_20_0" style:list-style-name="L16">
      <style:text-properties officeooo:paragraph-rsid="2f24f113"/>
    </style:style>
    <style:style style:name="P646"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647" style:family="paragraph" style:parent-style-name="Property_20_level_20_0" style:list-style-name="L19">
      <style:text-properties officeooo:paragraph-rsid="2d943ddd"/>
    </style:style>
    <style:style style:name="P648" style:family="paragraph" style:parent-style-name="Property_20_level_20_0" style:list-style-name="L19">
      <style:text-properties officeooo:paragraph-rsid="2e9a0a70"/>
    </style:style>
    <style:style style:name="P649" style:family="paragraph" style:parent-style-name="Property_20_level_20_0" style:list-style-name="L24">
      <style:text-properties officeooo:paragraph-rsid="2e95a0be"/>
    </style:style>
    <style:style style:name="P650" style:family="paragraph" style:parent-style-name="Property_20_level_20_0" style:list-style-name="L27">
      <style:text-properties officeooo:paragraph-rsid="2c343530"/>
    </style:style>
    <style:style style:name="P651" style:family="paragraph" style:parent-style-name="Property_20_level_20_0" style:list-style-name="L40">
      <style:text-properties fo:font-style="italic" officeooo:rsid="511538e7" officeooo:paragraph-rsid="2de58670" style:font-style-asian="italic" style:font-style-complex="italic"/>
    </style:style>
    <style:style style:name="P652" style:family="paragraph" style:parent-style-name="Property_20_level_20_0" style:list-style-name="L59">
      <style:text-properties officeooo:paragraph-rsid="2bc853ba"/>
    </style:style>
    <style:style style:name="P653" style:family="paragraph" style:parent-style-name="Property_20_level_20_0" style:list-style-name="L65">
      <style:text-properties officeooo:paragraph-rsid="2f62fb48"/>
    </style:style>
    <style:style style:name="P654" style:family="paragraph" style:parent-style-name="Property_20_level_20_0" style:list-style-name="L65">
      <style:text-properties officeooo:paragraph-rsid="2f646e7c"/>
    </style:style>
    <style:style style:name="P655" style:family="paragraph" style:parent-style-name="Property_20_level_20_0" style:list-style-name="L73">
      <style:text-properties officeooo:paragraph-rsid="2f5b5974"/>
    </style:style>
    <style:style style:name="P656" style:family="paragraph" style:parent-style-name="Property_20_level_20_0" style:list-style-name="L75">
      <style:text-properties officeooo:paragraph-rsid="2faa342f"/>
    </style:style>
    <style:style style:name="P657" style:family="paragraph" style:parent-style-name="Property_20_level_20_0" style:list-style-name="L80">
      <style:text-properties officeooo:paragraph-rsid="2fbde9cc"/>
    </style:style>
    <style:style style:name="P658" style:family="paragraph" style:parent-style-name="Property_20_level_20_0" style:list-style-name="L82">
      <style:text-properties officeooo:paragraph-rsid="2fc0a669"/>
    </style:style>
    <style:style style:name="P659" style:family="paragraph" style:parent-style-name="Property_20_level_20_0" style:list-style-name="L82">
      <style:text-properties officeooo:paragraph-rsid="2fc0c66f"/>
    </style:style>
    <style:style style:name="P660" style:family="paragraph" style:parent-style-name="Property_20_level_20_0" style:list-style-name="L82">
      <style:text-properties officeooo:paragraph-rsid="2fc444f8"/>
    </style:style>
    <style:style style:name="P661" style:family="paragraph" style:parent-style-name="Property_20_level_20_0" style:list-style-name="L83">
      <style:text-properties officeooo:paragraph-rsid="2fce751d"/>
    </style:style>
    <style:style style:name="P662" style:family="paragraph" style:parent-style-name="Property_20_level_20_0" style:list-style-name="L129">
      <style:text-properties officeooo:paragraph-rsid="2cc474b2"/>
    </style:style>
    <style:style style:name="P663" style:family="paragraph" style:parent-style-name="Standalone_20_Property" style:list-style-name="L4">
      <style:text-properties officeooo:paragraph-rsid="2c854c83"/>
    </style:style>
    <style:style style:name="P664" style:family="paragraph" style:parent-style-name="Standalone_20_Property" style:list-style-name="L4">
      <style:text-properties style:text-line-through-style="none" style:text-line-through-type="none" style:text-underline-style="none" officeooo:paragraph-rsid="2c854c83"/>
    </style:style>
    <style:style style:name="P665" style:family="paragraph" style:parent-style-name="Standalone_20_Property" style:list-style-name="L14"/>
    <style:style style:name="P666" style:family="paragraph" style:parent-style-name="Standalone_20_Property" style:list-style-name="L14">
      <style:text-properties officeooo:paragraph-rsid="2f2d3dfc"/>
    </style:style>
    <style:style style:name="P667" style:family="paragraph" style:parent-style-name="Standalone_20_Property" style:list-style-name="L14">
      <style:text-properties officeooo:paragraph-rsid="2f34f9eb"/>
    </style:style>
    <style:style style:name="P668" style:family="paragraph" style:parent-style-name="Standalone_20_Property" style:list-style-name="L14">
      <style:text-properties officeooo:paragraph-rsid="2f38db1e"/>
    </style:style>
    <style:style style:name="P669" style:family="paragraph" style:parent-style-name="Standalone_20_Property" style:list-style-name="L14">
      <style:text-properties officeooo:paragraph-rsid="2f439211"/>
    </style:style>
    <style:style style:name="P670" style:family="paragraph" style:parent-style-name="Standalone_20_Property" style:list-style-name="L14">
      <style:text-properties fo:font-style="italic" officeooo:rsid="511538e7" officeooo:paragraph-rsid="2f2d3dfc" style:font-style-asian="italic" style:font-style-complex="italic"/>
    </style:style>
    <style:style style:name="P671" style:family="paragraph" style:parent-style-name="Standalone_20_Property" style:list-style-name="L16">
      <style:text-properties fo:font-style="italic" officeooo:rsid="511538e7" officeooo:paragraph-rsid="2f24f113" style:font-style-asian="italic" style:font-style-complex="italic"/>
    </style:style>
    <style:style style:name="P672" style:family="paragraph" style:parent-style-name="Standalone_20_Property" style:list-style-name="L40">
      <style:text-properties fo:font-style="italic" officeooo:rsid="511538e7" officeooo:paragraph-rsid="2de51bf9" style:font-style-asian="italic" style:font-style-complex="italic"/>
    </style:style>
    <style:style style:name="P673" style:family="paragraph" style:parent-style-name="Standalone_20_Property" style:list-style-name="L65">
      <style:text-properties fo:font-style="italic" officeooo:rsid="511538e7" officeooo:paragraph-rsid="2f9b36fe" style:font-style-asian="italic" style:font-style-complex="italic"/>
    </style:style>
    <style:style style:name="P674" style:family="paragraph" style:parent-style-name="Standalone_20_Property" style:list-style-name="L77">
      <style:text-properties fo:font-style="italic" officeooo:rsid="511538e7" officeooo:paragraph-rsid="2faea777" style:font-style-asian="italic" style:font-style-complex="italic"/>
    </style:style>
    <style:style style:name="P675" style:family="paragraph" style:parent-style-name="Standalone_20_Property" style:list-style-name="L86">
      <style:text-properties fo:font-style="italic" officeooo:rsid="511538e7" officeooo:paragraph-rsid="2fc9c77f" style:font-style-asian="italic" style:font-style-complex="italic"/>
    </style:style>
    <style:style style:name="P676"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677" style:family="paragraph" style:parent-style-name="Standalone_20_Property" style:list-style-name="L14">
      <style:text-properties officeooo:rsid="2f2d3dfc" officeooo:paragraph-rsid="2f2d3dfc"/>
    </style:style>
    <style:style style:name="P678" style:family="paragraph" style:parent-style-name="Standalone_20_Property" style:list-style-name="L15"/>
    <style:style style:name="P679" style:family="paragraph" style:parent-style-name="Standalone_20_Property" style:list-style-name="L14">
      <style:text-properties officeooo:rsid="2f38db1e" officeooo:paragraph-rsid="2f38db1e"/>
    </style:style>
    <style:style style:name="P680" style:family="paragraph" style:parent-style-name="Standalone_20_Property" style:list-style-name="L16"/>
    <style:style style:name="P681" style:family="paragraph" style:parent-style-name="Standalone_20_Property" style:list-style-name="L16">
      <style:text-properties officeooo:paragraph-rsid="2f24f113"/>
    </style:style>
    <style:style style:name="P682" style:family="paragraph" style:parent-style-name="Standalone_20_Property" style:list-style-name="L16">
      <style:text-properties officeooo:rsid="2f24f113" officeooo:paragraph-rsid="2f24f113"/>
    </style:style>
    <style:style style:name="P683"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684" style:family="paragraph" style:parent-style-name="Standalone_20_Property" style:list-style-name="L19">
      <style:text-properties fo:font-style="normal" officeooo:rsid="2d92599d" officeooo:paragraph-rsid="2d943ddd" style:font-style-asian="normal" style:font-style-complex="normal"/>
    </style:style>
    <style:style style:name="P685" style:family="paragraph" style:parent-style-name="Standalone_20_Property" style:list-style-name="L19">
      <style:text-properties fo:font-style="normal" officeooo:rsid="2d92599d" officeooo:paragraph-rsid="2d9b6e7f" style:font-style-asian="normal" style:font-style-complex="normal"/>
    </style:style>
    <style:style style:name="P686" style:family="paragraph" style:parent-style-name="Standalone_20_Property" style:list-style-name="L16">
      <style:text-properties officeooo:rsid="2edbde94" officeooo:paragraph-rsid="2f24f113"/>
    </style:style>
    <style:style style:name="P687" style:family="paragraph" style:parent-style-name="Standalone_20_Property" style:list-style-name="L19"/>
    <style:style style:name="P688" style:family="paragraph" style:parent-style-name="Standalone_20_Property" style:list-style-name="L19">
      <style:text-properties officeooo:paragraph-rsid="2d943ddd"/>
    </style:style>
    <style:style style:name="P689" style:family="paragraph" style:parent-style-name="Standalone_20_Property" style:list-style-name="L19">
      <style:text-properties officeooo:paragraph-rsid="2d89328c"/>
    </style:style>
    <style:style style:name="P690" style:family="paragraph" style:parent-style-name="Standalone_20_Property" style:list-style-name="L19">
      <style:text-properties officeooo:paragraph-rsid="2e9a0a70"/>
    </style:style>
    <style:style style:name="P691" style:family="paragraph" style:parent-style-name="Standalone_20_Property" style:list-style-name="L19">
      <style:text-properties officeooo:paragraph-rsid="2e9b1689"/>
    </style:style>
    <style:style style:name="P692" style:family="paragraph" style:parent-style-name="Standalone_20_Property" style:list-style-name="L19">
      <style:text-properties officeooo:paragraph-rsid="2e864252"/>
    </style:style>
    <style:style style:name="P693" style:family="paragraph" style:parent-style-name="Standalone_20_Property" style:list-style-name="L24">
      <style:text-properties officeooo:paragraph-rsid="2e95a0be"/>
    </style:style>
    <style:style style:name="P694" style:family="paragraph" style:parent-style-name="Standalone_20_Property" style:list-style-name="L19">
      <style:text-properties officeooo:rsid="516d15c5" officeooo:paragraph-rsid="2e9b1689"/>
    </style:style>
    <style:style style:name="P695" style:family="paragraph" style:parent-style-name="Standalone_20_Property" style:list-style-name="L65">
      <style:text-properties officeooo:rsid="516d15c5" officeooo:paragraph-rsid="2f62fb48"/>
    </style:style>
    <style:style style:name="P696" style:family="paragraph" style:parent-style-name="Standalone_20_Property" style:list-style-name="L27">
      <style:text-properties officeooo:paragraph-rsid="2c343530"/>
    </style:style>
    <style:style style:name="P697" style:family="paragraph" style:parent-style-name="Standalone_20_Property" style:list-style-name="L35">
      <style:text-properties officeooo:rsid="2dc83137" officeooo:paragraph-rsid="2ded40d3"/>
    </style:style>
    <style:style style:name="P698" style:family="paragraph" style:parent-style-name="Standalone_20_Property" style:list-style-name="L40">
      <style:text-properties officeooo:paragraph-rsid="2de51bf9"/>
    </style:style>
    <style:style style:name="P699" style:family="paragraph" style:parent-style-name="Standalone_20_Property" style:list-style-name="L46"/>
    <style:style style:name="P700" style:family="paragraph" style:parent-style-name="Standalone_20_Property" style:list-style-name="L46">
      <style:text-properties officeooo:paragraph-rsid="2e0f0fe2"/>
    </style:style>
    <style:style style:name="P701" style:family="paragraph" style:parent-style-name="Standalone_20_Property" style:list-style-name="L50"/>
    <style:style style:name="P702" style:family="paragraph" style:parent-style-name="Standalone_20_Property" style:list-style-name="L59">
      <style:text-properties officeooo:paragraph-rsid="2bc853ba"/>
    </style:style>
    <style:style style:name="P703" style:family="paragraph" style:parent-style-name="Standalone_20_Property" style:list-style-name="L65">
      <style:text-properties officeooo:paragraph-rsid="2f65d8c1"/>
    </style:style>
    <style:style style:name="P704" style:family="paragraph" style:parent-style-name="Standalone_20_Property" style:list-style-name="L65">
      <style:text-properties officeooo:paragraph-rsid="2f62fb48"/>
    </style:style>
    <style:style style:name="P705" style:family="paragraph" style:parent-style-name="Standalone_20_Property" style:list-style-name="L65">
      <style:text-properties officeooo:paragraph-rsid="2f646e7c"/>
    </style:style>
    <style:style style:name="P706" style:family="paragraph" style:parent-style-name="Standalone_20_Property" style:list-style-name="L65">
      <style:text-properties officeooo:rsid="2f7712eb" officeooo:paragraph-rsid="2f9b36fe"/>
    </style:style>
    <style:style style:name="P707" style:family="paragraph" style:parent-style-name="Standalone_20_Property" style:list-style-name="L65">
      <style:text-properties officeooo:rsid="50d5cab6" officeooo:paragraph-rsid="2f65d8c1"/>
    </style:style>
    <style:style style:name="P708" style:family="paragraph" style:parent-style-name="Standalone_20_Property" style:list-style-name="L73">
      <style:text-properties officeooo:paragraph-rsid="2f5b5974"/>
    </style:style>
    <style:style style:name="P709" style:family="paragraph" style:parent-style-name="Standalone_20_Property" style:list-style-name="L75">
      <style:text-properties officeooo:paragraph-rsid="2faa342f"/>
    </style:style>
    <style:style style:name="P710" style:family="paragraph" style:parent-style-name="Standalone_20_Property" style:list-style-name="L75">
      <style:text-properties officeooo:rsid="2fab0604" officeooo:paragraph-rsid="2fab0604"/>
    </style:style>
    <style:style style:name="P711" style:family="paragraph" style:parent-style-name="Standalone_20_Property" style:list-style-name="L77">
      <style:text-properties officeooo:paragraph-rsid="2fdd037d"/>
    </style:style>
    <style:style style:name="P712" style:family="paragraph" style:parent-style-name="Standalone_20_Property" style:list-style-name="L80">
      <style:text-properties officeooo:paragraph-rsid="2fbde9cc"/>
    </style:style>
    <style:style style:name="P713" style:family="paragraph" style:parent-style-name="Standalone_20_Property" style:list-style-name="L80">
      <style:text-properties officeooo:rsid="2fbd8ba7" officeooo:paragraph-rsid="2fbde9cc"/>
    </style:style>
    <style:style style:name="P714" style:family="paragraph" style:parent-style-name="Standalone_20_Property" style:list-style-name="L82">
      <style:text-properties officeooo:paragraph-rsid="2fc0a669"/>
    </style:style>
    <style:style style:name="P715" style:family="paragraph" style:parent-style-name="Standalone_20_Property" style:list-style-name="L82">
      <style:text-properties officeooo:paragraph-rsid="2fc444f8"/>
    </style:style>
    <style:style style:name="P716" style:family="paragraph" style:parent-style-name="Standalone_20_Property" style:list-style-name="L82">
      <style:text-properties officeooo:rsid="2fc25e15" officeooo:paragraph-rsid="2fc444f8"/>
    </style:style>
    <style:style style:name="P717" style:family="paragraph" style:parent-style-name="Standalone_20_Property" style:list-style-name="L83">
      <style:text-properties officeooo:paragraph-rsid="2fce751d"/>
    </style:style>
    <style:style style:name="P718" style:family="paragraph" style:parent-style-name="Standalone_20_Property" style:list-style-name="L85">
      <style:text-properties officeooo:paragraph-rsid="2fd0e1a4"/>
    </style:style>
    <style:style style:name="P719" style:family="paragraph" style:parent-style-name="Standalone_20_Property" style:list-style-name="L87">
      <style:text-properties officeooo:paragraph-rsid="2fdb2b8a"/>
    </style:style>
    <style:style style:name="P720" style:family="paragraph" style:parent-style-name="Standalone_20_Property" style:list-style-name="L87">
      <style:text-properties officeooo:paragraph-rsid="2fda70e0"/>
    </style:style>
    <style:style style:name="P721" style:family="paragraph" style:parent-style-name="Standalone_20_Property" style:list-style-name="L129">
      <style:text-properties officeooo:paragraph-rsid="2cc474b2"/>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officeooo:rsid="4dba6cb9"/>
    </style:style>
    <style:style style:name="T26" style:family="text">
      <style:text-properties style:text-line-through-style="none" style:text-line-through-type="none" officeooo:rsid="4de7a789"/>
    </style:style>
    <style:style style:name="T27" style:family="text">
      <style:text-properties style:text-line-through-style="none" style:text-line-through-type="none" officeooo:rsid="504091e7"/>
    </style:style>
    <style:style style:name="T28" style:family="text">
      <style:text-properties style:text-line-through-style="none" style:text-line-through-type="none" officeooo:rsid="503b24ff"/>
    </style:style>
    <style:style style:name="T29" style:family="text">
      <style:text-properties style:text-line-through-style="none" style:text-line-through-type="none" officeooo:rsid="4a4167eb"/>
    </style:style>
    <style:style style:name="T30" style:family="text">
      <style:text-properties style:text-line-through-style="none" style:text-line-through-type="none" officeooo:rsid="503d29ce"/>
    </style:style>
    <style:style style:name="T31" style:family="text">
      <style:text-properties style:text-line-through-style="none" style:text-line-through-type="none" officeooo:rsid="50387b66"/>
    </style:style>
    <style:style style:name="T32" style:family="text">
      <style:text-properties style:text-line-through-style="none" style:text-line-through-type="none" officeooo:rsid="503dc632"/>
    </style:style>
    <style:style style:name="T33" style:family="text">
      <style:text-properties style:text-line-through-style="none" style:text-line-through-type="none" officeooo:rsid="2d7dc180"/>
    </style:style>
    <style:style style:name="T34" style:family="text">
      <style:text-properties style:text-line-through-style="none" style:text-line-through-type="none" officeooo:rsid="2d7f7a89"/>
    </style:style>
    <style:style style:name="T35" style:family="text">
      <style:text-properties style:text-line-through-style="none" style:text-line-through-type="none" officeooo:rsid="50fbf249"/>
    </style:style>
    <style:style style:name="T36" style:family="text">
      <style:text-properties style:text-line-through-style="none" style:text-line-through-type="none" officeooo:rsid="2d90f701"/>
    </style:style>
    <style:style style:name="T37" style:family="text">
      <style:text-properties style:text-line-through-style="none" style:text-line-through-type="none" officeooo:rsid="5094a0fd"/>
    </style:style>
    <style:style style:name="T38" style:family="text">
      <style:text-properties style:text-line-through-style="none" style:text-line-through-type="none" fo:font-weight="bold" style:font-weight-asian="bold" style:font-weight-complex="bold"/>
    </style:style>
    <style:style style:name="T39" style:family="text">
      <style:text-properties style:text-line-through-style="none" style:text-line-through-type="none" fo:font-weight="bold" officeooo:rsid="2d9abcf7" style:font-weight-asian="bold" style:font-weight-complex="bold"/>
    </style:style>
    <style:style style:name="T40" style:family="text">
      <style:text-properties style:text-line-through-style="none" style:text-line-through-type="none" officeooo:rsid="2d97bfa4"/>
    </style:style>
    <style:style style:name="T41" style:family="text">
      <style:text-properties style:text-line-through-style="none" style:text-line-through-type="none" officeooo:rsid="2d992d80"/>
    </style:style>
    <style:style style:name="T42" style:family="text">
      <style:text-properties style:text-line-through-style="none" style:text-line-through-type="none" officeooo:rsid="2d9abcf7"/>
    </style:style>
    <style:style style:name="T43" style:family="text">
      <style:text-properties style:text-line-through-style="none" style:text-line-through-type="none" officeooo:rsid="2d9b2254"/>
    </style:style>
    <style:style style:name="T44" style:family="text">
      <style:text-properties style:text-line-through-style="none" style:text-line-through-type="none" officeooo:rsid="2d9c4ccf"/>
    </style:style>
    <style:style style:name="T45" style:family="text">
      <style:text-properties style:text-line-through-style="none" style:text-line-through-type="none" officeooo:rsid="2dc33a59"/>
    </style:style>
    <style:style style:name="T46" style:family="text">
      <style:text-properties style:text-line-through-style="none" style:text-line-through-type="none" officeooo:rsid="4f802e82"/>
    </style:style>
    <style:style style:name="T47" style:family="text">
      <style:text-properties style:text-line-through-style="none" style:text-line-through-type="none" officeooo:rsid="4f83fff4"/>
    </style:style>
    <style:style style:name="T48" style:family="text">
      <style:text-properties style:text-line-through-style="none" style:text-line-through-type="none" officeooo:rsid="4f7e51b9"/>
    </style:style>
    <style:style style:name="T49" style:family="text">
      <style:text-properties style:text-line-through-style="none" style:text-line-through-type="none" officeooo:rsid="2de2c4a9"/>
    </style:style>
    <style:style style:name="T50" style:family="text">
      <style:text-properties style:text-line-through-style="none" style:text-line-through-type="none" officeooo:rsid="50986eb3"/>
    </style:style>
    <style:style style:name="T51" style:family="text">
      <style:text-properties style:text-line-through-style="none" style:text-line-through-type="none" officeooo:rsid="514feebc"/>
    </style:style>
    <style:style style:name="T52" style:family="text">
      <style:text-properties style:text-line-through-style="none" style:text-line-through-type="none" officeooo:rsid="514f4f03"/>
    </style:style>
    <style:style style:name="T53" style:family="text">
      <style:text-properties style:text-line-through-style="none" style:text-line-through-type="none" officeooo:rsid="2e0f0fe2"/>
    </style:style>
    <style:style style:name="T54" style:family="text">
      <style:text-properties style:text-line-through-style="none" style:text-line-through-type="none" officeooo:rsid="4b875a34"/>
    </style:style>
    <style:style style:name="T55" style:family="text">
      <style:text-properties style:text-line-through-style="none" style:text-line-through-type="none" officeooo:rsid="2e8afb77"/>
    </style:style>
    <style:style style:name="T56" style:family="text">
      <style:text-properties style:text-line-through-style="none" style:text-line-through-type="none" officeooo:rsid="2e8e13bc"/>
    </style:style>
    <style:style style:name="T57" style:family="text">
      <style:text-properties style:text-line-through-style="none" style:text-line-through-type="none" officeooo:rsid="4e953a66"/>
    </style:style>
    <style:style style:name="T58" style:family="text">
      <style:text-properties style:text-line-through-style="none" style:text-line-through-type="none" officeooo:rsid="4ea75534"/>
    </style:style>
    <style:style style:name="T59" style:family="text">
      <style:text-properties style:text-line-through-style="none" style:text-line-through-type="none" officeooo:rsid="4ea8ed76"/>
    </style:style>
    <style:style style:name="T60" style:family="text">
      <style:text-properties style:text-line-through-style="none" style:text-line-through-type="none" officeooo:rsid="516a7a80"/>
    </style:style>
    <style:style style:name="T61" style:family="text">
      <style:text-properties style:text-line-through-style="none" style:text-line-through-type="none" officeooo:rsid="516b5ba8"/>
    </style:style>
    <style:style style:name="T62" style:family="text">
      <style:text-properties style:text-line-through-style="none" style:text-line-through-type="none" officeooo:rsid="516d15c5"/>
    </style:style>
    <style:style style:name="T63" style:family="text">
      <style:text-properties style:text-line-through-style="none" style:text-line-through-type="none" officeooo:rsid="511bcb0a"/>
    </style:style>
    <style:style style:name="T64" style:family="text">
      <style:text-properties style:text-line-through-style="none" style:text-line-through-type="none" officeooo:rsid="511ab09d"/>
    </style:style>
    <style:style style:name="T65" style:family="text">
      <style:text-properties style:text-line-through-style="none" style:text-line-through-type="none" officeooo:rsid="4cd367c2"/>
    </style:style>
    <style:style style:name="T66" style:family="text">
      <style:text-properties style:text-line-through-style="none" style:text-line-through-type="none" officeooo:rsid="51879bc1"/>
    </style:style>
    <style:style style:name="T67" style:family="text">
      <style:text-properties style:text-line-through-style="none" style:text-line-through-type="none" officeooo:rsid="2eec5d1a"/>
    </style:style>
    <style:style style:name="T68" style:family="text">
      <style:text-properties style:text-line-through-style="none" style:text-line-through-type="none" officeooo:rsid="2ef42453"/>
    </style:style>
    <style:style style:name="T69" style:family="text">
      <style:text-properties style:text-line-through-style="none" style:text-line-through-type="none" officeooo:rsid="2ef55f54"/>
    </style:style>
    <style:style style:name="T70" style:family="text">
      <style:text-properties style:text-line-through-style="none" style:text-line-through-type="none" officeooo:rsid="500da72b"/>
    </style:style>
    <style:style style:name="T71" style:family="text">
      <style:text-properties style:text-line-through-style="none" style:text-line-through-type="none" officeooo:rsid="50742996"/>
    </style:style>
    <style:style style:name="T72" style:family="text">
      <style:text-properties style:text-line-through-style="none" style:text-line-through-type="none" officeooo:rsid="50704078"/>
    </style:style>
    <style:style style:name="T73" style:family="text">
      <style:text-properties style:text-line-through-style="none" style:text-line-through-type="none" officeooo:rsid="5091797b"/>
    </style:style>
    <style:style style:name="T74" style:family="text">
      <style:text-properties style:text-line-through-style="none" style:text-line-through-type="none" officeooo:rsid="49f9015f" fo:background-color="transparent" loext:char-shading-value="0"/>
    </style:style>
    <style:style style:name="T75" style:family="text">
      <style:text-properties style:text-line-through-style="none" style:text-line-through-type="none" officeooo:rsid="4a356b10" fo:background-color="transparent" loext:char-shading-value="0"/>
    </style:style>
    <style:style style:name="T76" style:family="text">
      <style:text-properties style:text-line-through-style="none" style:text-line-through-type="none" officeooo:rsid="50fbf249" fo:background-color="transparent" loext:char-shading-value="0"/>
    </style:style>
    <style:style style:name="T77" style:family="text">
      <style:text-properties style:text-line-through-style="none" style:text-line-through-type="none" officeooo:rsid="2f2d3dfc" fo:background-color="transparent" loext:char-shading-value="0"/>
    </style:style>
    <style:style style:name="T78" style:family="text">
      <style:text-properties style:text-line-through-style="none" style:text-line-through-type="none" officeooo:rsid="2f38db1e" fo:background-color="transparent" loext:char-shading-value="0"/>
    </style:style>
    <style:style style:name="T79" style:family="text">
      <style:text-properties style:text-line-through-style="none" style:text-line-through-type="none" officeooo:rsid="4e6e84f5"/>
    </style:style>
    <style:style style:name="T80" style:family="text">
      <style:text-properties style:text-line-through-style="none" style:text-line-through-type="none" officeooo:rsid="4e80fd39"/>
    </style:style>
    <style:style style:name="T81" style:family="text">
      <style:text-properties style:text-line-through-style="none" style:text-line-through-type="none" officeooo:rsid="4ee3c9e7"/>
    </style:style>
    <style:style style:name="T82" style:family="text">
      <style:text-properties style:text-line-through-style="none" style:text-line-through-type="none" officeooo:rsid="4e841f79"/>
    </style:style>
    <style:style style:name="T83" style:family="text">
      <style:text-properties style:text-line-through-style="none" style:text-line-through-type="none" officeooo:rsid="2f5b5974"/>
    </style:style>
    <style:style style:name="T84" style:family="text">
      <style:text-properties style:text-line-through-style="none" style:text-line-through-type="none" officeooo:rsid="4bb6de42"/>
    </style:style>
    <style:style style:name="T85" style:family="text">
      <style:text-properties style:text-line-through-style="none" style:text-line-through-type="none" officeooo:rsid="4b26ed81"/>
    </style:style>
    <style:style style:name="T86" style:family="text">
      <style:text-properties style:text-line-through-style="none" style:text-line-through-type="none" officeooo:rsid="50e8f7fd"/>
    </style:style>
    <style:style style:name="T87" style:family="text">
      <style:text-properties style:text-line-through-style="none" style:text-line-through-type="none" officeooo:rsid="51141268"/>
    </style:style>
    <style:style style:name="T88" style:family="text">
      <style:text-properties style:text-line-through-style="none" style:text-line-through-type="none" officeooo:rsid="2fadc193"/>
    </style:style>
    <style:style style:name="T89" style:family="text">
      <style:text-properties style:text-line-through-style="none" style:text-line-through-type="none" officeooo:rsid="515f36fd"/>
    </style:style>
    <style:style style:name="T90" style:family="text">
      <style:text-properties style:text-line-through-style="none" style:text-line-through-type="none" officeooo:rsid="2fc0c66f"/>
    </style:style>
    <style:style style:name="T91" style:family="text">
      <style:text-properties style:text-line-through-style="none" style:text-line-through-type="none" officeooo:rsid="4f0cac21"/>
    </style:style>
    <style:style style:name="T92" style:family="text">
      <style:text-properties style:text-line-through-style="none" style:text-line-through-type="none" officeooo:rsid="4f0bb4fa"/>
    </style:style>
    <style:style style:name="T93" style:family="text">
      <style:text-properties style:text-line-through-style="none" style:text-line-through-type="none" officeooo:rsid="4f4cecb8"/>
    </style:style>
    <style:style style:name="T94" style:family="text">
      <style:text-properties style:text-line-through-style="none" style:text-line-through-type="none" officeooo:rsid="2fc444f8"/>
    </style:style>
    <style:style style:name="T95" style:family="text">
      <style:text-properties style:text-line-through-style="none" style:text-line-through-type="none" officeooo:rsid="2fc9c77f"/>
    </style:style>
    <style:style style:name="T96" style:family="text">
      <style:text-properties style:text-line-through-style="none" style:text-line-through-type="none" officeooo:rsid="2fce751d"/>
    </style:style>
    <style:style style:name="T97" style:family="text">
      <style:text-properties style:text-line-through-style="none" style:text-line-through-type="none" officeooo:rsid="2fd9f8b2"/>
    </style:style>
    <style:style style:name="T98" style:family="text">
      <style:text-properties style:text-line-through-style="none" style:text-line-through-type="none" officeooo:rsid="2fda70e0"/>
    </style:style>
    <style:style style:name="T99" style:family="text">
      <style:text-properties style:text-line-through-style="none" style:text-line-through-type="none" officeooo:rsid="2fdd037d"/>
    </style:style>
    <style:style style:name="T100" style:family="text">
      <style:text-properties fo:language="cs" fo:country="CZ"/>
    </style:style>
    <style:style style:name="T101" style:family="text">
      <style:text-properties fo:language="cs" fo:country="CZ" officeooo:rsid="202b4e26"/>
    </style:style>
    <style:style style:name="T102" style:family="text">
      <style:text-properties fo:language="cs" fo:country="CZ" officeooo:rsid="207bc3d6"/>
    </style:style>
    <style:style style:name="T103" style:family="text">
      <style:text-properties fo:language="cs" fo:country="CZ" officeooo:rsid="2b8f1d4f"/>
    </style:style>
    <style:style style:name="T104" style:family="text">
      <style:text-properties fo:language="cs" fo:country="CZ" officeooo:rsid="2b944982"/>
    </style:style>
    <style:style style:name="T105" style:family="text">
      <style:text-properties fo:language="cs" fo:country="CZ" officeooo:rsid="2be98962"/>
    </style:style>
    <style:style style:name="T106" style:family="text">
      <style:text-properties fo:language="cs" fo:country="CZ" officeooo:rsid="2be9d552"/>
    </style:style>
    <style:style style:name="T107" style:family="text">
      <style:text-properties fo:language="cs" fo:country="CZ" officeooo:rsid="2bea78a7"/>
    </style:style>
    <style:style style:name="T108" style:family="text">
      <style:text-properties fo:language="cs" fo:country="CZ" officeooo:rsid="2bebebe1"/>
    </style:style>
    <style:style style:name="T109" style:family="text">
      <style:text-properties fo:language="cs" fo:country="CZ" officeooo:rsid="2bf9944c"/>
    </style:style>
    <style:style style:name="T110" style:family="text">
      <style:text-properties fo:language="cs" fo:country="CZ" officeooo:rsid="2c1b0dac"/>
    </style:style>
    <style:style style:name="T111" style:family="text">
      <style:text-properties fo:language="cs" fo:country="CZ" style:language-asian="zxx" style:country-asian="none" style:language-complex="ar" style:country-complex="SA"/>
    </style:style>
    <style:style style:name="T112" style:family="text">
      <style:text-properties fo:language="cs" fo:country="CZ" officeooo:rsid="2c477683"/>
    </style:style>
    <style:style style:name="T113" style:family="text">
      <style:text-properties fo:language="cs" fo:country="CZ" officeooo:rsid="2c480505"/>
    </style:style>
    <style:style style:name="T114" style:family="text">
      <style:text-properties fo:language="cs" fo:country="CZ" officeooo:rsid="2c48be07"/>
    </style:style>
    <style:style style:name="T115" style:family="text">
      <style:text-properties fo:language="cs" fo:country="CZ" officeooo:rsid="2c8571e4"/>
    </style:style>
    <style:style style:name="T116" style:family="text">
      <style:text-properties fo:language="cs" fo:country="CZ" officeooo:rsid="2cb72c25"/>
    </style:style>
    <style:style style:name="T117" style:family="text">
      <style:text-properties fo:language="cs" fo:country="CZ" fo:font-weight="bold" style:font-weight-asian="bold" style:font-weight-complex="bold"/>
    </style:style>
    <style:style style:name="T118" style:family="text">
      <style:text-properties fo:language="cs" fo:country="CZ" fo:font-weight="normal" style:font-weight-asian="normal" style:font-weight-complex="normal"/>
    </style:style>
    <style:style style:name="T119" style:family="text">
      <style:text-properties fo:language="cs" fo:country="CZ" fo:font-weight="normal" officeooo:rsid="2ce71b3a" style:font-weight-asian="normal" style:font-weight-complex="normal"/>
    </style:style>
    <style:style style:name="T120" style:family="text">
      <style:text-properties fo:language="cs" fo:country="CZ" fo:font-weight="normal" officeooo:rsid="2de46560" style:font-weight-asian="normal" style:font-weight-complex="normal"/>
    </style:style>
    <style:style style:name="T121" style:family="text">
      <style:text-properties fo:language="cs" fo:country="CZ" fo:font-weight="normal" officeooo:rsid="2df56763" style:font-weight-asian="normal" style:font-weight-complex="normal"/>
    </style:style>
    <style:style style:name="T122" style:family="text">
      <style:text-properties fo:language="cs" fo:country="CZ" fo:font-weight="normal" officeooo:rsid="2fbce079" style:font-weight-asian="normal" style:font-weight-complex="normal"/>
    </style:style>
    <style:style style:name="T123" style:family="text">
      <style:text-properties fo:language="cs" fo:country="CZ" officeooo:rsid="2ce9720a"/>
    </style:style>
    <style:style style:name="T124" style:family="text">
      <style:text-properties fo:language="cs" fo:country="CZ" fo:font-style="italic" style:font-style-asian="italic" style:font-style-complex="italic"/>
    </style:style>
    <style:style style:name="T125" style:family="text">
      <style:text-properties fo:language="cs" fo:country="CZ" fo:font-style="italic" officeooo:rsid="2bdf96d1" style:font-style-asian="italic" style:font-style-complex="italic"/>
    </style:style>
    <style:style style:name="T126" style:family="text">
      <style:text-properties fo:language="cs" fo:country="CZ" fo:font-style="italic" style:language-asian="zxx" style:country-asian="none" style:font-style-asian="italic" style:language-complex="ar" style:country-complex="SA" style:font-style-complex="italic"/>
    </style:style>
    <style:style style:name="T127" style:family="text">
      <style:text-properties fo:language="cs" fo:country="CZ" fo:font-style="italic" style:language-asian="cs" style:country-asian="CZ" style:font-style-asian="italic" style:language-complex="ar" style:country-complex="SA" style:font-style-complex="italic"/>
    </style:style>
    <style:style style:name="T128" style:family="text">
      <style:text-properties fo:language="cs" fo:country="CZ" fo:font-style="italic" style:language-asian="cs" style:country-asian="CZ" style:font-style-asian="italic" style:font-style-complex="italic"/>
    </style:style>
    <style:style style:name="T129" style:family="text">
      <style:text-properties fo:language="cs" fo:country="CZ" fo:font-style="italic" officeooo:rsid="2e1e63e1" style:language-asian="cs" style:country-asian="CZ" style:font-style-asian="italic" style:font-style-complex="italic"/>
    </style:style>
    <style:style style:name="T130" style:family="text">
      <style:text-properties fo:language="cs" fo:country="CZ" fo:font-style="normal" officeooo:rsid="2bdf96d1" style:font-style-asian="normal" style:font-style-complex="normal"/>
    </style:style>
    <style:style style:name="T131" style:family="text">
      <style:text-properties fo:language="cs" fo:country="CZ" fo:font-style="normal" officeooo:rsid="2bdfc203" style:font-style-asian="normal" style:font-style-complex="normal"/>
    </style:style>
    <style:style style:name="T132" style:family="text">
      <style:text-properties fo:language="cs" fo:country="CZ" fo:font-style="normal" officeooo:rsid="2d84afa8" style:font-style-asian="normal" style:font-style-complex="normal"/>
    </style:style>
    <style:style style:name="T133" style:family="text">
      <style:text-properties fo:language="cs" fo:country="CZ" fo:font-style="normal" style:language-asian="zxx" style:country-asian="none" style:font-style-asian="normal" style:language-complex="ar" style:country-complex="SA" style:font-style-complex="normal"/>
    </style:style>
    <style:style style:name="T134" style:family="text">
      <style:text-properties fo:language="cs" fo:country="CZ" fo:font-style="normal" style:language-asian="cs" style:country-asian="CZ" style:font-style-asian="normal" style:language-complex="ar" style:country-complex="SA" style:font-style-complex="normal"/>
    </style:style>
    <style:style style:name="T135" style:family="text">
      <style:text-properties fo:language="cs" fo:country="CZ" officeooo:rsid="2cee8d5d"/>
    </style:style>
    <style:style style:name="T136" style:family="text">
      <style:text-properties fo:language="cs" fo:country="CZ" officeooo:rsid="2cf30dac"/>
    </style:style>
    <style:style style:name="T137" style:family="text">
      <style:text-properties fo:language="cs" fo:country="CZ" officeooo:rsid="2cf4dcba"/>
    </style:style>
    <style:style style:name="T138" style:family="text">
      <style:text-properties fo:language="cs" fo:country="CZ" officeooo:rsid="2cf7b45a"/>
    </style:style>
    <style:style style:name="T139" style:family="text">
      <style:text-properties fo:language="cs" fo:country="CZ" officeooo:rsid="2cf9799d"/>
    </style:style>
    <style:style style:name="T140" style:family="text">
      <style:text-properties fo:language="cs" fo:country="CZ" officeooo:rsid="2d0a878d"/>
    </style:style>
    <style:style style:name="T141" style:family="text">
      <style:text-properties fo:language="cs" fo:country="CZ" officeooo:rsid="2d0b6f52"/>
    </style:style>
    <style:style style:name="T142" style:family="text">
      <style:text-properties fo:language="cs" fo:country="CZ" officeooo:rsid="2d17f65b"/>
    </style:style>
    <style:style style:name="T143" style:family="text">
      <style:text-properties fo:language="cs" fo:country="CZ" officeooo:rsid="2d1994e4"/>
    </style:style>
    <style:style style:name="T144" style:family="text">
      <style:text-properties fo:language="cs" fo:country="CZ" officeooo:rsid="2d2b66a0"/>
    </style:style>
    <style:style style:name="T145" style:family="text">
      <style:text-properties fo:language="cs" fo:country="CZ" officeooo:rsid="2d2d3ef0"/>
    </style:style>
    <style:style style:name="T146" style:family="text">
      <style:text-properties fo:language="cs" fo:country="CZ" officeooo:rsid="2d369bed"/>
    </style:style>
    <style:style style:name="T147" style:family="text">
      <style:text-properties fo:language="cs" fo:country="CZ" officeooo:rsid="2d3a20e2"/>
    </style:style>
    <style:style style:name="T148" style:family="text">
      <style:text-properties fo:language="cs" fo:country="CZ" officeooo:rsid="2d3a2fe2"/>
    </style:style>
    <style:style style:name="T149" style:family="text">
      <style:text-properties fo:language="cs" fo:country="CZ" officeooo:rsid="2d3abe17"/>
    </style:style>
    <style:style style:name="T150" style:family="text">
      <style:text-properties fo:language="cs" fo:country="CZ" officeooo:rsid="2d3c10fa"/>
    </style:style>
    <style:style style:name="T151" style:family="text">
      <style:text-properties fo:language="cs" fo:country="CZ" officeooo:rsid="2d45fda9"/>
    </style:style>
    <style:style style:name="T152" style:family="text">
      <style:text-properties fo:language="cs" fo:country="CZ" officeooo:rsid="2d47af22"/>
    </style:style>
    <style:style style:name="T153" style:family="text">
      <style:text-properties fo:language="cs" fo:country="CZ" officeooo:rsid="2d494420"/>
    </style:style>
    <style:style style:name="T154" style:family="text">
      <style:text-properties fo:language="cs" fo:country="CZ" officeooo:rsid="2d4cfada"/>
    </style:style>
    <style:style style:name="T155" style:family="text">
      <style:text-properties fo:language="cs" fo:country="CZ" officeooo:rsid="2d4e9031"/>
    </style:style>
    <style:style style:name="T156" style:family="text">
      <style:text-properties fo:language="cs" fo:country="CZ" officeooo:rsid="2d4f0029"/>
    </style:style>
    <style:style style:name="T157" style:family="text">
      <style:text-properties fo:language="cs" fo:country="CZ" officeooo:rsid="2d6299e2"/>
    </style:style>
    <style:style style:name="T158" style:family="text">
      <style:text-properties fo:language="cs" fo:country="CZ" officeooo:rsid="2d9f807f"/>
    </style:style>
    <style:style style:name="T159" style:family="text">
      <style:text-properties fo:language="cs" fo:country="CZ" officeooo:rsid="2d669438"/>
    </style:style>
    <style:style style:name="T160" style:family="text">
      <style:text-properties fo:language="cs" fo:country="CZ" officeooo:rsid="2db4cd4f"/>
    </style:style>
    <style:style style:name="T161" style:family="text">
      <style:text-properties fo:language="cs" fo:country="CZ" officeooo:rsid="2dd33f0d"/>
    </style:style>
    <style:style style:name="T162" style:family="text">
      <style:text-properties fo:language="cs" fo:country="CZ" officeooo:rsid="2dd34059"/>
    </style:style>
    <style:style style:name="T163" style:family="text">
      <style:text-properties fo:language="cs" fo:country="CZ" officeooo:rsid="2dd418fa"/>
    </style:style>
    <style:style style:name="T164" style:family="text">
      <style:text-properties fo:language="cs" fo:country="CZ" officeooo:rsid="2df350ff"/>
    </style:style>
    <style:style style:name="T165" style:family="text">
      <style:text-properties fo:language="cs" fo:country="CZ" officeooo:rsid="2dfb3720"/>
    </style:style>
    <style:style style:name="T166" style:family="text">
      <style:text-properties fo:language="cs" fo:country="CZ" style:language-asian="cs" style:country-asian="CZ"/>
    </style:style>
    <style:style style:name="T167" style:family="text">
      <style:text-properties fo:language="cs" fo:country="CZ" style:language-asian="cs" style:country-asian="CZ" style:language-complex="ar" style:country-complex="SA"/>
    </style:style>
    <style:style style:name="T168" style:family="text">
      <style:text-properties fo:language="cs" fo:country="CZ" officeooo:rsid="2e2d8f9c"/>
    </style:style>
    <style:style style:name="T169" style:family="text">
      <style:text-properties fo:language="cs" fo:country="CZ" style:text-underline-style="none" officeooo:rsid="2e329540"/>
    </style:style>
    <style:style style:name="T170" style:family="text">
      <style:text-properties fo:language="cs" fo:country="CZ" style:text-underline-style="none" officeooo:rsid="2e60d11e"/>
    </style:style>
    <style:style style:name="T171" style:family="text">
      <style:text-properties fo:language="cs" fo:country="CZ" officeooo:rsid="2e5bd9d6"/>
    </style:style>
    <style:style style:name="T172" style:family="text">
      <style:text-properties fo:language="cs" fo:country="CZ" officeooo:rsid="2e7dcae7"/>
    </style:style>
    <style:style style:name="T173" style:family="text">
      <style:text-properties fo:language="cs" fo:country="CZ" officeooo:rsid="2ea87936"/>
    </style:style>
    <style:style style:name="T174" style:family="text">
      <style:text-properties fo:language="cs" fo:country="CZ" officeooo:rsid="2f1b08cb"/>
    </style:style>
    <style:style style:name="T175" style:family="text">
      <style:text-properties fo:language="cs" fo:country="CZ" officeooo:rsid="2f235fff"/>
    </style:style>
    <style:style style:name="T176" style:family="text">
      <style:text-properties fo:language="cs" fo:country="CZ" officeooo:rsid="2ce71b3a"/>
    </style:style>
    <style:style style:name="T177" style:family="text">
      <style:text-properties fo:font-style="italic" style:font-style-asian="italic" style:font-style-complex="italic"/>
    </style:style>
    <style:style style:name="T178" style:family="text">
      <style:text-properties fo:font-style="italic" officeooo:rsid="2bb06401" style:font-style-asian="italic" style:font-style-complex="italic"/>
    </style:style>
    <style:style style:name="T179" style:family="text">
      <style:text-properties fo:font-style="italic" officeooo:rsid="2bdad164" style:font-style-asian="italic" style:font-style-complex="italic"/>
    </style:style>
    <style:style style:name="T180" style:family="text">
      <style:text-properties fo:font-style="italic" officeooo:rsid="2bdf96d1" style:font-style-asian="italic" style:font-style-complex="italic"/>
    </style:style>
    <style:style style:name="T181" style:family="text">
      <style:text-properties fo:font-style="italic" officeooo:rsid="4588b715" style:font-style-asian="italic" style:font-style-complex="italic"/>
    </style:style>
    <style:style style:name="T182" style:family="text">
      <style:text-properties fo:font-style="italic" officeooo:rsid="2c5cf113" style:font-style-asian="italic" style:font-style-complex="italic"/>
    </style:style>
    <style:style style:name="T183" style:family="text">
      <style:text-properties fo:font-style="italic" officeooo:rsid="2c99992c" style:font-style-asian="italic" style:font-style-complex="italic"/>
    </style:style>
    <style:style style:name="T184" style:family="text">
      <style:text-properties fo:font-style="italic" officeooo:rsid="2d525afc" style:font-style-asian="italic" style:font-style-complex="italic"/>
    </style:style>
    <style:style style:name="T185" style:family="text">
      <style:text-properties fo:font-style="italic" officeooo:rsid="2d534fb0" style:font-style-asian="italic" style:font-style-complex="italic"/>
    </style:style>
    <style:style style:name="T186" style:family="text">
      <style:text-properties fo:font-style="italic" officeooo:rsid="503dc632" style:font-style-asian="italic" style:font-style-complex="italic"/>
    </style:style>
    <style:style style:name="T187" style:family="text">
      <style:text-properties fo:font-style="italic" officeooo:rsid="45703752" style:font-style-asian="italic" style:font-style-complex="italic"/>
    </style:style>
    <style:style style:name="T188" style:family="text">
      <style:text-properties fo:font-style="italic" officeooo:rsid="2d8b0dfd" style:font-style-asian="italic" style:font-style-complex="italic"/>
    </style:style>
    <style:style style:name="T189" style:family="text">
      <style:text-properties fo:font-style="italic" officeooo:rsid="2d90f701" style:font-style-asian="italic" style:font-style-complex="italic"/>
    </style:style>
    <style:style style:name="T190" style:family="text">
      <style:text-properties fo:font-style="italic" officeooo:rsid="2dcd463e" style:font-style-asian="italic" style:font-style-complex="italic"/>
    </style:style>
    <style:style style:name="T191" style:family="text">
      <style:text-properties fo:font-style="italic" officeooo:rsid="2dce3e15" style:font-style-asian="italic" style:font-style-complex="italic"/>
    </style:style>
    <style:style style:name="T192" style:family="text">
      <style:text-properties fo:font-style="italic" officeooo:rsid="2dcf42e9" style:font-style-asian="italic" style:font-style-complex="italic"/>
    </style:style>
    <style:style style:name="T193" style:family="text">
      <style:text-properties fo:font-style="italic" officeooo:rsid="2decc4d6" style:font-style-asian="italic" style:font-style-complex="italic"/>
    </style:style>
    <style:style style:name="T194" style:family="text">
      <style:text-properties fo:font-style="italic" officeooo:rsid="2e1e63e1" style:font-style-asian="italic" style:font-style-complex="italic"/>
    </style:style>
    <style:style style:name="T195" style:family="text">
      <style:text-properties fo:font-style="italic" officeooo:rsid="2e329540" style:font-style-asian="italic" style:font-style-complex="italic"/>
    </style:style>
    <style:style style:name="T196" style:family="text">
      <style:text-properties fo:font-style="italic" officeooo:rsid="2e4380c6" style:font-style-asian="italic" style:font-style-complex="italic"/>
    </style:style>
    <style:style style:name="T197" style:family="text">
      <style:text-properties fo:font-style="italic" officeooo:rsid="2e791353" style:font-style-asian="italic" style:font-style-complex="italic"/>
    </style:style>
    <style:style style:name="T198" style:family="text">
      <style:text-properties fo:font-style="italic" officeooo:rsid="2d6299e2" style:font-style-asian="italic" style:font-style-complex="italic"/>
    </style:style>
    <style:style style:name="T199" style:family="text">
      <style:text-properties fo:font-style="italic" officeooo:rsid="2e7dcae7" style:font-style-asian="italic" style:font-style-complex="italic"/>
    </style:style>
    <style:style style:name="T200" style:family="text">
      <style:text-properties fo:font-style="italic" officeooo:rsid="4fafaa48" style:font-style-asian="italic" style:font-style-complex="italic"/>
    </style:style>
    <style:style style:name="T201" style:family="text">
      <style:text-properties fo:font-style="italic" officeooo:rsid="2ef9e020" style:font-style-asian="italic" style:font-style-complex="italic"/>
    </style:style>
    <style:style style:name="T202" style:family="text">
      <style:text-properties fo:font-style="italic" officeooo:rsid="2efb8c0f" style:font-style-asian="italic" style:font-style-complex="italic"/>
    </style:style>
    <style:style style:name="T203" style:family="text">
      <style:text-properties fo:font-style="italic" officeooo:rsid="500da72b" style:font-style-asian="italic" style:font-style-complex="italic"/>
    </style:style>
    <style:style style:name="T204" style:family="text">
      <style:text-properties fo:font-style="italic" officeooo:rsid="3f23ef29" style:font-style-asian="italic" style:font-style-complex="italic"/>
    </style:style>
    <style:style style:name="T205" style:family="text">
      <style:text-properties fo:font-style="italic" officeooo:rsid="3ecd1329" style:font-style-asian="italic" style:font-style-complex="italic"/>
    </style:style>
    <style:style style:name="T206" style:family="text">
      <style:text-properties fo:font-style="italic" officeooo:rsid="3ed19b7b" style:font-style-asian="italic" style:font-style-complex="italic"/>
    </style:style>
    <style:style style:name="T207" style:family="text">
      <style:text-properties fo:font-style="italic" officeooo:rsid="3f253ee7" style:font-style-asian="italic" style:font-style-complex="italic"/>
    </style:style>
    <style:style style:name="T208" style:family="text">
      <style:text-properties fo:font-style="italic" officeooo:rsid="3eda7c58" style:font-style-asian="italic" style:font-style-complex="italic"/>
    </style:style>
    <style:style style:name="T209" style:family="text">
      <style:text-properties fo:font-style="italic" officeooo:rsid="4ee3fc97" style:font-style-asian="italic" style:font-style-complex="italic"/>
    </style:style>
    <style:style style:name="T210" style:family="text">
      <style:text-properties fo:font-style="italic" officeooo:rsid="4e7fda3f" style:font-style-asian="italic" style:font-style-complex="italic"/>
    </style:style>
    <style:style style:name="T211" style:family="text">
      <style:text-properties fo:font-style="italic" officeooo:rsid="4e446939" style:font-style-asian="italic" style:font-style-complex="italic"/>
    </style:style>
    <style:style style:name="T212" style:family="text">
      <style:text-properties fo:font-style="italic" officeooo:rsid="16077e11" style:font-style-asian="italic" style:font-style-complex="italic"/>
    </style:style>
    <style:style style:name="T213" style:family="text">
      <style:text-properties fo:font-style="italic" officeooo:rsid="16282f48" style:font-style-asian="italic" style:font-style-complex="italic"/>
    </style:style>
    <style:style style:name="T214" style:family="text">
      <style:text-properties fo:font-style="italic" officeooo:rsid="4a67efe2" style:font-style-asian="italic" style:font-style-complex="italic"/>
    </style:style>
    <style:style style:name="T215" style:family="text">
      <style:text-properties fo:font-style="italic" officeooo:rsid="50d891c3" style:font-style-asian="italic" style:font-style-complex="italic"/>
    </style:style>
    <style:style style:name="T216" style:family="text">
      <style:text-properties fo:font-style="italic" officeooo:rsid="2f67fb10" style:font-style-asian="italic" style:font-style-complex="italic"/>
    </style:style>
    <style:style style:name="T217" style:family="text">
      <style:text-properties fo:font-style="italic" officeooo:rsid="2f7880f5" style:font-style-asian="italic" style:font-style-complex="italic"/>
    </style:style>
    <style:style style:name="T218" style:family="text">
      <style:text-properties fo:font-style="italic" officeooo:rsid="2fbfaede" style:font-style-asian="italic" style:font-style-complex="italic"/>
    </style:style>
    <style:style style:name="T219" style:family="text">
      <style:text-properties fo:font-style="italic" officeooo:rsid="2fac9a7d"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bold" style:font-style-asian="italic" style:font-weight-asian="bold" style:font-style-complex="italic" style:font-weight-complex="bold"/>
    </style:style>
    <style:style style:name="T222" style:family="text">
      <style:text-properties fo:font-style="italic" fo:font-weight="bold" officeooo:rsid="2bbba14c" style:font-style-asian="italic" style:font-weight-asian="bold" style:font-style-complex="italic" style:font-weight-complex="bold"/>
    </style:style>
    <style:style style:name="T223" style:family="text">
      <style:text-properties fo:font-style="italic" fo:font-weight="bold" officeooo:rsid="2fc06ab8" style:font-style-asian="italic" style:font-weight-asian="bold" style:font-style-complex="italic" style:font-weight-complex="bold"/>
    </style:style>
    <style:style style:name="T224" style:family="text">
      <style:text-properties fo:font-style="italic" style:text-underline-style="solid" style:text-underline-width="auto" style:text-underline-color="font-color" style:font-style-asian="italic" style:font-style-complex="italic"/>
    </style:style>
    <style:style style:name="T225" style:family="text">
      <style:text-properties fo:font-style="italic" style:text-underline-style="none" style:font-style-asian="italic" style:font-style-complex="italic"/>
    </style:style>
    <style:style style:name="T226" style:family="text">
      <style:text-properties fo:font-style="normal" style:font-style-asian="normal" style:font-style-complex="normal"/>
    </style:style>
    <style:style style:name="T227" style:family="text">
      <style:text-properties fo:font-style="normal" officeooo:rsid="2b98908f" style:font-style-asian="normal" style:font-style-complex="normal"/>
    </style:style>
    <style:style style:name="T228" style:family="text">
      <style:text-properties fo:font-style="normal" officeooo:rsid="2b9fc56a" style:font-style-asian="normal" style:font-style-complex="normal"/>
    </style:style>
    <style:style style:name="T229" style:family="text">
      <style:text-properties fo:font-style="normal" officeooo:rsid="2ba10d87" style:font-style-asian="normal" style:font-style-complex="normal"/>
    </style:style>
    <style:style style:name="T230" style:family="text">
      <style:text-properties fo:font-style="normal" officeooo:rsid="2ba358bb" style:font-style-asian="normal" style:font-style-complex="normal"/>
    </style:style>
    <style:style style:name="T231" style:family="text">
      <style:text-properties fo:font-style="normal" officeooo:rsid="2bacda3a" style:font-style-asian="normal" style:font-style-complex="normal"/>
    </style:style>
    <style:style style:name="T232" style:family="text">
      <style:text-properties fo:font-style="normal" officeooo:rsid="2baeecc3" style:font-style-asian="normal" style:font-style-complex="normal"/>
    </style:style>
    <style:style style:name="T233" style:family="text">
      <style:text-properties fo:font-style="normal" officeooo:rsid="2bb06401" style:font-style-asian="normal" style:font-style-complex="normal"/>
    </style:style>
    <style:style style:name="T234" style:family="text">
      <style:text-properties fo:font-style="normal" officeooo:rsid="2bb1a8ac" style:font-style-asian="normal" style:font-style-complex="normal"/>
    </style:style>
    <style:style style:name="T235" style:family="text">
      <style:text-properties fo:font-style="normal" officeooo:rsid="2bb2d558" style:font-style-asian="normal" style:font-style-complex="normal"/>
    </style:style>
    <style:style style:name="T236" style:family="text">
      <style:text-properties fo:font-style="normal" officeooo:rsid="2bb41f57" style:font-style-asian="normal" style:font-style-complex="normal"/>
    </style:style>
    <style:style style:name="T237" style:family="text">
      <style:text-properties fo:font-style="normal" officeooo:rsid="2bc6b18b" style:font-style-asian="normal" style:font-style-complex="normal"/>
    </style:style>
    <style:style style:name="T238" style:family="text">
      <style:text-properties fo:font-style="normal" officeooo:rsid="2bce39a6" style:font-style-asian="normal" style:font-style-complex="normal"/>
    </style:style>
    <style:style style:name="T239" style:family="text">
      <style:text-properties fo:font-style="normal" officeooo:rsid="2bdad164" style:font-style-asian="normal" style:font-style-complex="normal"/>
    </style:style>
    <style:style style:name="T240" style:family="text">
      <style:text-properties fo:font-style="normal" officeooo:rsid="2bdc79e8" style:font-style-asian="normal" style:font-style-complex="normal"/>
    </style:style>
    <style:style style:name="T241" style:family="text">
      <style:text-properties fo:font-style="normal" officeooo:rsid="2bdf96d1" style:font-style-asian="normal" style:font-style-complex="normal"/>
    </style:style>
    <style:style style:name="T242" style:family="text">
      <style:text-properties fo:font-style="normal" officeooo:rsid="2be1890c" style:font-style-asian="normal" style:font-style-complex="normal"/>
    </style:style>
    <style:style style:name="T243" style:family="text">
      <style:text-properties fo:font-style="normal" officeooo:rsid="2be23750" style:font-style-asian="normal" style:font-style-complex="normal"/>
    </style:style>
    <style:style style:name="T244" style:family="text">
      <style:text-properties fo:font-style="normal" officeooo:rsid="2d1b6126" style:font-style-asian="normal" style:font-style-complex="normal"/>
    </style:style>
    <style:style style:name="T245" style:family="text">
      <style:text-properties fo:font-style="normal" officeooo:rsid="503dc632" style:font-style-asian="normal" style:font-style-complex="normal"/>
    </style:style>
    <style:style style:name="T246" style:family="text">
      <style:text-properties fo:font-style="normal" officeooo:rsid="503cf89e" style:font-style-asian="normal" style:font-style-complex="normal"/>
    </style:style>
    <style:style style:name="T247" style:family="text">
      <style:text-properties fo:font-style="normal" officeooo:rsid="504650d2" style:font-style-asian="normal" style:font-style-complex="normal"/>
    </style:style>
    <style:style style:name="T248" style:family="text">
      <style:text-properties fo:font-style="normal" officeooo:rsid="45df761a" style:font-style-asian="normal" style:font-style-complex="normal"/>
    </style:style>
    <style:style style:name="T249" style:family="text">
      <style:text-properties fo:font-style="normal" officeooo:rsid="45703752" style:font-style-asian="normal" style:font-style-complex="normal"/>
    </style:style>
    <style:style style:name="T250" style:family="text">
      <style:text-properties fo:font-style="normal" officeooo:rsid="2d84afa8" style:font-style-asian="normal" style:font-style-complex="normal"/>
    </style:style>
    <style:style style:name="T251" style:family="text">
      <style:text-properties fo:font-style="normal" officeooo:rsid="2d8b0dfd" style:font-style-asian="normal" style:font-style-complex="normal"/>
    </style:style>
    <style:style style:name="T252" style:family="text">
      <style:text-properties fo:font-style="normal" officeooo:rsid="2dce3e15" style:font-style-asian="normal" style:font-style-complex="normal"/>
    </style:style>
    <style:style style:name="T253" style:family="text">
      <style:text-properties fo:font-style="normal" officeooo:rsid="2dce6318" style:font-style-asian="normal" style:font-style-complex="normal"/>
    </style:style>
    <style:style style:name="T254" style:family="text">
      <style:text-properties fo:font-style="normal" officeooo:rsid="2dcd463e" style:font-style-asian="normal" style:font-style-complex="normal"/>
    </style:style>
    <style:style style:name="T255" style:family="text">
      <style:text-properties fo:font-style="normal" officeooo:rsid="2decc4d6" style:font-style-asian="normal" style:font-style-complex="normal"/>
    </style:style>
    <style:style style:name="T256" style:family="text">
      <style:text-properties fo:font-style="normal" officeooo:rsid="2e2be1b5" style:font-style-asian="normal" style:font-style-complex="normal"/>
    </style:style>
    <style:style style:name="T257" style:family="text">
      <style:text-properties fo:font-style="normal" officeooo:rsid="2e791353" style:font-style-asian="normal" style:font-style-complex="normal"/>
    </style:style>
    <style:style style:name="T258" style:family="text">
      <style:text-properties fo:font-style="normal" officeooo:rsid="4f83fff4" style:font-style-asian="normal" style:font-style-complex="normal"/>
    </style:style>
    <style:style style:name="T259" style:family="text">
      <style:text-properties fo:font-style="normal" officeooo:rsid="516d15c5" style:font-style-asian="normal" style:font-style-complex="normal"/>
    </style:style>
    <style:style style:name="T260" style:family="text">
      <style:text-properties fo:font-style="normal" officeooo:rsid="516e30ab" style:font-style-asian="normal" style:font-style-complex="normal"/>
    </style:style>
    <style:style style:name="T261" style:family="text">
      <style:text-properties fo:font-style="normal" officeooo:rsid="2ef9e020" style:font-style-asian="normal" style:font-style-complex="normal"/>
    </style:style>
    <style:style style:name="T262" style:family="text">
      <style:text-properties fo:font-style="normal" officeooo:rsid="3ecd1329" style:font-style-asian="normal" style:font-style-complex="normal"/>
    </style:style>
    <style:style style:name="T263" style:family="text">
      <style:text-properties fo:font-style="normal" officeooo:rsid="3ecf313d" style:font-style-asian="normal" style:font-style-complex="normal"/>
    </style:style>
    <style:style style:name="T264" style:family="text">
      <style:text-properties fo:font-style="normal" officeooo:rsid="3f231cec" style:font-style-asian="normal" style:font-style-complex="normal"/>
    </style:style>
    <style:style style:name="T265" style:family="text">
      <style:text-properties fo:font-style="normal" officeooo:rsid="51716728" style:font-style-asian="normal" style:font-style-complex="normal"/>
    </style:style>
    <style:style style:name="T266" style:family="text">
      <style:text-properties fo:font-style="normal" officeooo:rsid="510a2795" style:font-style-asian="normal" style:font-style-complex="normal"/>
    </style:style>
    <style:style style:name="T267" style:family="text">
      <style:text-properties fo:font-style="normal" officeooo:rsid="510b14e4" style:font-style-asian="normal" style:font-style-complex="normal"/>
    </style:style>
    <style:style style:name="T268" style:family="text">
      <style:text-properties fo:font-style="normal" officeooo:rsid="16282f48" style:font-style-asian="normal" style:font-style-complex="normal"/>
    </style:style>
    <style:style style:name="T269" style:family="text">
      <style:text-properties fo:font-style="normal" officeooo:rsid="50d891c3" style:font-style-asian="normal" style:font-style-complex="normal"/>
    </style:style>
    <style:style style:name="T270" style:family="text">
      <style:text-properties fo:font-style="normal" officeooo:rsid="2f7880f5" style:font-style-asian="normal" style:font-style-complex="normal"/>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fo:font-style="normal" fo:font-weight="normal" officeooo:rsid="2bdf96d1" style:font-style-asian="normal" style:font-weight-asian="normal" style:font-style-complex="normal" style:font-weight-complex="normal"/>
    </style:style>
    <style:style style:name="T274" style:family="text">
      <style:text-properties fo:font-style="normal" style:text-underline-style="solid" style:text-underline-width="auto" style:text-underline-color="font-color" officeooo:rsid="2bb41f57" style:font-style-asian="normal" style:font-style-complex="normal"/>
    </style:style>
    <style:style style:name="T275" style:family="text">
      <style:text-properties fo:font-style="normal" style:text-underline-style="solid" style:text-underline-width="auto" style:text-underline-color="font-color" officeooo:rsid="2bce39a6" style:font-style-asian="normal" style:font-style-complex="normal"/>
    </style:style>
    <style:style style:name="T276" style:family="text">
      <style:text-properties fo:font-weight="bold" style:font-weight-asian="bold" style:font-weight-complex="bold"/>
    </style:style>
    <style:style style:name="T277" style:family="text">
      <style:text-properties fo:font-weight="bold" officeooo:rsid="2bb1a8ac" style:font-weight-asian="bold" style:font-weight-complex="bold"/>
    </style:style>
    <style:style style:name="T278" style:family="text">
      <style:text-properties fo:font-weight="bold" officeooo:rsid="2bc6b18b" style:font-weight-asian="bold" style:font-weight-complex="bold"/>
    </style:style>
    <style:style style:name="T279" style:family="text">
      <style:text-properties fo:font-weight="bold" officeooo:rsid="2ba79455" style:font-weight-asian="bold" style:font-weight-complex="bold"/>
    </style:style>
    <style:style style:name="T280" style:family="text">
      <style:text-properties fo:font-weight="bold" officeooo:rsid="2be98962" style:font-weight-asian="bold" style:font-weight-complex="bold"/>
    </style:style>
    <style:style style:name="T281" style:family="text">
      <style:text-properties fo:font-weight="bold" officeooo:rsid="2c37d9b4" style:font-weight-asian="bold" style:font-weight-complex="bold"/>
    </style:style>
    <style:style style:name="T282" style:family="text">
      <style:text-properties fo:font-weight="bold" officeooo:rsid="2c141b9b" style:font-weight-asian="bold" style:font-weight-complex="bold"/>
    </style:style>
    <style:style style:name="T283" style:family="text">
      <style:text-properties fo:font-weight="bold" officeooo:rsid="2c13e078" style:font-weight-asian="bold" style:font-weight-complex="bold"/>
    </style:style>
    <style:style style:name="T284" style:family="text">
      <style:text-properties fo:font-weight="bold" officeooo:rsid="2c480505" style:font-weight-asian="bold" style:font-weight-complex="bold"/>
    </style:style>
    <style:style style:name="T285" style:family="text">
      <style:text-properties fo:font-weight="bold" officeooo:rsid="2c152ac4" style:font-weight-asian="bold" style:font-weight-complex="bold"/>
    </style:style>
    <style:style style:name="T286" style:family="text">
      <style:text-properties fo:font-weight="bold" officeooo:rsid="2cfc463c" style:font-weight-asian="bold" style:font-weight-complex="bold"/>
    </style:style>
    <style:style style:name="T287" style:family="text">
      <style:text-properties fo:font-weight="bold" officeooo:rsid="2d7bf0b1" style:font-weight-asian="bold" style:font-weight-complex="bold"/>
    </style:style>
    <style:style style:name="T288" style:family="text">
      <style:text-properties fo:font-weight="bold" officeooo:rsid="2d8508d2" style:font-weight-asian="bold" style:font-weight-complex="bold"/>
    </style:style>
    <style:style style:name="T289" style:family="text">
      <style:text-properties fo:font-weight="bold" officeooo:rsid="2dc1b7e5" style:font-weight-asian="bold" style:font-weight-complex="bold"/>
    </style:style>
    <style:style style:name="T290" style:family="text">
      <style:text-properties fo:font-weight="bold" officeooo:rsid="2dd34059" style:font-weight-asian="bold" style:font-weight-complex="bold"/>
    </style:style>
    <style:style style:name="T291" style:family="text">
      <style:text-properties fo:font-weight="bold" officeooo:rsid="2ddaf02d" style:font-weight-asian="bold" style:font-weight-complex="bold"/>
    </style:style>
    <style:style style:name="T292" style:family="text">
      <style:text-properties fo:font-weight="bold" officeooo:rsid="2decc4d6" style:font-weight-asian="bold" style:font-weight-complex="bold"/>
    </style:style>
    <style:style style:name="T293" style:family="text">
      <style:text-properties fo:font-weight="bold" officeooo:rsid="2df4dc04" style:font-weight-asian="bold" style:font-weight-complex="bold"/>
    </style:style>
    <style:style style:name="T294" style:family="text">
      <style:text-properties fo:font-weight="bold" officeooo:rsid="2df57239" style:font-weight-asian="bold" style:font-weight-complex="bold"/>
    </style:style>
    <style:style style:name="T295" style:family="text">
      <style:text-properties fo:font-weight="bold" officeooo:rsid="2df5adf1" style:font-weight-asian="bold" style:font-weight-complex="bold"/>
    </style:style>
    <style:style style:name="T296" style:family="text">
      <style:text-properties fo:font-weight="bold" officeooo:rsid="2df8dc0f" style:font-weight-asian="bold" style:font-weight-complex="bold"/>
    </style:style>
    <style:style style:name="T297" style:family="text">
      <style:text-properties fo:font-weight="bold" officeooo:rsid="2dfb3720" style:font-weight-asian="bold" style:font-weight-complex="bold"/>
    </style:style>
    <style:style style:name="T298" style:family="text">
      <style:text-properties fo:font-weight="bold" officeooo:rsid="2dfdcb9e" style:font-weight-asian="bold" style:font-weight-complex="bold"/>
    </style:style>
    <style:style style:name="T299" style:family="text">
      <style:text-properties fo:font-weight="bold" officeooo:rsid="2e025ec8" style:font-weight-asian="bold" style:font-weight-complex="bold"/>
    </style:style>
    <style:style style:name="T300" style:family="text">
      <style:text-properties fo:font-weight="bold" officeooo:rsid="2e199b7f" style:font-weight-asian="bold" style:font-weight-complex="bold"/>
    </style:style>
    <style:style style:name="T301" style:family="text">
      <style:text-properties fo:font-weight="bold" officeooo:rsid="2e3389d8" style:font-weight-asian="bold" style:font-weight-complex="bold"/>
    </style:style>
    <style:style style:name="T302" style:family="text">
      <style:text-properties fo:font-weight="bold" officeooo:rsid="2e42079e" style:font-weight-asian="bold" style:font-weight-complex="bold"/>
    </style:style>
    <style:style style:name="T303" style:family="text">
      <style:text-properties fo:font-weight="bold" officeooo:rsid="2e4e1492" style:font-weight-asian="bold" style:font-weight-complex="bold"/>
    </style:style>
    <style:style style:name="T304" style:family="text">
      <style:text-properties fo:font-weight="bold" officeooo:rsid="2e545b54" style:font-weight-asian="bold" style:font-weight-complex="bold"/>
    </style:style>
    <style:style style:name="T305" style:family="text">
      <style:text-properties fo:font-weight="bold" officeooo:rsid="2dbd0347" style:font-weight-asian="bold" style:font-weight-complex="bold"/>
    </style:style>
    <style:style style:name="T306" style:family="text">
      <style:text-properties fo:font-weight="bold" officeooo:rsid="2e59694c" style:font-weight-asian="bold" style:font-weight-complex="bold"/>
    </style:style>
    <style:style style:name="T307" style:family="text">
      <style:text-properties fo:font-weight="bold" officeooo:rsid="2e662700" style:font-weight-asian="bold" style:font-weight-complex="bold"/>
    </style:style>
    <style:style style:name="T308" style:family="text">
      <style:text-properties fo:font-weight="bold" officeooo:rsid="2e7fff42" style:font-weight-asian="bold" style:font-weight-complex="bold"/>
    </style:style>
    <style:style style:name="T309" style:family="text">
      <style:text-properties fo:font-weight="bold" officeooo:rsid="2e84e8bd" style:font-weight-asian="bold" style:font-weight-complex="bold"/>
    </style:style>
    <style:style style:name="T310" style:family="text">
      <style:text-properties fo:font-weight="bold" officeooo:rsid="2e857c32" style:font-weight-asian="bold" style:font-weight-complex="bold"/>
    </style:style>
    <style:style style:name="T311" style:family="text">
      <style:text-properties fo:font-weight="bold" officeooo:rsid="2ea88bac" style:font-weight-asian="bold" style:font-weight-complex="bold"/>
    </style:style>
    <style:style style:name="T312" style:family="text">
      <style:text-properties fo:font-weight="bold" officeooo:rsid="2ebd2a05" style:font-weight-asian="bold" style:font-weight-complex="bold"/>
    </style:style>
    <style:style style:name="T313" style:family="text">
      <style:text-properties fo:font-weight="bold" officeooo:rsid="2ec548ae" style:font-weight-asian="bold" style:font-weight-complex="bold"/>
    </style:style>
    <style:style style:name="T314" style:family="text">
      <style:text-properties fo:font-weight="bold" officeooo:rsid="2ec939ea" style:font-weight-asian="bold" style:font-weight-complex="bold"/>
    </style:style>
    <style:style style:name="T315" style:family="text">
      <style:text-properties fo:font-weight="bold" officeooo:rsid="2fac9a7d" style:font-weight-asian="bold" style:font-weight-complex="bold"/>
    </style:style>
    <style:style style:name="T316" style:family="text">
      <style:text-properties fo:font-weight="bold" officeooo:rsid="2fd1f8c9" style:font-weight-asian="bold" style:font-weight-complex="bold"/>
    </style:style>
    <style:style style:name="T317" style:family="text">
      <style:text-properties fo:font-weight="normal" style:font-weight-asian="normal" style:font-weight-complex="normal"/>
    </style:style>
    <style:style style:name="T318" style:family="text">
      <style:text-properties fo:font-weight="normal" officeooo:rsid="2bcdcece" style:font-weight-asian="normal" style:font-weight-complex="normal"/>
    </style:style>
    <style:style style:name="T319" style:family="text">
      <style:text-properties fo:font-weight="normal" officeooo:rsid="2bd654ba" style:font-weight-asian="normal" style:font-weight-complex="normal"/>
    </style:style>
    <style:style style:name="T320" style:family="text">
      <style:text-properties fo:font-weight="normal" officeooo:rsid="2bdf96d1" style:font-weight-asian="normal" style:font-weight-complex="normal"/>
    </style:style>
    <style:style style:name="T321" style:family="text">
      <style:text-properties fo:font-weight="normal" officeooo:rsid="2be26839" style:font-weight-asian="normal" style:font-weight-complex="normal"/>
    </style:style>
    <style:style style:name="T322" style:family="text">
      <style:text-properties fo:font-weight="normal" officeooo:rsid="2ce71b3a" style:font-weight-asian="normal" style:font-weight-complex="normal"/>
    </style:style>
    <style:style style:name="T323" style:family="text">
      <style:text-properties fo:font-weight="normal" officeooo:rsid="2ce9720a" style:font-weight-asian="normal" style:font-weight-complex="normal"/>
    </style:style>
    <style:style style:name="T324" style:family="text">
      <style:text-properties fo:font-weight="normal" officeooo:rsid="2ddaf02d" style:font-weight-asian="normal" style:font-weight-complex="normal"/>
    </style:style>
    <style:style style:name="T325" style:family="text">
      <style:text-properties fo:font-weight="normal" officeooo:rsid="2dd158b3" style:font-weight-asian="normal" style:font-weight-complex="normal"/>
    </style:style>
    <style:style style:name="T326" style:family="text">
      <style:text-properties fo:font-weight="normal" officeooo:rsid="2e020dad" style:font-weight-asian="normal" style:font-weight-complex="normal"/>
    </style:style>
    <style:style style:name="T327" style:family="text">
      <style:text-properties fo:font-weight="normal" officeooo:rsid="2e545b54" style:font-weight-asian="normal" style:font-weight-complex="normal"/>
    </style:style>
    <style:style style:name="T328" style:family="text">
      <style:text-properties fo:font-weight="normal" officeooo:rsid="2e64a1f7" style:font-weight-asian="normal" style:font-weight-complex="normal"/>
    </style:style>
    <style:style style:name="T329" style:family="text">
      <style:text-properties fo:font-weight="normal" officeooo:rsid="2e83110c" style:font-weight-asian="normal" style:font-weight-complex="normal"/>
    </style:style>
    <style:style style:name="T330" style:family="text">
      <style:text-properties fo:font-weight="normal" officeooo:rsid="2fb0a86d" style:font-weight-asian="normal" style:font-weight-complex="normal"/>
    </style:style>
    <style:style style:name="T331" style:family="text">
      <style:text-properties fo:font-weight="normal" officeooo:rsid="2fb1f9c6" style:font-weight-asian="normal" style:font-weight-complex="normal"/>
    </style:style>
    <style:style style:name="T332" style:family="text">
      <style:text-properties fo:font-weight="normal" officeooo:rsid="2fc65596" style:font-weight-asian="normal" style:font-weight-complex="normal"/>
    </style:style>
    <style:style style:name="T333" style:family="text">
      <style:text-properties fo:font-weight="normal" officeooo:rsid="2fca2650" style:font-weight-asian="normal" style:font-weight-complex="normal"/>
    </style:style>
    <style:style style:name="T334" style:family="text">
      <style:text-properties fo:font-weight="normal" officeooo:rsid="2fd77956" style:font-weight-asian="normal" style:font-weight-complex="normal"/>
    </style:style>
    <style:style style:name="T335" style:family="text">
      <style:text-properties fo:font-weight="normal" officeooo:rsid="2ed40992" fo:background-color="transparent" loext:char-shading-value="0" style:font-weight-asian="normal" style:font-weight-complex="normal"/>
    </style:style>
    <style:style style:name="T336" style:family="text">
      <style:text-properties fo:font-weight="normal" officeooo:rsid="2f0cc567" fo:background-color="transparent" loext:char-shading-value="0" style:font-weight-asian="normal" style:font-weight-complex="normal"/>
    </style:style>
    <style:style style:name="T337" style:family="text">
      <style:text-properties fo:language="en" fo:country="US"/>
    </style:style>
    <style:style style:name="T338" style:family="text">
      <style:text-properties fo:language="en" fo:country="US" officeooo:rsid="202b4e26"/>
    </style:style>
    <style:style style:name="T339" style:family="text">
      <style:text-properties fo:language="en" fo:country="US" officeooo:rsid="2be98962"/>
    </style:style>
    <style:style style:name="T340" style:family="text">
      <style:text-properties fo:language="en" fo:country="US" officeooo:rsid="2be9d552"/>
    </style:style>
    <style:style style:name="T341" style:family="text">
      <style:text-properties fo:language="en" fo:country="US" officeooo:rsid="2c1b0dac"/>
    </style:style>
    <style:style style:name="T342" style:family="text">
      <style:text-properties fo:language="en" fo:country="US" officeooo:rsid="2c480505"/>
    </style:style>
    <style:style style:name="T343" style:family="text">
      <style:text-properties fo:language="en" fo:country="US" style:language-asian="zxx" style:country-asian="none" style:language-complex="ar" style:country-complex="SA"/>
    </style:style>
    <style:style style:name="T344" style:family="text">
      <style:text-properties fo:language="en" fo:country="US" officeooo:rsid="44ee1dce"/>
    </style:style>
    <style:style style:name="T345" style:family="text">
      <style:text-properties fo:language="en" fo:country="US" officeooo:rsid="2ce53766"/>
    </style:style>
    <style:style style:name="T346" style:family="text">
      <style:text-properties fo:language="en" fo:country="US" fo:font-weight="normal" style:font-weight-asian="normal" style:font-weight-complex="normal"/>
    </style:style>
    <style:style style:name="T347" style:family="text">
      <style:text-properties fo:language="en" fo:country="US" fo:font-weight="normal" officeooo:rsid="2ce9720a" style:font-weight-asian="normal" style:font-weight-complex="normal"/>
    </style:style>
    <style:style style:name="T348" style:family="text">
      <style:text-properties fo:language="en" fo:country="US" fo:font-weight="normal" officeooo:rsid="2de46560" style:font-weight-asian="normal" style:font-weight-complex="normal"/>
    </style:style>
    <style:style style:name="T349" style:family="text">
      <style:text-properties fo:language="en" fo:country="US" fo:font-weight="normal" officeooo:rsid="2fbce079" style:font-weight-asian="normal" style:font-weight-complex="normal"/>
    </style:style>
    <style:style style:name="T350" style:family="text">
      <style:text-properties fo:language="en" fo:country="US" officeooo:rsid="2cf3f9d9"/>
    </style:style>
    <style:style style:name="T351" style:family="text">
      <style:text-properties fo:language="en" fo:country="US" officeooo:rsid="2d17f65b"/>
    </style:style>
    <style:style style:name="T352" style:family="text">
      <style:text-properties fo:language="en" fo:country="US" officeooo:rsid="2d369bed"/>
    </style:style>
    <style:style style:name="T353" style:family="text">
      <style:text-properties fo:language="en" fo:country="US" officeooo:rsid="2d6299e2"/>
    </style:style>
    <style:style style:name="T354" style:family="text">
      <style:text-properties fo:language="en" fo:country="US" officeooo:rsid="2d841b89"/>
    </style:style>
    <style:style style:name="T355" style:family="text">
      <style:text-properties fo:language="en" fo:country="US" fo:font-style="normal" officeooo:rsid="2d84afa8" style:font-style-asian="normal" style:font-style-complex="normal"/>
    </style:style>
    <style:style style:name="T356" style:family="text">
      <style:text-properties fo:language="en" fo:country="US" officeooo:rsid="2db4722c"/>
    </style:style>
    <style:style style:name="T357" style:family="text">
      <style:text-properties fo:language="en" fo:country="US" officeooo:rsid="2db4cd4f"/>
    </style:style>
    <style:style style:name="T358" style:family="text">
      <style:text-properties fo:language="en" fo:country="US" officeooo:rsid="2dd33f0d"/>
    </style:style>
    <style:style style:name="T359" style:family="text">
      <style:text-properties fo:language="en" fo:country="US" style:text-underline-style="none"/>
    </style:style>
    <style:style style:name="T360" style:family="text">
      <style:text-properties fo:language="en" fo:country="US" style:text-underline-style="none" officeooo:rsid="2df350ff"/>
    </style:style>
    <style:style style:name="T361" style:family="text">
      <style:text-properties fo:language="en" fo:country="US" style:text-underline-style="none" officeooo:rsid="2e329540"/>
    </style:style>
    <style:style style:name="T362" style:family="text">
      <style:text-properties fo:language="en" fo:country="US" officeooo:rsid="2df8dc0f"/>
    </style:style>
    <style:style style:name="T363" style:family="text">
      <style:text-properties fo:language="en" fo:country="US" officeooo:rsid="2e5bd9d6"/>
    </style:style>
    <style:style style:name="T364" style:family="text">
      <style:text-properties fo:language="en" fo:country="US" officeooo:rsid="2e66edb4"/>
    </style:style>
    <style:style style:name="T365" style:family="text">
      <style:text-properties fo:language="en" fo:country="US" officeooo:rsid="2f19b27e"/>
    </style:style>
    <style:style style:name="T366" style:family="text">
      <style:text-properties fo:language="en" fo:country="US" officeooo:rsid="2f1b08cb"/>
    </style:style>
    <style:style style:name="T367" style:family="text">
      <style:text-properties style:text-underline-style="solid" style:text-underline-width="auto" style:text-underline-color="font-color"/>
    </style:style>
    <style:style style:name="T368" style:family="text">
      <style:text-properties style:text-underline-style="solid" style:text-underline-width="auto" style:text-underline-color="font-color" officeooo:rsid="2ce9720a"/>
    </style:style>
    <style:style style:name="T369" style:family="text">
      <style:text-properties style:text-underline-style="solid" style:text-underline-width="auto" style:text-underline-color="font-color" fo:font-weight="normal" style:font-weight-asian="normal" style:font-weight-complex="normal"/>
    </style:style>
    <style:style style:name="T370" style:family="text">
      <style:text-properties style:text-underline-style="solid" style:text-underline-width="auto" style:text-underline-color="font-color" fo:font-weight="normal" officeooo:rsid="2ce9720a" style:font-weight-asian="normal" style:font-weight-complex="normal"/>
    </style:style>
    <style:style style:name="T371" style:family="text">
      <style:text-properties style:text-underline-style="solid" style:text-underline-width="auto" style:text-underline-color="font-color" fo:font-weight="normal" officeooo:rsid="2dd158b3" style:font-weight-asian="normal" style:font-weight-complex="normal"/>
    </style:style>
    <style:style style:name="T372" style:family="text">
      <style:text-properties style:text-underline-style="solid" style:text-underline-width="auto" style:text-underline-color="font-color" officeooo:rsid="2ddaf02d"/>
    </style:style>
    <style:style style:name="T373" style:family="text">
      <style:text-properties style:text-underline-style="solid" style:text-underline-width="auto" style:text-underline-color="font-color" officeooo:rsid="2dec2f3d"/>
    </style:style>
    <style:style style:name="T374" style:family="text">
      <style:text-properties style:text-underline-style="solid" style:text-underline-width="auto" style:text-underline-color="font-color" officeooo:rsid="2deb3456"/>
    </style:style>
    <style:style style:name="T375" style:family="text">
      <style:text-properties style:text-underline-style="solid" style:text-underline-width="auto" style:text-underline-color="font-color" officeooo:rsid="2e329540"/>
    </style:style>
    <style:style style:name="T376" style:family="text">
      <style:text-properties fo:font-variant="normal" fo:text-transform="none" fo:color="#222222" fo:letter-spacing="normal" fo:language="cs" fo:country="CZ" fo:font-style="normal" officeooo:rsid="1d1a7fb6" style:font-style-asian="normal" style:font-style-complex="normal"/>
    </style:style>
    <style:style style:name="T377" style:family="text">
      <style:text-properties fo:font-variant="normal" fo:text-transform="none" fo:color="#222222" fo:letter-spacing="normal" fo:language="cs" fo:country="CZ" fo:font-style="normal" officeooo:rsid="2df350ff" style:font-style-asian="normal" style:font-style-complex="normal"/>
    </style:style>
    <style:style style:name="T378" style:family="text">
      <style:text-properties fo:font-variant="normal" fo:text-transform="none" fo:color="#222222" fo:letter-spacing="normal" fo:language="cs" fo:country="CZ" fo:font-style="normal" officeooo:rsid="2e06aabe" style:font-style-asian="normal" style:font-style-complex="normal"/>
    </style:style>
    <style:style style:name="T379" style:family="text">
      <style:text-properties fo:font-variant="normal" fo:text-transform="none" fo:color="#222222" fo:letter-spacing="normal" fo:language="cs" fo:country="CZ" fo:font-style="normal" officeooo:rsid="2e075c25" style:font-style-asian="normal" style:font-style-complex="normal"/>
    </style:style>
    <style:style style:name="T380" style:family="text">
      <style:text-properties fo:font-variant="normal" fo:text-transform="none" fo:color="#222222" fo:letter-spacing="normal" fo:language="cs" fo:country="CZ" fo:font-style="normal" officeooo:rsid="2e07cd7a" style:font-style-asian="normal" style:font-style-complex="normal"/>
    </style:style>
    <style:style style:name="T381" style:family="text">
      <style:text-properties fo:font-variant="normal" fo:text-transform="none" fo:color="#222222" fo:letter-spacing="normal" fo:language="cs" fo:country="CZ" fo:font-style="normal" officeooo:rsid="2e0bb40e" style:font-style-asian="normal" style:font-style-complex="normal"/>
    </style:style>
    <style:style style:name="T382" style:family="text">
      <style:text-properties fo:font-variant="normal" fo:text-transform="none" fo:color="#222222" fo:letter-spacing="normal" fo:language="cs" fo:country="CZ" fo:font-style="normal" officeooo:rsid="2e0dabc4" style:font-style-asian="normal" style:font-style-complex="normal"/>
    </style:style>
    <style:style style:name="T383" style:family="text">
      <style:text-properties fo:font-variant="normal" fo:text-transform="none" fo:color="#222222" fo:letter-spacing="normal" fo:language="cs" fo:country="CZ" fo:font-style="normal" officeooo:rsid="2e5e1d38" style:font-style-asian="normal" style:font-style-complex="normal"/>
    </style:style>
    <style:style style:name="T384" style:family="text">
      <style:text-properties fo:font-variant="normal" fo:text-transform="none" fo:color="#222222" fo:letter-spacing="normal" fo:language="cs" fo:country="CZ" fo:font-style="normal" officeooo:rsid="2e709a3a" style:font-style-asian="normal" style:font-style-complex="normal"/>
    </style:style>
    <style:style style:name="T385" style:family="text">
      <style:text-properties fo:font-variant="normal" fo:text-transform="none" fo:color="#222222" fo:letter-spacing="normal" fo:language="cs" fo:country="CZ" fo:font-style="normal" officeooo:rsid="2e72668c" style:font-style-asian="normal" style:font-style-complex="normal"/>
    </style:style>
    <style:style style:name="T386" style:family="text">
      <style:text-properties fo:font-variant="normal" fo:text-transform="none" fo:color="#222222" fo:letter-spacing="normal" fo:language="cs" fo:country="CZ" fo:font-style="normal" officeooo:rsid="2e73e7c1" style:font-style-asian="normal" style:font-style-complex="normal"/>
    </style:style>
    <style:style style:name="T38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88"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8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90" style:family="text">
      <style:text-properties fo:font-variant="normal" fo:text-transform="none" fo:color="#222222" fo:letter-spacing="normal" fo:language="cs" fo:country="CZ" fo:font-style="italic" officeooo:rsid="2ba9166b" style:font-style-asian="italic" style:font-style-complex="italic"/>
    </style:style>
    <style:style style:name="T391" style:family="text">
      <style:text-properties fo:font-variant="normal" fo:text-transform="none" fo:color="#222222" fo:letter-spacing="normal" fo:language="cs" fo:country="CZ" fo:font-style="italic" officeooo:rsid="2ba53bbf" style:font-style-asian="italic" style:font-style-complex="italic"/>
    </style:style>
    <style:style style:name="T392" style:family="text">
      <style:text-properties fo:font-variant="normal" fo:text-transform="none" fo:color="#222222" fo:letter-spacing="normal" fo:language="cs" fo:country="CZ" fo:font-style="italic" officeooo:rsid="2b9fc56a" style:font-style-asian="italic" style:font-style-complex="italic"/>
    </style:style>
    <style:style style:name="T393" style:family="text">
      <style:text-properties fo:font-variant="normal" fo:text-transform="none" fo:color="#222222" fo:letter-spacing="normal" fo:language="cs" fo:country="CZ" fo:font-style="italic" officeooo:rsid="2bacda3a" style:font-style-asian="italic" style:font-style-complex="italic"/>
    </style:style>
    <style:style style:name="T394"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9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396"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39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58"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59"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60"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61"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62"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63"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64"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6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66" style:family="text">
      <style:text-properties fo:font-variant="normal" fo:text-transform="none" fo:color="#000000" fo:letter-spacing="normal" fo:language="cs" fo:country="CZ" fo:font-style="normal" style:text-underline-style="none" style:font-style-asian="normal" style:font-style-complex="normal"/>
    </style:style>
    <style:style style:name="T4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7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7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7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7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7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75"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7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7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8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8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8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8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8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8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fo:color="#333333" style:font-name="CharisSILW" fo:font-size="9pt" fo:letter-spacing="normal" fo:font-style="normal" fo:font-weight="normal"/>
    </style:style>
    <style:style style:name="T496" style:family="text">
      <style:text-properties fo:font-variant="normal" fo:text-transform="none" fo:color="#333333" style:font-name="CharisSILW" fo:font-size="9pt" fo:letter-spacing="normal" fo:font-style="normal" fo:font-weight="normal" officeooo:rsid="45869e7b"/>
    </style:style>
    <style:style style:name="T497" style:family="text">
      <style:text-properties fo:font-variant="normal" fo:text-transform="none" fo:color="#333333" style:font-name="CharisSILW" fo:font-size="9pt" fo:letter-spacing="normal" fo:font-style="normal" fo:font-weight="normal" officeooo:rsid="2f897113"/>
    </style:style>
    <style:style style:name="T49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49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2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4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5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2"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53" style:family="text">
      <style:text-properties fo:font-variant="normal" fo:text-transform="none" fo:color="#242729" fo:letter-spacing="normal" fo:font-weight="bold" style:font-weight-asian="bold" style:font-weight-complex="bold"/>
    </style:style>
    <style:style style:name="T65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officeooo:rsid="24543bc7"/>
    </style:style>
    <style:style style:name="T663" style:family="text">
      <style:text-properties officeooo:rsid="29a1bf74"/>
    </style:style>
    <style:style style:name="T664" style:family="text">
      <style:text-properties officeooo:rsid="2b944982"/>
    </style:style>
    <style:style style:name="T665" style:family="text">
      <style:text-properties officeooo:rsid="2b985cc7"/>
    </style:style>
    <style:style style:name="T666" style:family="text">
      <style:text-properties officeooo:rsid="2b9a50b8"/>
    </style:style>
    <style:style style:name="T667"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3"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6"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7"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8"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3"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5"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0"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1"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79"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80"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81"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882"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88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1"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2"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3"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051"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052"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053"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054"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055"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056"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057"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058"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059"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060"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061"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062"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63"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64"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65"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66"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67"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68"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69"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70"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71"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72"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3"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4"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5"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6"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7"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7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81"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82"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officeooo:rsid="2ba53bbf"/>
    </style:style>
    <style:style style:name="T1087" style:family="text">
      <style:text-properties officeooo:rsid="2ba6128a"/>
    </style:style>
    <style:style style:name="T1088" style:family="text">
      <style:text-properties officeooo:rsid="2ba65874"/>
    </style:style>
    <style:style style:name="T1089" style:family="text">
      <style:text-properties officeooo:rsid="2ba6c530"/>
    </style:style>
    <style:style style:name="T1090" style:family="text">
      <style:text-properties officeooo:rsid="2ba79455"/>
    </style:style>
    <style:style style:name="T1091" style:family="text">
      <style:text-properties officeooo:rsid="2ba81b5a"/>
    </style:style>
    <style:style style:name="T1092" style:family="text">
      <style:text-properties officeooo:rsid="2ba9166b"/>
    </style:style>
    <style:style style:name="T1093" style:family="text">
      <style:text-properties officeooo:rsid="2bacda3a"/>
    </style:style>
    <style:style style:name="T1094" style:family="text">
      <style:text-properties fo:color="#0066b3"/>
    </style:style>
    <style:style style:name="T1095" style:family="text">
      <style:text-properties fo:color="#0066b3" fo:font-style="normal" style:font-style-asian="normal" style:font-style-complex="normal"/>
    </style:style>
    <style:style style:name="T1096" style:family="text">
      <style:text-properties fo:color="#0066b3" fo:font-style="normal" officeooo:rsid="2bacda3a" style:font-style-asian="normal" style:font-style-complex="normal"/>
    </style:style>
    <style:style style:name="T1097" style:family="text">
      <style:text-properties fo:color="#0066b3" fo:font-style="normal" officeooo:rsid="2baeecc3" style:font-style-asian="normal" style:font-style-complex="normal"/>
    </style:style>
    <style:style style:name="T1098" style:family="text">
      <style:text-properties fo:color="#0066b3" officeooo:rsid="2bc853ba"/>
    </style:style>
    <style:style style:name="T1099" style:family="text">
      <style:text-properties officeooo:rsid="2bd48938"/>
    </style:style>
    <style:style style:name="T1100" style:family="text">
      <style:text-properties officeooo:rsid="2bd8bdec"/>
    </style:style>
    <style:style style:name="T1101" style:family="text">
      <style:text-properties officeooo:rsid="2bd9655a"/>
    </style:style>
    <style:style style:name="T1102" style:family="text">
      <style:text-properties officeooo:rsid="2bdad164"/>
    </style:style>
    <style:style style:name="T1103" style:family="text">
      <style:text-properties officeooo:rsid="2bdda800"/>
    </style:style>
    <style:style style:name="T1104" style:family="text">
      <style:text-properties officeooo:rsid="2bde4c77"/>
    </style:style>
    <style:style style:name="T1105" style:family="text">
      <style:text-properties officeooo:rsid="2bdf96d1"/>
    </style:style>
    <style:style style:name="T1106" style:family="text">
      <style:text-properties officeooo:rsid="2bdfc203"/>
    </style:style>
    <style:style style:name="T1107" style:family="text">
      <style:text-properties officeooo:rsid="2be594ff"/>
    </style:style>
    <style:style style:name="T1108" style:family="text">
      <style:text-properties officeooo:rsid="2be8ae79"/>
    </style:style>
    <style:style style:name="T1109" style:family="text">
      <style:text-properties officeooo:rsid="2be98962"/>
    </style:style>
    <style:style style:name="T1110" style:family="text">
      <style:text-properties fo:background-color="transparent" loext:char-shading-value="0"/>
    </style:style>
    <style:style style:name="T1111" style:family="text">
      <style:text-properties officeooo:rsid="2edbde94" fo:background-color="transparent" loext:char-shading-value="0"/>
    </style:style>
    <style:style style:name="T1112" style:family="text">
      <style:text-properties officeooo:rsid="2edf1439" fo:background-color="transparent" loext:char-shading-value="0"/>
    </style:style>
    <style:style style:name="T1113" style:family="text">
      <style:text-properties officeooo:rsid="2ef2ef34" fo:background-color="transparent" loext:char-shading-value="0"/>
    </style:style>
    <style:style style:name="T1114" style:family="text">
      <style:text-properties officeooo:rsid="2eff4052" fo:background-color="transparent" loext:char-shading-value="0"/>
    </style:style>
    <style:style style:name="T1115" style:family="text">
      <style:text-properties officeooo:rsid="2f0044f6" fo:background-color="transparent" loext:char-shading-value="0"/>
    </style:style>
    <style:style style:name="T1116" style:family="text">
      <style:text-properties officeooo:rsid="2f0110de" fo:background-color="transparent" loext:char-shading-value="0"/>
    </style:style>
    <style:style style:name="T1117" style:family="text">
      <style:text-properties officeooo:rsid="2f0230f4" fo:background-color="transparent" loext:char-shading-value="0"/>
    </style:style>
    <style:style style:name="T1118" style:family="text">
      <style:text-properties officeooo:rsid="2f0cc567" fo:background-color="transparent" loext:char-shading-value="0"/>
    </style:style>
    <style:style style:name="T1119" style:family="text">
      <style:text-properties officeooo:rsid="2f2ee20c" fo:background-color="transparent" loext:char-shading-value="0"/>
    </style:style>
    <style:style style:name="T1120" style:family="text">
      <style:text-properties officeooo:rsid="2bf3b616"/>
    </style:style>
    <style:style style:name="T1121" style:family="text">
      <style:text-properties officeooo:rsid="44e8fabe"/>
    </style:style>
    <style:style style:name="T1122" style:family="text">
      <style:text-properties officeooo:rsid="459181d3"/>
    </style:style>
    <style:style style:name="T1123" style:family="text">
      <style:text-properties officeooo:rsid="458c8480"/>
    </style:style>
    <style:style style:name="T1124" style:family="text">
      <style:text-properties officeooo:rsid="458d9c32"/>
    </style:style>
    <style:style style:name="T1125" style:family="text">
      <style:text-properties officeooo:rsid="458ffa75"/>
    </style:style>
    <style:style style:name="T1126" style:family="text">
      <style:text-properties officeooo:rsid="4588b715"/>
    </style:style>
    <style:style style:name="T1127" style:family="text">
      <style:text-properties officeooo:rsid="2bf6ed61"/>
    </style:style>
    <style:style style:name="T1128" style:family="text">
      <style:text-properties officeooo:rsid="2bfda84f"/>
    </style:style>
    <style:style style:name="T1129" style:family="text">
      <style:text-properties officeooo:rsid="2c007857"/>
    </style:style>
    <style:style style:name="T1130" style:family="text">
      <style:text-properties officeooo:rsid="2c049610"/>
    </style:style>
    <style:style style:name="T1131" style:family="text">
      <style:text-properties officeooo:rsid="2c11176a"/>
    </style:style>
    <style:style style:name="T1132" style:family="text">
      <style:text-properties officeooo:rsid="2c123205"/>
    </style:style>
    <style:style style:name="T1133" style:family="text">
      <style:text-properties officeooo:rsid="2c13e078"/>
    </style:style>
    <style:style style:name="T1134" style:family="text">
      <style:text-properties officeooo:rsid="2c141b9b"/>
    </style:style>
    <style:style style:name="T1135" style:family="text">
      <style:text-properties officeooo:rsid="2c15191c"/>
    </style:style>
    <style:style style:name="T1136" style:family="text">
      <style:text-properties officeooo:rsid="2c152ac4"/>
    </style:style>
    <style:style style:name="T1137" style:family="text">
      <style:text-properties officeooo:rsid="2c16bec6"/>
    </style:style>
    <style:style style:name="T1138" style:family="text">
      <style:text-properties officeooo:rsid="2c1d7b08"/>
    </style:style>
    <style:style style:name="T1139" style:family="text">
      <style:text-properties officeooo:rsid="2c1e16cf"/>
    </style:style>
    <style:style style:name="T1140" style:family="text">
      <style:text-properties officeooo:rsid="2c1f533d"/>
    </style:style>
    <style:style style:name="T1141" style:family="text">
      <style:text-properties officeooo:rsid="2c1f9c56"/>
    </style:style>
    <style:style style:name="T1142" style:family="text">
      <style:text-properties officeooo:rsid="2c21a43d"/>
    </style:style>
    <style:style style:name="T1143" style:family="text">
      <style:text-properties officeooo:rsid="2c28c0db"/>
    </style:style>
    <style:style style:name="T1144" style:family="text">
      <style:text-properties officeooo:rsid="2c2ce9bd"/>
    </style:style>
    <style:style style:name="T1145" style:family="text">
      <style:text-properties officeooo:rsid="2c2d6ec4"/>
    </style:style>
    <style:style style:name="T1146" style:family="text">
      <style:text-properties officeooo:rsid="2c2d757d"/>
    </style:style>
    <style:style style:name="T1147" style:family="text">
      <style:text-properties officeooo:rsid="2c2f64aa"/>
    </style:style>
    <style:style style:name="T1148" style:family="text">
      <style:text-properties officeooo:rsid="2c33b6e6"/>
    </style:style>
    <style:style style:name="T1149" style:family="text">
      <style:text-properties officeooo:rsid="2c375fa9"/>
    </style:style>
    <style:style style:name="T1150" style:family="text">
      <style:text-properties officeooo:rsid="2c37d9b4"/>
    </style:style>
    <style:style style:name="T1151" style:family="text">
      <style:text-properties officeooo:rsid="2c3c4034"/>
    </style:style>
    <style:style style:name="T1152" style:family="text">
      <style:text-properties officeooo:rsid="49f9015f"/>
    </style:style>
    <style:style style:name="T1153" style:family="text">
      <style:text-properties officeooo:rsid="2c3e40fa"/>
    </style:style>
    <style:style style:name="T1154" style:family="text">
      <style:text-properties officeooo:rsid="2c42d4d9"/>
    </style:style>
    <style:style style:name="T1155" style:family="text">
      <style:text-properties officeooo:rsid="2c456ac3"/>
    </style:style>
    <style:style style:name="T1156" style:family="text">
      <style:text-properties officeooo:rsid="2c4725e4"/>
    </style:style>
    <style:style style:name="T1157" style:family="text">
      <style:text-properties officeooo:rsid="2c48e1be"/>
    </style:style>
    <style:style style:name="T1158" style:family="text">
      <style:text-properties officeooo:rsid="2c495bf9"/>
    </style:style>
    <style:style style:name="T1159" style:family="text">
      <style:text-properties officeooo:rsid="2c4a88d2"/>
    </style:style>
    <style:style style:name="T1160" style:family="text">
      <style:text-properties officeooo:rsid="2c5167e0"/>
    </style:style>
    <style:style style:name="T1161" style:family="text">
      <style:text-properties officeooo:rsid="2c538467"/>
    </style:style>
    <style:style style:name="T1162" style:family="text">
      <style:text-properties officeooo:rsid="2c58c2c8"/>
    </style:style>
    <style:style style:name="T1163" style:family="text">
      <style:text-properties officeooo:rsid="2c5cf113"/>
    </style:style>
    <style:style style:name="T1164" style:family="text">
      <style:text-properties officeooo:rsid="2c652f98"/>
    </style:style>
    <style:style style:name="T1165" style:family="text">
      <style:text-properties officeooo:rsid="2c69b5be"/>
    </style:style>
    <style:style style:name="T1166" style:family="text">
      <style:text-properties officeooo:rsid="2c6fa4e1"/>
    </style:style>
    <style:style style:name="T1167" style:family="text">
      <style:text-properties officeooo:rsid="2c71a7b1"/>
    </style:style>
    <style:style style:name="T1168" style:family="text">
      <style:text-properties officeooo:rsid="2c7343b7"/>
    </style:style>
    <style:style style:name="T1169" style:family="text">
      <style:text-properties officeooo:rsid="2c741c4d"/>
    </style:style>
    <style:style style:name="T1170" style:family="text">
      <style:text-properties officeooo:rsid="2c764851"/>
    </style:style>
    <style:style style:name="T1171" style:family="text">
      <style:text-properties officeooo:rsid="2c7951ff"/>
    </style:style>
    <style:style style:name="T1172" style:family="text">
      <style:text-properties officeooo:rsid="2c7a0231"/>
    </style:style>
    <style:style style:name="T1173" style:family="text">
      <style:text-properties officeooo:rsid="2c7b5759"/>
    </style:style>
    <style:style style:name="T1174" style:family="text">
      <style:text-properties officeooo:rsid="2c7c03cd"/>
    </style:style>
    <style:style style:name="T1175" style:family="text">
      <style:text-properties officeooo:rsid="2c7ec0da"/>
    </style:style>
    <style:style style:name="T1176" style:family="text">
      <style:text-properties officeooo:rsid="2c8037a9"/>
    </style:style>
    <style:style style:name="T1177" style:family="text">
      <style:text-properties officeooo:rsid="2c817536"/>
    </style:style>
    <style:style style:name="T1178" style:family="text">
      <style:text-properties officeooo:rsid="2c82759d"/>
    </style:style>
    <style:style style:name="T1179" style:family="text">
      <style:text-properties officeooo:rsid="2c8571e4"/>
    </style:style>
    <style:style style:name="T1180" style:family="text">
      <style:text-properties officeooo:rsid="2c8c0914"/>
    </style:style>
    <style:style style:name="T1181" style:family="text">
      <style:text-properties officeooo:rsid="2c8c563c"/>
    </style:style>
    <style:style style:name="T1182" style:family="text">
      <style:text-properties officeooo:rsid="2c8cb4a5"/>
    </style:style>
    <style:style style:name="T1183" style:family="text">
      <style:text-properties officeooo:rsid="2c8d736d"/>
    </style:style>
    <style:style style:name="T1184" style:family="text">
      <style:text-properties officeooo:rsid="2c8e9a51"/>
    </style:style>
    <style:style style:name="T1185" style:family="text">
      <style:text-properties officeooo:rsid="2c90564c"/>
    </style:style>
    <style:style style:name="T1186" style:family="text">
      <style:text-properties officeooo:rsid="2c94a64a"/>
    </style:style>
    <style:style style:name="T1187" style:family="text">
      <style:text-properties officeooo:rsid="2c958779"/>
    </style:style>
    <style:style style:name="T1188" style:family="text">
      <style:text-properties officeooo:rsid="2c97d189"/>
    </style:style>
    <style:style style:name="T1189" style:family="text">
      <style:text-properties style:text-underline-style="none" fo:font-weight="normal" style:font-weight-asian="normal" style:font-weight-complex="normal"/>
    </style:style>
    <style:style style:name="T1190" style:family="text">
      <style:text-properties style:text-underline-style="none" officeooo:rsid="2ce9720a"/>
    </style:style>
    <style:style style:name="T1191" style:family="text">
      <style:text-properties style:text-underline-style="none" officeooo:rsid="2dec2f3d"/>
    </style:style>
    <style:style style:name="T1192" style:family="text">
      <style:text-properties style:text-underline-style="none" officeooo:rsid="2ddaf02d"/>
    </style:style>
    <style:style style:name="T1193" style:family="text">
      <style:text-properties style:text-underline-style="none" officeooo:rsid="2e313b42"/>
    </style:style>
    <style:style style:name="T1194" style:family="text">
      <style:text-properties style:text-underline-style="none" officeooo:rsid="2de09fdb"/>
    </style:style>
    <style:style style:name="T1195" style:family="text">
      <style:text-properties style:text-underline-style="none" officeooo:rsid="2de46560"/>
    </style:style>
    <style:style style:name="T1196" style:family="text">
      <style:text-properties style:text-underline-style="none" officeooo:rsid="2e329540"/>
    </style:style>
    <style:style style:name="T1197" style:family="text">
      <style:text-properties officeooo:rsid="2c99f344"/>
    </style:style>
    <style:style style:name="T1198" style:family="text">
      <style:text-properties officeooo:rsid="2c9c7c29"/>
    </style:style>
    <style:style style:name="T1199" style:family="text">
      <style:text-properties officeooo:rsid="2ca212e0"/>
    </style:style>
    <style:style style:name="T1200" style:family="text">
      <style:text-properties officeooo:rsid="2ca3ae3a"/>
    </style:style>
    <style:style style:name="T1201" style:family="text">
      <style:text-properties officeooo:rsid="2ca567e1"/>
    </style:style>
    <style:style style:name="T1202" style:family="text">
      <style:text-properties officeooo:rsid="2ca628f8"/>
    </style:style>
    <style:style style:name="T1203" style:family="text">
      <style:text-properties officeooo:rsid="2ca72854"/>
    </style:style>
    <style:style style:name="T1204" style:family="text">
      <style:text-properties officeooo:rsid="2ca8329c"/>
    </style:style>
    <style:style style:name="T1205" style:family="text">
      <style:text-properties officeooo:rsid="2cae2371"/>
    </style:style>
    <style:style style:name="T1206" style:family="text">
      <style:text-properties officeooo:rsid="2caebdb6"/>
    </style:style>
    <style:style style:name="T1207" style:family="text">
      <style:text-properties officeooo:rsid="2cb47170"/>
    </style:style>
    <style:style style:name="T1208" style:family="text">
      <style:text-properties officeooo:rsid="44ee1dce"/>
    </style:style>
    <style:style style:name="T1209" style:family="text">
      <style:text-properties officeooo:rsid="2cb7658c"/>
    </style:style>
    <style:style style:name="T1210" style:family="text">
      <style:text-properties officeooo:rsid="2cba2d6a"/>
    </style:style>
    <style:style style:name="T1211" style:family="text">
      <style:text-properties officeooo:rsid="2cbd3085"/>
    </style:style>
    <style:style style:name="T1212" style:family="text">
      <style:text-properties officeooo:rsid="2cbe6177"/>
    </style:style>
    <style:style style:name="T1213" style:family="text">
      <style:text-properties officeooo:rsid="2cbeaad4"/>
    </style:style>
    <style:style style:name="T1214" style:family="text">
      <style:text-properties officeooo:rsid="2cbfa104"/>
    </style:style>
    <style:style style:name="T1215" style:family="text">
      <style:text-properties officeooo:rsid="2cc16f04"/>
    </style:style>
    <style:style style:name="T1216" style:family="text">
      <style:text-properties officeooo:rsid="2cc27d39"/>
    </style:style>
    <style:style style:name="T1217" style:family="text">
      <style:text-properties officeooo:rsid="4ce6a2d1"/>
    </style:style>
    <style:style style:name="T121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officeooo:rsid="4b875a34"/>
    </style:style>
    <style:style style:name="T1223" style:family="text">
      <style:text-properties officeooo:rsid="2cc6471e"/>
    </style:style>
    <style:style style:name="T1224" style:family="text">
      <style:text-properties officeooo:rsid="2cc784fd"/>
    </style:style>
    <style:style style:name="T1225" style:family="text">
      <style:text-properties officeooo:rsid="2cc88023"/>
    </style:style>
    <style:style style:name="T1226" style:family="text">
      <style:text-properties officeooo:rsid="2ccce5ab"/>
    </style:style>
    <style:style style:name="T1227" style:family="text">
      <style:text-properties officeooo:rsid="2ccebb41"/>
    </style:style>
    <style:style style:name="T1228" style:family="text">
      <style:text-properties officeooo:rsid="2cceffa3"/>
    </style:style>
    <style:style style:name="T1229" style:family="text">
      <style:text-properties officeooo:rsid="2cd0a796"/>
    </style:style>
    <style:style style:name="T1230" style:family="text">
      <style:text-properties officeooo:rsid="2cd2e478"/>
    </style:style>
    <style:style style:name="T1231" style:family="text">
      <style:text-properties officeooo:rsid="2cd60b06"/>
    </style:style>
    <style:style style:name="T1232" style:family="text">
      <style:text-properties officeooo:rsid="2cd7e1f2"/>
    </style:style>
    <style:style style:name="T1233" style:family="text">
      <style:text-properties officeooo:rsid="2cd96a13"/>
    </style:style>
    <style:style style:name="T1234" style:family="text">
      <style:text-properties officeooo:rsid="2cdabb55"/>
    </style:style>
    <style:style style:name="T1235" style:family="text">
      <style:text-properties officeooo:rsid="2cdb17ce"/>
    </style:style>
    <style:style style:name="T1236" style:family="text">
      <style:text-properties officeooo:rsid="2cdb972e"/>
    </style:style>
    <style:style style:name="T1237" style:family="text">
      <style:text-properties officeooo:rsid="2cdcd1a0"/>
    </style:style>
    <style:style style:name="T1238" style:family="text">
      <style:text-properties officeooo:rsid="2ce9720a"/>
    </style:style>
    <style:style style:name="T1239" style:family="text">
      <style:text-properties officeooo:rsid="2cf30dac"/>
    </style:style>
    <style:style style:name="T1240" style:family="text">
      <style:text-properties officeooo:rsid="2cf4dcba"/>
    </style:style>
    <style:style style:name="T1241" style:family="text">
      <style:text-properties officeooo:rsid="2cf5e8e0"/>
    </style:style>
    <style:style style:name="T1242" style:family="text">
      <style:text-properties officeooo:rsid="2d00adaf"/>
    </style:style>
    <style:style style:name="T1243" style:family="text">
      <style:text-properties officeooo:rsid="2d04f7ac"/>
    </style:style>
    <style:style style:name="T1244" style:family="text">
      <style:text-properties officeooo:rsid="2d06debb"/>
    </style:style>
    <style:style style:name="T1245" style:family="text">
      <style:text-properties officeooo:rsid="2d08b6f5"/>
    </style:style>
    <style:style style:name="T1246" style:family="text">
      <style:text-properties officeooo:rsid="2d0e2cbb"/>
    </style:style>
    <style:style style:name="T1247" style:family="text">
      <style:text-properties officeooo:rsid="2d0f0827"/>
    </style:style>
    <style:style style:name="T1248" style:family="text">
      <style:text-properties officeooo:rsid="2d0f0ba3"/>
    </style:style>
    <style:style style:name="T1249" style:family="text">
      <style:text-properties officeooo:rsid="2d10b9ec"/>
    </style:style>
    <style:style style:name="T1250" style:family="text">
      <style:text-properties officeooo:rsid="2d12c0ee"/>
    </style:style>
    <style:style style:name="T1251" style:family="text">
      <style:text-properties officeooo:rsid="2d137ec5"/>
    </style:style>
    <style:style style:name="T1252" style:family="text">
      <style:text-properties officeooo:rsid="2d14e225"/>
    </style:style>
    <style:style style:name="T1253" style:family="text">
      <style:text-properties officeooo:rsid="2d18aad7"/>
    </style:style>
    <style:style style:name="T1254" style:family="text">
      <style:text-properties officeooo:rsid="2d1a9696"/>
    </style:style>
    <style:style style:name="T1255" style:family="text">
      <style:text-properties officeooo:rsid="2d24af7d"/>
    </style:style>
    <style:style style:name="T1256" style:family="text">
      <style:text-properties officeooo:rsid="2d2731ef"/>
    </style:style>
    <style:style style:name="T1257" style:family="text">
      <style:text-properties officeooo:rsid="41943a51"/>
    </style:style>
    <style:style style:name="T1258" style:family="text">
      <style:text-properties officeooo:rsid="2d2a0c47"/>
    </style:style>
    <style:style style:name="T1259" style:family="text">
      <style:text-properties officeooo:rsid="2d2b66a0"/>
    </style:style>
    <style:style style:name="T1260" style:family="text">
      <style:text-properties officeooo:rsid="2d2f5903"/>
    </style:style>
    <style:style style:name="T1261" style:family="text">
      <style:text-properties officeooo:rsid="2d30adf9"/>
    </style:style>
    <style:style style:name="T1262" style:family="text">
      <style:text-properties officeooo:rsid="2d369bed"/>
    </style:style>
    <style:style style:name="T1263" style:family="text">
      <style:text-properties officeooo:rsid="2d3f6243"/>
    </style:style>
    <style:style style:name="T1264" style:family="text">
      <style:text-properties officeooo:rsid="2d47af22"/>
    </style:style>
    <style:style style:name="T1265" style:family="text">
      <style:text-properties officeooo:rsid="2d49f89f"/>
    </style:style>
    <style:style style:name="T1266" style:family="text">
      <style:text-properties officeooo:rsid="2d4b9bc0"/>
    </style:style>
    <style:style style:name="T1267" style:family="text">
      <style:text-properties officeooo:rsid="2d53ff92"/>
    </style:style>
    <style:style style:name="T1268" style:family="text">
      <style:text-properties officeooo:rsid="2d5718e3"/>
    </style:style>
    <style:style style:name="T1269" style:family="text">
      <style:text-properties officeooo:rsid="2d58e3ec"/>
    </style:style>
    <style:style style:name="T1270" style:family="text">
      <style:text-properties officeooo:rsid="2d5c0ae3"/>
    </style:style>
    <style:style style:name="T1271" style:family="text">
      <style:text-properties officeooo:rsid="2d6299e2"/>
    </style:style>
    <style:style style:name="T1272" style:family="text">
      <style:text-properties officeooo:rsid="2d68b92b"/>
    </style:style>
    <style:style style:name="T1273" style:family="text">
      <style:text-properties officeooo:rsid="2d6db9c7"/>
    </style:style>
    <style:style style:name="T1274" style:family="text">
      <style:text-properties officeooo:rsid="2d6def36"/>
    </style:style>
    <style:style style:name="T1275" style:family="text">
      <style:text-properties officeooo:rsid="2d7423ca"/>
    </style:style>
    <style:style style:name="T1276" style:family="text">
      <style:text-properties officeooo:rsid="2d794b0f"/>
    </style:style>
    <style:style style:name="T1277" style:family="text">
      <style:text-properties officeooo:rsid="2d79ddc6"/>
    </style:style>
    <style:style style:name="T1278" style:family="text">
      <style:text-properties officeooo:rsid="503dc632"/>
    </style:style>
    <style:style style:name="T1279" style:family="text">
      <style:text-properties officeooo:rsid="4ce0ade6"/>
    </style:style>
    <style:style style:name="T1280" style:family="text">
      <style:text-properties officeooo:rsid="503b24ff"/>
    </style:style>
    <style:style style:name="T1281" style:family="text">
      <style:text-properties officeooo:rsid="2d823d8d"/>
    </style:style>
    <style:style style:name="T1282" style:family="text">
      <style:text-properties officeooo:rsid="2d841b89"/>
    </style:style>
    <style:style style:name="T1283" style:family="text">
      <style:text-properties officeooo:rsid="2d84afa8"/>
    </style:style>
    <style:style style:name="T1284" style:family="text">
      <style:text-properties officeooo:rsid="2d854bcd"/>
    </style:style>
    <style:style style:name="T1285" style:family="text">
      <style:text-properties officeooo:rsid="2d862c9d"/>
    </style:style>
    <style:style style:name="T1286" style:family="text">
      <style:text-properties officeooo:rsid="2d88d4b5"/>
    </style:style>
    <style:style style:name="T1287" style:family="text">
      <style:text-properties officeooo:rsid="2d89328c"/>
    </style:style>
    <style:style style:name="T1288" style:family="text">
      <style:text-properties officeooo:rsid="2d8b0dfd"/>
    </style:style>
    <style:style style:name="T1289" style:family="text">
      <style:text-properties officeooo:rsid="2d8e7578"/>
    </style:style>
    <style:style style:name="T1290" style:family="text">
      <style:text-properties officeooo:rsid="2d8f7e6a"/>
    </style:style>
    <style:style style:name="T1291" style:family="text">
      <style:text-properties officeooo:rsid="2d90f701"/>
    </style:style>
    <style:style style:name="T1292" style:family="text">
      <style:text-properties officeooo:rsid="2d92599d"/>
    </style:style>
    <style:style style:name="T1293" style:family="text">
      <style:text-properties officeooo:rsid="2d992d80"/>
    </style:style>
    <style:style style:name="T1294" style:family="text">
      <style:text-properties officeooo:rsid="2d9f807f"/>
    </style:style>
    <style:style style:name="T1295" style:family="text">
      <style:text-properties officeooo:rsid="2da09627"/>
    </style:style>
    <style:style style:name="T1296" style:family="text">
      <style:text-properties officeooo:rsid="2daab5b0"/>
    </style:style>
    <style:style style:name="T1297" style:family="text">
      <style:text-properties officeooo:rsid="2db13f1b"/>
    </style:style>
    <style:style style:name="T1298" style:family="text">
      <style:text-properties officeooo:rsid="2db4722c"/>
    </style:style>
    <style:style style:name="T1299" style:family="text">
      <style:text-properties officeooo:rsid="2db68d28"/>
    </style:style>
    <style:style style:name="T1300" style:family="text">
      <style:text-properties officeooo:rsid="2db85677"/>
    </style:style>
    <style:style style:name="T1301" style:family="text">
      <style:text-properties officeooo:rsid="2db9fdf6"/>
    </style:style>
    <style:style style:name="T1302" style:family="text">
      <style:text-properties officeooo:rsid="2dbb04a6"/>
    </style:style>
    <style:style style:name="T1303" style:family="text">
      <style:text-properties officeooo:rsid="2dbd0347"/>
    </style:style>
    <style:style style:name="T1304" style:family="text">
      <style:text-properties officeooo:rsid="2dc01899"/>
    </style:style>
    <style:style style:name="T1305" style:family="text">
      <style:text-properties officeooo:rsid="2dc1b7e5"/>
    </style:style>
    <style:style style:name="T1306" style:family="text">
      <style:text-properties officeooo:rsid="2dcd463e"/>
    </style:style>
    <style:style style:name="T1307" style:family="text">
      <style:text-properties officeooo:rsid="2dd158b3"/>
    </style:style>
    <style:style style:name="T1308" style:family="text">
      <style:text-properties officeooo:rsid="2dd34059"/>
    </style:style>
    <style:style style:name="T1309" style:family="text">
      <style:text-properties officeooo:rsid="2dd36913"/>
    </style:style>
    <style:style style:name="T1310" style:family="text">
      <style:text-properties officeooo:rsid="2dd9f2bf"/>
    </style:style>
    <style:style style:name="T1311" style:family="text">
      <style:text-properties officeooo:rsid="2ddaf02d"/>
    </style:style>
    <style:style style:name="T1312" style:family="text">
      <style:text-properties officeooo:rsid="2de46560"/>
    </style:style>
    <style:style style:name="T1313" style:family="text">
      <style:text-properties officeooo:rsid="2de8eebc"/>
    </style:style>
    <style:style style:name="T1314" style:family="text">
      <style:text-properties officeooo:rsid="2de9675d"/>
    </style:style>
    <style:style style:name="T1315" style:family="text">
      <style:text-properties officeooo:rsid="2deb3456"/>
    </style:style>
    <style:style style:name="T1316" style:family="text">
      <style:text-properties officeooo:rsid="2dec2f3d"/>
    </style:style>
    <style:style style:name="T1317" style:family="text">
      <style:text-properties officeooo:rsid="2decc4d6"/>
    </style:style>
    <style:style style:name="T1318" style:family="text">
      <style:text-properties officeooo:rsid="2df3efee"/>
    </style:style>
    <style:style style:name="T1319" style:family="text">
      <style:text-properties officeooo:rsid="2df56763"/>
    </style:style>
    <style:style style:name="T1320" style:family="text">
      <style:text-properties officeooo:rsid="2df6eed8"/>
    </style:style>
    <style:style style:name="T1321" style:family="text">
      <style:text-properties officeooo:rsid="2df8dc0f"/>
    </style:style>
    <style:style style:name="T1322" style:family="text">
      <style:text-properties officeooo:rsid="2dffb0bf"/>
    </style:style>
    <style:style style:name="T1323" style:family="text">
      <style:text-properties officeooo:rsid="2e052e6b"/>
    </style:style>
    <style:style style:name="T1324" style:family="text">
      <style:text-properties officeooo:rsid="2e05b920"/>
    </style:style>
    <style:style style:name="T1325" style:family="text">
      <style:text-properties officeooo:rsid="2e155299"/>
    </style:style>
    <style:style style:name="T1326" style:family="text">
      <style:text-properties officeooo:rsid="2e269220"/>
    </style:style>
    <style:style style:name="T1327" style:family="text">
      <style:text-properties officeooo:rsid="2e329540"/>
    </style:style>
    <style:style style:name="T1328" style:family="text">
      <style:text-properties officeooo:rsid="2e3389d8"/>
    </style:style>
    <style:style style:name="T1329" style:family="text">
      <style:text-properties officeooo:rsid="2e35c073"/>
    </style:style>
    <style:style style:name="T1330" style:family="text">
      <style:text-properties officeooo:rsid="2e375532"/>
    </style:style>
    <style:style style:name="T1331" style:family="text">
      <style:text-properties officeooo:rsid="2e39295e"/>
    </style:style>
    <style:style style:name="T1332" style:family="text">
      <style:text-properties officeooo:rsid="2e3add85"/>
    </style:style>
    <style:style style:name="T1333" style:family="text">
      <style:text-properties officeooo:rsid="2e3cdd0a"/>
    </style:style>
    <style:style style:name="T1334" style:family="text">
      <style:text-properties officeooo:rsid="2e3d5ccf"/>
    </style:style>
    <style:style style:name="T1335" style:family="text">
      <style:text-properties officeooo:rsid="2e4380c6"/>
    </style:style>
    <style:style style:name="T1336" style:family="text">
      <style:text-properties officeooo:rsid="2e4429db"/>
    </style:style>
    <style:style style:name="T1337" style:family="text">
      <style:text-properties officeooo:rsid="2e6413c8"/>
    </style:style>
    <style:style style:name="T1338" style:family="text">
      <style:text-properties officeooo:rsid="2e66edb4"/>
    </style:style>
    <style:style style:name="T1339" style:family="text">
      <style:text-properties officeooo:rsid="2e6b1721"/>
    </style:style>
    <style:style style:name="T1340" style:family="text">
      <style:text-properties officeooo:rsid="2e6fb553"/>
    </style:style>
    <style:style style:name="T1341" style:family="text">
      <style:text-properties officeooo:rsid="2e709a3a"/>
    </style:style>
    <style:style style:name="T1342" style:family="text">
      <style:text-properties officeooo:rsid="2e74559c"/>
    </style:style>
    <style:style style:name="T1343" style:family="text">
      <style:text-properties officeooo:rsid="2e753075"/>
    </style:style>
    <style:style style:name="T1344" style:family="text">
      <style:text-properties officeooo:rsid="2e791353"/>
    </style:style>
    <style:style style:name="T1345" style:family="text">
      <style:text-properties officeooo:rsid="2e7a88ef"/>
    </style:style>
    <style:style style:name="T1346" style:family="text">
      <style:text-properties officeooo:rsid="2e7dcae7"/>
    </style:style>
    <style:style style:name="T1347" style:family="text">
      <style:text-properties officeooo:rsid="2e7ecf95"/>
    </style:style>
    <style:style style:name="T1348" style:family="text">
      <style:text-properties officeooo:rsid="2e808f65"/>
    </style:style>
    <style:style style:name="T1349" style:family="text">
      <style:text-properties officeooo:rsid="2e819ee6"/>
    </style:style>
    <style:style style:name="T1350" style:family="text">
      <style:text-properties officeooo:rsid="2e8280e7"/>
    </style:style>
    <style:style style:name="T1351" style:family="text">
      <style:text-properties officeooo:rsid="2e83110c"/>
    </style:style>
    <style:style style:name="T1352" style:family="text">
      <style:text-properties officeooo:rsid="2e858e23"/>
    </style:style>
    <style:style style:name="T1353" style:family="text">
      <style:text-properties officeooo:rsid="2e87b3ad"/>
    </style:style>
    <style:style style:name="T1354" style:family="text">
      <style:text-properties officeooo:rsid="2e899d92"/>
    </style:style>
    <style:style style:name="T1355" style:family="text">
      <style:text-properties officeooo:rsid="2e9072f8"/>
    </style:style>
    <style:style style:name="T1356" style:family="text">
      <style:text-properties officeooo:rsid="2e95a0be"/>
    </style:style>
    <style:style style:name="T1357" style:family="text">
      <style:text-properties officeooo:rsid="4ea8ed76"/>
    </style:style>
    <style:style style:name="T1358"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officeooo:rsid="2e95bd5e"/>
    </style:style>
    <style:style style:name="T1360" style:family="text">
      <style:text-properties officeooo:rsid="2e97f86b"/>
    </style:style>
    <style:style style:name="T1361" style:family="text">
      <style:text-properties officeooo:rsid="2e99c0c1"/>
    </style:style>
    <style:style style:name="T1362" style:family="text">
      <style:text-properties officeooo:rsid="516d15c5"/>
    </style:style>
    <style:style style:name="T1363" style:family="text">
      <style:text-properties fo:color="#c3b346" fo:font-style="normal" officeooo:rsid="4e2f1665" style:font-style-asian="normal" style:font-style-complex="normal"/>
    </style:style>
    <style:style style:name="T1364" style:family="text">
      <style:text-properties officeooo:rsid="2e9b1689"/>
    </style:style>
    <style:style style:name="T1365" style:family="text">
      <style:text-properties officeooo:rsid="2ea1ab7e"/>
    </style:style>
    <style:style style:name="T1366" style:family="text">
      <style:text-properties officeooo:rsid="2ea87936"/>
    </style:style>
    <style:style style:name="T1367" style:family="text">
      <style:text-properties officeooo:rsid="2eaee05e"/>
    </style:style>
    <style:style style:name="T1368" style:family="text">
      <style:text-properties officeooo:rsid="2eb0930f"/>
    </style:style>
    <style:style style:name="T1369" style:family="text">
      <style:text-properties fo:color="#1841ce" fo:font-weight="bold" style:font-weight-asian="bold" style:font-weight-complex="bold"/>
    </style:style>
    <style:style style:name="T1370" style:family="text">
      <style:text-properties officeooo:rsid="2eb1c375"/>
    </style:style>
    <style:style style:name="T1371" style:family="text">
      <style:text-properties officeooo:rsid="2eb3fcac"/>
    </style:style>
    <style:style style:name="T1372" style:family="text">
      <style:text-properties officeooo:rsid="2eb7eeaa"/>
    </style:style>
    <style:style style:name="T1373" style:family="text">
      <style:text-properties officeooo:rsid="2eba69c8"/>
    </style:style>
    <style:style style:name="T1374" style:family="text">
      <style:text-properties officeooo:rsid="2ebc4edd"/>
    </style:style>
    <style:style style:name="T1375" style:family="text">
      <style:text-properties officeooo:rsid="2ebccc7e"/>
    </style:style>
    <style:style style:name="T1376" style:family="text">
      <style:text-properties officeooo:rsid="2ebf4e93"/>
    </style:style>
    <style:style style:name="T1377" style:family="text">
      <style:text-properties officeooo:rsid="2ebf6885"/>
    </style:style>
    <style:style style:name="T1378" style:family="text">
      <style:text-properties officeooo:rsid="2ec08b6f"/>
    </style:style>
    <style:style style:name="T1379" style:family="text">
      <style:text-properties officeooo:rsid="2ec26a69"/>
    </style:style>
    <style:style style:name="T1380" style:family="text">
      <style:text-properties officeooo:rsid="2ec39af3"/>
    </style:style>
    <style:style style:name="T1381" style:family="text">
      <style:text-properties officeooo:rsid="2ec3ebc6"/>
    </style:style>
    <style:style style:name="T1382" style:family="text">
      <style:text-properties officeooo:rsid="2ec4b75b"/>
    </style:style>
    <style:style style:name="T1383" style:family="text">
      <style:text-properties officeooo:rsid="2ec548ae"/>
    </style:style>
    <style:style style:name="T1384" style:family="text">
      <style:text-properties officeooo:rsid="2ec939ea"/>
    </style:style>
    <style:style style:name="T1385" style:family="text">
      <style:text-properties officeooo:rsid="2eca17bc"/>
    </style:style>
    <style:style style:name="T1386" style:family="text">
      <style:text-properties officeooo:rsid="2ecb6f4e"/>
    </style:style>
    <style:style style:name="T1387" style:family="text">
      <style:text-properties officeooo:rsid="2ece1772"/>
    </style:style>
    <style:style style:name="T1388" style:family="text">
      <style:text-properties officeooo:rsid="2eceb0a7"/>
    </style:style>
    <style:style style:name="T1389" style:family="text">
      <style:text-properties officeooo:rsid="2ecf3978"/>
    </style:style>
    <style:style style:name="T1390" style:family="text">
      <style:text-properties officeooo:rsid="2ecf4527"/>
    </style:style>
    <style:style style:name="T1391" style:family="text">
      <style:text-properties officeooo:rsid="2ee15df3"/>
    </style:style>
    <style:style style:name="T1392" style:family="text">
      <style:text-properties officeooo:rsid="2ee47530"/>
    </style:style>
    <style:style style:name="T1393" style:family="text">
      <style:text-properties officeooo:rsid="2ef384de"/>
    </style:style>
    <style:style style:name="T1394" style:family="text">
      <style:text-properties officeooo:rsid="2ef41948"/>
    </style:style>
    <style:style style:name="T1395" style:family="text">
      <style:text-properties officeooo:rsid="2ef42453"/>
    </style:style>
    <style:style style:name="T1396" style:family="text">
      <style:text-properties officeooo:rsid="2ef55f54"/>
    </style:style>
    <style:style style:name="T1397" style:family="text">
      <style:text-properties officeooo:rsid="2ef5a6c5"/>
    </style:style>
    <style:style style:name="T1398" style:family="text">
      <style:text-properties officeooo:rsid="2ef6a7cd"/>
    </style:style>
    <style:style style:name="T1399" style:family="text">
      <style:text-properties officeooo:rsid="2ef80bec"/>
    </style:style>
    <style:style style:name="T1400" style:family="text">
      <style:text-properties officeooo:rsid="2ef9e020"/>
    </style:style>
    <style:style style:name="T1401" style:family="text">
      <style:text-properties officeooo:rsid="2efb8c0f"/>
    </style:style>
    <style:style style:name="T1402" style:family="text">
      <style:text-properties officeooo:rsid="500f4cb5"/>
    </style:style>
    <style:style style:name="T1403" style:family="text">
      <style:text-properties officeooo:rsid="500da72b"/>
    </style:style>
    <style:style style:name="T1404" style:family="text">
      <style:text-properties officeooo:rsid="2f087c71"/>
    </style:style>
    <style:style style:name="T1405" style:family="text">
      <style:text-properties officeooo:rsid="2f0a5d8e"/>
    </style:style>
    <style:style style:name="T1406" style:family="text">
      <style:text-properties officeooo:rsid="2ef76aa4"/>
    </style:style>
    <style:style style:name="T1407" style:family="text">
      <style:text-properties officeooo:rsid="2f13a043"/>
    </style:style>
    <style:style style:name="T1408" style:family="text">
      <style:text-properties officeooo:rsid="2f17426c"/>
    </style:style>
    <style:style style:name="T1409" style:family="text">
      <style:text-properties officeooo:rsid="2f17b2fb"/>
    </style:style>
    <style:style style:name="T1410" style:family="text">
      <style:text-properties officeooo:rsid="2f19b27e"/>
    </style:style>
    <style:style style:name="T1411" style:family="text">
      <style:text-properties officeooo:rsid="2f1f0d12"/>
    </style:style>
    <style:style style:name="T1412" style:family="text">
      <style:text-properties officeooo:rsid="2f20008c"/>
    </style:style>
    <style:style style:name="T1413" style:family="text">
      <style:text-properties officeooo:rsid="2f2275c7"/>
    </style:style>
    <style:style style:name="T1414" style:family="text">
      <style:text-properties officeooo:rsid="2f235fff"/>
    </style:style>
    <style:style style:name="T1415" style:family="text">
      <style:text-properties officeooo:rsid="2f253b88"/>
    </style:style>
    <style:style style:name="T1416" style:family="text">
      <style:text-properties officeooo:rsid="2f264c49"/>
    </style:style>
    <style:style style:name="T1417" style:family="text">
      <style:text-properties officeooo:rsid="2f2825bb"/>
    </style:style>
    <style:style style:name="T1418" style:family="text">
      <style:text-properties officeooo:rsid="2f296b45"/>
    </style:style>
    <style:style style:name="T1419" style:family="text">
      <style:text-properties officeooo:rsid="2f33ae07"/>
    </style:style>
    <style:style style:name="T1420" style:family="text">
      <style:text-properties officeooo:rsid="2f34f9eb"/>
    </style:style>
    <style:style style:name="T1421" style:family="text">
      <style:text-properties officeooo:rsid="4e732146"/>
    </style:style>
    <style:style style:name="T1422" style:family="text">
      <style:text-properties officeooo:rsid="2f37ca70"/>
    </style:style>
    <style:style style:name="T1423" style:family="text">
      <style:text-properties officeooo:rsid="2f38db1e"/>
    </style:style>
    <style:style style:name="T1424" style:family="text">
      <style:text-properties officeooo:rsid="2f3ab311"/>
    </style:style>
    <style:style style:name="T1425" style:family="text">
      <style:text-properties officeooo:rsid="2f3b28f4"/>
    </style:style>
    <style:style style:name="T1426" style:family="text">
      <style:text-properties officeooo:rsid="3ecd1329"/>
    </style:style>
    <style:style style:name="T1427" style:family="text">
      <style:text-properties officeooo:rsid="3eda7c58"/>
    </style:style>
    <style:style style:name="T1428" style:family="text">
      <style:text-properties officeooo:rsid="2f3b7755"/>
    </style:style>
    <style:style style:name="T1429" style:family="text">
      <style:text-properties officeooo:rsid="2f3e5d91"/>
    </style:style>
    <style:style style:name="T1430" style:family="text">
      <style:text-properties officeooo:rsid="2f4003fb"/>
    </style:style>
    <style:style style:name="T1431" style:family="text">
      <style:text-properties officeooo:rsid="2f418396"/>
    </style:style>
    <style:style style:name="T1432" style:family="text">
      <style:text-properties officeooo:rsid="2f42a43b"/>
    </style:style>
    <style:style style:name="T1433" style:family="text">
      <style:text-properties officeooo:rsid="2f43ae64"/>
    </style:style>
    <style:style style:name="T1434" style:family="text">
      <style:text-properties officeooo:rsid="2f450f83"/>
    </style:style>
    <style:style style:name="T1435" style:family="text">
      <style:text-properties officeooo:rsid="2f47a779"/>
    </style:style>
    <style:style style:name="T1436" style:family="text">
      <style:text-properties officeooo:rsid="2f4b13b5"/>
    </style:style>
    <style:style style:name="T1437" style:family="text">
      <style:text-properties officeooo:rsid="2f4c22c9"/>
    </style:style>
    <style:style style:name="T1438" style:family="text">
      <style:text-properties officeooo:rsid="2f4e0fc4"/>
    </style:style>
    <style:style style:name="T1439" style:family="text">
      <style:text-properties officeooo:rsid="2f4f2bdd"/>
    </style:style>
    <style:style style:name="T1440" style:family="text">
      <style:text-properties officeooo:rsid="2f4fdfca"/>
    </style:style>
    <style:style style:name="T1441" style:family="text">
      <style:text-properties officeooo:rsid="2f51f1e7"/>
    </style:style>
    <style:style style:name="T1442" style:family="text">
      <style:text-properties officeooo:rsid="2f58597d"/>
    </style:style>
    <style:style style:name="T1443" style:family="text">
      <style:text-properties officeooo:rsid="2f59e414"/>
    </style:style>
    <style:style style:name="T1444" style:family="text">
      <style:text-properties officeooo:rsid="2f5a7087"/>
    </style:style>
    <style:style style:name="T1445" style:family="text">
      <style:text-properties officeooo:rsid="4ee3fc97"/>
    </style:style>
    <style:style style:name="T1446" style:family="text">
      <style:text-properties officeooo:rsid="2f5f500f"/>
    </style:style>
    <style:style style:name="T1447" style:family="text">
      <style:text-properties officeooo:rsid="2f62fb48"/>
    </style:style>
    <style:style style:name="T1448" style:family="text">
      <style:text-properties officeooo:rsid="4fafaa48"/>
    </style:style>
    <style:style style:name="T1449" style:family="text">
      <style:text-properties officeooo:rsid="50c3a32d"/>
    </style:style>
    <style:style style:name="T1450" style:family="text">
      <style:text-properties officeooo:rsid="50d891c3"/>
    </style:style>
    <style:style style:name="T1451" style:family="text">
      <style:text-properties officeooo:rsid="16077e11"/>
    </style:style>
    <style:style style:name="T1452" style:family="text">
      <style:text-properties officeooo:rsid="48470b61"/>
    </style:style>
    <style:style style:name="T1453"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officeooo:rsid="4a67efe2"/>
    </style:style>
    <style:style style:name="T1456" style:family="text">
      <style:text-properties officeooo:rsid="2f76104a"/>
    </style:style>
    <style:style style:name="T1457" style:family="text">
      <style:text-properties officeooo:rsid="2f8297f2"/>
    </style:style>
    <style:style style:name="T1458" style:family="text">
      <style:text-properties officeooo:rsid="2f7df4ed"/>
    </style:style>
    <style:style style:name="T1459" style:family="text">
      <style:text-properties officeooo:rsid="2f8771aa"/>
    </style:style>
    <style:style style:name="T1460" style:family="text">
      <style:text-properties officeooo:rsid="45856b88"/>
    </style:style>
    <style:style style:name="T1461" style:family="text">
      <style:text-properties officeooo:rsid="2f8b2dab"/>
    </style:style>
    <style:style style:name="T1462" style:family="text">
      <style:text-properties officeooo:rsid="2f8d0bb6"/>
    </style:style>
    <style:style style:name="T1463" style:family="text">
      <style:text-properties officeooo:rsid="2f8ef0dc"/>
    </style:style>
    <style:style style:name="T1464" style:family="text">
      <style:text-properties officeooo:rsid="2f915d8a"/>
    </style:style>
    <style:style style:name="T1465" style:family="text">
      <style:text-properties officeooo:rsid="2f9262fc"/>
    </style:style>
    <style:style style:name="T1466" style:family="text">
      <style:text-properties officeooo:rsid="2f945c7e"/>
    </style:style>
    <style:style style:name="T1467" style:family="text">
      <style:text-properties officeooo:rsid="2f95e717"/>
    </style:style>
    <style:style style:name="T1468" style:family="text">
      <style:text-properties officeooo:rsid="2f98c31b"/>
    </style:style>
    <style:style style:name="T1469" style:family="text">
      <style:text-properties officeooo:rsid="2f9c54ec"/>
    </style:style>
    <style:style style:name="T1470" style:family="text">
      <style:text-properties officeooo:rsid="2f9da890"/>
    </style:style>
    <style:style style:name="T1471" style:family="text">
      <style:text-properties officeooo:rsid="2fa42f9a"/>
    </style:style>
    <style:style style:name="T1472" style:family="text">
      <style:text-properties officeooo:rsid="2fa62d75"/>
    </style:style>
    <style:style style:name="T1473" style:family="text">
      <style:text-properties officeooo:rsid="2fa698c1"/>
    </style:style>
    <style:style style:name="T1474" style:family="text">
      <style:text-properties officeooo:rsid="2fac9a7d"/>
    </style:style>
    <style:style style:name="T1475" style:family="text">
      <style:text-properties officeooo:rsid="2fb3c982"/>
    </style:style>
    <style:style style:name="T1476" style:family="text">
      <style:text-properties officeooo:rsid="2fb727e0"/>
    </style:style>
    <style:style style:name="T1477" style:family="text">
      <style:text-properties officeooo:rsid="2fbc9dc5"/>
    </style:style>
    <style:style style:name="T1478" style:family="text">
      <style:text-properties officeooo:rsid="2fbce079"/>
    </style:style>
    <style:style style:name="T1479" style:family="text">
      <style:text-properties officeooo:rsid="2fbde9cc"/>
    </style:style>
    <style:style style:name="T1480" style:family="text">
      <style:text-properties officeooo:rsid="2fbf7a1f"/>
    </style:style>
    <style:style style:name="T1481" style:family="text">
      <style:text-properties officeooo:rsid="2fbfaede"/>
    </style:style>
    <style:style style:name="T1482" style:family="text">
      <style:text-properties officeooo:rsid="2fc06ab8"/>
    </style:style>
    <style:style style:name="T1483" style:family="text">
      <style:text-properties officeooo:rsid="2fc643c3"/>
    </style:style>
    <style:style style:name="T1484" style:family="text">
      <style:text-properties officeooo:rsid="2fc8158e"/>
    </style:style>
    <style:style style:name="T1485" style:family="text">
      <style:text-properties officeooo:rsid="2fcaecbf"/>
    </style:style>
    <style:style style:name="T1486" style:family="text">
      <style:text-properties officeooo:rsid="2fccbc43"/>
    </style:style>
    <style:style style:name="T1487" style:family="text">
      <style:text-properties officeooo:rsid="2fcf6b44"/>
    </style:style>
    <style:style style:name="T1488" style:family="text">
      <style:text-properties officeooo:rsid="2fd08784"/>
    </style:style>
    <style:style style:name="T1489" style:family="text">
      <style:text-properties officeooo:rsid="2fd0e1a4"/>
    </style:style>
    <style:style style:name="T1490" style:family="text">
      <style:text-properties officeooo:rsid="2fd5c4f0"/>
    </style:style>
    <style:style style:name="T1491" style:family="text">
      <style:text-properties officeooo:rsid="2fda70e0"/>
    </style:style>
    <style:style style:name="T1492" style:family="text">
      <style:text-properties officeooo:rsid="2fde1f3d"/>
    </style:style>
    <style:style style:name="T1493" style:family="text">
      <style:text-properties officeooo:rsid="2fe0e7ff"/>
    </style:style>
    <style:style style:name="T1494" style:family="text">
      <style:text-properties fo:font-size="12pt" style:font-size-asian="12pt" style:font-size-complex="12pt"/>
    </style:style>
    <style:style style:name="T1495" style:family="text">
      <style:text-properties fo:font-size="12pt" fo:font-weight="bold" style:font-size-asian="12pt" style:font-weight-asian="bold" style:font-size-complex="12pt" style:font-weight-complex="bold"/>
    </style:style>
    <style:style style:name="T1496" style:family="text">
      <style:text-properties fo:font-size="12pt" fo:font-weight="bold" officeooo:rsid="2eff3757" style:font-size-asian="12pt" style:font-weight-asian="bold" style:font-size-complex="12pt" style:font-weight-complex="bold"/>
    </style:style>
    <style:style style:name="T1497" style:family="text">
      <style:text-properties fo:font-size="12pt" fo:font-style="normal" fo:font-weight="bold" style:font-size-asian="12pt" style:font-style-asian="normal" style:font-weight-asian="bold" style:font-size-complex="12pt" style:font-style-complex="normal" style:font-weight-complex="bold"/>
    </style:style>
    <style:style style:name="T1498" style:family="text">
      <style:text-properties fo:font-size="15pt" fo:font-weight="bold" style:font-size-asian="15pt" style:font-weight-asian="bold" style:font-size-complex="15pt" style:font-weight-complex="bold"/>
    </style:style>
    <style:style style:name="T1499" style:family="text">
      <style:text-properties officeooo:rsid="2fec1bf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
      <text:p text:style-name="P115"/>
      <text:p text:style-name="P115">Tross</text:p>
      <text:p text:style-name="P34"/>
      <text:p text:style-name="P34"/>
      <text:p text:style-name="P34"/>
      <text:p text:style-name="P34"/>
      <text:p text:style-name="P185"/>
      <text:p text:style-name="P185"/>
      <text:p text:style-name="P184"/>
      <text:p text:style-name="P184"/>
      <text:p text:style-name="P184"/>
      <text:p text:style-name="P184"/>
      <text:p text:style-name="P5"><text:soft-page-break/>Autor originálního dobrodružství: Quentin</text:p>
      <text:p text:style-name="P5">Pro <text:span text:style-name="T276">Dračák podle staré školy</text:span> upravil: York</text:p>
      <text:p text:style-name="P5"/>
      <text:p text:style-name="P6"/>
      <text:p text:style-name="P6"/>
      <text:p text:style-name="P6"/>
      <text:p text:style-name="P6">Verze 0.<text:span text:style-name="T66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3"><text:a xlink:type="simple" xlink:href="#__RefHeading___Toc13837_1990953305" text:style-name="Internet_20_link" text:visited-style-name="Internet_20_link">TODO</text:a><text:tab/>3</text:p>
          <text:p text:style-name="P223"><text:a xlink:type="simple" xlink:href="#__RefHeading___Toc13849_1990953305" text:style-name="Internet_20_link" text:visited-style-name="Internet_20_link">Město Tross</text:a><text:tab/>4</text:p>
          <text:p text:style-name="P224"><text:a xlink:type="simple" xlink:href="#__RefHeading___Toc13851_1990953305" text:style-name="Internet_20_link" text:visited-style-name="Internet_20_link">Nadzemí</text:a><text:tab/>4</text:p>
          <text:p text:style-name="P224"><text:a xlink:type="simple" xlink:href="#__RefHeading___Toc13853_1990953305" text:style-name="Internet_20_link" text:visited-style-name="Internet_20_link">Důl</text:a><text:tab/>9</text:p>
          <text:p text:style-name="P224"><text:a xlink:type="simple" xlink:href="#__RefHeading___Toc13855_1990953305" text:style-name="Internet_20_link" text:visited-style-name="Internet_20_link">Jeskyně s chrámem</text:a><text:tab/>25</text:p>
          <text:p text:style-name="P223"><text:a xlink:type="simple" xlink:href="#__RefHeading___Toc6844_2407452455" text:style-name="Internet_20_link" text:visited-style-name="Internet_20_link">Krvavá vila</text:a><text:tab/>32</text:p>
          <text:p text:style-name="P223"><text:a xlink:type="simple" xlink:href="#__RefHeading___Toc13857_1990953305" text:style-name="Internet_20_link" text:visited-style-name="Internet_20_link">Konec dobrodružství</text:a><text:tab/>38</text:p>
          <text:p text:style-name="P224"><text:a xlink:type="simple" xlink:href="#__RefHeading___Toc5831_1424409582" text:style-name="Internet_20_link" text:visited-style-name="Internet_20_link">Cena pokladů</text:a><text:tab/>38</text:p>
        </text:index-body>
      </text:table-of-content>
      <text:h text:style-name="P263" text:outline-level="1"><text:bookmark-start text:name="__RefHeading___Toc13837_1990953305"/>TODO<text:bookmark-end text:name="__RefHeading___Toc13837_1990953305"/></text:h>
      <text:p text:style-name="P180">TODO: Popis svatyně k Medvědovi.</text:p>
      <text:p text:style-name="P172">TODO: Víc surovin pro alchymistu.</text:p>
      <text:p text:style-name="P149">TODO: Víc věšteb do Wedelu.</text:p>
      <text:p text:style-name="P150">TODO: Lore o hrstanu (strom vysoko v horách)</text:p>
      <text:p text:style-name="P171">TODO: Quest na vyčištění lapků v Hrzalese.</text:p>
      <text:p text:style-name="P176">TODO: Karsavar nemohl dost dobře poslat k dračí kostře dřívějšího učedníka s dýkou, kterou pak dá postavám.</text:p>
      <text:h text:style-name="P268" text:outline-level="2">Počítání času a náhodné události</text:h>
      <text:list xml:id="list1772786944" text:style-name="L1">
        <text:list-item>
          <text:p text:style-name="P283">Hází se každ<text:span text:style-name="T1404">ý</text:span> den, <text:span text:style-name="T1404">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1571327772" text:style-name="L2">
        <text:list-item>
          <text:p text:style-name="P285">Cesta z Trossu do Blosel trvá po cestě 1 den.</text:p>
        </text:list-item>
        <text:list-item>
          <text:p text:style-name="P286">Lesem by trvala 2 dny, <text:span text:style-name="T1405">h</text:span>orami týden.</text:p>
        </text:list-item>
      </text:list>
      <text:h text:style-name="Heading_20_2" text:outline-level="2"><text:soft-page-break/>Náhodná setkání</text:h>
      <text:list xml:id="list2793315667" text:style-name="L3">
        <text:list-item>
          <text:p text:style-name="P284">Hází se 3x za den – co se stalo v noci, dopoledne a odpoledne.</text:p>
        </text:list-item>
        <text:list-item>
          <text:p text:style-name="P284">Tabulky budou rovnou obsahovat i stopy a možnosti "nic se nestalo".</text:p>
        </text:list-item>
        <text:list-item>
          <text:p text:style-name="P323">V některých oblastech jsem rozdělil setkání "na cestě" a "mimo cestu".</text:p>
        </text:list-item>
        <text:list-item>
          <text:p text:style-name="P323">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70">V okolí lokací na některé věci postavy narazí automaticky – v okolí Pavoučího doupěte jsou například stopy po přítomnosti pavouků.</text:p>
      <text:h text:style-name="P264" text:outline-level="1"><text:span text:style-name="T1237">+</text:span>Události</text:h>
      <text:list xml:id="list2856072524" text:style-name="L4">
        <text:list-item>
          <text:p text:style-name="P324"><text:span text:style-name="T1172">Vladař</text:span> sousedního <text:span text:style-name="T1172">kraje</text:span> přijel s početnou družinou <text:span text:style-name="T1172">navštívit místního vládce</text:span>. Zatímco <text:span text:style-name="T1172">urození</text:span> jednají <text:span text:style-name="T1476">v pevnosti</text:span>, doprovod si dovoluje na místní.</text:p>
        </text:list-item>
      </text:list>
      <text:list xml:id="list3282649157" text:style-name="L5">
        <text:list-header>
          <text:p text:style-name="P326">Andros</text:p>
          <text:p text:style-name="P363">Sousední městský stát. <text:span text:style-name="T1333">Laděný do řeckého stylu.</text:span></text:p>
        </text:list-header>
      </text:list>
      <text:list xml:id="list3108886228" text:style-name="L6">
        <text:list-header>
          <text:p text:style-name="P327">Epiktetos z Androsu</text:p>
          <text:p text:style-name="P365">Basileus sousedního měst<text:span text:style-name="T1332">ského státu.</text:span></text:p>
          <text:p text:style-name="P364"><text:span text:style-name="T1334">Obtloustlý m</text:span>už ve středních letech se zlatým kruhem na čele. Chybí mu jedna ruka – <text:span text:style-name="T1334">chvástá se, jak o ni <text:s/>přišel v boji, ale ve skutečnosti to byla nepozornost při tréninku.</text:span></text:p>
        </text:list-header>
      </text:list>
      <text:list xml:id="list3796657940" text:style-name="L7">
        <text:list-header>
          <text:p text:style-name="P328">Sophia</text:p>
        </text:list-header>
      </text:list>
      <text:list xml:id="list130512589050057" text:continue-list="list2856072524" text:style-name="L4">
        <text:list-header>
          <text:p text:style-name="P366">Nepříliš pohledná, ale vždy má složitý účes, perfektní líčení a vytříbené chování.</text:p>
          <text:p text:style-name="P367"><text:span text:style-name="T1329">D</text:span>cera <text:span text:style-name="T1457">Epikteta, </text:span>vládce sousedního panství. <text:span text:style-name="T1330">Dalvarovi říká „ó můj pane“. Na neurozené osoby se ani nepodívá – očekává, že budou mluvit s jejími služkami.</text:span></text:p>
          <text:p text:style-name="P368">Umí celkem dobře bojovat s mečem (učil ji bratr).</text:p>
          <text:p text:style-name="P369">Má s sebou dvě služebné: <text:span text:style-name="T1331">Trpaslici Miku a elfku Alianu. S neurozenými mluví většinou Mika – ztěžka vyslovuje „ř“.</text:span></text:p>
        </text:list-header>
      </text:list>
      <text:list xml:id="list1209521969" text:style-name="L8">
        <text:list-item>
          <text:p text:style-name="P370">Chce se vypravit do Svatyně nekonečných možností hluboko v horách, která jí má splnit její nejtajnější přání.</text:p>
        </text:list-item>
      </text:list>
      <text:list xml:id="list130512672169712" text:continue-list="list130512589050057" text:style-name="L4">
        <text:list-item>
          <text:p text:style-name="P325"><text:soft-page-break/>Na tržiště dorazila <text:span text:style-name="T1153">trpaslická</text:span> karavana s vynálezy, lektvary a výbušninami.</text:p>
        </text:list-item>
        <text:list-item>
          <text:p text:style-name="P324">Svátek umrlčího tance. Všichni obyvatelé nosí strašidelné masky. Po lidech bez masky se há<text:span text:style-name="T1236">zí</text:span> shnilé ovoce.</text:p>
        </text:list-item>
        <text:list-item>
          <text:p text:style-name="P371">Zombie incident v<text:span text:style-name="T1151">e vile Filomény Karské</text:span>. <text:span text:style-name="T1179">Dvorn</text:span><text:span text:style-name="T115">í čaroděj Bareus Karsavar zde prováděl jeden z riskantních omlazovacích rituálů, kterými udržuje Filoménu mladou a krásnou. Tentokrát se to ale nepovedlo a výsledkem je zombifikace veškerého služebnictva a zohyzdění Filomény. </text:span><text:span text:style-name="T143">Všechny zabil Karsavar různými kouzly (budou na nich stopy po zásahu bleskem, budou sežehnutí, zmražení a podobně).</text:span></text:p>
          <text:p text:style-name="P37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71"><text:span text:style-name="T1152">Fyzička 3, Finesa 1, Duše -</text:span><text:span text:style-name="T919">, </text:span><text:span text:style-name="T920">Ž</text:span><text:span text:style-name="T921">ivot</text:span><text:span text:style-name="T920">y </text:span><text:span text:style-name="T922">13</text:span></text:p>
              <text:p text:style-name="P642"><text:span text:style-name="T1019">Rychlost:</text:span><text:span text:style-name="T923"> </text:span><text:span text:style-name="T924">jako </text:span><text:span text:style-name="T925">chůze</text:span></text:p>
              <text:p text:style-name="P642"><text:span text:style-name="T1020">Smysly:</text:span><text:span text:style-name="T926"> </text:span><text:span text:style-name="T927">magický zrak a sluch</text:span></text:p>
              <text:p text:style-name="P642"><text:span text:style-name="T1021">Detekovatelnost</text:span><text:span text:style-name="T1022">:</text:span><text:span text:style-name="T928"> </text:span><text:span text:style-name="T929">Zombie není</text:span><text:span text:style-name="T928"> vidět pomocí infravidění.</text:span></text:p>
              <text:p text:style-name="P664"><text:span text:style-name="T652">⚔<text:tab/></text:span><text:span text:style-name="T1023">Pařáty</text:span><text:span text:style-name="T1024">:</text:span><text:span text:style-name="T921"> </text:span><text:span text:style-name="T930">3 + k6, zranění 1</text:span></text:p>
              <text:p text:style-name="P663"><text:span text:style-name="T502">⚔<text:tab/></text:span><text:span text:style-name="T717">Z</text:span><text:span text:style-name="T718">uby</text:span><text:span text:style-name="T8">:</text:span><text:span text:style-name="T18"> 3 + k6, zranění 0</text:span></text:p>
            </text:list-header>
          </text:list>
          <text:p text:style-name="P379"><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373">Po vyvraždění vily se Karsavar vydal zpět do své věže. Zabil ještě pár lidí ve městě (osamocené zombie incidenty, stopa vede k tvrzi), ale už ne moc, začala mu docházet kouzla.</text:p>
          <text:p text:style-name="P374">Další den, opět s plným arzenálem kouzel, začne vraždit v tvrzi. Stráž určitě uvítá pomoc.</text:p>
          <text:p text:style-name="P380"><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5" text:outline-level="1"><text:span text:style-name="T1237">+</text:span>Božstva</text:h>
      <text:p text:style-name="Text_20_body"><text:span text:style-name="Strong_20_Emphasis"><text:span text:style-name="T1494">Vorok</text:span></text:span><text:span text:style-name="Strong_20_Emphasis"><text:span text:style-name="T1495">, p</text:span></text:span><text:span text:style-name="T1495">án </text:span><text:span text:style-name="T1496">ohně a</text:span><text:span text:style-name="T1495"> oceli</text:span></text:p>
      <text:p text:style-name="P62"><text:span text:style-name="Emphasis">Chce vybudovat mocnou a věčnou civilizaci.</text:span></text:p>
      <text:list xml:id="list2325933289" text:style-name="L9">
        <text:list-item>
          <text:p text:style-name="P381">Ctít a prosazovat zákony a tradice.</text:p>
        </text:list-item>
        <text:list-item>
          <text:p text:style-name="P381">Stavět potřeby většiny nad potřeby jedince.</text:p>
        </text:list-item>
        <text:list-item>
          <text:p text:style-name="P381">Nestrpět monstrum nebo černokněžníka naživu.</text:p>
        </text:list-item>
        <text:list-item>
          <text:p text:style-name="P381">Žít bez lži a podvodu.</text:p>
        </text:list-item>
      </text:list>
      <text:p text:style-name="Text_20_body"><text:span text:style-name="Strong_20_Emphasis"><text:span text:style-name="T1495">Athaia</text:span></text:span><text:span text:style-name="T1495">, paní krve a soucitu</text:span></text:p>
      <text:p text:style-name="P63"><text:span text:style-name="Emphasis">Chce snížit utrpení nevinných.</text:span></text:p>
      <text:list xml:id="list674830165" text:style-name="L10">
        <text:list-item>
          <text:p text:style-name="P382">Chránit život každého jednotlivce.</text:p>
        </text:list-item>
        <text:list-item>
          <text:p text:style-name="P382">Žít v celibátu.</text:p>
        </text:list-item>
        <text:list-item>
          <text:p text:style-name="P382">Pacifismus.</text:p>
        </text:list-item>
      </text:list>
      <text:p text:style-name="Text_20_body"><text:span text:style-name="Strong_20_Emphasis"><text:span text:style-name="T1498">Gaia</text:span></text:span><text:span text:style-name="T1498">, matka příroda</text:span></text:p>
      <text:p text:style-name="P63"><text:span text:style-name="Emphasis">Chce, aby lidé žili v souladu s přírodou.</text:span></text:p>
      <text:list xml:id="list3030795940" text:style-name="L11">
        <text:list-item>
          <text:p text:style-name="P383">Bránit svět před perverzí magie, vědy a průmyslu.</text:p>
        </text:list-item>
        <text:list-item>
          <text:p text:style-name="P383">Žít skromným a pokorným životem.</text:p>
        </text:list-item>
        <text:list-item>
          <text:p text:style-name="P383">Nepoužívat ocelové zbraně a zbroje.</text:p>
        </text:list-item>
      </text:list>
      <text:p text:style-name="Text_20_body"><text:span text:style-name="Strong_20_Emphasis"><text:span text:style-name="T1498">Gargantua</text:span></text:span><text:span text:style-name="T1498">, otec krakenů</text:span></text:p>
      <text:p text:style-name="P63"><text:soft-page-break/><text:span text:style-name="Emphasis">Chce pohltit pevninu.</text:span></text:p>
      <text:list xml:id="list1122255496" text:style-name="L12">
        <text:list-item>
          <text:p text:style-name="P384">Obětovat nekonečnému oceánu.</text:p>
        </text:list-item>
        <text:list-item>
          <text:p text:style-name="P384">Budovat věhlas a moc kultu Gargantua.</text:p>
        </text:list-item>
        <text:list-item>
          <text:p text:style-name="P384">Chapadla.</text:p>
        </text:list-item>
      </text:list>
      <text:h text:style-name="Heading_20_1" text:outline-level="1"><text:span text:style-name="T1237">+</text:span>Mistři</text:h>
      <text:p text:style-name="P100">Až budou chtít postavy postoupit na vyšší úroveň, musí si najít mistry. Není to složité, stačí se poptat. Mistři v Trossu jsou (všichni jsou ve městě):</text:p>
      <text:p text:style-name="Standalone_20_Property"><text:span text:style-name="T183">Válečník: </text:span><text:span text:style-name="T1197">Kapitán stráže Moriak Har (viz Kasárna v pevnosti), velitel Horos z Brakkské věže.</text:span></text:p>
      <text:p text:style-name="Standalone_20_Property"><text:span text:style-name="T177">Hraničář: </text:span>Kuzal‘<text:span text:style-name="T337">k’tak, obchodn</text:span><text:span text:style-name="T100">ík s exotiky (viz Obchod s exotiky v chudinské čtvrti)</text:span></text:p>
      <text:p text:style-name="Standalone_20_Property"><text:span text:style-name="T177">Kouzelník: </text:span><text:span text:style-name="T1197">D</text:span>vorní čaroděj Bareus Karsavar (viz Hlavní věž pevnosti)</text:p>
      <text:p text:style-name="Standalone_20_Property"><text:span text:style-name="T177">Alchymista: </text:span><text:span text:style-name="T1197">T</text:span>rpaslická alchymistka Malika Kragg (viz a<text:span text:style-name="T317">lchymistický krámek</text:span> v chudinské čtvrti).</text:p>
      <text:p text:style-name="Standalone_20_Property"><text:span text:style-name="T225">Zloděj: </text:span>Stín (viz <text:span text:style-name="T1189">Smaragdové divadlo</text:span> v bohaté čtvrti).</text:p>
      <text:h text:style-name="P266" text:outline-level="1"><text:span text:style-name="T1442">+</text:span>Oblasti</text:h>
      <text:h text:style-name="Heading_20_2" text:outline-level="2">Bažina</text:h>
      <text:h text:style-name="Heading_20_3" text:outline-level="3">Počasí <text:span text:style-name="T1435">(k6)</text:span></text:h>
      <text:list xml:id="list4121267594" text:style-name="L13">
        <text:list-item>
          <text:p text:style-name="P386">Jasno</text:p>
        </text:list-item>
        <text:list-item>
          <text:p text:style-name="P390"><text:span text:style-name="T1436">M</text:span>lžný opar</text:p>
        </text:list-item>
        <text:list-item>
          <text:p text:style-name="P390"><text:span text:style-name="T1436">M</text:span>lžný opar, <text:span text:style-name="T1436">mrholení</text:span></text:p>
        </text:list-item>
        <text:list-item>
          <text:p text:style-name="P390"><text:span text:style-name="T1436">Mlžný opar, h</text:span>ustý déšť</text:p>
        </text:list-item>
        <text:list-item>
          <text:p text:style-name="P386">Mlžný opar, slejvák</text:p>
        </text:list-item>
        <text:list-item>
          <text:p text:style-name="P385">Bažina je dnes zalitá v husté mléčné mlze.</text:p>
        </text:list-item>
      </text:list>
      <text:h text:style-name="Heading_20_3" text:outline-level="3">Setkání <text:span text:style-name="T1435">(k12)</text:span></text:h>
      <text:list xml:id="list438273960" text:style-name="L14">
        <text:list-item>
          <text:p text:style-name="P393"><text:span text:style-name="T873">👣 </text:span><text:span text:style-name="T875">Čerstvé s</text:span><text:span text:style-name="T873">topy </text:span><text:span text:style-name="T877">bosých dvojnožců s drápy.</text:span></text:p>
        </text:list-item>
        <text:list-item>
          <text:p text:style-name="P393"><text:span text:style-name="T873">👣 </text:span><text:span text:style-name="T877">Den staré</text:span><text:span text:style-name="T875"> s</text:span><text:span text:style-name="T873">topy </text:span><text:span text:style-name="T877">bosých dvojnožců s drápy.</text:span></text:p>
        </text:list-item>
        <text:list-item>
          <text:p text:style-name="P395">Osm ještěrců loví lidi do zigguratu. Vede je veterán s kostěnou zbrojí a oboustranným kopím. <text:span text:style-name="T1438">Vedou dva spoutané zajatce – jsou to chudí rybáři ze Sumpu.</text:span></text:p>
          <text:p text:style-name="P329"><text:span text:style-name="T1119">7x </text:span><text:span text:style-name="T1110">Ještěrec</text:span></text:p>
          <text:p text:style-name="P665"><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6">, </text:span><text:span text:style-name="T867">Ž</text:span><text:span text:style-name="T868">ivot</text:span><text:span text:style-name="T867">y </text:span><text:span text:style-name="T869">9</text:span></text:p>
          <text:p text:style-name="P666"><text:span text:style-name="T501">⚔ </text:span><text:span text:style-name="T616">Dlouhé kopí</text:span><text:span text:style-name="T614">:</text:span><text:span text:style-name="T559"> </text:span><text:span text:style-name="T560">3</text:span><text:span text:style-name="T559"> + k6, zranění </text:span><text:span text:style-name="T567">2</text:span></text:p>
          <text:p text:style-name="P396"><text:soft-page-break/><text:span text:style-name="T616">U </text:span><text:span text:style-name="T612">sebe mají:</text:span><text:span text:style-name="T558"> uzené ryby, dřevěné l</text:span><text:span text:style-name="T569">a</text:span><text:span text:style-name="T558">hve s vodou.</text:span></text:p>
          <text:p text:style-name="P329"><text:span text:style-name="T624">V</text:span><text:span text:style-name="T623">elitel ještěrců</text:span></text:p>
          <text:p text:style-name="P666"><text:span text:style-name="T74">F</text:span><text:span text:style-name="T75">yzička </text:span><text:span text:style-name="T77">4</text:span><text:span text:style-name="T75">, Finesa </text:span><text:span text:style-name="T76">3</text:span><text:span text:style-name="T75">, Duše </text:span><text:span text:style-name="T76">1</text:span><text:span text:style-name="T866">, </text:span><text:span text:style-name="T867">Ž</text:span><text:span text:style-name="T868">ivot</text:span><text:span text:style-name="T867">y </text:span><text:span text:style-name="T869">10</text:span></text:p>
          <text:p text:style-name="P670"><text:span text:style-name="T884">Z</text:span><text:span text:style-name="T896">broj:</text:span><text:span text:style-name="T869"> 1 (kostěná zbroj)</text:span></text:p>
          <text:p text:style-name="P677"><text:span text:style-name="T501">⚔ </text:span><text:span text:style-name="T612">Oboustranné kopí</text:span><text:span text:style-name="T614">:</text:span><text:span text:style-name="T559"> </text:span><text:span text:style-name="T558">4</text:span><text:span text:style-name="T559"> + k6, zranění </text:span><text:span text:style-name="T558">2</text:span></text:p>
          <text:p text:style-name="P398"><text:span text:style-name="T612">U sebe má:</text:span><text:span text:style-name="T558"> </text:span><text:span text:style-name="T568">uzené ryby, dřevěn</text:span><text:span text:style-name="T569">ou</text:span><text:span text:style-name="T568"> l</text:span><text:span text:style-name="T569">a</text:span><text:span text:style-name="T568">h</text:span><text:span text:style-name="T569">ev</text:span><text:span text:style-name="T568"> s vodou, </text:span><text:span text:style-name="T570">6 st,</text:span><text:span text:style-name="T568"> </text:span><text:span text:style-name="T558">klíč s rybí hlavou.</text:span></text:p>
        </text:list-item>
        <text:list-item>
          <text:p text:style-name="P391">Rybáři vypouští pelikány s podvázanými krky na ryby. Škrtidlo sundají, až když pták nanosí dost ryb pro svého majitele. V mezičase se předhání v dohadech o tom, kam ještěrci odvádí ztracené lidi.</text:p>
        </text:list-item>
        <text:list-item>
          <text:p text:style-name="P391">Nápadné bleděmodré zelí. Požití způsobuje malátnost a submisivitu. <text:span text:style-name="T1439">Alchymista z něj může vytěžit 5 magů.</text:span></text:p>
        </text:list-item>
        <text:list-item>
          <text:p text:style-name="P391">Stromy, ostr<text:span text:style-name="T1420">ů</text:span>vky půdy i bažina jsou porostlé narudlým mechem. <text:span text:style-name="T1419">Mech slouží jako hmatové orgány</text:span> masožravé <text:span text:style-name="T1419">rostliny</text:span> pod hladinou.</text:p>
          <text:p text:style-name="P665"><text:span text:style-name="T596">Tělo</text:span><text:span text:style-name="T576">:</text:span><text:span text:style-name="T509"><text:tab/><text:tab/></text:span><text:span text:style-name="T510">Fyzička 5, Finesa 2, Duše </text:span><text:span text:style-name="T542">3</text:span><text:span text:style-name="T510">, Životy 1</text:span><text:span text:style-name="T542">1<text:line-break/></text:span><text:span text:style-name="T597">12 š</text:span><text:span text:style-name="T596">lahoun</text:span><text:span text:style-name="T597">ů</text:span><text:span text:style-name="T576">:</text:span><text:span text:style-name="T509"><text:tab/></text:span><text:span text:style-name="T510">Fyzička </text:span><text:span text:style-name="T542">1</text:span><text:span text:style-name="T510">, Finesa 4, Duše </text:span><text:span text:style-name="T542">3</text:span><text:span text:style-name="T510">, Životy 1</text:span></text:p>
          <text:p text:style-name="P625"><text:span text:style-name="T670">Rychlost:</text:span><text:span text:style-name="T728"> </text:span><text:span text:style-name="T824">nepohybuje se</text:span></text:p>
          <text:p text:style-name="P643"><text:span text:style-name="T671">Smysly: </text:span><text:span text:style-name="T825">hmat (šlahouny)</text:span></text:p>
          <text:p text:style-name="P665"><text:span text:style-name="T700">Zranitelnost:</text:span><text:span text:style-name="T825"> Šlahouny nejsou zranitelné drtivými a bodnými zbraněmi (pod drtivými útoky se neškodně prohnou, bodné zbraně je sice mohou s trochou štěstí probodnout, ale šlahoun bude fungovat dál).</text:span></text:p>
          <text:p text:style-name="P667"><text:span text:style-name="T499">⚔<text:tab/></text:span><text:span text:style-name="T669">Z</text:span><text:span text:style-name="T679">uby</text:span><text:span text:style-name="T10">:</text:span><text:span text:style-name="T29"> </text:span><text:span text:style-name="T79">5 + k6, zranění 2</text:span></text:p>
          <text:p text:style-name="P667"><text:soft-page-break/><text:span text:style-name="T499">⚔<text:tab/></text:span><text:span text:style-name="T700">Šlahouny</text:span><text:span text:style-name="T10">:</text:span><text:span text:style-name="T29"> </text:span><text:span text:style-name="T79">4 + k6. Nezraňují, pouze omotávají a přitahují</text:span></text:p>
        </text:list-item>
      </text:list>
      <text:list xml:id="list3104374091" text:style-name="L15">
        <text:list-item>
          <text:p text:style-name="P678">Každý šlahoun a tlama mohou současně bez postihu zaútočit zvlášť.</text:p>
        </text:list-item>
        <text:list-item>
          <text:p text:style-name="P678">Na omotání postavy si šlahouny hází Finesou, na přitažení k tlamě Fyzičkou. Když postavu omotá více šlahounů, jejich Fyzička se sčítá.</text:p>
        </text:list-item>
        <text:list-item>
          <text:p text:style-name="P678">Šlahouny je možno ničit jednotlivě nebo <text:span text:style-name="T1421">najednou</text:span> plošnými útoky.</text:p>
        </text:list-item>
      </text:list>
      <text:list xml:id="list130512968287932" text:continue-list="list438273960" text:style-name="L14">
        <text:list-item>
          <text:p text:style-name="P391">Zbohatlý <text:span text:style-name="T1422">T</text:span>rosský měšťan <text:span text:style-name="T1424">(elf)</text:span> na tajné schůzce s<text:span text:style-name="T1423">e čtyřmi</text:span> ještěrci dračího kultu.</text:p>
          <text:p text:style-name="P350">Ještěrec</text:p>
          <text:p text:style-name="P668"><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6">, </text:span><text:span text:style-name="T867">Ž</text:span><text:span text:style-name="T868">ivot</text:span><text:span text:style-name="T867">y </text:span><text:span text:style-name="T869">9</text:span></text:p>
          <text:p text:style-name="P668"><text:span text:style-name="T501">⚔ </text:span><text:span text:style-name="T616">Dlouhé kopí</text:span><text:span text:style-name="T614">:</text:span><text:span text:style-name="T559"> </text:span><text:span text:style-name="T560">3</text:span><text:span text:style-name="T559"> + k6, zranění </text:span><text:span text:style-name="T567">2</text:span></text:p>
          <text:p text:style-name="P397"><text:span text:style-name="T616">U </text:span><text:span text:style-name="T612">sebe mají:</text:span><text:span text:style-name="T558"> uzené ryby, dřevěné l</text:span><text:span text:style-name="T569">a</text:span><text:span text:style-name="T558">hve s vodou.</text:span></text:p>
          <text:p text:style-name="P330"><text:span text:style-name="T623">Měšťan </text:span><text:span text:style-name="T625">Létis</text:span></text:p>
          <text:p text:style-name="P668"><text:span text:style-name="T74">F</text:span><text:span text:style-name="T75">yzička </text:span><text:span text:style-name="T77">3</text:span><text:span text:style-name="T75">, Finesa </text:span><text:span text:style-name="T78">1</text:span><text:span text:style-name="T75">, Duše </text:span><text:span text:style-name="T78">2</text:span><text:span text:style-name="T866">, </text:span><text:span text:style-name="T867">Ž</text:span><text:span text:style-name="T868">ivot</text:span><text:span text:style-name="T867">y </text:span><text:span text:style-name="T869">9</text:span></text:p>
          <text:p text:style-name="P679"><text:span text:style-name="T501">⚔ </text:span><text:span text:style-name="T616">D</text:span><text:span text:style-name="T612">ýka</text:span><text:span text:style-name="T614">:</text:span><text:span text:style-name="T559"> </text:span><text:span text:style-name="T560">3</text:span><text:span text:style-name="T559"> + k6, zranění </text:span><text:span text:style-name="T567">2</text:span></text:p>
          <text:p text:style-name="P665"><text:span text:style-name="T616">U </text:span><text:span text:style-name="T612">sebe má:</text:span><text:span text:style-name="T558"> </text:span><text:span text:style-name="T571">Měšec s 3 zl a 6 st, zlatý prsten (10 zl), měšťanské šaty (5 zl)</text:span></text:p>
        </text:list-item>
        <text:list-item>
          <text:p text:style-name="P391">Jedovat<text:span text:style-name="T1425">ě žlutá</text:span> žába s korunkou na hlavě.</text:p>
          <text:p text:style-name="P399"><text:soft-page-break/>Když ji políbí dívka, otráví se (žába kůží vylučuje smrtící jed), ale žába se promění v <text:span text:style-name="T1429">nahého</text:span> elfského prince. <text:span text:style-name="T1428">Jeho jméno je Léthanis, pochází z elfské říše a v podobě žáby strávil několik staletí. Mluví výhradně elfsky, chová se velmi povýšeně a od postav očekává, že splní každé jeho přání.</text:span></text:p>
          <text:p text:style-name="P392"><text:span text:style-name="T204">S</text:span><text:span text:style-name="T205">íla</text:span><text:span text:style-name="T206"> jedu</text:span><text:span text:style-name="T205">:</text:span><text:span text:style-name="T262"> </text:span><text:span text:style-name="T948">1</text:span><text:span text:style-name="T980">6</text:span><text:span text:style-name="T263"> </text:span><text:span text:style-name="T264">+ k6</text:span><text:span text:style-name="T205"><text:line-break/></text:span><text:span text:style-name="T204">D</text:span><text:span text:style-name="T205">ruh:</text:span><text:span text:style-name="T262"> </text:span><text:span text:style-name="T981">ž</text:span><text:span text:style-name="T982">ivočišný</text:span><text:span text:style-name="T262"><text:line-break/></text:span><text:span text:style-name="T204">L</text:span><text:span text:style-name="T205">atence:</text:span><text:span text:style-name="T1426"> </text:span><text:span text:style-name="T951">1</text:span><text:span text:style-name="T1426"> </text:span><text:span text:style-name="T951">m</text:span><text:span text:style-name="T983">inuta</text:span><text:span text:style-name="T1426"><text:line-break/></text:span><text:span text:style-name="T207">P</text:span><text:span text:style-name="T208">říznaky:</text:span><text:span text:style-name="T1427"> </text:span><text:span text:style-name="T984">k</text:span><text:span text:style-name="T985">řeče, </text:span><text:span text:style-name="T986">následně</text:span><text:span text:style-name="T985"> </text:span><text:span text:style-name="T986">zástava srdce.</text:span></text:p>
          <text:p text:style-name="P399">Korunka je zlatá, má cenu 5 zl.</text:p>
        </text:list-item>
        <text:list-item>
          <text:p text:style-name="P391">Pijavice, které zraňují zdravé a léčí zraněné <text:span text:style-name="T1430">(za 3kz + 2, na stejnou osobu vždy jen jednou za den)</text:span>.</text:p>
        </text:list-item>
        <text:list-item>
          <text:p text:style-name="P391"><text:span text:style-name="T1431">Zlověstné,</text:span> uši drásající bzučení. Útok hejna pětikilových komárů.</text:p>
          <text:p text:style-name="P331">Hejno <text:span text:style-name="T1433">komárů</text:span></text:p>
          <text:p text:style-name="P665"><text:span text:style-name="T740">F</text:span><text:span text:style-name="T725">yzička </text:span><text:span text:style-name="T826">4</text:span><text:span text:style-name="T725">, Finesa </text:span><text:span text:style-name="T827">1</text:span><text:span text:style-name="T725">, Duše -, </text:span><text:span text:style-name="T726">Ž</text:span><text:span text:style-name="T723">ivot</text:span><text:span text:style-name="T726">y </text:span><text:span text:style-name="T826">12<text:line-break/></text:span><text:span text:style-name="T740">F</text:span><text:span text:style-name="T725">yzička </text:span><text:span text:style-name="T826">3</text:span><text:span text:style-name="T725">, Finesa </text:span><text:span text:style-name="T827">1</text:span><text:span text:style-name="T725">, Duše -, </text:span><text:span text:style-name="T726">Ž</text:span><text:span text:style-name="T723">ivot</text:span><text:span text:style-name="T726">y </text:span><text:span text:style-name="T826">8<text:line-break/></text:span><text:span text:style-name="T740">F</text:span><text:span text:style-name="T725">yzička </text:span><text:span text:style-name="T826">2</text:span><text:span text:style-name="T725">, Finesa </text:span><text:span text:style-name="T827">1</text:span><text:span text:style-name="T725">, Duše -, </text:span><text:span text:style-name="T726">Ž</text:span><text:span text:style-name="T723">ivot</text:span><text:span text:style-name="T726">y </text:span><text:span text:style-name="T826">4</text:span></text:p>
          <text:p text:style-name="P644"><text:span text:style-name="T670">Z</text:span><text:span text:style-name="T667">broj:</text:span><text:span text:style-name="T722"> Proti cíleným útokům 2, proti plošným 0</text:span></text:p>
          <text:p text:style-name="P669"><text:span text:style-name="T499">⚔ </text:span><text:span text:style-name="T701">Sosáky</text:span><text:span text:style-name="T10">:</text:span><text:span text:style-name="T741"> </text:span><text:span text:style-name="T828">Fyzička</text:span><text:span text:style-name="T741"> + k6, zranění </text:span><text:span text:style-name="T827">0</text:span></text:p>
        </text:list-item>
        <text:list-item>
          <text:p text:style-name="P391">Na zlomeném stromě <text:span text:style-name="T1434">je</text:span> nabodnutý pirát. Vypadá jako by spadl z oblohy. Nohy <text:span text:style-name="T1434">má</text:span> okousané od dravců, trojhranný klobouk stále na hlavě. Po kapsách <text:span text:style-name="T1437">má</text:span> hrst drahokamů (cena 3k20 zlaťáků) a <text:span text:style-name="T177">lektvar neviditelnosti</text:span> <text:span text:style-name="T1432">(karta)</text:span>.</text:p>
        </text:list-item>
      </text:list>
      <text:h text:style-name="P269" text:outline-level="2"><text:soft-page-break/><text:span text:style-name="T1416">+</text:span>Garlacké hory</text:h>
      <text:h text:style-name="P255" text:outline-level="3">Počasí <text:span text:style-name="T1435">(k6)</text:span></text:h>
      <text:list xml:id="list130513906968793" text:continue-list="list4121267594" text:style-name="L13">
        <text:list-item>
          <text:p text:style-name="P387">Jasno</text:p>
        </text:list-item>
        <text:list-item>
          <text:p text:style-name="P400">Polojasno</text:p>
        </text:list-item>
        <text:list-item>
          <text:p text:style-name="P403">Zataženo, padá jemný sníh</text:p>
        </text:list-item>
        <text:list-item>
          <text:p text:style-name="P403">Zataženo, hustě chumelí</text:p>
        </text:list-item>
        <text:list-item>
          <text:p text:style-name="P403">Zataženo, silný vítr</text:p>
        </text:list-item>
        <text:list-item>
          <text:p text:style-name="P404">Sněhová bouře, nízká viditelnost</text:p>
        </text:list-item>
      </text:list>
      <text:h text:style-name="Heading_20_3" text:outline-level="3"><text:span text:style-name="T1440">Setkání (k</text:span>20<text:span text:style-name="T1440">)</text:span>:</text:h>
      <text:list xml:id="list517577133" text:style-name="L16">
        <text:list-item>
          <text:p text:style-name="P394"><text:span text:style-name="T873">👣 </text:span><text:span text:style-name="T875">Čerstvé s</text:span><text:span text:style-name="T873">topy tří lítých vlků</text:span></text:p>
        </text:list-item>
        <text:list-item>
          <text:p text:style-name="P394"><text:span text:style-name="T873">👣 </text:span><text:span text:style-name="T875">Den staré s</text:span><text:span text:style-name="T873">topy tří lítých vlků</text:span></text:p>
        </text:list-item>
        <text:list-item>
          <text:p text:style-name="P405"><text:span text:style-name="T1114">K</text:span><text:span text:style-name="T1110">ůly s lidskými </text:span><text:span text:style-name="T1072">mrtvolami v různých fázích rozkladu</text:span><text:span text:style-name="T1110">, goblin</text:span><text:span text:style-name="T1075">ský</text:span><text:span text:style-name="T1110">mi štíty a dekoracemi z dlouhého peří ptáka Noha. </text:span><text:span text:style-name="T1116">Jedna z mrtvol je čerstvá</text:span><text:span text:style-name="T1115"> (</text:span><text:span text:style-name="T1117">nahý </text:span><text:span text:style-name="T1073">m</text:span><text:span text:style-name="T1074">ladý muž</text:span><text:span text:style-name="T1115">)</text:span></text:p>
          <text:p text:style-name="P682"><text:span text:style-name="Emphasis"><text:span text:style-name="T465">👣</text:span></text:span><text:span text:style-name="Emphasis"><text:span text:style-name="T453"> </text:span></text:span><text:span text:style-name="Emphasis"><text:span text:style-name="T455">Stopy tří lítých vlků a goblinů, kteří z nich sesedli, nabodli mrtvolu na kůl a zase odjeli.</text:span></text:span></text:p>
        </text:list-item>
        <text:list-item>
          <text:p text:style-name="P405"><text:span text:style-name="T336">Tři</text:span><text:span text:style-name="T335"> g</text:span><text:span text:style-name="T1110">obliní jezdci na </text:span><text:span text:style-name="T1112">lítých vlcích</text:span></text:p>
          <text:p text:style-name="P348">Gobliní jezdec</text:p>
          <text:p text:style-name="P405"><text:span text:style-name="T2">F</text:span><text:span text:style-name="T3">yzička </text:span><text:span text:style-name="T35">2</text:span><text:span text:style-name="T3">, Finesa </text:span><text:span text:style-name="T35">3</text:span><text:span text:style-name="T3">, Duše </text:span><text:span text:style-name="T35">1</text:span><text:span text:style-name="T725">, </text:span><text:span text:style-name="T726">Ž</text:span><text:span text:style-name="T723">ivot</text:span><text:span text:style-name="T726">y </text:span><text:span text:style-name="T761">7</text:span></text:p>
          <text:p text:style-name="P671"><text:span text:style-name="T884">Z</text:span><text:span text:style-name="T885">broj:</text:span><text:span text:style-name="T860"> 1 (lehká zbroj)</text:span></text:p>
          <text:p text:style-name="P626"><text:soft-page-break/><text:span text:style-name="T499">⚔ </text:span><text:span text:style-name="T582">K</text:span><text:span text:style-name="T590">opí</text:span><text:span text:style-name="T576">:</text:span><text:span text:style-name="T509"> </text:span><text:span text:style-name="T516">3</text:span><text:span text:style-name="T515"> + k6, zranění </text:span><text:span text:style-name="T532">0</text:span></text:p>
          <text:p text:style-name="P633"><text:span text:style-name="T582">D</text:span><text:span text:style-name="T576">ostřel:</text:span><text:span text:style-name="T509"> </text:span><text:span text:style-name="T532">krátký</text:span></text:p>
          <text:p text:style-name="P671"><text:span text:style-name="T508">⚔ </text:span><text:span text:style-name="T621">Nůž</text:span><text:span text:style-name="T622">:</text:span><text:span text:style-name="T559"> </text:span><text:span text:style-name="T560">3</text:span><text:span text:style-name="T559"> + k6, zranění </text:span><text:span text:style-name="T560">0</text:span></text:p>
          <text:p text:style-name="P671"><text:span text:style-name="T886">Vzhled:</text:span><text:span text:style-name="T859"> </text:span><text:span text:style-name="T860">Goblini jsou velcí jako hobiti, zelení a holohlaví</text:span><text:span text:style-name="T859">. </text:span><text:span text:style-name="T860">Mají dlouhé, špičaté uši, </text:span><text:span text:style-name="T861">velké, </text:span><text:span text:style-name="T860">zahnuté nosy a ostré zuby.</text:span></text:p>
          <text:p text:style-name="P681"><text:span text:style-name="T713">U </text:span><text:span text:style-name="T712">sebe mají:</text:span><text:span text:style-name="T858"> sušené maso, chlebové placky, měchy s vodou, </text:span><text:span text:style-name="T862">hojivou mast. </text:span><text:span text:style-name="T865">Jeden z nich má</text:span><text:span text:style-name="T862"> </text:span><text:span text:style-name="T714">měděný prsten</text:span><text:span text:style-name="T864"> </text:span><text:span text:style-name="T863">(prodej 1 st).</text:span></text:p>
          <text:p text:style-name="P332"><text:span text:style-name="T887">L</text:span><text:span text:style-name="T883">ítý vlk</text:span></text:p>
          <text:p text:style-name="P683"><text:span text:style-name="T888">F</text:span><text:span text:style-name="T889">yzička </text:span><text:span text:style-name="T890">5</text:span><text:span text:style-name="T889">, Finesa </text:span><text:span text:style-name="T891">1</text:span><text:span text:style-name="T889">, Duše -, </text:span><text:span text:style-name="T892">Ž</text:span><text:span text:style-name="T893">ivot</text:span><text:span text:style-name="T892">y </text:span><text:span text:style-name="T894">1</text:span><text:span text:style-name="T895">2</text:span></text:p>
          <text:p text:style-name="P645"><text:span text:style-name="T671">Smysly:</text:span><text:span text:style-name="T731"> </text:span><text:span text:style-name="T807">průměrný </text:span><text:span text:style-name="T808">zrak</text:span><text:span text:style-name="T744">, výborný </text:span><text:span text:style-name="T808">sluch a </text:span><text:span text:style-name="T809">skvělý</text:span><text:span text:style-name="T744"> </text:span><text:span text:style-name="T808">čich</text:span></text:p>
          <text:p text:style-name="P646"><text:span text:style-name="T715">R</text:span><text:span text:style-name="T716">ychlost:</text:span><text:span text:style-name="T895"> jako kůň</text:span></text:p>
          <text:p text:style-name="P682"><text:span text:style-name="T501">⚔<text:tab/></text:span><text:span text:style-name="T719">Z</text:span><text:span text:style-name="T720">uby </text:span><text:span text:style-name="T721">nebo drápy</text:span><text:span text:style-name="T719">:</text:span><text:span text:style-name="T871"> </text:span><text:span text:style-name="T872">5</text:span><text:span text:style-name="T871"> + k6, zranění </text:span><text:span text:style-name="T873">1</text:span></text:p>
        </text:list-item>
        <text:list-item>
          <text:p text:style-name="P394"><text:span text:style-name="T873">👣 </text:span><text:span text:style-name="T875">Čerstvé s</text:span><text:span text:style-name="T873">topy p</text:span><text:span text:style-name="T874">ěti skřetů</text:span></text:p>
        </text:list-item>
        <text:list-item>
          <text:p text:style-name="P394"><text:span text:style-name="T873">👣 </text:span><text:span text:style-name="T875">Den staré s</text:span><text:span text:style-name="T873">topy p</text:span><text:span text:style-name="T874">ěti skřetů</text:span></text:p>
        </text:list-item>
        <text:list-item>
          <text:p text:style-name="P405"><text:span text:style-name="T1118">S</text:span><text:span text:style-name="T1110">tudené ohniště, ohlodané gobliní kosti a </text:span><text:span text:style-name="T1118">pět</text:span><text:span text:style-name="T1110"> větvemi vystlan</text:span><text:span text:style-name="T1118">ých</text:span><text:span text:style-name="T1110"> ležení </text:span><text:span text:style-name="T1076">lidské velikosti.</text:span></text:p>
          <text:p text:style-name="P682"><text:span text:style-name="Emphasis"><text:span text:style-name="T465">👣</text:span></text:span><text:span text:style-name="Emphasis"><text:span text:style-name="T453"> </text:span></text:span><text:span text:style-name="Emphasis"><text:span text:style-name="T454">Čerstvé stopy pěti skřetů, kteří tu nocovali.</text:span></text:span></text:p>
        </text:list-item>
        <text:list-item>
          <text:p text:style-name="P681"><text:span text:style-name="Emphasis"><text:span text:style-name="T456">S</text:span></text:span><text:span text:style-name="T1113">křetí</text:span><text:span text:style-name="T1110"> lovecká skupina </text:span><text:span text:style-name="T1111">(5 skřetích lovců)</text:span></text:p>
          <text:p text:style-name="P349">Skřetí lovec</text:p>
          <text:p text:style-name="P681"><text:span text:style-name="T2">F</text:span><text:span text:style-name="T3">yzička </text:span><text:span text:style-name="T63">3</text:span><text:span text:style-name="T3">, Finesa </text:span><text:span text:style-name="T64">4</text:span><text:span text:style-name="T3">, Duše </text:span><text:span text:style-name="T63">2</text:span><text:span text:style-name="T725">, </text:span><text:span text:style-name="T726">Ž</text:span><text:span text:style-name="T723">ivot</text:span><text:span text:style-name="T726">y </text:span><text:span text:style-name="T810">9</text:span></text:p>
          <text:p text:style-name="P671"><text:span text:style-name="T50">Z</text:span><text:span text:style-name="T1">broj: </text:span><text:span text:style-name="T20">1 </text:span><text:span text:style-name="T23">(</text:span><text:span text:style-name="T20">lehká zbroj)</text:span></text:p>
          <text:p text:style-name="P626"><text:soft-page-break/><text:span text:style-name="T499">⚔ </text:span><text:span text:style-name="T582">Krátký luk</text:span><text:span text:style-name="T576">:</text:span><text:span text:style-name="T509"> </text:span><text:span text:style-name="T533">4</text:span><text:span text:style-name="T515"> + k6, zranění </text:span><text:span text:style-name="T516">1</text:span></text:p>
          <text:p text:style-name="P633"><text:span text:style-name="T582">D</text:span><text:span text:style-name="T576">ostřel:</text:span><text:span text:style-name="T509"> střední</text:span></text:p>
          <text:p text:style-name="P686"><text:span text:style-name="T501">⚔ </text:span><text:span text:style-name="T613">Nůž</text:span><text:span text:style-name="T614">:</text:span><text:span text:style-name="T559"> </text:span><text:span text:style-name="T561">4</text:span><text:span text:style-name="T559"> + k6, zranění </text:span><text:span text:style-name="T560">0</text:span></text:p>
          <text:p text:style-name="P394"><text:span text:style-name="T566">Každý má u sebe </text:span><text:span text:style-name="T615">hojivou mast</text:span><text:span text:style-name="T566">, </text:span><text:span text:style-name="T564">sušené maso</text:span><text:span text:style-name="T566"> </text:span><text:span text:style-name="T564">a měch s vodou</text:span><text:span text:style-name="T566">, tři mají </text:span><text:span text:style-name="T615">léčivý lektvar </text:span><text:span text:style-name="T566">(vyléčí </text:span><text:span text:style-name="T563">3kz + 2</text:span><text:span text:style-name="T562"> životů</text:span><text:span text:style-name="T566">). </text:span><text:span text:style-name="T565">Jeden z nich má pytel s šesti páry goblinských uší (dají se odevzdat v Trossu jako trofeje)</text:span></text:p>
        </text:list-item>
        <text:list-item>
          <text:p text:style-name="P287"><text:span text:style-name="Emphasis"><text:span text:style-name="T475">👣</text:span></text:span><text:span text:style-name="Emphasis"><text:span text:style-name="T476"> </text:span></text:span>Den staré stopy čtyř goblinů a velkého dřevěného golema.</text:p>
        </text:list-item>
        <text:list-item>
          <text:p text:style-name="P394"><text:span text:style-name="Emphasis"><text:span text:style-name="T488">👣</text:span></text:span><text:span text:style-name="Emphasis"><text:span text:style-name="T494"> </text:span></text:span><text:span text:style-name="T1051">N</text:span><text:span text:style-name="T1050">ěkolik dní</text:span><text:span text:style-name="T1051"> staré stopy čtyř goblinů a velkého dřevěného golema.</text:span></text:p>
        </text:list-item>
        <text:list-item>
          <text:p text:style-name="P405">Gobliní <text:span text:style-name="T1391">alchymista</text:span> s<text:span text:style-name="T1393">e třemi</text:span> poskoky testuje <text:span text:style-name="T1392">bomby,</text:span> <text:span text:style-name="T1391">rakety</text:span> a <text:span text:style-name="T1395">velkého</text:span> dřevěného golema. <text:span text:style-name="T1394">Opodál je odložená truhlice (8 magů surovin) a velká torna s jídlem, vodou a soudkem medoviny, kterou zřejmě nosil golem.</text:span></text:p>
          <text:p text:style-name="P333">Gobliní alchymista</text:p>
          <text:p text:style-name="P645"><text:span text:style-name="T534">F</text:span><text:span text:style-name="T535">yzička </text:span><text:span text:style-name="T541">1</text:span><text:span text:style-name="T535">, Finesa </text:span><text:span text:style-name="T536">3</text:span><text:span text:style-name="T535">, Duše </text:span><text:span text:style-name="T541">2</text:span><text:span text:style-name="T535">, </text:span><text:span text:style-name="T537">Ž</text:span><text:span text:style-name="T538">ivot</text:span><text:span text:style-name="T537">y </text:span><text:span text:style-name="T541">6</text:span></text:p>
          <text:p text:style-name="P681"><text:span text:style-name="T499">⚔ </text:span><text:span text:style-name="T591">Nůž</text:span><text:span text:style-name="T592">:</text:span><text:span text:style-name="T538"> </text:span><text:span text:style-name="T536">3 + k6, zranění 0</text:span></text:p>
          <text:p text:style-name="P626"><text:span text:style-name="T499">⚔ </text:span><text:span text:style-name="T500">1x </text:span><text:span text:style-name="T593">Ohnivá hlína</text:span><text:span text:style-name="T592">:</text:span><text:span text:style-name="T538"> </text:span><text:span text:style-name="T536">3 + k6, </text:span><text:span text:style-name="T642">2</text:span><text:span text:style-name="T643">kz </text:span><text:span text:style-name="T658">ohněm</text:span><text:span text:style-name="T643"> </text:span><text:span text:style-name="T644">(</text:span><text:span text:style-name="T645">odečítá se Zbroj</text:span><text:span text:style-name="T644">)</text:span></text:p>
          <text:p text:style-name="P633"><text:span text:style-name="T634">Dostřel:</text:span><text:span text:style-name="T646"> </text:span><text:span text:style-name="T642">krátký</text:span></text:p>
          <text:p text:style-name="P633"><text:span text:style-name="T628">R</text:span><text:span text:style-name="T629">ozsah </text:span><text:span text:style-name="T630">výbuchu</text:span><text:span text:style-name="T629">:</text:span><text:span text:style-name="T635"> všechno v </text:span><text:span text:style-name="T631">kontaktní</text:span><text:span text:style-name="T629"> vzdálenosti</text:span></text:p>
          <text:p text:style-name="P626"><text:span text:style-name="T502">⚔ </text:span><text:span text:style-name="T503">1x </text:span><text:span text:style-name="T617">Petarda</text:span><text:span text:style-name="T618">:</text:span><text:span text:style-name="T572"> </text:span><text:span text:style-name="T573">3 + k6</text:span></text:p>
          <text:p text:style-name="P633"><text:span text:style-name="T632">R</text:span><text:span text:style-name="T629">ozsah </text:span><text:span text:style-name="T633">výbuchu</text:span><text:span text:style-name="T629">:</text:span><text:span text:style-name="T635"> všichni v </text:span><text:span text:style-name="T629">kontaktní vzdálenosti</text:span></text:p>
          <text:p text:style-name="P633"><text:span text:style-name="T629">Účinek:</text:span><text:span text:style-name="T635"> ohlušení a nevýhoda za potíže s rovnováhou na počet kol rovný počtu úspěchů</text:span></text:p>
          <text:p text:style-name="P626"><text:soft-page-break/><text:span text:style-name="T499">⚔ </text:span><text:span text:style-name="T500">2x </text:span><text:span text:style-name="T594">Bomba</text:span><text:span text:style-name="T592">:</text:span><text:span text:style-name="T538"> </text:span><text:span text:style-name="T539">6</text:span><text:span text:style-name="T536"> + k6, </text:span><text:span text:style-name="T659">5</text:span><text:span text:style-name="T660">kz </text:span><text:span text:style-name="T656">dr</text:span><text:span text:style-name="T657">cením</text:span><text:span text:style-name="T643"> </text:span><text:span text:style-name="T644">(</text:span><text:span text:style-name="T645">odečítá se Zbroj</text:span><text:span text:style-name="T644">)</text:span></text:p>
          <text:p text:style-name="P634"><text:span text:style-name="T628">R</text:span><text:span text:style-name="T629">ozsah </text:span><text:span text:style-name="T630">výbuchu</text:span><text:span text:style-name="T629">:</text:span><text:span text:style-name="T635"> všechno v </text:span><text:span text:style-name="T631">kontaktní</text:span><text:span text:style-name="T629"> vzdálenosti</text:span></text:p>
          <text:p text:style-name="P626"><text:span text:style-name="T499">⚔ </text:span><text:span text:style-name="T500">3x </text:span><text:span text:style-name="T595">Raketa</text:span><text:span text:style-name="T592">:</text:span><text:span text:style-name="T538"> </text:span><text:span text:style-name="T540">5</text:span><text:span text:style-name="T536"> + k6, </text:span><text:span text:style-name="T647">zranění </text:span><text:span text:style-name="T636">0</text:span><text:span text:style-name="T637"> </text:span><text:span text:style-name="T638">(</text:span><text:span text:style-name="T661">sečné</text:span><text:span text:style-name="T638">)</text:span><text:span text:style-name="T639">, </text:span><text:span text:style-name="T640">odečítá se Zbroj</text:span></text:p>
          <text:p text:style-name="P633"><text:span text:style-name="T634">Dostřel:</text:span><text:span text:style-name="T646"> </text:span><text:span text:style-name="T642"><text:s/></text:span><text:span text:style-name="T641">dlouhý</text:span></text:p>
          <text:p text:style-name="P633"><text:span text:style-name="T628">R</text:span><text:span text:style-name="T629">ozsah </text:span><text:span text:style-name="T630">výbuchu</text:span><text:span text:style-name="T629">:</text:span><text:span text:style-name="T635"> všechno v </text:span><text:span text:style-name="T631">kontaktní</text:span><text:span text:style-name="T629"> vzdálenosti</text:span></text:p>
          <text:p text:style-name="P333"><text:span text:style-name="T648">Gobliní </text:span><text:span text:style-name="T649">poskok</text:span></text:p>
          <text:p text:style-name="P681"><text:span text:style-name="T2">F</text:span><text:span text:style-name="T3">yzička </text:span><text:span text:style-name="T35">2</text:span><text:span text:style-name="T3">, Finesa </text:span><text:span text:style-name="T35">3</text:span><text:span text:style-name="T3">, Duše </text:span><text:span text:style-name="T35">1</text:span><text:span text:style-name="T725">, </text:span><text:span text:style-name="T726">Ž</text:span><text:span text:style-name="T723">ivot</text:span><text:span text:style-name="T726">y </text:span><text:span text:style-name="T761">7</text:span></text:p>
          <text:p text:style-name="P681"><text:span text:style-name="T504">⚔ </text:span><text:span text:style-name="T619">Nůž</text:span><text:span text:style-name="T620">:</text:span><text:span text:style-name="T574"> </text:span><text:span text:style-name="T575">3</text:span><text:span text:style-name="T574"> + k6, zranění </text:span><text:span text:style-name="T575">0</text:span></text:p>
          <text:p text:style-name="P334"><text:span text:style-name="T651">D</text:span><text:span text:style-name="T650">řevěný golem</text:span></text:p>
          <text:p text:style-name="P681"><text:span text:style-name="T2">/</text:span><text:span text:style-name="T65">* Velikost </text:span><text:span text:style-name="T67">8 </text:span><text:span text:style-name="T68">(250 kg)</text:span><text:span text:style-name="T66"> </text:span><text:span text:style-name="T67">a</text:span><text:span text:style-name="T66"> +4 životy coby socha</text:span><text:span text:style-name="T65"> */</text:span></text:p>
          <text:p text:style-name="P681"><text:span text:style-name="T2">F</text:span><text:span text:style-name="T3">yzička </text:span><text:span text:style-name="T52">4</text:span><text:span text:style-name="T3">, Finesa </text:span><text:span text:style-name="T52">2</text:span><text:span text:style-name="T3">, Duše </text:span><text:span text:style-name="T52">3</text:span><text:span text:style-name="T725">, </text:span><text:span text:style-name="T726">Ž</text:span><text:span text:style-name="T723">ivot</text:span><text:span text:style-name="T726">y </text:span><text:span text:style-name="T782">1</text:span><text:span text:style-name="T812">6</text:span></text:p>
          <text:p text:style-name="P645"><text:span text:style-name="T670">Zbroj:</text:span><text:span text:style-name="T728"> </text:span><text:span text:style-name="T783">proti </text:span><text:span text:style-name="T811">bodu </text:span><text:span text:style-name="T812">a</text:span><text:span text:style-name="T811"> drcení </text:span><text:span text:style-name="T812">2</text:span></text:p>
          <text:p text:style-name="P645"><text:span text:style-name="T670">Rychlost:</text:span><text:span text:style-name="T728"> </text:span><text:span text:style-name="T786">jako člověk, ale neběhá</text:span></text:p>
          <text:p text:style-name="P680"><text:span text:style-name="T499">⚔ </text:span><text:span text:style-name="T689">Pěsti</text:span><text:span text:style-name="T10">:</text:span><text:span text:style-name="T29"> </text:span><text:span text:style-name="T51">4 + k6, zranění 1</text:span></text:p>
        </text:list-item>
        <text:list-item>
          <text:p text:style-name="P406"><text:span text:style-name="T873">👣 </text:span><text:span text:style-name="T870">Stopy šesti trpaslíků. </text:span><text:span text:style-name="T876">Míří ke stříbrnému dolu.</text:span></text:p>
        </text:list-item>
        <text:list-item>
          <text:p text:style-name="P406">Opuštěné ležení: ohniště, stopy od stanových kolíků, zbytky jídla.</text:p>
          <text:p text:style-name="P406"><text:span text:style-name="T873">👣 </text:span><text:span text:style-name="T870">Tábořilo tady šest trpaslíků.</text:span></text:p>
        </text:list-item>
        <text:list-item>
          <text:p text:style-name="P405">Skupina <text:span text:style-name="T1396">šesti</text:span> trpasličích prospektorů nevěří, že lidé vytěžili všechno, a hledají další drahé kovy. Jsou přátelští a ochotní jen do chvíle než na něco cenného skutečně narazíte.</text:p>
          <text:p text:style-name="P681"><text:span text:style-name="T2">F</text:span><text:span text:style-name="T3">yzička </text:span><text:span text:style-name="T69">3</text:span><text:span text:style-name="T3">, Finesa </text:span><text:span text:style-name="T69">2</text:span><text:span text:style-name="T3">, Duše </text:span><text:span text:style-name="T35">1</text:span><text:span text:style-name="T725">, </text:span><text:span text:style-name="T726">Ž</text:span><text:span text:style-name="T723">ivot</text:span><text:span text:style-name="T726">y </text:span><text:span text:style-name="T813">9</text:span></text:p>
          <text:p text:style-name="P407"><text:soft-page-break/>Mumla, Krumpáč, Popel, Bota (trpaslice), Knedlík a vede je Hora (obzvláště rozložitý trpaslík s Fyzičkou 4).</text:p>
          <text:p text:style-name="P407">Mají s sebou <text:span text:style-name="T1397">torny s pokrývkami a zásobami, dva stany,</text:span> hornické kahany, krumpáče, motyky a lopaty. <text:span text:style-name="T1397">Na hlavách mají hornické přílby, ale n</text:span>emají zbroje. <text:span text:style-name="T1398">Bota má měšec s 26 st.</text:span></text:p>
        </text:list-item>
        <text:list-item>
          <text:p text:style-name="P408">Mělká jeskyně s oltářem a sochou starého trpaslického božstva. V oltáři je štěrbina na vhazování mincí.</text:p>
          <text:p text:style-name="P405"><text:span text:style-name="T1406">Když se </text:span><text:span text:style-name="T1047">z</text:span><text:span text:style-name="T1048">de</text:span><text:span text:style-name="T1406"> pomodlí trpaslík, socha na něj promluví. Zavzpomíná na staré, dobré časy, kdy ještě trpaslíci byli zbožní a </text:span><text:span text:style-name="T1047">p</text:span><text:span text:style-name="T1049">řinášeli</text:span><text:span text:style-name="T1406"> mu obětiny.</text:span></text:p>
          <text:p text:style-name="P408">„Od tý doby, co umřeli Dragin s Blarinem z klanu Baragorů, to nestojí za nic“ (odkaz na Trpaslickou hrobu v horách).</text:p>
        </text:list-item>
      </text:list>
      <text:list xml:id="list3484200847" text:style-name="L17">
        <text:list-item>
          <text:list>
            <text:list-item>
              <text:p text:style-name="P409"><text:span text:style-name="T139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1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30512545401325" text:continue-list="list517577133" text:style-name="L16">
        <text:list-item>
          <text:p text:style-name="P394">Osamělý šišlavý stařec pořád opakuje, jak je mu skvěle od té doby, co žije sám v horách. Přesto postavy pozve do své jeskyně a pohostí <text:span text:style-name="T1400">je </text:span><text:span text:style-name="T201">nápojem z krve zlobra</text:span><text:span text:style-name="T261"> (karta)</text:span>. Když mu hráči zařídí trvalejší společnost nebo ho přesvědčí k návratu do Trossu, <text:span text:style-name="T1400">nápoj jim daruje</text:span>.</text:p>
        </text:list-item>
        <text:list-item>
          <text:p text:style-name="P405"><text:soft-page-break/>Na stezce leží několik balvanů, rozlámané trakaře, truhlice a nářadí. Ve skalách nad stezkou sídlí obr a vrhá na cestovatele kameny.</text:p>
          <text:p text:style-name="P405"><text:span text:style-name="T2">F</text:span><text:span text:style-name="T3">yzička </text:span><text:span text:style-name="T70">7</text:span><text:span text:style-name="T3">, Finesa </text:span><text:span text:style-name="T70">3</text:span><text:span text:style-name="T3">, Duše </text:span><text:span text:style-name="T70">4</text:span><text:span text:style-name="T725">, </text:span><text:span text:style-name="T726">Ž</text:span><text:span text:style-name="T723">ivot</text:span><text:span text:style-name="T726">y </text:span><text:span text:style-name="T814">17</text:span></text:p>
          <text:p text:style-name="P645"><text:span text:style-name="T670">Rychlost:</text:span><text:span text:style-name="T728"> </text:span><text:span text:style-name="T814">jako člověk</text:span></text:p>
          <text:p text:style-name="P645"><text:span text:style-name="T671">Smysly:</text:span><text:span text:style-name="T731"> </text:span><text:span text:style-name="T814">jako člověk</text:span></text:p>
          <text:p text:style-name="P681"><text:span text:style-name="T499">⚔<text:tab/></text:span><text:span text:style-name="T696">Pěsti</text:span><text:span text:style-name="T669">:</text:span><text:span text:style-name="T723"> </text:span><text:span text:style-name="T815">7 + k6, zranění </text:span><text:span text:style-name="T818">2</text:span></text:p>
          <text:p text:style-name="P626"><text:span text:style-name="T499">⚔<text:tab/></text:span><text:span text:style-name="T695">Balvan</text:span><text:span text:style-name="T669">:</text:span><text:span text:style-name="T723"> </text:span><text:span text:style-name="T815">7 + k6, zranění </text:span><text:span text:style-name="T816">4</text:span></text:p>
          <text:p text:style-name="P633"><text:span text:style-name="T667">Dostřel:</text:span><text:span text:style-name="T722"> </text:span><text:span text:style-name="T817">střední</text:span></text:p>
          <text:p text:style-name="P681"><text:span text:style-name="T203">Děsivý řev:</text:span><text:span text:style-name="T1403"> Slabší povahy prchnou nebo se schoulí, silnější budou mít při boji s obrem nevýhodu.</text:span></text:p>
          <text:p text:style-name="P681"><text:span text:style-name="T177">Obří síla:</text:span> Obr si v boji zblízka nebo při vrhání těžkých zbraní a předmětů počítá +2 ke zranění <text:span text:style-name="T1402">(ve zranění kmenem stromu a balvanem je už bonus započítaný)</text:span>.</text:p>
          <text:p text:style-name="P411">Ve skalách má doupě (prostornou jeskyni), kde je možné najít kosti snědených zvířat a nebohých cestovatelů (mezi nimi šperky v hodnotě 13 zl)</text:p>
        </text:list-item>
        <text:list-item>
          <text:p text:style-name="P405">Blíží se silueta gigantického ptáka Noha. <text:span text:style-name="T1052">Pokud se někdo</text:span> nestihne <text:span text:style-name="T1407">schovat</text:span>, pták <text:span text:style-name="T1407">ho</text:span> odnese do svého hnízda ve skalách.</text:p>
          <text:p text:style-name="P681"><text:span text:style-name="T2">F</text:span><text:span text:style-name="T3">yzička </text:span><text:span text:style-name="T71">7</text:span><text:span text:style-name="T3">, Finesa </text:span><text:span text:style-name="T71">3</text:span><text:span text:style-name="T3">, Duše -</text:span><text:span text:style-name="T725">, </text:span><text:span text:style-name="T726">Ž</text:span><text:span text:style-name="T723">ivot</text:span><text:span text:style-name="T726">y </text:span><text:span text:style-name="T819">19</text:span></text:p>
          <text:p text:style-name="P645"><text:span text:style-name="T697">Zbroj</text:span><text:span text:style-name="T670">:</text:span><text:span text:style-name="T728"> </text:span><text:span text:style-name="T820">2</text:span><text:span text:style-name="T821"> (silné opeření)</text:span></text:p>
          <text:p text:style-name="P645"><text:span text:style-name="T670">Rychlost:</text:span><text:span text:style-name="T728"> </text:span><text:span text:style-name="T822">ve vzduchu rychlejší než kůň</text:span></text:p>
          <text:p text:style-name="P645"><text:span text:style-name="T671">Smysly:</text:span><text:span text:style-name="T731"> </text:span><text:span text:style-name="T823">výborný zrak, dobrý sluch a čich</text:span></text:p>
          <text:p text:style-name="P681"><text:span text:style-name="T499">⚔<text:tab/></text:span><text:span text:style-name="T698">Zobák </text:span><text:span text:style-name="T699">nebo</text:span><text:span text:style-name="T698"> spáry</text:span><text:span text:style-name="T10">:</text:span><text:span text:style-name="T29"> </text:span><text:span text:style-name="T71">7</text:span><text:span text:style-name="T72"> + k6, zranění </text:span><text:span text:style-name="T71">4</text:span></text:p>
          <text:p text:style-name="P681"><text:soft-page-break/><text:span text:style-name="T15">Vzhled:</text:span><text:span text:style-name="T71"> </text:span><text:span text:style-name="T73">Gigantický hnědý dravý pták.</text:span></text:p>
          <text:p text:style-name="P682"><text:span text:style-name="T978">V hnízdě jsou dvě vejce. </text:span><text:span text:style-name="T976">Z </text:span><text:span text:style-name="T978">každého</text:span><text:span text:style-name="T976"> může a</text:span><text:span text:style-name="T979">lchymista vytěžit </text:span><text:span text:style-name="T976">17</text:span><text:span text:style-name="T979"> mag</text:span><text:span text:style-name="T977">ů</text:span><text:span text:style-name="T979">.</text:span></text:p>
        </text:list-item>
        <text:list-item>
          <text:p text:style-name="P394">Hoď znovu a nový výsledek po chvíli přeruš kamennou lavinou.</text:p>
        </text:list-item>
      </text:list>
      <text:h text:style-name="P270" text:outline-level="2"><text:span text:style-name="T1364">+</text:span>Hrzales</text:h>
      <text:h text:style-name="P256" text:outline-level="3">Počasí</text:h>
      <text:list xml:id="list3617192662" text:style-name="L18">
        <text:list-item>
          <text:p text:style-name="P389">Jasno</text:p>
        </text:list-item>
        <text:list-item>
          <text:p text:style-name="P402">Polojasno</text:p>
        </text:list-item>
        <text:list-item>
          <text:p text:style-name="P412">Polojasno, vítr</text:p>
        </text:list-item>
        <text:list-item>
          <text:p text:style-name="P402">Zataženo</text:p>
        </text:list-item>
        <text:list-item>
          <text:p text:style-name="P402">Zataženo, občas prší nebo mrholí</text:p>
        </text:list-item>
        <text:list-item>
          <text:p text:style-name="P402">Bouřka, <text:span text:style-name="T1441">vichr,</text:span> slejvák</text:p>
        </text:list-item>
      </text:list>
      <text:h text:style-name="Heading_20_3" text:outline-level="3">Na cestě <text:span text:style-name="T1414">(k10)</text:span>:</text:h>
      <text:list xml:id="list3895132338" text:style-name="L19">
        <text:list-item>
          <text:p text:style-name="P414">👣<text:span text:style-name="T337"> </text:span><text:span text:style-name="T1054">Čerstvé</text:span><text:span text:style-name="T365"> </text:span><text:span text:style-name="T1410">s</text:span>topy <text:span text:style-name="T1053">po přepadení </text:span><text:span text:style-name="T1054">(viz </text:span><text:span text:style-name="T1057">možnost</text:span><text:span text:style-name="T1054"> 2).</text:span></text:p>
        </text:list-item>
        <text:list-item>
          <text:p text:style-name="P415">👣 <text:span text:style-name="T1408">Den staré s</text:span>topy <text:span text:style-name="T1053">po přepadení: osm banditů číhalo v lese u cesty. Obestoupili vůz, vyložili z něj náklad a odnesli ho pak do lesa. Nikoho při tom nezranili.</text:span></text:p>
        </text:list-item>
      </text:list>
      <text:list xml:id="list3072254143" text:style-name="L20">
        <text:list-item>
          <text:p text:style-name="P419"><text:span text:style-name="T1053">S</text:span><text:span text:style-name="T1044">topy vedou do Zbojnického tábora.</text:span></text:p>
        </text:list-item>
      </text:list>
      <text:list xml:id="list130514563975703" text:continue-list="list3895132338" text:style-name="L19">
        <text:list-item>
          <text:p text:style-name="P415"><text:soft-page-break/><text:span text:style-name="T1409">Osm z</text:span>oufal<text:span text:style-name="T1409">ých</text:span> havíř<text:span text:style-name="T1409">ů</text:span> <text:span text:style-name="T1054">číhá na</text:span> cestovatele <text:span text:style-name="T1285">(viz Zbojnický tábor)</text:span>.</text:p>
          <text:p text:style-name="P321">Havíř</text:p>
          <text:p text:style-name="P687"><text:span text:style-name="T2">F</text:span><text:span text:style-name="T3">yzička </text:span><text:span text:style-name="T36">3</text:span><text:span text:style-name="T3">, Finesa </text:span><text:span text:style-name="T36">2</text:span><text:span text:style-name="T3">, Duše </text:span><text:span text:style-name="T35">1</text:span><text:span text:style-name="T725">, </text:span><text:span text:style-name="T726">Ž</text:span><text:span text:style-name="T723">ivot</text:span><text:span text:style-name="T726">y </text:span><text:span text:style-name="T762">9</text:span></text:p>
          <text:p text:style-name="P687"><text:span text:style-name="T499">⚔ </text:span><text:span text:style-name="T189">K</text:span><text:span text:style-name="T188">rumpáč:</text:span><text:span text:style-name="T1288"> <text:s/>3 + k6, zranění 2</text:span></text:p>
          <text:p text:style-name="P687"><text:span text:style-name="T499">⚔ </text:span><text:span text:style-name="T189">Motyka</text:span><text:span text:style-name="T188">:</text:span><text:span text:style-name="T251"> <text:s/>3 + k6, zranění 2</text:span></text:p>
        </text:list-item>
      </text:list>
      <text:list xml:id="list1857133314" text:style-name="L21">
        <text:list-item>
          <text:p text:style-name="P420">Při prvních ztrátách se pokusí utéct nebo vzdát.</text:p>
        </text:list-item>
      </text:list>
      <text:list xml:id="list130514661972045" text:continue-list="list130514563975703" text:style-name="L19">
        <text:list-item>
          <text:p text:style-name="P421"><text:span text:style-name="T1292">Čtyři sarkoni</text:span> zabrali most a vybírají mýto. <text:span text:style-name="T1293">Jeden z nich má na hlavě slaměný klobouk. Všichni mají těžké dvojruční palice. Tři mají u pasu dýku, čtvrtý chopeš (cizokrajný meč trochu podobný srpu).</text:span></text:p>
        </text:list-item>
      </text:list>
      <text:list xml:id="list148998711" text:style-name="L22">
        <text:list-item>
          <text:p text:style-name="P422">Chtějí buď něco opravdu hezkého nebo jídlo; nejlépe koně či některého z členů výpravy. Jsou hloupí a vztahovační. <text:span text:style-name="T1412">Nemají také vyjasněno, kdo z nich je vůdce – může se stát, že se kvůli tomu poperou mezi sebou.</text:span></text:p>
        </text:list-item>
      </text:list>
      <text:list xml:id="list130514602736514" text:continue-list="list130514661972045" text:style-name="L19">
        <text:list-header>
          <text:p text:style-name="P351">Sarkon bojovník</text:p>
          <text:p text:style-name="P687"><text:span text:style-name="T2">F</text:span><text:span text:style-name="T3">yzička </text:span><text:span text:style-name="T37">5</text:span><text:span text:style-name="T3">, Finesa </text:span><text:span text:style-name="T37">3</text:span><text:span text:style-name="T3">, Duše </text:span><text:span text:style-name="T37">2</text:span><text:span text:style-name="T725">, </text:span><text:span text:style-name="T726">Ž</text:span><text:span text:style-name="T723">ivot</text:span><text:span text:style-name="T726">y </text:span><text:span text:style-name="T29">1</text:span><text:span text:style-name="T37">2</text:span></text:p>
          <text:p text:style-name="P647"><text:span text:style-name="T670">Zbroj:</text:span><text:span text:style-name="T728"> </text:span><text:span text:style-name="T763">2 (těžká zbroj)</text:span></text:p>
          <text:p text:style-name="P688"><text:span text:style-name="T499">⚔<text:tab/></text:span><text:span text:style-name="T685">Dvojruční palice</text:span><text:span text:style-name="T10">:</text:span><text:span text:style-name="T29"> </text:span><text:span text:style-name="T37">5 + k6, zranění 3</text:span></text:p>
          <text:p text:style-name="P684"><text:span text:style-name="T499">⚔<text:tab/></text:span><text:span text:style-name="T685">Tesák</text:span><text:span text:style-name="T10">:</text:span><text:span text:style-name="T29"> </text:span><text:span text:style-name="T37">5 + k6, zranění 1</text:span></text:p>
          <text:p text:style-name="P685"><text:span text:style-name="T499">⚔<text:tab/></text:span><text:span text:style-name="T686">Chopeš</text:span><text:span text:style-name="T10">:</text:span><text:span text:style-name="T29"> </text:span><text:span text:style-name="T37">5 + k6, zranění 1</text:span></text:p>
          <text:p text:style-name="P424"><text:span text:style-name="T38">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0"> </text:span><text:span text:style-name="T42">sošku draka ze slonoviny (prodej: 10 zl), </text:span><text:span text:style-name="T44">velký achát (</text:span><text:span text:style-name="T55">prodej 1 zl</text:span><text:span text:style-name="T44">)</text:span><text:span text:style-name="T42">.</text:span></text:p>
          <text:p text:style-name="P425"><text:soft-page-break/><text:span text:style-name="T39">V úkrytu pod mostem je:</text:span><text:span text:style-name="T42"> p</text:span><text:span text:style-name="T41">rázdný soudek od piva, </text:span><text:span text:style-name="T43">loutna.</text:span></text:p>
        </text:list-header>
      </text:list>
      <text:h text:style-name="Heading_20_3" text:outline-level="3"><text:span text:style-name="T1291">Mimo cestu (k20)</text:span>:</text:h>
      <text:list xml:id="list488199337" text:style-name="L23">
        <text:list-item>
          <text:p text:style-name="P428">👣<text:span text:style-name="T337"> </text:span><text:span text:style-name="T174">Čerstvé stopy </text:span><text:span text:style-name="T1055">š</text:span><text:span text:style-name="T1056">esti goblinů (viz možnost 3)</text:span><text:span text:style-name="T174">.</text:span></text:p>
        </text:list-item>
        <text:list-item>
          <text:p text:style-name="P428"><text:span text:style-name="T174">👣</text:span><text:span text:style-name="T366"> </text:span><text:span text:style-name="T1055">D</text:span><text:span text:style-name="T1056">en staré</text:span><text:span text:style-name="T174"> stopy </text:span><text:span text:style-name="T1055">š</text:span><text:span text:style-name="T1056">esti goblinů (viz možnost 3)</text:span><text:span text:style-name="T1055">.</text:span></text:p>
        </text:list-item>
        <text:list-item>
          <text:p text:style-name="P429"><text:span text:style-name="T1287">6 goblinů</text:span> na lovu. Přesouvají se z hor k <text:span text:style-name="T1058">Trosské pláni</text:span>, kde budou krást dobytek a unášet rolníky.</text:p>
        </text:list-item>
      </text:list>
      <text:list xml:id="list130513820266981" text:continue-list="list130514602736514" text:style-name="L19">
        <text:list-header>
          <text:p text:style-name="P352">Goblin lovec</text:p>
          <text:p text:style-name="P430"><text:span text:style-name="T2">F</text:span><text:span text:style-name="T3">yzička </text:span><text:span text:style-name="T35">2</text:span><text:span text:style-name="T3">, Finesa </text:span><text:span text:style-name="T35">3</text:span><text:span text:style-name="T3">, Duše </text:span><text:span text:style-name="T35">1</text:span><text:span text:style-name="T725">, </text:span><text:span text:style-name="T726">Ž</text:span><text:span text:style-name="T723">ivot</text:span><text:span text:style-name="T726">y </text:span><text:span text:style-name="T761">7</text:span></text:p>
          <text:p text:style-name="P627"><text:span text:style-name="T499">⚔ </text:span><text:span text:style-name="T582">Krátký luk</text:span><text:span text:style-name="T576">:</text:span><text:span text:style-name="T509"> </text:span><text:span text:style-name="T516">3</text:span><text:span text:style-name="T515"> + k6, zranění </text:span><text:span text:style-name="T516">1</text:span></text:p>
          <text:p text:style-name="P635"><text:span text:style-name="T582">D</text:span><text:span text:style-name="T576">ostřel:</text:span><text:span text:style-name="T509"> střední</text:span></text:p>
          <text:p text:style-name="P635"><text:span text:style-name="T654">J</text:span><text:span text:style-name="T655">ed</text:span><text:span text:style-name="T583"> </text:span><text:span text:style-name="T584">z černé ropuchy:</text:span><text:span text:style-name="T517"> </text:span><text:span text:style-name="T518">6</text:span><text:span text:style-name="T519"> </text:span><text:span text:style-name="T520">+ k6 </text:span><text:span text:style-name="T521">proti Fyzičce</text:span></text:p>
          <text:p text:style-name="P641"><text:span text:style-name="T1025">L</text:span><text:span text:style-name="T1026">atence:</text:span><text:span text:style-name="T951"> </text:span><text:span text:style-name="T969">10</text:span><text:span text:style-name="T951"> m</text:span><text:span text:style-name="T953">inut</text:span></text:p>
          <text:p text:style-name="P641"><text:span text:style-name="T585">P</text:span><text:span text:style-name="T586">říznaky:</text:span><text:span text:style-name="T522"> </text:span><text:span text:style-name="T523">L</text:span><text:span text:style-name="T524">apání po dechu</text:span><text:span text:style-name="T525">, </text:span><text:span text:style-name="T526">zvracení, křeče. </text:span><text:span text:style-name="T527">Následují halucinace, hučení v uších, bolesti hlavy a závratě. </text:span><text:span text:style-name="T528">Smrt nastává v důsledku zástavy srdce.</text:span></text:p>
          <text:p text:style-name="P689"><text:span text:style-name="T499">⚔ </text:span><text:span text:style-name="T588">Kostěný n</text:span><text:span text:style-name="T580">ůž</text:span><text:span text:style-name="T581">:</text:span><text:span text:style-name="T515"> </text:span><text:span text:style-name="T516">3</text:span><text:span text:style-name="T515"> + k6, zranění </text:span><text:span text:style-name="T516">0</text:span></text:p>
          <text:p text:style-name="P432"><text:span text:style-name="T531">Kromě nožů a luků u</text:span><text:span text:style-name="T516"> sebe mají: </text:span><text:span text:style-name="T589">brašny s tvrdými plackami a sušeným masem, měchy s vodou.</text:span></text:p>
        </text:list-header>
        <text:list-item>
          <text:p text:style-name="P416">Zvídavá lesní víla nedokáže pochopit lidskou morálku. Zná jen přežití silnějšího. Chce dobrodruhy následovat, aby se o lidech něco naučila. Umí <text:span text:style-name="T1361">létat a kdykoliv se může zneviditelnit</text:span>.</text:p>
          <text:p text:style-name="P431"><text:span text:style-name="T2">F</text:span><text:span text:style-name="T3">yzička </text:span><text:span text:style-name="T56">1</text:span><text:span text:style-name="T3">, Finesa </text:span><text:span text:style-name="T56">4</text:span><text:span text:style-name="T3">, Duše </text:span><text:span text:style-name="T56">3</text:span><text:span text:style-name="T725">, </text:span><text:span text:style-name="T726">Ž</text:span><text:span text:style-name="T723">ivot</text:span><text:span text:style-name="T726">y </text:span><text:span text:style-name="T803">5</text:span></text:p>
          <text:p text:style-name="P434"><text:soft-page-break/><text:span text:style-name="T667">Vzhled:</text:span><text:span text:style-name="T722"> Částečně průsvitná víla s motýlími křídly. Člověku je sotva po pás.</text:span></text:p>
        </text:list-item>
        <text:list-item>
          <text:p text:style-name="P417">👣<text:span text:style-name="T337"> </text:span><text:span text:style-name="T174">Čerstvé stopy dvounohého tvora s kopyty (satyr).</text:span></text:p>
        </text:list-item>
        <text:list-item>
          <text:p text:style-name="P417"><text:span text:style-name="T174">👣</text:span><text:span text:style-name="T366"> </text:span><text:span text:style-name="T1055">Den staré</text:span><text:span text:style-name="T174"> stopy dvounohého tvora s kopyty (satyr).</text:span></text:p>
        </text:list-item>
        <text:list-item>
          <text:p text:style-name="P416">Satyr <text:span text:style-name="T1361">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361">(vidění ve tmě, skvělý sluch)</text:span>.</text:p>
          <text:p text:style-name="P431"><text:span text:style-name="T2">F</text:span><text:span text:style-name="T3">yzička </text:span><text:span text:style-name="T56">5</text:span><text:span text:style-name="T3">, Finesa </text:span><text:span text:style-name="T56">2</text:span><text:span text:style-name="T3">, Duše </text:span><text:span text:style-name="T56">3</text:span><text:span text:style-name="T725">, </text:span><text:span text:style-name="T726">Ž</text:span><text:span text:style-name="T723">ivot</text:span><text:span text:style-name="T726">y </text:span><text:span text:style-name="T798">12</text:span></text:p>
          <text:p text:style-name="P435"><text:span text:style-name="T667">Velikost:</text:span><text:span text:style-name="T722"> jako kroll</text:span></text:p>
        </text:list-item>
        <text:list-item>
          <text:p text:style-name="P416">Skupina <text:span text:style-name="T1355">osmi</text:span> mladých dobrodruhů má v kleci dryádu. Žádají o pomoc s doprovodem do Trossu, o výdělek <text:span text:style-name="T1355">(20 zl)</text:span> se rozdělí. Pokud hráči dryádu neosvobodí, v noci <text:span text:style-name="T1359">pro ni</text:span> přijdou <text:span text:style-name="T1356">tři</text:span> oživlé stromy.</text:p>
        </text:list-item>
      </text:list>
      <text:list xml:id="list2691346508" text:style-name="L24">
        <text:list-item>
          <text:p text:style-name="P437">Jsou to „dobrodruzi“, nemají povolání jako postavy.</text:p>
          <text:p text:style-name="P438">Vede je barbar Glaf – svalnatej, polonahej, s dvojručním mečem. Natírá se olejem, aby se mu svaly víc rýsovaly.</text:p>
          <text:p text:style-name="P438"><text:span text:style-name="T1360">Lepí se na něj</text:span> tři dívky: Elfka Niala (dlouhý luk a dýka), ošklivá ale silná barbarka Dura (lehká zbroj, dvojruční sekera) a člověčice Tekla (těžká zbroj, meč a štít).</text:p>
          <text:p text:style-name="P438">Zbytek party: trpaslík Bumla (těžké zbroj, kladivo), hobit Štístko (lehká zbroj, kuše, dýka), elf Dlouhán (stopař, dlouhý luk, tesák).</text:p>
          <text:p text:style-name="P335"><text:soft-page-break/><text:span text:style-name="T2">D</text:span><text:span text:style-name="T1">ryáda</text:span></text:p>
          <text:p text:style-name="P436"><text:span text:style-name="T2">F</text:span><text:span text:style-name="T3">yzička </text:span><text:span text:style-name="T57">2</text:span><text:span text:style-name="T3">, Finesa </text:span><text:span text:style-name="T57">4</text:span><text:span text:style-name="T3">, Duše </text:span><text:span text:style-name="T57">5</text:span><text:span text:style-name="T725">, </text:span><text:span text:style-name="T726">Ž</text:span><text:span text:style-name="T723">ivot</text:span><text:span text:style-name="T726">y </text:span><text:span text:style-name="T29">18</text:span></text:p>
          <text:p text:style-name="P649"><text:span text:style-name="T670">Rychlost:</text:span><text:span text:style-name="T728"> </text:span><text:span text:style-name="T799">jako člověk<text:line-break/></text:span><text:span text:style-name="T671">Smysly:</text:span><text:span text:style-name="T731"> </text:span><text:span text:style-name="T799">jako elf</text:span></text:p>
          <text:p text:style-name="P693"><text:span text:style-name="T691">Vzhled:</text:span><text:span text:style-name="T799"> Dívka s kůrou místo kůže a listím místo vlasů.</text:span></text:p>
          <text:p text:style-name="P353"><text:span text:style-name="T880">Splynutí se stromem:</text:span><text:span text:style-name="T799">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35"><text:span text:style-name="T2">O</text:span><text:span text:style-name="T1">živlý strom</text:span></text:p>
          <text:p text:style-name="P436"><text:span text:style-name="T2">F</text:span><text:span text:style-name="T3">yzička 8, Finesa </text:span><text:span text:style-name="T58">1</text:span><text:span text:style-name="T3">, Duše </text:span><text:span text:style-name="T58">7</text:span><text:span text:style-name="T725">, </text:span><text:span text:style-name="T726">Ž</text:span><text:span text:style-name="T723">ivot</text:span><text:span text:style-name="T726">y </text:span><text:span text:style-name="T801">20</text:span></text:p>
          <text:p text:style-name="P649"><text:span text:style-name="T670">Zbroj:</text:span><text:span text:style-name="T728"> </text:span><text:span text:style-name="T802">proti </text:span><text:span text:style-name="T1358">bodu</text:span><text:span text:style-name="T802"> a </text:span><text:span text:style-name="T656">dr</text:span><text:span text:style-name="T657">cení</text:span><text:span text:style-name="T802"> 3, </text:span><text:span text:style-name="T801">jinak 0</text:span></text:p>
          <text:p text:style-name="P649"><text:span text:style-name="T670">Rychlost:</text:span><text:span text:style-name="T728"> </text:span><text:span text:style-name="T801">jako chůze</text:span></text:p>
          <text:p text:style-name="P649"><text:span text:style-name="T671">Smysly:</text:span><text:span text:style-name="T731"> </text:span><text:span text:style-name="T801">žádné nemá, vnímá skrze hmyz, ptáky a jiné drobné tvory v okolí</text:span></text:p>
          <text:p text:style-name="P693"><text:span text:style-name="T499">⚔<text:tab/></text:span><text:span text:style-name="T692">Větve, </text:span><text:span text:style-name="T693">kořeny</text:span><text:span text:style-name="T10">:</text:span><text:span text:style-name="T29"> </text:span><text:span text:style-name="T59">8 + k6, zranění 4</text:span></text:p>
          <text:p text:style-name="P693"><text:span text:style-name="T177">Vzhled:</text:span> <text:span text:style-name="T1357">Vykořenělý kráčející strom.</text:span></text:p>
          <text:p text:style-name="P693"><text:span text:style-name="T691">Boj:</text:span><text:span text:style-name="T799"> </text:span><text:span text:style-name="T800">Oživlý strom se ohání větvemi a může také postavu zamotat do kořenů a uškrtit nebo rozdrtit. Má obrovskou sílu – neboj se popisovat, jak postavy odhazuje několik metrů daleko.</text:span></text:p>
        </text:list-item>
      </text:list>
      <text:list xml:id="list130512840626766" text:continue-list="list130513820266981" text:style-name="L19">
        <text:list-item>
          <text:p text:style-name="P439"><text:span text:style-name="T174"><text:s/>👣</text:span><text:span text:style-name="T366"> </text:span>Čerstvé stopy <text:span text:style-name="T1411">divočáka</text:span> (viz 1<text:span text:style-name="T1411">1</text:span>)</text:p>
        </text:list-item>
        <text:list-item>
          <text:p text:style-name="P416"><text:soft-page-break/>Zuřivý divočák.</text:p>
          <text:p text:style-name="P413">Fyzička 3, Finesa 1, Duše -, Životy 9</text:p>
          <text:p text:style-name="P413">⚔ <text:span text:style-name="T177">Kly:</text:span> 3 + k6, zranění 1</text:p>
        </text:list-item>
        <text:list-item>
          <text:p text:style-name="P439"><text:span text:style-name="T174"><text:s/>👣</text:span><text:span text:style-name="T366"> </text:span>Čerstvé zlobří stopy. <text:span text:style-name="T1413">Vedou k jeskyni na dně skalní rokle</text:span> (viz 1<text:span text:style-name="T1411">3</text:span>)</text:p>
        </text:list-item>
        <text:list-item>
          <text:p text:style-name="P440"><text:s/>V jeskyni na dně skalní rokle žije zlobr.</text:p>
          <text:p text:style-name="P418"><text:span text:style-name="T2">F</text:span><text:span text:style-name="T3">yzička </text:span><text:span text:style-name="T60">6</text:span><text:span text:style-name="T3">, Finesa </text:span><text:span text:style-name="T60">2</text:span><text:span text:style-name="T3">, Duše </text:span><text:span text:style-name="T60">3</text:span><text:span text:style-name="T725">, </text:span><text:span text:style-name="T726">Ž</text:span><text:span text:style-name="T723">ivot</text:span><text:span text:style-name="T726">y </text:span><text:span text:style-name="T804">15</text:span></text:p>
          <text:p text:style-name="P648"><text:span text:style-name="T670">Zbroj:</text:span><text:span text:style-name="T728"> </text:span><text:span text:style-name="T804">2 (silná kůže)</text:span></text:p>
          <text:p text:style-name="P648"><text:span text:style-name="T670">Rychlost:</text:span><text:span text:style-name="T728"> </text:span><text:span text:style-name="T804">jako </text:span><text:span text:style-name="T805">chůze</text:span></text:p>
          <text:p text:style-name="P648"><text:span text:style-name="T671">Smysly:</text:span><text:span text:style-name="T731"> </text:span><text:span text:style-name="T806">slabý zrak, skvělý čich a sluch</text:span></text:p>
          <text:p text:style-name="P690"><text:span text:style-name="T499">⚔<text:tab/></text:span><text:span text:style-name="T694">Drápy</text:span><text:span text:style-name="T10">:</text:span><text:span text:style-name="T29"> </text:span><text:span text:style-name="T61">6 + k6, zranění </text:span><text:span text:style-name="T62">2</text:span></text:p>
          <text:p text:style-name="P690"><text:span text:style-name="T499">⚔<text:tab/></text:span><text:span text:style-name="T694">Důlní kladivo</text:span><text:span text:style-name="T10">:</text:span><text:span text:style-name="T29"> </text:span><text:span text:style-name="T61">6 + k6, zranění </text:span><text:span text:style-name="T62">4</text:span></text:p>
          <text:p text:style-name="P690"><text:span text:style-name="T200">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p text:style-name="P691"><text:span text:style-name="T177">Vzhled:</text:span> <text:span text:style-name="T1362">Tři metry vysoký zavalitý humanoid s hnědou kůží, kulatou hlavou bez nosu a silnými drápy.</text:span></text:p>
          <text:p text:style-name="P694"><text:span text:style-name="T177">Schopnosti: </text:span><text:span text:style-name="T258">J</text:span><text:span text:style-name="T226">eskynní zlobr regeneruje všechna zranění kromě těch způsobených </text:span><text:span text:style-name="T658">ohněm</text:span><text:span text:style-name="T226"> nebo </text:span><text:span text:style-name="T1363">žíravinou</text:span><text:span text:style-name="T226"> rychlostí 1 život za kolo.</text:span></text:p>
          <text:p text:style-name="P691"><text:span text:style-name="T1032">S</text:span><text:span text:style-name="T1018">labiny:</text:span><text:span text:style-name="T902"> </text:span><text:span text:style-name="T974">Pokud na jeskynního zlobra dopadne přímé sluneční světlo, natrvalo zkamení.</text:span></text:p>
          <text:p text:style-name="P413"><text:span text:style-name="T177">Suroviny:</text:span> <text:span text:style-name="T975">Z krve jeskynního zlobra může alchymista vytěžit 7 magů nebo vyrobit </text:span><text:span text:style-name="T1033">lektvar regenerace</text:span><text:span text:style-name="T975"> (prodej 60 zl).</text:span></text:p>
        </text:list-item>
        <text:list-item>
          <text:p text:style-name="P441"><text:soft-page-break/>Pytlácká past. Proradný pytlák není daleko.</text:p>
        </text:list-item>
        <text:list-item>
          <text:p text:style-name="P442">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32">+</text:span>Trosské pláně</text:h>
      <text:h text:style-name="P257" text:outline-level="3">Počasí <text:span text:style-name="T1435">(k6)</text:span></text:h>
      <text:list xml:id="list130513018465820" text:continue-list="list130513906968793" text:style-name="L13">
        <text:list-item>
          <text:p text:style-name="P388">Jasno</text:p>
        </text:list-item>
        <text:list-item>
          <text:p text:style-name="P401">Polojasno</text:p>
        </text:list-item>
        <text:list-item>
          <text:p text:style-name="P446">Polojasno, silný vítr</text:p>
        </text:list-item>
        <text:list-item>
          <text:p text:style-name="P401">Zataženo</text:p>
        </text:list-item>
        <text:list-item>
          <text:p text:style-name="P401">Zataženo, občas prší nebo mrholí</text:p>
        </text:list-item>
        <text:list-item>
          <text:p text:style-name="P401">Bouřka, <text:span text:style-name="T1441">vichr,</text:span> slejvák</text:p>
        </text:list-item>
      </text:list>
      <text:h text:style-name="Heading_20_3" text:outline-level="3"><text:span text:style-name="T1231">+</text:span>Na cestě <text:span text:style-name="T1414">(k6)</text:span>:</text:h>
      <text:list xml:id="list1975758629" text:style-name="L25">
        <text:list-item>
          <text:p text:style-name="P447">Veselý kašpar s naditým měšcem <text:span text:style-name="T1139">(40 st)</text:span> vyzývá ke hře v kostk<text:span text:style-name="T1120">y</text:span>. K sebeobraně má jedem potřenou dýku.</text:p>
          <text:p text:style-name="P447">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54">Bodování:</text:p>
        </text:list-item>
      </text:list>
      <text:list xml:id="list3007520252" text:style-name="L26">
        <text:list-item>
          <text:list>
            <text:list-item>
              <text:p text:style-name="P448">jednička = 1 b</text:p>
            </text:list-item>
            <text:list-item>
              <text:p text:style-name="P448">pětka = <text:s/>5 b</text:p>
            </text:list-item>
            <text:list-item>
              <text:p text:style-name="P448">3x stejné číslo = 3x hodnota</text:p>
            </text:list-item>
            <text:list-item>
              <text:p text:style-name="P448">3x dvojice = 10 b</text:p>
            </text:list-item>
            <text:list-item>
              <text:p text:style-name="P448">postupka = 20 b</text:p>
            </text:list-item>
            <text:list-item>
              <text:p text:style-name="P448">6x stejné číslo = 50b</text:p>
            </text:list-item>
          </text:list>
        </text:list-item>
      </text:list>
      <text:list xml:id="list130514269325576" text:continue-list="list1975758629" text:style-name="L25">
        <text:list-item>
          <text:p text:style-name="P447">Bohémští trpasličí žoldnéři se s vámi za pár měďáků podělí o pytlácký úlovek a poslední pivo. Jsou velmi přátelští a chtějí se nechat najmout <text:span text:style-name="T1204">(celá kumpanie za 6 zl na týden)</text:span>. <text:span text:style-name="T1139">Všichni mají těžké zbroje.</text:span></text:p>
          <text:p text:style-name="P449">Magráta – velitel, dvojruční sekera</text:p>
          <text:p text:style-name="P449">Difi – sekera a štít</text:p>
          <text:p text:style-name="P449">Dofi – sekera a štít</text:p>
          <text:p text:style-name="P449">Humli – kuše, tesák</text:p>
          <text:p text:style-name="P449">Dumli – kuše, tesák</text:p>
          <text:p text:style-name="P449">Bejkal – dlouhé kopí</text:p>
        </text:list-item>
        <text:list-item>
          <text:p text:style-name="P447"><text:soft-page-break/><text:span text:style-name="T1140">Vorokův velekněz</text:span> Mankar zpitý do němoty ve škarpě. Pokud ho vzbudíte, začne vás brát jako součást svého stáda a zařídí vám různá privilegia a finanční odměnu <text:span text:style-name="T1144">(10 zl)</text:span>. Pokud se mu ovšem zprotivíte a bude si myslet, že by jste ho mohli pošpinit, tak vás nechá odstranit.</text:p>
        </text:list-item>
        <text:list-item>
          <text:p text:style-name="P447">Poutníci na cestě ke Kastaroku, rozpadlé pevnosti <text:span text:style-name="T1143">Vorok</text:span>ochových <text:span text:style-name="T1145">paladinů</text:span>.</text:p>
        </text:list-item>
      </text:list>
      <text:h text:style-name="Heading_20_3" text:outline-level="3"><text:span text:style-name="T1231">+</text:span>Mimo cestu <text:span text:style-name="T1414">(k10)</text:span>:</text:h>
      <text:list xml:id="list3816191789" text:style-name="L27">
        <text:list-item>
          <text:p text:style-name="P450">Bohatá pole jsou plná pracujících rolníků, přesto nikdo nezasahuje, když statkář obtěžuje dívku v potrhaných šatech.</text:p>
        </text:list-item>
        <text:list-item>
          <text:p text:style-name="P450">Za kamen<text:span text:style-name="T1138">n</text:span>ou zídkou půvabného sadu probíhají jablečné slavnosti. Mošt, medovina, štrůdl, špaldové placky, různé hry a soutěže, které se dají odehrát i mezi hráči - zpěv, zadržení dechu etc.</text:p>
        </text:list-item>
        <text:list-item>
          <text:p text:style-name="P451"><text:span text:style-name="T174">👣</text:span><text:span text:style-name="T366"> </text:span><text:span text:style-name="T175">Čerstvé stopy jednotky jízdy.</text:span></text:p>
        </text:list-item>
        <text:list-item>
          <text:p text:style-name="P451"><text:span text:style-name="T174">👣</text:span><text:span text:style-name="T366"> </text:span><text:span text:style-name="T1059">Den staré</text:span><text:span text:style-name="T175"> stopy jednotky jízdy.</text:span></text:p>
        </text:list-item>
        <text:list-item>
          <text:p text:style-name="P450">Nově vybavená jednotka jízdy vybírá speciální daň od nejbohatších statkářů, aby kompenzovala ztrátu stříbrného dolu.</text:p>
        </text:list-item>
        <text:list-item>
          <text:p text:style-name="P450">Strašidelný mlýn. V noci se tam zjevují duchové dětí. Vypadají děsivě, ale chtějí si jen hrát. Ve sklepě je schované dědictví <text:span text:style-name="T1142">(10 pytlů mouky po 1 zl každý, truhlice se 76 st)</text:span> a celá rodina s rozřezanými zápěstími.</text:p>
        </text:list-item>
        <text:list-item>
          <text:p text:style-name="P452">Nebe je temné a křižované blesky. Kolmý déšť neustává po celý den. Rolníci dnes nevylézají, aby je neodnesla wyverna. Nikdo ji neloví, věří, že přináší dobrou úrodu.</text:p>
          <text:list>
            <text:list-header>
              <text:p text:style-name="P696"><text:soft-page-break/><text:span text:style-name="T510">Fyzička </text:span><text:span text:style-name="T511">6</text:span><text:span text:style-name="T510">, Finesa 4, Duše </text:span><text:span text:style-name="T511">5</text:span><text:span text:style-name="T510">, Životy 1</text:span><text:span text:style-name="T511">6</text:span></text:p>
              <text:p text:style-name="P650"><text:span text:style-name="T677">Zbroj</text:span><text:span text:style-name="T739">: 2 (silná kůže)</text:span><text:span text:style-name="T670"><text:line-break/>Rychlost:</text:span><text:span text:style-name="T728"> </text:span><text:span text:style-name="T739">na zemi jako člověk, létá rychleji než bě</text:span><text:span text:style-name="T750">há</text:span><text:span text:style-name="T739"> kůň</text:span></text:p>
              <text:p text:style-name="P650"><text:span text:style-name="T671">Smysly:</text:span><text:span text:style-name="T731"> </text:span><text:span text:style-name="T739">skvělý zrak, čich a sluch</text:span></text:p>
              <text:p text:style-name="P696"><text:span text:style-name="T499">⚔ </text:span><text:span text:style-name="T676">Zuby a spáry</text:span><text:span text:style-name="T669">:</text:span><text:span text:style-name="T723"> </text:span><text:span text:style-name="T739">6</text:span><text:span text:style-name="T724"> + k6, zranění </text:span><text:span text:style-name="T739">3</text:span></text:p>
              <text:p text:style-name="P453"><text:span text:style-name="T739">K</text:span><text:span text:style-name="T722">ůže </text:span><text:span text:style-name="T797">w</text:span><text:span text:style-name="T722">y</text:span><text:span text:style-name="T797">v</text:span><text:span text:style-name="T722">erny se dá prodat za 10 zl.</text:span></text:p>
            </text:list-header>
          </text:list>
        </text:list-item>
        <text:list-item>
          <text:p text:style-name="P443">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6" text:outline-level="1">Lokace</text:h>
      <text:h text:style-name="Heading_20_2" text:outline-level="2"><text:span text:style-name="T1272">+</text:span>Blosely</text:h>
      <text:p text:style-name="P57">Nízká hradba, dřevěné domy. Obyvatelé <text:span text:style-name="T1268">jsou</text:span> pastevci, řemeslníci a dřevorubci. Občasné potíže s gobliny.</text:p>
      <text:p text:style-name="P228">Když sem postavy přijdou poprvé:</text:p>
      <text:list xml:id="list4078324312" text:style-name="L28">
        <text:list-item>
          <text:p text:style-name="P454">Nad městečkem se stahují mraky.</text:p>
        </text:list-item>
      </text:list>
      <text:p text:style-name="P228">Když tudy půjdou podruhé:</text:p>
      <text:list xml:id="list3777775764" text:style-name="L29">
        <text:list-item>
          <text:p text:style-name="P456">Nad městečkem jsou černá, bouřková mračna. Pravidelně se ozývá hrom a nebe křižují blesky. Zjevně se schyluje k pořádné bouři.</text:p>
          <text:list>
            <text:list-item>
              <text:p text:style-name="P457">Vesničané jsou shromážděni v největším domě, <text:span text:style-name="T1273">kde zasedá</text:span> rada starších <text:span text:style-name="T1298">(dva kmeti a tři báby)</text:span>. <text:span text:style-name="T1294">Mluv</text:span><text:span text:style-name="T158">í </text:span><text:span text:style-name="T356">se</text:span><text:span text:style-name="T158"> o tom, že čaroděj Marelok se určitě mstí za svou lásku.</text:span></text:p>
              <text:p text:style-name="P455"><text:span text:style-name="T158">„</text:span><text:span text:style-name="T159">Před časem</text:span><text:span text:style-name="T158">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57">Pak se s n</text:span><text:span text:style-name="T160">í </text:span><text:soft-page-break/><text:span text:style-name="T160">ale ošklivě pohádal</text:span><text:span text:style-name="T158">, její nápadník </text:span><text:span text:style-name="T160">Delrek</text:span><text:span text:style-name="T158"> a v návalu žárlivosti ji zabil. Medvěd, Liadin otec, ho při tom viděl a na místě ho uškrtil. Čaroděje jsme tu od té doby neviděli.“</text:span></text:p>
            </text:list-item>
            <text:list-item>
              <text:p text:style-name="P458">Navržené jsou dvě možnosti, <text:span text:style-name="T1294">co mohou obyvatelé Blosel udělat</text:span>: Pokusit se najít čarodějnou věž <text:span text:style-name="T1295">a kouzlo nějak přerušit</text:span> (viz příběh o čaroději Merelokovi v popisu rady starších) nebo město zcela opustit.</text:p>
            </text:list-item>
          </text:list>
        </text:list-item>
      </text:list>
      <text:p text:style-name="P228">Když tudy půjdou potřetí:</text:p>
      <text:list xml:id="list1236048155" text:style-name="L30">
        <text:list-item>
          <text:p text:style-name="P459">Městečko a jeho blízké okolí decimuje ničivá bouře. <text:span text:style-name="T1299">Obyvatelé se skrývají v okolním lese.</text:span></text:p>
        </text:list-item>
      </text:list>
      <text:p text:style-name="P160">Není tu žádná hospoda, ale chalupník Medvěd postavám nabídne nocleh. Jeho žena Liada je usměvavá, ale nemluvná. Na prachu chalupy leží velký ovčácký pes Drobek, nechává se překračovat.</text:p>
      <text:list xml:id="list3102328701" text:style-name="L31">
        <text:list-item>
          <text:p text:style-name="P460">Jejich dceru Mialu zabil žárlivý mladík z vesnice poté, co mu dala košem a rozhodla se žít s čarodějem Marelokem. Medvěd s Liadou o tom nechtějí mluvit.</text:p>
        </text:list-item>
      </text:list>
      <text:h text:style-name="Heading_20_5" text:outline-level="5">Medvěd</text:h>
      <text:p text:style-name="P152">Velký, zarostlý chlap. Jeho plnovous začíná šedivět.</text:p>
      <text:p text:style-name="P208"><text:span text:style-name="T740">F</text:span><text:span text:style-name="T725">yzička </text:span><text:span text:style-name="T770">5</text:span><text:span text:style-name="T725">, Finesa </text:span><text:span text:style-name="T770">4</text:span><text:span text:style-name="T725">, Duše </text:span><text:span text:style-name="T770">2</text:span><text:span text:style-name="T725">, </text:span><text:span text:style-name="T726">Ž</text:span><text:span text:style-name="T723">ivot</text:span><text:span text:style-name="T726">y </text:span><text:span text:style-name="T770">11</text:span></text:p>
      <text:list xml:id="list402400128" text:style-name="L32">
        <text:list-item>
          <text:p text:style-name="P463">Hraničář u něj může postoupit na vyšší úroveň.</text:p>
        </text:list-item>
        <text:list-item>
          <text:p text:style-name="P464">Medvěd dobře zná Garlacké hory:</text:p>
          <text:list>
            <text:list-item>
              <text:p text:style-name="P461"><text:soft-page-break/><text:span text:style-name="T1462">Pod severním štítem je starobylej skalní chrám. Nikdo tam nežije, ale když jsem tam byl já, byla tam v nádržce zlatá rybka. Nechal jsem ji tam – </text:span><text:span text:style-name="T1068">n</text:span><text:span text:style-name="T1069">a věci, kterým nerozumím, radši nešahám</text:span><text:span text:style-name="T1462">.</text:span></text:p>
            </text:list-item>
            <text:list-item>
              <text:p text:style-name="P465">V sedle na konci údolí se stříbrným domem roste prastarej strom. Říká se mu Hrstan a váže se k němu legenda, že kdysi nesl bílý hrušky, který propůjčovaly nadlidskou sílu. Válečníci je <text:span text:style-name="T1466">ale</text:span> prej do jedný otrhali a za trest žijou v horách proměněný v obry. <text:span text:style-name="T1467">Což klidně může bejt pravda, protože obři v horách skutečně jsou – dejte si na ně bacha, s oblibou na poutníky hází kameny a spouští laviny nebo sesuvy suti.</text:span></text:p>
            </text:list-item>
            <text:list-item>
              <text:p text:style-name="P462"><text:span text:style-name="T1464">V jižním štítu Garlackejch hor je vytesaná trpaslická hrobka. Jsou tam pohřbeni </text:span><text:span text:style-name="T1070">bratři z rodu</text:span><text:span text:style-name="T1464"> Baragorů, </text:span><text:span text:style-name="T1071">k</text:span><text:span text:style-name="T1070">teří</text:span><text:span text:style-name="T1464"> se proslavili jako lovci démonů.</text:span></text:p>
            </text:list-item>
          </text:list>
        </text:list-item>
      </text:list>
      <text:h text:style-name="Heading_20_2" text:outline-level="2"><text:span text:style-name="T1255">+</text:span>Brakk</text:h>
      <text:p text:style-name="P57">Nejmocnější z Trosských strážních věží a místo tréninku čerstvých rekrutů. Do zdejšího žaláře kapitán stráže <text:span text:style-name="T1289">v Trossu</text:span>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6">Dlouhá chodba s přilehlými celami.</text:p>
      <text:p text:style-name="P25">Přízemí:</text:p>
      <text:p text:style-name="P136"><text:soft-page-break/>Kovárna, ubikace rekrutů.</text:p>
      <text:p text:style-name="P25">1. patro</text:p>
      <text:p text:style-name="P136">Ubikace stálé posádky a důstojníků.</text:p>
      <text:p text:style-name="P25">2. patro</text:p>
      <text:p text:style-name="P136">Apartmá velitele Horose.</text:p>
      <text:p text:style-name="P25">Velitel Horos</text:p>
      <text:p text:style-name="P151">Zavalitý hromotluk se zlomeným nosem.</text:p>
      <text:p text:style-name="P207"><text:span text:style-name="T740">F</text:span><text:span text:style-name="T725">yzička </text:span><text:span text:style-name="T769">5</text:span><text:span text:style-name="T725">, Finesa </text:span><text:span text:style-name="T769">3</text:span><text:span text:style-name="T725">, Duše </text:span><text:span text:style-name="T769">2</text:span><text:span text:style-name="T725">, </text:span><text:span text:style-name="T726">Ž</text:span><text:span text:style-name="T723">ivot</text:span><text:span text:style-name="T726">y </text:span><text:span text:style-name="T769">11</text:span></text:p>
      <text:list xml:id="list2364362990" text:style-name="L33">
        <text:list-item>
          <text:p text:style-name="P466">Dokáže naučit různé bojové techniky (může trénovat válečníka), ale vyžívá se v šikaně.</text:p>
        </text:list-item>
        <text:list-item>
          <text:p text:style-name="P466">Nabízí odměnu za likvidaci zbojníků v Hrzalese (10 zl splatných až se prokáže, že přepadení skončila) nebo za vypátrání jejich tábora (5 zl a postavy tam následně musí dovést vojenského zvěda).</text:p>
          <text:list>
            <text:list-item>
              <text:p text:style-name="P467">Zvěd Jelen – štíhlý mladík <text:s/>s čírem <text:span text:style-name="T1290">v kožené kazajce a kalhotách</text:span>.</text:p>
            </text:list-item>
          </text:list>
        </text:list-item>
      </text:list>
      <text:h text:style-name="P271" text:outline-level="2"><text:span text:style-name="T1354">+</text:span>Čarodějná věž</text:h>
      <text:p text:style-name="P161"><text:bookmark text:name="docs-internal-guid-c7301f5b-7fff-6003-3874-aa21c98676ee"/>Věž je postavená z těžkých <text:span text:style-name="T1301">kamenných</text:span> bloků, nemá žádná okna. Nad <text:span text:style-name="T1269">ní</text:span> nehybně visí v prostoru lesklá koule a v nepravidelných intervalech si s nebesy vyměňuje blesky. <text:span text:style-name="T1316">Před vchodem jsou </text:span><text:span text:style-name="T1191">rozsekané </text:span><text:span text:style-name="T373">mrtvoly tří goblinů</text:span><text:span text:style-name="T1316"> v lehké zbroji.</text:span> <text:span text:style-name="T1315">Jedno křídlo </text:span><text:span text:style-name="T374">masivních vstupních dveří</text:span><text:span text:style-name="T1315"> je napůl otevřené. Všude je spousta krve.</text:span></text:p>
      <text:p text:style-name="P162"><text:soft-page-break/><text:span text:style-name="T359">&gt; </text:span><text:span text:style-name="T367">Vstupní dveře</text:span> jsou z tvrdého, dubového dřeva pobitého ocelovými hřeby. <text:span text:style-name="T337">Nemaj</text:span><text:span text:style-name="T100">í zámek, madlo ani klepadlo.</text:span></text:p>
      <text:list xml:id="list1159251436" text:style-name="L34">
        <text:list-item>
          <text:p text:style-name="P468">Zevnitř jdou zajistit těžkou závorou.</text:p>
        </text:list-item>
      </text:list>
      <text:p text:style-name="P157"><text:span text:style-name="T360">&gt; </text:span><text:span text:style-name="T367">Goblini</text:span> jsou mrtví jen pár dní.</text:p>
      <text:list xml:id="list1538309257" text:style-name="L35">
        <text:list-item>
          <text:p text:style-name="P697"><text:span text:style-name="T780">Goblini jsou velcí jako hobiti, zelení a holohlaví</text:span><text:span text:style-name="T776">. </text:span><text:span text:style-name="T780">Mají dlouhé, špičaté uši, </text:span><text:span text:style-name="T781">velké, </text:span><text:span text:style-name="T780">zahnuté nosy a ostré zuby.</text:span></text:p>
        </text:list-item>
      </text:list>
      <text:list xml:id="list1848631187" text:style-name="L36">
        <text:list-item>
          <text:p text:style-name="P471"><text:span text:style-name="T1317">U sebe mají: </text:span><text:span text:style-name="T193">kostěné nože</text:span><text:span text:style-name="T255"> </text:span><text:span text:style-name="T256">(zranění 0)</text:span><text:span text:style-name="T1317">, </text:span><text:span text:style-name="T193">kopí s kamenným hrotem </text:span><text:span text:style-name="T254">(zranění 1)</text:span><text:span text:style-name="T1317">, </text:span><text:span text:style-name="T1030">brašny s tvrdými plackami a sušeným masem</text:span><text:span text:style-name="T1031">,</text:span><text:span text:style-name="T1030"> měchy s vodou.</text:span></text:p>
        </text:list-item>
      </text:list>
      <text:p text:style-name="P14"><text:span text:style-name="Emphasis"><text:span text:style-name="T487">👣</text:span></text:span><text:span text:style-name="Emphasis"><text:span text:style-name="T489"> </text:span></text:span><text:span text:style-name="Emphasis"><text:span text:style-name="T490">Stopy boje </text:span></text:span><text:span text:style-name="Emphasis"><text:span text:style-name="T491">zhruba </text:span></text:span><text:span text:style-name="Emphasis"><text:span text:style-name="T490">třiceti </text:span></text:span><text:span text:style-name="Emphasis"><text:span text:style-name="T493">goblinů</text:span></text:span><text:span text:style-name="Emphasis"><text:span text:style-name="T490"> proti třem oživlým zbrojím. </text:span></text:span><text:span text:style-name="Emphasis"><text:span text:style-name="T492">Goblini mají smrtelné rány od dlouhých mečů.</text:span></text:span></text:p>
      <text:p text:style-name="P181">1</text:p>
      <text:p text:style-name="P163">Interiér je černě omítnutý, s dlaždicovou podlahou a trámovým stropem. Světlo poskytují bledě modré jiskry poletující volně vzduchem. <text:span text:style-name="T1326">Dveře jsou nové, dřevěné. Mají kliku, nemají zámek. </text:span>Vstupní hala j<text:span text:style-name="T1317">e</text:span> zbrocen<text:span text:style-name="T1317">a</text:span> krví <text:span text:style-name="T1317">ještě víc než prostor před věží</text:span>.</text:p>
      <text:p text:style-name="Standalone_20_Property"><text:span text:style-name="T276">Kusy goblinů v </text:span><text:span text:style-name="T292">zaschlých</text:span><text:span text:style-name="T276"> kalužích krve</text:span> &gt; Dohromady patnáct těl <text:span text:style-name="T1306">v lehkých zbrojích</text:span>.</text:p>
      <text:list xml:id="list130513672832466" text:continue-list="list1538309257" text:style-name="L35">
        <text:list-item>
          <text:p text:style-name="P433"><text:span text:style-name="T276">U sebe mají:</text:span> <text:span text:style-name="T191">6 krátkých <text:s/>gobliních luků, 6 toulců s šípy s kamennými hroty</text:span><text:span text:style-name="T252"> </text:span><text:span text:style-name="T253">(zranění 1)</text:span><text:span text:style-name="T1306">, 9</text:span><text:span text:style-name="T190"> kopí s kamenným hrotem – </text:span><text:span text:style-name="T192">7 rozsekaných, 2 nepoškozená</text:span><text:span text:style-name="T1306"> (zranění 1), </text:span><text:span text:style-name="T190">15 kostěných nožů</text:span><text:span text:style-name="T1306"> (zranění 0), </text:span><text:span text:style-name="T1030">brašny s tvrdými plackami a sušeným masem, měchy s vodou, </text:span><text:span text:style-name="T177">dřevěnou píšťalku</text:span>, <text:span text:style-name="T1028">měděný prsten</text:span><text:span text:style-name="T970"> </text:span><text:span text:style-name="T971">(prodej 1 st), </text:span><text:span text:style-name="T1018">figurku vlka vyřezanou ze dřeva</text:span><text:span text:style-name="T902">, </text:span><text:span text:style-name="T1029">stříbrný kruh v uchu</text:span><text:span text:style-name="T972"> </text:span><text:span text:style-name="T971">(prodej 5 st)</text:span></text:p>
        </text:list-item>
      </text:list>
      <text:p text:style-name="P237"><text:soft-page-break/><text:span text:style-name="T276">Zohýbané kusy černých plátových zbrojí</text:span> &gt; <text:span text:style-name="T1302">D</text:span>ohromady tři zbroje – <text:span text:style-name="T1303">nefunkční, ale jdou opravit (prodej 3 zl za každou). V každé z nich je zavěšené lidské srdce.</text:span></text:p>
      <text:p text:style-name="P237"><text:span text:style-name="T305">M</text:span><text:span text:style-name="T276">ezi mrtvolami leží </text:span><text:span text:style-name="T306">tři</text:span><text:span text:style-name="T276"> černé </text:span><text:span text:style-name="T305">dlouhé</text:span><text:span text:style-name="T276"> meče</text:span> <text:span text:style-name="T1303">(zranění 2/3, prodej 3 zl za každý) </text:span><text:span text:style-name="T363">&gt; </text:span><text:span text:style-name="T171">čepele mají od krve.</text:span></text:p>
      <text:p text:style-name="Standalone_20_Property"><text:span text:style-name="Emphasis"><text:span text:style-name="T457">👣</text:span></text:span><text:span text:style-name="Emphasis"><text:span text:style-name="T397"> </text:span></text:span><text:span text:style-name="Emphasis"><text:span text:style-name="T428">Stopy boje goblinů proti třem oživlým zbrojím. </text:span></text:span><text:span text:style-name="Emphasis"><text:span text:style-name="T429">Zhruba </text:span></text:span><text:span text:style-name="Emphasis"><text:span text:style-name="T446">tucet</text:span></text:span><text:span text:style-name="Emphasis"><text:span text:style-name="T429"> </text:span></text:span><text:span text:style-name="Emphasis"><text:span text:style-name="T446">jich</text:span></text:span><text:span text:style-name="Emphasis"><text:span text:style-name="T429"> boj přežilo, jejich stopy vedou k jižním i východním dveřím.</text:span></text:span></text:p>
      <text:p text:style-name="P181">2</text:p>
      <text:p text:style-name="P155"><text:span text:style-name="T317">Stěny jsou </text:span><text:span text:style-name="T325">pokryté</text:span><text:span text:style-name="T317"> </text:span><text:span text:style-name="T369">reliéf</text:span><text:span text:style-name="T371">em</text:span> <text:span text:style-name="T1307">zobrazujícím vekou bitvu, kde se nad jednou z nastoupených armád stahují bouřková mračna</text:span>. <text:span text:style-name="T1274">V lese za bitevní plání je vidět špička věže, ze které k nebesům šlehají blesky.</text:span></text:p>
      <text:p text:style-name="P235"><text:span text:style-name="Emphasis"><text:span text:style-name="T457">👣</text:span></text:span><text:span text:style-name="Emphasis"><text:span text:style-name="T397"> </text:span></text:span><text:span text:style-name="Emphasis"><text:span text:style-name="T431">Dveřmi dovnitř vedou krvavé gobliní šlápoty. Bylo jich několik a důkladně prohledávali celou místnost. </text:span></text:span><text:span text:style-name="Emphasis"><text:span text:style-name="T432">U východní stěny </text:span></text:span><text:span text:style-name="Emphasis"><text:span text:style-name="T447">stopy</text:span></text:span><text:span text:style-name="Emphasis"><text:span text:style-name="T432"> vedou do zdi, jako kdyby </text:span></text:span><text:span text:style-name="Emphasis"><text:span text:style-name="T447">dotyční</text:span></text:span><text:span text:style-name="Emphasis"><text:span text:style-name="T442"> prošli</text:span></text:span><text:span text:style-name="Emphasis"><text:span text:style-name="T432"> skrz.</text:span></text:span></text:p>
      <text:p text:style-name="P158"><text:span text:style-name="Emphasis"><text:span text:style-name="T433">&gt; </text:span></text:span><text:span text:style-name="Emphasis"><text:span text:style-name="T430">Na </text:span></text:span><text:span text:style-name="Emphasis"><text:span text:style-name="T468">reliéfu</text:span></text:span><text:span text:style-name="Emphasis"><text:span text:style-name="T430"> jsou </text:span></text:span><text:span text:style-name="Emphasis"><text:span text:style-name="T440">š</text:span></text:span><text:span text:style-name="Emphasis"><text:span text:style-name="T430">mouhy od krve, zřejmě se na něm někdo snažil něco najít. </text:span></text:span><text:span text:style-name="Emphasis"><text:span text:style-name="T439">Jedna část stěny je ale čistá</text:span></text:span><text:span text:style-name="Emphasis"><text:span text:style-name="T430">.</text:span></text:span></text:p>
      <text:list xml:id="list384262863" text:style-name="L37">
        <text:list-item>
          <text:p text:style-name="P472"><text:span text:style-name="T161">N</text:span>eopatlaná část <text:span text:style-name="T358">je iluzorn</text:span><text:span text:style-name="T161">í stěna</text:span>. Lze bez odporu projít.</text:p>
        </text:list-item>
      </text:list>
      <text:p text:style-name="P181">3</text:p>
      <text:p text:style-name="P164"><text:span text:style-name="T290">Mramorová s</text:span><text:span text:style-name="T276">ocha veselé dívky</text:span> &gt; <text:span text:style-name="T164">Jsou na ní krvavé </text:span><text:span text:style-name="T168">š</text:span><text:span text:style-name="T164">mouhy, zřejmě ji někdo osahával.</text:span></text:p>
      <text:list xml:id="list724552622" text:style-name="L38">
        <text:list-item>
          <text:p text:style-name="P473"><text:span text:style-name="T1308">Je to socha </text:span><text:span text:style-name="T158">Mial</text:span><text:span text:style-name="T162">y</text:span><text:span text:style-name="T158">, dcer</text:span><text:span text:style-name="T163">y</text:span><text:span text:style-name="T158"> hraničáře Medvěda a jeho ženy Liady </text:span><text:span text:style-name="T162">(viz Blosely).</text:span></text:p>
        </text:list-item>
      </text:list>
      <text:p text:style-name="P59"><text:span text:style-name="T276">Kamenné schodiště do hrobky</text:span> &gt; Stupně, stěny i strop jsou pokryté <text:span text:style-name="T1309">silnou</text:span> vrstvou ledu. <text:span text:style-name="T1318">Zezdola táhne mráz.</text:span></text:p>
      <text:p text:style-name="P236"><text:soft-page-break/><text:span text:style-name="Emphasis"><text:span text:style-name="T457">👣</text:span></text:span><text:span text:style-name="Emphasis"><text:span text:style-name="T397"> </text:span></text:span><text:span text:style-name="Emphasis"><text:span text:style-name="T450">Zaschlé k</text:span></text:span><text:span text:style-name="Emphasis"><text:span text:style-name="T474">rvav</text:span></text:span><text:span text:style-name="Emphasis"><text:span text:style-name="T433">é šlápoty goblinů po celé místnosti, zřejmě ji prohledávali. Vedou po schodech <text:s/>dolů – </text:span></text:span><text:span text:style-name="Emphasis"><text:span text:style-name="T441">jsou překryté ledem</text:span></text:span><text:span text:style-name="Emphasis"><text:span text:style-name="T433">.</text:span></text:span></text:p>
      <text:p text:style-name="P181">4</text:p>
      <text:p text:style-name="P17"><text:span text:style-name="Emphasis"><text:span text:style-name="T376">🔊<text:tab/></text:span></text:span><text:span text:style-name="Emphasis"><text:span text:style-name="T383">Žvanění goblinů a z</text:span></text:span><text:span text:style-name="Emphasis"><text:span text:style-name="T381">vuky rozbíjení ledu mnoha drobnými nástroji</text:span></text:span><text:span text:style-name="Emphasis"><text:span text:style-name="T377">.</text:span></text:span></text:p>
      <text:p text:style-name="P156"><text:span text:style-name="T1311">Místnost připomíná ledovou jeskyni. Stěny i sloupy jsou obalené ledem, uprostřed místnosti je v něm pět </text:span><text:span text:style-name="T372">zamrzlých goblinů</text:span><text:span text:style-name="T1311"> kolem otevřeného sarkofágu. </text:span><text:span text:style-name="T1192">Čtyři </text:span><text:span text:style-name="T1193">jsou ztuhlí při zvedání víka</text:span><text:span text:style-name="T1311">, </text:span><text:span text:style-name="T1192">pátý míří hůlkou</text:span><text:span text:style-name="T1311"> do sarkofágu.</text:span></text:p>
      <text:p text:style-name="Standalone_20_Property"><text:span text:style-name="T301">Pět</text:span><text:span text:style-name="T276"> goblinů </text:span><text:span text:style-name="T291">se snaží </text:span><text:span text:style-name="T294">zamrzlé</text:span><text:span text:style-name="T291"> </text:span><text:span text:style-name="T293">gobliny vysekat</text:span> &gt; <text:span text:style-name="T1319">jde jim to pomalu, mají na to jen kamenné nože.</text:span></text:p>
      <text:list xml:id="list4205968306" text:style-name="L39">
        <text:list-item>
          <text:p text:style-name="P475">Goblinů je ve skutečnosti šest – jeden je totiž neviditelný.</text:p>
        </text:list-item>
        <text:list-item>
          <text:p text:style-name="P474"><text:span text:style-name="T1328">Jednoho z nich</text:span> neposlouchá pravá ruka <text:span text:style-name="T1314">a dělá si, co sama chce</text:span> – snaží se pořád na něco sáhnout a fackuje <text:span text:style-name="T1313">ho</text:span>, když se tomu nechce podvolit.</text:p>
        </text:list-item>
        <text:list-item>
          <text:p text:style-name="P474">Dva <text:span text:style-name="T1328">z goblinů jsou zcela</text:span> identičtí.</text:p>
        </text:list-item>
        <text:list-item>
          <text:p text:style-name="P475">Jeden je mnohem menší – ostatním je zhruba po pás <text:s/>(má jen 4 životy).</text:p>
        </text:list-item>
      </text:list>
      <text:p text:style-name="P166">V boji využijí luků, krytu za sloupy a kluzkého vlnitého ledu.</text:p>
      <text:list xml:id="list3272386460" text:style-name="L40">
        <text:list-header>
          <text:p text:style-name="P476"><text:span text:style-name="T2">F</text:span><text:span text:style-name="T3">yzička </text:span><text:span text:style-name="T35">2</text:span><text:span text:style-name="T3">, Finesa </text:span><text:span text:style-name="T35">3</text:span><text:span text:style-name="T3">, Duše </text:span><text:span text:style-name="T35">1</text:span><text:span text:style-name="T725">, </text:span><text:span text:style-name="T726">Ž</text:span><text:span text:style-name="T723">ivot</text:span><text:span text:style-name="T726">y </text:span><text:span text:style-name="T761">7</text:span></text:p>
          <text:p text:style-name="P672"><text:span text:style-name="T50">Z</text:span><text:span text:style-name="T1">broj:</text:span><text:span text:style-name="T20"> 1 (lehká zbroj)</text:span></text:p>
          <text:p text:style-name="P628"><text:span text:style-name="T670">Rychlost:</text:span><text:span text:style-name="T728"> </text:span><text:span text:style-name="T777">j</text:span><text:span text:style-name="T778">ako</text:span><text:span text:style-name="T779"> člověk</text:span></text:p>
          <text:p text:style-name="P651"><text:span text:style-name="T879">Smysly:</text:span><text:span text:style-name="T731"> </text:span><text:span text:style-name="T776">čich a chuť </text:span><text:span text:style-name="T777">jako člověk, výborný sluch </text:span><text:span text:style-name="T776">a vidění v šeru</text:span></text:p>
          <text:p text:style-name="P629"><text:soft-page-break/><text:span text:style-name="T499">⚔ </text:span><text:span text:style-name="T582">Krátký luk </text:span><text:span text:style-name="T529">(</text:span><text:span text:style-name="T530">šípy s kamennými hroty</text:span><text:span text:style-name="T529">)</text:span><text:span text:style-name="T576">:</text:span><text:span text:style-name="T509"> </text:span><text:span text:style-name="T516">3</text:span><text:span text:style-name="T515"> + k6, zranění </text:span><text:span text:style-name="T516">1</text:span></text:p>
          <text:p text:style-name="P636"><text:span text:style-name="T582">D</text:span><text:span text:style-name="T576">ostřel:</text:span><text:span text:style-name="T509"> střední</text:span></text:p>
          <text:p text:style-name="P698"><text:span text:style-name="T499">⚔ </text:span><text:span text:style-name="T580">Nůž</text:span><text:span text:style-name="T581">:</text:span><text:span text:style-name="T515"> </text:span><text:span text:style-name="T516">3</text:span><text:span text:style-name="T515"> + k6, zranění </text:span><text:span text:style-name="T516">0</text:span></text:p>
        </text:list-header>
        <text:list-item>
          <text:p text:style-name="P477"><text:span text:style-name="T582">U </text:span><text:span text:style-name="T576">sebe mají:</text:span><text:span text:style-name="T509"> </text:span><text:span text:style-name="T587">živou ropuchu, váček s medicínou, pazourkovou škrabku na kůži</text:span></text:p>
        </text:list-item>
      </text:list>
      <text:p text:style-name="Standalone_20_Property"><text:span text:style-name="T276">Na ledu leží hromádka zásob a měchů s vodou</text:span><text:span text:style-name="T317"> </text:span><text:span text:style-name="T346">&gt; Goblini si je tu odlo</text:span><text:span text:style-name="T118">žili, aby jim nepřekážely při rozbíjení ledu.</text:span></text:p>
      <text:p text:style-name="Standalone_20_Property"><text:span text:style-name="T291">V sarkofágu je zamrzlá mumie</text:span><text:span text:style-name="T324"> </text:span><text:span text:style-name="T348">&gt; mr</text:span><text:span text:style-name="T120">áz j</text:span><text:span text:style-name="T121">í</text:span><text:span text:style-name="T120"> nijak neublížil. Po případném rozmražení bude plně bojeschopná.</text:span></text:p>
      <text:p text:style-name="P199"><text:span text:style-name="T2">F</text:span><text:span text:style-name="T3">yzička </text:span><text:span text:style-name="T48">5</text:span><text:span text:style-name="T3">, Finesa </text:span><text:span text:style-name="T48">3</text:span><text:span text:style-name="T3">, Duše </text:span><text:span text:style-name="T48">5</text:span><text:span text:style-name="T725">, </text:span><text:span text:style-name="T726">Ž</text:span><text:span text:style-name="T723">ivot</text:span><text:span text:style-name="T726">y </text:span><text:span text:style-name="T727">15</text:span></text:p>
      <text:p text:style-name="P219"><text:span text:style-name="T670">Rychlost:</text:span><text:span text:style-name="T728"> </text:span><text:span text:style-name="T774">j</text:span><text:span text:style-name="T775">ako člověk</text:span></text:p>
      <text:p text:style-name="P219"><text:span text:style-name="T671">Smysly:</text:span><text:span text:style-name="T731"> </text:span><text:span text:style-name="T732">magický zrak a sluch</text:span></text:p>
      <text:p text:style-name="P219"><text:span text:style-name="T672">Detekovatelnost</text:span><text:span text:style-name="T673">:</text:span><text:span text:style-name="T733"> </text:span><text:span text:style-name="T734">není</text:span><text:span text:style-name="T733"> vidět pomocí infravidění</text:span></text:p>
      <text:p text:style-name="P213"><text:span text:style-name="T499">⚔ </text:span><text:span text:style-name="T669">Z</text:span><text:span text:style-name="T679">uby </text:span><text:span text:style-name="T688">a pařáty</text:span><text:span text:style-name="T10">:</text:span><text:span text:style-name="T29"> </text:span><text:span text:style-name="T46">5 + k6, zranění </text:span><text:span text:style-name="T47">2</text:span></text:p>
      <text:list xml:id="list3803250926" text:style-name="L41">
        <text:list-item>
          <text:p text:style-name="P478"><text:span text:style-name="T13">n</text:span><text:span text:style-name="T14">adlidská síla</text:span><text:span text:style-name="T49"> (+1 zranění), </text:span><text:span text:style-name="T14">vyvolání písečné nebo prašné bouře</text:span><text:span text:style-name="T49">, </text:span><text:span text:style-name="T14">ovládání brouků a červů</text:span></text:p>
        </text:list-item>
      </text:list>
      <text:p text:style-name="P165"><text:span text:style-name="T361">&gt; </text:span><text:span text:style-name="T1194">Z </text:span><text:span text:style-name="T375">pěti zamrzlých goblinů</text:span><text:span text:style-name="T1196"> </text:span><text:span text:style-name="T169">čtyři zvedají víko. </text:span><text:span text:style-name="T170">Z</text:span><text:span text:style-name="T169">braně si odložili na zem, </text:span><text:span text:style-name="T170">takže jsou hluboko pod ledem</text:span><text:span text:style-name="T169">.</text:span><text:span text:style-name="T1195"> Po případném rozmražení budou naživu, ale neschopni boje. </text:span><text:span text:style-name="T1196">Pátý zamrzlý goblin je </text:span>svraštělý <text:span text:style-name="T1270">stoletý</text:span> stařec <text:span text:style-name="T1312">(mrtvý)</text:span>. <text:span text:style-name="T1327">Hůlkou, kterou drží v ruce, míří dovnitř do sarkofágu (karta </text:span><text:span text:style-name="T195">Mrazivá hůlka</text:span><text:span text:style-name="T1327">).</text:span></text:p>
      <text:list xml:id="list2896036669" text:style-name="L42">
        <text:list-item>
          <text:p text:style-name="P479">Hůlkou lze výměnou za životní energii sesílat mrazivé střely. Pohroma jako tady nastane, jen pokud se sesilatel použitím zabije.</text:p>
        </text:list-item>
        <text:list-item>
          <text:p text:style-name="P480"><text:soft-page-break/>Stařec má na sobě čelenku a plášť z ptačího peří a na krku amulet z lidských zubů. Ostatní goblini mají lehké zbroje, zásoby sušeného masa a měchy s vodou.</text:p>
        </text:list-item>
      </text:list>
      <text:p text:style-name="P181">5</text:p>
      <text:p text:style-name="P168"><text:span text:style-name="T276">Tři truhlice </text:span><text:span text:style-name="T295">bez zámků, </text:span><text:span text:style-name="T297">před prostřední je </text:span><text:span text:style-name="T298">v</text:span><text:span text:style-name="T297"> kaluž</text:span><text:span text:style-name="T298">i</text:span><text:span text:style-name="T297"> krve </text:span><text:span text:style-name="T298">pohozený</text:span><text:span text:style-name="T297"> </text:span><text:span text:style-name="T303">goblinský</text:span><text:span text:style-name="T297"> </text:span><text:span text:style-name="T298">luk</text:span><text:span text:style-name="T297">.</text:span></text:p>
      <text:p text:style-name="P238"><text:span text:style-name="Emphasis"><text:span text:style-name="T464">👣</text:span></text:span><text:span text:style-name="Emphasis"><text:span text:style-name="T448"> </text:span></text:span><text:span text:style-name="Emphasis"><text:span text:style-name="T449">Zaschlé k</text:span></text:span><text:span text:style-name="Emphasis"><text:span text:style-name="T474">rvav</text:span></text:span><text:span text:style-name="Emphasis"><text:span text:style-name="T433">é šlápoty goblinů po celé místnosti, zřejmě ji prohledávali. </text:span></text:span><text:span text:style-name="Emphasis"><text:span text:style-name="T434">Před prostřední truhlou jsou stopy masakru. </text:span></text:span><text:span text:style-name="Emphasis"><text:span text:style-name="T443">N</text:span></text:span><text:span text:style-name="Emphasis"><text:span text:style-name="T434">ěco tu zřejmě sežralo goblina zaživa – zůstal po něm jen luk.</text:span></text:span></text:p>
      <text:list xml:id="list4056419454" text:style-name="L43">
        <text:list-item>
          <text:p text:style-name="P481">V <text:span text:style-name="T1320">západní truhle</text:span> je solené maso, ryby, papriky, zavařeniny, koření a další relativně drahé zásoby.</text:p>
        </text:list-item>
        <text:list-item>
          <text:p text:style-name="P482">Prostřední truhlice má na sobě z přední strany krev – vpadá to, jako kdyby vytekla ven škvírou mezi truhlou a víkem.</text:p>
          <text:p text:style-name="P483">Je to mimik:</text:p>
          <text:list>
            <text:list-header>
              <text:p text:style-name="P484">Fyzička 4, Finesa 2, Duše -, Životy 11</text:p>
              <text:p text:style-name="P484"><text:span text:style-name="T177">Zbroj:</text:span> 2, ale proti seku a ohni 0 a na nohách také 0<text:line-break/><text:span text:style-name="T177">Rychlost:</text:span> jako člověk</text:p>
              <text:p text:style-name="P484"><text:span text:style-name="T499">⚔ </text:span><text:span text:style-name="T177">Kousnutí:</text:span> 4 + k6, zranění 2</text:p>
              <text:list>
                <text:list-item>
                  <text:p text:style-name="P484">„Uvnitř“ mimika jsou zbytky goblina a jeho vybavení (zbroj, kostěný nůž, zásoba jídla, měch s vodou).</text:p>
                </text:list-item>
              </text:list>
            </text:list-header>
          </text:list>
        </text:list-item>
        <text:list-item>
          <text:p text:style-name="P485">V<text:span text:style-name="T1320">e východní truhle</text:span> je lano a <text:span text:style-name="T1320">složený kus plátna (prodej 6 st)</text:span>.</text:p>
        </text:list-item>
      </text:list>
      <text:p text:style-name="P159"><text:soft-page-break/><text:span text:style-name="T296">Zhruba metr nad zemí visí kovová koule</text:span><text:span text:style-name="T1321"> </text:span><text:span text:style-name="T362">&gt; </text:span>kdo se j<text:span text:style-name="T1310">í</text:span> dotkne, zmizí a <text:span text:style-name="T165">objeví</text:span> se u koule v (7)</text:p>
      <text:p text:style-name="P181">6</text:p>
      <text:p text:style-name="P238"><text:span text:style-name="Emphasis"><text:span text:style-name="T464">👣</text:span></text:span><text:span text:style-name="Emphasis"><text:span text:style-name="T448"> </text:span></text:span><text:span text:style-name="Emphasis"><text:span text:style-name="T449">Zaschlé k</text:span></text:span><text:span text:style-name="Emphasis"><text:span text:style-name="T474">rvav</text:span></text:span><text:span text:style-name="Emphasis"><text:span text:style-name="T433">é šlápoty goblinů po celé místnosti, zřejmě ji prohledávali.</text:span></text:span></text:p>
      <text:p text:style-name="Standalone_20_Property"><text:span text:style-name="T276">Stěny, podlaha i strop jsou pokryté vrstvou duhového slizu</text:span> &gt; Při kontaktu s jiným předmětem (ruka, meč, lano…) způsobí náhodný magický efekt.</text:p>
      <text:list xml:id="list4091878614" text:style-name="L44">
        <text:list-item>
          <text:p text:style-name="P486">Zmenšení nebo zvětšení</text:p>
        </text:list-item>
        <text:list-item>
          <text:p text:style-name="P486">Vytvoření identické kopie</text:p>
        </text:list-item>
        <text:list-item>
          <text:p text:style-name="P486">Neviditelnost</text:p>
        </text:list-item>
        <text:list-item>
          <text:p text:style-name="P486">Síla a krutost (zčernání, bodce, kapající kyselina...)</text:p>
        </text:list-item>
        <text:list-item>
          <text:p text:style-name="P486">Povadlost a slabost</text:p>
        </text:list-item>
        <text:list-item>
          <text:p text:style-name="P486">Vlastní vůle</text:p>
        </text:list-item>
      </text:list>
      <text:p text:style-name="P181">7</text:p>
      <text:p text:style-name="P19"><text:span text:style-name="Emphasis"><text:span text:style-name="T376">🔊<text:tab/></text:span></text:span><text:span text:style-name="Emphasis"><text:span text:style-name="T379">Z místnosti 8 je </text:span></text:span><text:span text:style-name="Emphasis"><text:span text:style-name="T382">přes</text:span></text:span><text:span text:style-name="Emphasis"><text:span text:style-name="T379"> dveře slyšet hádka dvou goblinů.</text:span></text:span></text:p>
      <text:p text:style-name="Standalone_20_Property"><text:span text:style-name="T276">Tři teleportační orby, </text:span><text:span text:style-name="T304">před jedním leží goblinské kopí</text:span><text:span text:style-name="T327"> </text:span>&gt; vedou do 5, 12, 14. <text:span text:style-name="T1337">Orb, před kterým je kopí, vede zpět do 5.</text:span></text:p>
      <text:p text:style-name="P253"><text:span text:style-name="Emphasis"><text:span text:style-name="T463">👣</text:span></text:span><text:span text:style-name="Emphasis"><text:span text:style-name="T433"> </text:span></text:span><text:span text:style-name="Emphasis"><text:span text:style-name="T435">U orbu vedoucího do 5, </text:span></text:span><text:span text:style-name="Emphasis"><text:span text:style-name="T444">kde leží kopí,</text:span></text:span><text:span text:style-name="Emphasis"><text:span text:style-name="T435"> jsou na zemi krvavé šlápoty od dvojice goblinů – </text:span></text:span><text:span text:style-name="Emphasis"><text:span text:style-name="T437">kroky jsou zvláštní, vypadá to, že k sobě byli svázaní. Chvíli se toč</text:span></text:span><text:span text:style-name="Emphasis"><text:span text:style-name="T438">ili</text:span></text:span><text:span text:style-name="Emphasis"><text:span text:style-name="T437"> na místě, jako by se nemohli rozhodnout, kam půjdou, pak</text:span></text:span><text:span text:style-name="Emphasis"><text:span text:style-name="T435"> </text:span></text:span><text:span text:style-name="Emphasis"><text:span text:style-name="T438">vyrazili</text:span></text:span><text:span text:style-name="Emphasis"><text:span text:style-name="T435"> ke dveřím do 7. </text:span></text:span><text:span text:style-name="Emphasis"><text:span text:style-name="T445">Po pár krocích se ale svalili na zem a dál se plazili.</text:span></text:span></text:p>
      <text:p text:style-name="P181"><text:soft-page-break/>8</text:p>
      <text:p text:style-name="P18"><text:span text:style-name="Emphasis"><text:span text:style-name="T376">🔊<text:tab/></text:span></text:span><text:span text:style-name="Emphasis"><text:span text:style-name="T378">Uvnitř se </text:span></text:span><text:span text:style-name="Emphasis"><text:span text:style-name="T380">hádají</text:span></text:span><text:span text:style-name="Emphasis"><text:span text:style-name="T378"> dva goblini </text:span></text:span><text:span text:style-name="Emphasis"><text:span text:style-name="T380">(</text:span></text:span><text:span text:style-name="Emphasis"><text:span text:style-name="T378">v goblinštině</text:span></text:span><text:span text:style-name="Emphasis"><text:span text:style-name="T380">)</text:span></text:span><text:span text:style-name="Emphasis"><text:span text:style-name="T378">, jestli se budou plazit dál, nebo se vrátí k lesklým koulím.</text:span></text:span></text:p>
      <text:p text:style-name="P253"><text:span text:style-name="Emphasis"><text:span text:style-name="T463">👣</text:span></text:span><text:span text:style-name="Emphasis"><text:span text:style-name="T433"> </text:span></text:span><text:span text:style-name="Emphasis"><text:span text:style-name="T435">Krvavá stopa dvou k sobě srostlých goblinů, </text:span></text:span><text:span text:style-name="Emphasis"><text:span text:style-name="T436">připlazili se sem z místnosti 7.</text:span></text:span></text:p>
      <text:p text:style-name="Standalone_20_Property"><text:span text:style-name="T276">Kulatý stolek</text:span><text:span text:style-name="T317"> </text:span><text:span text:style-name="T326">(prodej 2 zl)</text:span><text:span text:style-name="T276">, dvě židle</text:span><text:span text:style-name="T317"> </text:span><text:span text:style-name="T326">(prodej 1 zl za každou)</text:span><text:span text:style-name="T276">, komoda</text:span><text:span text:style-name="T317"> </text:span><text:span text:style-name="T326">(prode</text:span><text:span text:style-name="T328">j</text:span><text:span text:style-name="T326"> 5 zl)</text:span> &gt; Drahý mahagonový nábytek. V komodě je schovaný čajový set <text:span text:style-name="T1322">(prodej 5 zl)</text:span>.</text:p>
      <text:p text:style-name="Standalone_20_Property"><text:span text:style-name="T299">Na zemi se plazí d</text:span><text:span text:style-name="T276">va k sobě srostlí goblini</text:span> &gt; <text:span text:style-name="T1324">(dotkli</text:span> se teleportačního orbu oba naráz<text:span text:style-name="T1324">)</text:span>. <text:span text:style-name="T1323">Neustále se hádají v goblinštině a zápasí o to, co budou dělat (jeden se chce plazit dál, druhý se chce vrátit k lesklým koulím).</text:span></text:p>
      <text:list xml:id="list2493116449" text:style-name="L45">
        <text:list-item>
          <text:p text:style-name="P487">Na sobě mají lehké zbroje.</text:p>
        </text:list-item>
        <text:list-item>
          <text:p text:style-name="P487">U sebe mají <text:span text:style-name="T193">kostěné nože</text:span><text:span text:style-name="T255"> </text:span><text:span text:style-name="T256">(zranění 0)</text:span><text:span text:style-name="T1317">, </text:span><text:span text:style-name="T193">kopí s kamenným hrotem </text:span><text:span text:style-name="T254">(zranění 1)</text:span><text:span text:style-name="T1317">, </text:span><text:span text:style-name="T1030">brašny s tvrdými plackami a sušeným masem</text:span><text:span text:style-name="T1031">,</text:span><text:span text:style-name="T1030"> měchy s vodou.</text:span></text:p>
        </text:list-item>
      </text:list>
      <text:p text:style-name="P181">9</text:p>
      <text:p text:style-name="P239"><text:span text:style-name="T276">Nehybný ork, trpaslík a orel </text:span><text:span text:style-name="T307">s</text:span><text:span text:style-name="T276">tojí v póze, kdy orel útočí orkovi na tvář a trpaslík se připravuje k útoku</text:span> &gt; Jsou mrtví a vycpaní.</text:p>
      <text:p text:style-name="P181">10</text:p>
      <text:p text:style-name="Standalone_20_Property"><text:span text:style-name="T276">Čtyři portréty čaroděje Mareloka</text:span> &gt; Dlouhé havraní vlasy, tenká bradka, tmavé oči, zamračený pohled. Na jednom je nahý.</text:p>
      <text:p text:style-name="Standalone_20_Property"><text:soft-page-break/><text:span text:style-name="T276">Skleněný golem hlídá dveře do další místnosti. Je dutý a víří se v něm zelený plyn.</text:span> <text:span text:style-name="T364">&gt;</text:span> <text:span text:style-name="T1338">B</text:span>ojovat bude jen v sebeobraně. Při rozbití vypustí jedovatý plyn.</text:p>
      <text:list xml:id="list2984237783" text:style-name="L46">
        <text:list-header>
          <text:p text:style-name="P488"><text:span text:style-name="T2">F</text:span><text:span text:style-name="T3">yzička </text:span><text:span text:style-name="T53">4</text:span><text:span text:style-name="T3">, Finesa </text:span><text:span text:style-name="T52">2</text:span><text:span text:style-name="T3">, Duše </text:span><text:span text:style-name="T53">3</text:span><text:span text:style-name="T725">, </text:span><text:span text:style-name="T726">Ž</text:span><text:span text:style-name="T723">ivot</text:span><text:span text:style-name="T726">y </text:span><text:span text:style-name="T782">1</text:span><text:span text:style-name="T787">4</text:span></text:p>
          <text:p text:style-name="P630"><text:span text:style-name="T670">Zbroj:</text:span><text:span text:style-name="T728"> </text:span><text:span text:style-name="T783">proti </text:span><text:span text:style-name="T787">mrazu, blesku, ohni a kyselině 3,</text:span><text:span text:style-name="T783"> proti ostatním útokům</text:span><text:span text:style-name="T785"> </text:span><text:span text:style-name="T784">2</text:span></text:p>
          <text:p text:style-name="P699"><text:span text:style-name="T670">Rychlost:</text:span><text:span text:style-name="T728"> </text:span><text:span text:style-name="T786">jako člověk, ale neběhá</text:span></text:p>
          <text:p text:style-name="P700"><text:span text:style-name="T499">⚔ </text:span><text:span text:style-name="T689">Pěsti</text:span><text:span text:style-name="T10">:</text:span><text:span text:style-name="T29"> </text:span><text:span text:style-name="T53">4</text:span><text:span text:style-name="T51"> + k6, zranění 1</text:span></text:p>
          <text:p text:style-name="P630"><text:span text:style-name="T1220">J</text:span><text:span text:style-name="T1221">ed</text:span><text:span text:style-name="T1220">ovatý plyn</text:span><text:span text:style-name="T54">: </text:span><text:span text:style-name="T788">1</text:span><text:span text:style-name="T722">2</text:span><text:span text:style-name="T789"> </text:span><text:span text:style-name="T790">+ k6 </text:span><text:span text:style-name="T791">proti Fyzičce</text:span></text:p>
          <text:list>
            <text:list-header>
              <text:p text:style-name="P637"><text:span text:style-name="T681">L</text:span><text:span text:style-name="T690">atence:</text:span><text:span text:style-name="T792"> 5 m</text:span><text:span text:style-name="T793">inut</text:span></text:p>
              <text:p text:style-name="P638"><text:span text:style-name="T177">Příznaky:</text:span> <text:span text:style-name="T973">Bolest po celém těle, pálení očí, rozpraskání kůže, vykašlávání krve.</text:span></text:p>
            </text:list-header>
          </text:list>
        </text:list-header>
      </text:list>
      <text:p text:style-name="P181">11</text:p>
      <text:p text:style-name="Standalone_20_Property"><text:span text:style-name="T276">Průhledná stěna</text:span> &gt; Vnější stěna je dokonale průhledná jako velké okno. <text:span text:style-name="T1340">Pohledem ven lze určit, že se postavy nachází ve třetím patře věže a nad nimi je ještě místo pro jedno patro.</text:span></text:p>
      <text:p text:style-name="Standalone_20_Property"><text:span text:style-name="T276">Bronzové květiny</text:span> &gt; Jsou opravdu z kovu a mají ostré listy.</text:p>
      <text:p text:style-name="Standalone_20_Property"><text:span text:style-name="T276">Bronzové křeslo</text:span> &gt; Kdo si do něj sedne, uslyší myšlenky všech, <text:span text:style-name="T1300">kd</text:span>o na něj právě myslí. Ideální pro posun osobních příběhů postav.</text:p>
      <text:p text:style-name="P181">12</text:p>
      <text:p text:style-name="P59"><text:span text:style-name="T276">Teleportační orb</text:span> &gt; vede do 7</text:p>
      <text:p text:style-name="Standalone_20_Property"><text:soft-page-break/><text:span text:style-name="T276">Ve středu místnosti se vznáší střepy dvou o sebe rozbitých teleportačních orbů, kolem kterých se u</text:span><text:span text:style-name="T289">t</text:span><text:span text:style-name="T276">vořily tři portály</text:span> &gt; <text:span text:style-name="T1339">Když někdo projde skrz, po chvíli se portál zhroutí a dotyčné to vrátí zpět do věže (jinak by hráči nenávratně přišli o postavy)</text:span>.</text:p>
      <text:list xml:id="list4225874976" text:style-name="L47">
        <text:list-item>
          <text:p text:style-name="P489">Nacistický bunkr za druhé světové války.</text:p>
        </text:list-item>
        <text:list-item>
          <text:p text:style-name="P489">Jednotka vesmírných mariňáků brání pouštní základnu proti vetřelcům.</text:p>
        </text:list-item>
        <text:list-item>
          <text:p text:style-name="P489">Létající pirátská loď v astrálním moři.</text:p>
        </text:list-item>
      </text:list>
      <text:p text:style-name="P59">Při hluku sem <text:span text:style-name="T1325">přijde</text:span> alchymista z 13</text:p>
      <text:p text:style-name="P240"><text:span text:style-name="T276">Iluzorní stěna</text:span> &gt; Průchod velikosti dveří. Vede k orbu, co teleportuje do 17</text:p>
      <text:list xml:id="list2916706800" text:style-name="L48">
        <text:list-item>
          <text:p text:style-name="P490">Na tento tajný průchod nic neupozorňuje. Hráči už se ve věži s iluzorní stěnou dříve potkali, takže nejspíš budou tušit, co mají hledat.</text:p>
        </text:list-item>
      </text:list>
      <text:p text:style-name="P181">13</text:p>
      <text:p text:style-name="P20"><text:span text:style-name="Emphasis"><text:span text:style-name="T376">🔊<text:tab/></text:span></text:span><text:span text:style-name="Emphasis"><text:span text:style-name="T384">Bublání vařící se vody. Tiché mumlání (alchymista Egil při práci mluví sám k sobě).</text:span></text:span></text:p>
      <text:p text:style-name="P21"><text:span text:style-name="Emphasis"><text:span text:style-name="T376">♨<text:tab/></text:span></text:span><text:span text:style-name="Emphasis"><text:span text:style-name="T386">Z</text:span></text:span><text:span text:style-name="Emphasis"><text:span text:style-name="T385">ápach čpavých výparů.</text:span></text:span></text:p>
      <text:p text:style-name="Standalone_20_Property"><text:span text:style-name="T300">L</text:span><text:span text:style-name="T276">aboratoř</text:span> &gt; Soustava trubek, hadic, kotlů a baněk s naloženými kusy všemožných monster, postavená okolo křesla, které dokáže bolestivou procedurou (náhodně) trvale přidat:</text:p>
      <text:list xml:id="list97322075" text:style-name="L49">
        <text:list-item>
          <text:p text:style-name="P491">Schopnost při pohledu do očí číst myšlenky. Bohužel oboustranně.</text:p>
        </text:list-item>
        <text:list-item>
          <text:p text:style-name="P491">Nadlidskou sílu doprovázenou záchvaty vzteku.</text:p>
        </text:list-item>
        <text:list-item>
          <text:p text:style-name="P491"><text:soft-page-break/>Změnu rasy (1-kočičí člověk, 2-ještěrec, 3-ptákohlav, 4-taurus)</text:p>
        </text:list-item>
        <text:list-item>
          <text:p text:style-name="P491">Posmrtnou regeneraci. Nově oživené tělo je vždy o něco slabší než to předchozí.</text:p>
        </text:list-item>
      </text:list>
      <text:p text:style-name="P242"><text:span text:style-name="T276">Alchymista Egil</text:span> &gt; Vyhublý, blonďaté dredy, jedno oko kočičí, <text:span text:style-name="T1342">dlouhý bílý plášť (prodej 3 zl)</text:span>. <text:span text:style-name="T1341">Trpí samomluvou.</text:span> Splete si družinu s experimentálními dobrovolníky a začne nadšeně vysvětlovat, jak z nich udělá superlidi. Pokud by došlo k boji, pokusí se zaklínadlem povolat vetřelce z portálu ve 12.</text:p>
      <text:p text:style-name="P210"><text:span text:style-name="T740">F</text:span><text:span text:style-name="T725">yzička </text:span><text:span text:style-name="T796">1</text:span><text:span text:style-name="T725">, Finesa </text:span><text:span text:style-name="T796">4</text:span><text:span text:style-name="T725">, Duše </text:span><text:span text:style-name="T796">3</text:span><text:span text:style-name="T725">, </text:span><text:span text:style-name="T726">Ž</text:span><text:span text:style-name="T723">ivot</text:span><text:span text:style-name="T726">y </text:span><text:span text:style-name="T796">7</text:span></text:p>
      <text:p text:style-name="P222"><text:span text:style-name="T722">Po kapsách má: </text:span><text:span text:style-name="T878">oslepující kuličku</text:span><text:span text:style-name="T722">, </text:span><text:span text:style-name="T878">ohnivou hlínu</text:span><text:span text:style-name="T722">, </text:span><text:span text:style-name="T878">petardu</text:span></text:p>
      <text:p text:style-name="P181">14</text:p>
      <text:p text:style-name="P59">Prázdná cela</text:p>
      <text:p text:style-name="Standalone_20_Property"><text:span text:style-name="T276">Teleportační orb</text:span> &gt; nikam nevede</text:p>
      <text:p text:style-name="P181">15</text:p>
      <text:p text:style-name="Standalone_20_Property"><text:span text:style-name="T276">Stůl zaházený papíry a pergameny</text:span> &gt; <text:span text:style-name="T1342">N</text:span>ákresy ke stavbě laboratoře v 13 <text:span text:style-name="T1342">s poznámkami v nesrozumitelné šifře.</text:span></text:p>
      <text:p text:style-name="Standalone_20_Property"><text:span text:style-name="T276">Postel</text:span> &gt; Kvalitní látky, nikdy neprané <text:span text:style-name="T1342">(prodej 2 zl)</text:span>.</text:p>
      <text:p text:style-name="P243"><text:span text:style-name="T276">Šatník</text:span> &gt; Čtyři <text:span text:style-name="T1342">bílé</text:span> pláště, identické s tím, co měl Egil na sobě <text:span text:style-name="T1342"><text:s/>(prodej 3 zl za každý)</text:span>, a jedna podprsenka.</text:p>
      <text:p text:style-name="Standalone_20_Property"><text:span text:style-name="T276">Truhlice</text:span> &gt; <text:span text:style-name="T1343">8</text:span> zlaťáků, 65 štříbrňáků, 15 měďáků, <text:span text:style-name="T177">lektvar odolnosti proti magii</text:span><text:span text:style-name="T226"> </text:span><text:span text:style-name="T257">(karta)</text:span>, <text:span text:style-name="T197">elixír svěžesti</text:span><text:span text:style-name="T1344"> (karta)</text:span>, hůlka <text:span text:style-name="T1344">magických střel (karta)</text:span> a druhá identická hůlka (vadná, při prvním použití vybuchne <text:span text:style-name="T1344">silou 4 + k6 proti Fyzičce, zranění 6kz drcením</text:span>).</text:p>
      <text:p text:style-name="P181"><text:soft-page-break/>16</text:p>
      <text:p text:style-name="Standalone_20_Property"><text:span text:style-name="T276">Teleportační orb</text:span> &gt; vede do 17</text:p>
      <text:p text:style-name="P181">17</text:p>
      <text:p text:style-name="Standalone_20_Property"><text:span text:style-name="T276">Vysoký strop, z kterého trčí stopu dlouhé kovové bodce</text:span> &gt; Celá místnost je zakletá. Po vyslovení slova “ecativarg” se tu obrátí gravitace vzhůru nohama.</text:p>
      <text:list xml:id="list302154555" text:style-name="L50">
        <text:list-header>
          <text:p text:style-name="P701"><text:span text:style-name="T505">⚔ </text:span><text:span text:style-name="T506">Pád na bodce na stropě:</text:span><text:span text:style-name="T507"> 5 + k6 proti Finese, zranění 1</text:span></text:p>
        </text:list-header>
      </text:list>
      <text:p text:style-name="Standalone_20_Property"><text:span text:style-name="T27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76">Čtyři prapory na st</text:span><text:span text:style-name="T308">ě</text:span><text:span text:style-name="T276">ně po stranách trůnu</text:span> &gt; Každý znázorňuje jednu školu magie <text:span text:style-name="T1348">(živelná, duševní, časoprostorová, nekromancie)</text:span>. Jsou oživené a omotají se okolo kohokoli, kdo bude Mareloka ohrožovat <text:span text:style-name="T1349">(útok 3 + k6)</text:span>. Podezřelé jsou tím, že se při gravitaci neotočí.</text:p>
      <text:p text:style-name="Standalone_20_Property"><text:span text:style-name="T276">Kulatý stůl s dřevěným modelem celého panství</text:span> &gt; Nad Blosely se vznáší malý kovový orb. Lze jím pohnout kamkoli po mapě a táhne sebou ničivý bouřný mrak.</text:p>
      <text:p text:style-name="Standalone_20_Property"><text:span text:style-name="T276">Teleportační orb</text:span><text:span text:style-name="T317"> &gt; vede do 16</text:span></text:p>
      <text:p text:style-name="Standalone_20_Property"><text:span text:style-name="T276">Čaroděj Marelok</text:span> &gt; <text:span text:style-name="T1345">Modrá k</text:span>ouzelnická róba <text:span text:style-name="T1352">(prodej 6 zl)</text:span>, <text:span text:style-name="T353">d</text:span>louhé havraní vlasy, tenká bradka, tmavé oči, zamračený pohled.</text:p>
      <text:p text:style-name="P209"><text:span text:style-name="T740">F</text:span><text:span text:style-name="T725">yzička </text:span><text:span text:style-name="T794">2</text:span><text:span text:style-name="T725">, Finesa </text:span><text:span text:style-name="T765">3</text:span><text:span text:style-name="T725">, Duše </text:span><text:span text:style-name="T764">5</text:span><text:span text:style-name="T725">, </text:span><text:span text:style-name="T726">Ž</text:span><text:span text:style-name="T723">ivot</text:span><text:span text:style-name="T726">y </text:span><text:span text:style-name="T764">8</text:span></text:p>
      <text:list xml:id="list3338337738" text:style-name="L51">
        <text:list-item>
          <text:p text:style-name="P493"><text:soft-page-break/><text:span text:style-name="T157">Má </text:span><text:span text:style-name="T100">proklet</text:span><text:span text:style-name="T157">ou</text:span> dýk<text:span text:style-name="T1271">u (karta </text:span><text:span text:style-name="T198">dýka paralýzy</text:span><text:span text:style-name="T1271">)</text:span> a amulet, co obaluje nositele ve žlutých šupinách pouštních ještěřích lidí včetně děsivé plazí tváře a přísavek na rukou i nohou <text:span text:style-name="T1346">(karta </text:span><text:span text:style-name="T199">ještěří amulet</text:span><text:span text:style-name="T1346">)</text:span>. Je pološílený a chce se mstít za svou ženu <text:span text:style-name="T158">Mial</text:span><text:span text:style-name="T172">u</text:span><text:span text:style-name="T158">, dcer</text:span><text:span text:style-name="T172">u</text:span><text:span text:style-name="T158"> hraničáře Medvěda </text:span><text:span text:style-name="T172">z Blosel, kterou zabil její žárlivý nápadník poté, co mu řekla, že chce žít s Marelokem</text:span>.</text:p>
        </text:list-item>
        <text:list-item>
          <text:p text:style-name="P493">V případném boji vysloví “ecativarg” a udrží se ve svém trůnu díky ještěřím přísavkám.</text:p>
        </text:list-item>
        <text:list-item>
          <text:p text:style-name="P492">Kouzla: <text:span text:style-name="T194">o</text:span><text:span text:style-name="T177">hnivý had</text:span> *<text:span text:style-name="T111">Eš nachaš</text:span>*, <text:span text:style-name="T194">d</text:span><text:span text:style-name="T177">uševní úder</text:span> *Nefeš nagaf*, <text:span text:style-name="T194">l</text:span><text:span text:style-name="T177">edová dýka</text:span> *Kerach pygion*, <text:span text:style-name="T194">z</text:span><text:span text:style-name="T177">lom kouzlo</text:span> *Šavar<text:span text:style-name="T111"> kišuf</text:span>*, <text:span text:style-name="T194">n</text:span><text:span text:style-name="T177">ávrat</text:span> *<text:span text:style-name="T111">Hašavah</text:span>*, <text:span text:style-name="T194">l</text:span><text:span text:style-name="T177">edová tříšť</text:span> *<text:span text:style-name="T111">Kerach ketim</text:span>*, <text:span text:style-name="T194">p</text:span><text:span text:style-name="T177">aralýza</text:span> *<text:span text:style-name="T111">Šituk</text:span>*, <text:span text:style-name="T194">n</text:span><text:span text:style-name="T128">eviditelná zbroj</text:span><text:span text:style-name="T166"> *Ij ryjut </text:span><text:span text:style-name="T167">širion</text:span><text:span text:style-name="T166">*, </text:span><text:span text:style-name="T129">b</text:span><text:span text:style-name="T128">eranidlo</text:span><text:span text:style-name="T166"> *Zelokvah*</text:span></text:p>
        </text:list-item>
      </text:list>
      <text:p text:style-name="P59"><text:span text:style-name="T302">O</text:span><text:span text:style-name="T276">živlá černá plátová zbroj</text:span> &gt; Plní Marelokov<text:span text:style-name="T1305">y</text:span> rozkazy. <text:span text:style-name="T1347">P</text:span>ád ke stropu <text:span text:style-name="T1347">jí neublíží</text:span>.</text:p>
      <text:p text:style-name="P212"><text:span text:style-name="T2">F</text:span><text:span text:style-name="T3">yzička </text:span><text:span text:style-name="T45">4</text:span><text:span text:style-name="T3">, Finesa </text:span><text:span text:style-name="T45">2</text:span><text:span text:style-name="T3">, Duše </text:span><text:span text:style-name="T5">-</text:span><text:span text:style-name="T725">, </text:span><text:span text:style-name="T726">Ž</text:span><text:span text:style-name="T723">ivot</text:span><text:span text:style-name="T726">y </text:span><text:span text:style-name="T771">14</text:span></text:p>
      <text:p text:style-name="P218"><text:span text:style-name="T670">Z</text:span><text:span text:style-name="T667">broj:</text:span><text:span text:style-name="T722"> 2</text:span></text:p>
      <text:p text:style-name="P217"><text:span text:style-name="T670">Rychlost:</text:span><text:span text:style-name="T728"> </text:span><text:span text:style-name="T729">jako </text:span><text:span text:style-name="T730">chůze</text:span></text:p>
      <text:p text:style-name="P217"><text:span text:style-name="T671">Smysly:</text:span><text:span text:style-name="T731"> </text:span><text:span text:style-name="T732">magický zrak a sluch</text:span></text:p>
      <text:p text:style-name="P217"><text:span text:style-name="T672">Detekovatelnost</text:span><text:span text:style-name="T673">:</text:span><text:span text:style-name="T733"> </text:span><text:span text:style-name="T734">není</text:span><text:span text:style-name="T733"> vidět pomocí infravidění</text:span></text:p>
      <text:p text:style-name="P212"><text:span text:style-name="T499">⚔ </text:span><text:span text:style-name="T687">Dlouhý černý meč</text:span><text:span text:style-name="T669">:</text:span><text:span text:style-name="T723"> </text:span><text:span text:style-name="T771">4</text:span><text:span text:style-name="T724"> + k6, zranění </text:span><text:span text:style-name="T771">2/3</text:span></text:p>
      <text:list xml:id="list2117555724" text:style-name="L52">
        <text:list-item>
          <text:p text:style-name="P494"><text:span text:style-name="T773">P</text:span><text:span text:style-name="T772">rodej 3 zl za </text:span><text:span text:style-name="T773">poškozenou zbroj, 5 zl za nepoškozenou,</text:span><text:span text:style-name="T772"> 3 zl za </text:span><text:span text:style-name="T773">dlouhý meč</text:span><text:span text:style-name="T771">.</text:span></text:p>
        </text:list-item>
      </text:list>
      <text:p text:style-name="P181">18</text:p>
      <text:p text:style-name="Standalone_20_Property"><text:span text:style-name="T276">Komora zarostlá mechem, plísní a houbami</text:span> &gt; Většina z toho jedlá, na polici vedle dveří jsou nůžky, š<text:span text:style-name="T1304">k</text:span>rabka a tác.</text:p>
      <text:list xml:id="list3459836779" text:style-name="L53">
        <text:list-item>
          <text:p text:style-name="P495"><text:soft-page-break/>1 ze 6: nasbírané houby způsobí halucinace.</text:p>
        </text:list-item>
      </text:list>
      <text:p text:style-name="P181">19</text:p>
      <text:p text:style-name="Standalone_20_Property"><text:span text:style-name="T276">Police plné knih</text:span> &gt; Beletrie i naučná, poznámky z výzkumů kouzel, luxusní psací souprava <text:span text:style-name="T1350">(prodej 5 zl)</text:span>, zásoba kvalitního pergamenu. <text:span text:style-name="T1335">Svitek s kouzlem </text:span><text:span text:style-name="T196">oživ zbroj</text:span><text:span text:style-name="T1335">.</text:span></text:p>
      <text:p text:style-name="P91">Oživ zbroj</text:p>
      <text:p text:style-name="P167"><text:span text:style-name="T177">Suroviny:</text:span> Živé srdce humanoidního tvora, diamantový prach (nákup 20 zl), <text:span text:style-name="T1336">prach z rohů wyverny (nákup 10 zl – v Trossu se nedá koupit).</text:span></text:p>
      <text:p text:style-name="P167">Při tomto rituálu je třeba vyříznout srdce ze živého humanoidního tvora a vložit ho do hrudní části zbroje.</text:p>
      <text:list xml:id="list3028534755" text:style-name="L54">
        <text:list-item>
          <text:p text:style-name="P496">Wyvernu je možno ulovit na pláních kolem Trossu.</text:p>
        </text:list-item>
      </text:list>
      <text:p text:style-name="P181">20</text:p>
      <text:p text:style-name="P32">Velká postel<text:span text:style-name="T317"> &gt; </text:span><text:span text:style-name="T329">povlečení jde prodat za 3 zl.</text:span></text:p>
      <text:p text:style-name="Standalone_20_Property"><text:span text:style-name="T310">T</text:span><text:span text:style-name="T276">ruhlice </text:span><text:span text:style-name="T309">s těžkým víkem</text:span> &gt; Uvězněný stopu vysoký ďáblík. Marelok si ho povolal z pekel jako sluhu, ale není s jeho službami příliš spokojený. Ďáblík je vlezlý, snaživý a neskutečně nešikovný.</text:p>
      <text:p text:style-name="P181">21</text:p>
      <text:p text:style-name="P59">Kovová vana a vysoký džbán.</text:p>
      <text:p text:style-name="Standalone_20_Property"><text:span text:style-name="T276">Šatník</text:span> &gt; Cestovní oděv <text:span text:style-name="T1351">(prodej 6 zl)</text:span>, šaty ke dvoru <text:span text:style-name="T1351">(prodej 15 zl)</text:span>, žebrácké hadry a noční košile</text:p>
      <text:p text:style-name="Standalone_20_Property"><text:soft-page-break/><text:span text:style-name="T276">Kamna</text:span> &gt; Namísto ohně se jen otočí pákou a náhodné elektrické výboje vodu ohřejí.</text:p>
      <text:h text:style-name="Heading_20_2" text:outline-level="2"><text:span text:style-name="T1259">+</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2810633815" text:style-name="L55">
        <text:list-item>
          <text:p text:style-name="P498"><text:span text:style-name="T177">Černý blesk</text:span> <text:span text:style-name="T1257">*Kedar bárak*</text:span></text:p>
        </text:list-item>
        <text:list-item>
          <text:p text:style-name="P497"><text:span text:style-name="T177">Rudý blesk</text:span> *Adom bárak*</text:p>
        </text:list-item>
        <text:list-item>
          <text:p text:style-name="P497"><text:span text:style-name="T177">Ohnivý déšť</text:span> *<text:span text:style-name="T111">Eš gešem</text:span>*</text:p>
        </text:list-item>
        <text:list-item>
          <text:p text:style-name="P497"><text:span text:style-name="T177">Ohnivá koule</text:span> *Eš nešef*</text:p>
        </text:list-item>
        <text:list-item>
          <text:p text:style-name="P497"><text:span text:style-name="T177">Mrak smrti</text:span> *<text:span text:style-name="T111">Mavet anan</text:span>*</text:p>
        </text:list-item>
      </text:list>
      <text:p text:style-name="P137">K přerodu do kostlivého draka je potřeba celkem 17 duší zabitých těmito kouzly.</text:p>
      <text:p text:style-name="P25">Artrixos, kouzelnický učeň</text:p>
      <text:p text:style-name="P138">Vyhublý mladík v roztrhané kouzelnické róbě.</text:p>
      <text:p text:style-name="P114">&gt; <text:span text:style-name="T100">Učedník Bareuse Karsavara (viz Hlavní věž pevnosti ve městě).</text:span></text:p>
      <text:p text:style-name="P113">&gt; <text:span text:style-name="T100">Podlehl dračímu našeptávání. Kouzly získanými pobytem u kostry napadne každého, kdo se ke </text:span><text:span text:style-name="T144">ní</text:span><text:span text:style-name="T100"> přiblíží.</text:span></text:p>
      <text:p text:style-name="P113">&gt; Je mo<text:span text:style-name="T100">žné ho vyléčit, stačí ho na pár dní udržet </text:span><text:span text:style-name="T145">mimo dračí kostru</text:span><text:span text:style-name="T100">.</text:span></text:p>
      <text:h text:style-name="Heading_20_2" text:outline-level="2"><text:soft-page-break/><text:span text:style-name="T1255">+</text:span>Godov</text:h>
      <text:p text:style-name="P58">Vesnice zásobující Brakk. Chudí lidé a bohatý <text:span text:style-name="T1108">správce.</text:span></text:p>
      <text:p text:style-name="P135"><text:span text:style-name="T280">Starý </text:span><text:span text:style-name="T276">Antoš</text:span> <text:span text:style-name="T339">&gt;</text:span> <text:span text:style-name="T1109">stará</text:span><text:span text:style-name="T105"> se o zahradu u Valenovy vily. Naposledy tam byl minulý týden, všechno bylo podivně tiché a děsivé, neodvážil se jít dovnitř a </text:span><text:span text:style-name="T108">znova</text:span><text:span text:style-name="T105"> už nesebral odvahu se tam vypravit. Říkal o tom Baltusovi, správci Godova, ale ten se mu vysmál.</text:span></text:p>
      <text:p text:style-name="P58"><text:span text:style-name="T276">Baltus</text:span> <text:span text:style-name="T340">&gt; spr</text:span><text:span text:style-name="T106">ávce Godova, </text:span><text:span text:style-name="T107">vykořisťuje rolníky a holduje</text:span> obžerství. Nedávno přišel s úžasným nápadem práva první noci. Případné dobrodruhy a jiné potenciálně vlivné návštěvníky bohatě pohostí.</text:p>
      <text:p text:style-name="P64">Oběd u zemana Baltuse</text:p>
      <text:list xml:id="list1378104475" text:style-name="L56">
        <text:list-item>
          <text:p text:style-name="P499"><text:span text:style-name="T911">Z</text:span><text:span text:style-name="T902">e </text:span><text:span text:style-name="T912">S</text:span><text:span text:style-name="T902">umpu už dlouho nedorazily čerstvé ryby (jídelníček stojí za bačkoru).</text:span></text:p>
        </text:list-item>
        <text:list-item>
          <text:p text:style-name="P500"><text:span text:style-name="T911">Nešli jste náhodou </text:span><text:span text:style-name="T912">kolem domu</text:span><text:span text:style-name="T911"> </text:span><text:span text:style-name="T913">velmože</text:span><text:span text:style-name="T911"> </text:span><text:span text:style-name="T913">V</text:span><text:span text:style-name="T911">alena? </text:span><text:span text:style-name="T912">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07">r</text:span>denská tvrz</text:h>
      <text:p text:style-name="P57">Poslední <text:span text:style-name="T1499">pán</text:span> zešílel, zapečetil bránu a snědl veškeré služebnictvo. Od té doby je tvrz považována za prokletou a nikdo se k ní neodváží.</text:p>
      <text:p text:style-name="P61">TODO: Dát tohle někam jako hint (tuším někde v drbech to je)</text:p>
      <text:p text:style-name="P91"><text:bookmark text:name="docs-internal-guid-5af89721-7fff-88a4-6719-c1e88472043e"/>Uriel</text:p>
      <text:p text:style-name="P60">Pravděpodobně s ním bude družina bojovat několikrát. Nekromant pokaždé použije jinou taktiku. Paralizující magické střely, změna se v mohutného krvavého golema, plošné ovládnutí mysli a podobné.</text:p>
      <text:p text:style-name="P182"><text:soft-page-break/>1</text:p>
      <text:p text:style-name="Standalone_20_Property"><text:span text:style-name="T276">Z ochozu nad branou visí v řetězech tři lebky</text:span> &gt; Skřípají zuby a kdykoli někdo vkročí na nádvoří, chrastivě se smějí.</text:p>
      <text:p text:style-name="Standalone_20_Property"><text:span text:style-name="T276">Nádvoří s rozrytými zbytky dlažby</text:span> &gt; Poseté kostmi, hadry a kusy zničeného či zrezlého vybavení.</text:p>
      <text:p text:style-name="Standalone_20_Property"><text:span text:style-name="T276">Dřevěná stáj</text:span> &gt; Ztrouchnivělá. Uvnitř stojí nehybný kostěný kůň, který ožije a zaútočí jedině v sebeobraně.</text:p>
      <text:p text:style-name="Standalone_20_Property"><text:span text:style-name="T276">Kamenná studna</text:span> &gt; Dřevěné vědro na dlouhém laně. Pouze díra do 13. ve sklepení, kde je skutečná studna umístěná.</text:p>
      <text:p text:style-name="Standalone_20_Property"><text:span text:style-name="T276">Na bok převrácený vůz</text:span> &gt; Jeden prázdný sud, chybí přední kola.</text:p>
      <text:p text:style-name="Standalone_20_Property"><text:span text:style-name="T276">Hradní ochozy</text:span> &gt; 4 ležící kostlivci s luky. Přístupné z žebříků u věže a po stranách stáje.</text:p>
      <text:p text:style-name="Standalone_20_Property"><text:span text:style-name="T276">Věž</text:span> &gt; Ohořelý kostlivec s mečem. Páka a naviják k ovládání mřížové brány.</text:p>
      <text:p text:style-name="P245"><text:span text:style-name="T276">Zbrojnoši zavěšení na kůlech</text:span> &gt; Na vrcholcích kůlů jsou vozová kola, ze kterých visí mrtvoly Reaganiných (viz Drby) spolubojovníků v <text:span text:style-name="T351">t</text:span><text:span text:style-name="T142">ěžkých</text:span> zbrojích. Nejsou uvázáni pevně, a pokud se k nim někdo přiblíží, zapadne sekundární brána z trámových mříží a umrlci i kostlivci ožijí a zaútočí. (Jedna příčka je rozsekaná a dovoluje hubeným a neobrněným postavám uniknout)</text:p>
      <text:p text:style-name="P182">2</text:p>
      <text:p text:style-name="P244">Chlív s hliněnou podlahou</text:p>
      <text:p text:style-name="P244">Džbán s rudým tulipánem</text:p>
      <text:p text:style-name="P182">3</text:p>
      <text:p text:style-name="P244"><text:soft-page-break/>Zašlá bílá omítka, valená klenba, dřevěná podlaha</text:p>
      <text:p text:style-name="Standalone_20_Property"><text:span text:style-name="T276">Nápis na stěně “Tohle není konec! Však ona mě bude milovat!”</text:span> &gt; Zdá se být naškrában<text:span text:style-name="T1374">ý</text:span> dýkou.</text:p>
      <text:p text:style-name="P182">4</text:p>
      <text:p text:style-name="Standalone_20_Property"><text:span text:style-name="T276">Rozlámaný nábytek</text:span> &gt; Komody, židle, lavice.</text:p>
      <text:p text:style-name="Standalone_20_Property"><text:span text:style-name="T276">Hromada harampádí</text:span> &gt; Prosté šaty, vidle, lopaty, krumpáč, několik motyk, kolovrat.</text:p>
      <text:h text:style-name="Heading_20_4" text:outline-level="4">5</text:h>
      <text:p text:style-name="Standalone_20_Property"><text:span text:style-name="T276">Beznohý kostlivec</text:span> &gt; Posunuje se po stolech a děravou konví zalévá květiny.</text:p>
      <text:p text:style-name="Standalone_20_Property"><text:span text:style-name="T276">Pod okny stoly s bylinami</text:span> &gt; Jedovaté, léčivé i jiné. <text:span text:style-name="T1375">Alchymista z nich může vytěžit 10 magů</text:span>.</text:p>
      <text:p text:style-name="Standalone_20_Property"><text:span text:style-name="T276">Zpoza dveří </text:span><text:span text:style-name="T312">do</text:span><text:span text:style-name="T276"> 6 se ozývá hlasitá recitace</text:span> &gt; Čaroděj by poznal, že jde o konec reanimačního rituálu.</text:p>
      <text:p text:style-name="P182">6</text:p>
      <text:p text:style-name="Standalone_20_Property"><text:span text:style-name="T276">V kruhu modrého ohně stojí urostlý orkský válečník</text:span> &gt; Dřevěnokostěná zbroj, masivní sekera, šíp skrz krk.</text:p>
      <text:p text:style-name="Standalone_20_Property"><text:span text:style-name="T276">Nekromant Uriel stojí za ním</text:span> &gt; Sotva třicet let, bledý, černá róba a sandále. Klíč.</text:p>
      <text:p text:style-name="P182">7</text:p>
      <text:p text:style-name="Standalone_20_Property"><text:span text:style-name="T276">Na hromadu naskládané rakve</text:span> &gt; Různě drahé, různě velké, až na jednu prázdné. Ta je plná dětských koster, mezi kterými prolézají stopu dlouzí červi s paralyzujícím jedem.</text:p>
      <text:p text:style-name="P182"><text:soft-page-break/>8</text:p>
      <text:p text:style-name="Standalone_20_Property"><text:span text:style-name="T276">Šatní skříň</text:span> &gt; Prázdná</text:p>
      <text:p text:style-name="Standalone_20_Property"><text:span text:style-name="T276">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76">Za dveřmi schody do suterénu</text:span> &gt; Průvan a zápach horkého loje.</text:p>
      <text:p text:style-name="Standalone_20_Property">Pokud družina neprozkoumala 6, měl by je dohnat nemrtvý ork a nekromant.</text:p>
      <text:p text:style-name="P182">9</text:p>
      <text:p text:style-name="Standalone_20_Property"><text:span text:style-name="T276">V podlaze zapuštěná vana z keramických kachlí</text:span> &gt; Na dně je půl stopy studené narůžovělé vody</text:p>
      <text:p text:style-name="Standalone_20_Property"><text:span text:style-name="T276">Kovová kamna s hrncem vody</text:span> &gt; Vývod kouře je protažen puklinou ve skále, kterou je vidět ven za tvrz.</text:p>
      <text:h text:style-name="Heading_20_4" text:outline-level="4">10</text:h>
      <text:p text:style-name="Standalone_20_Property"><text:span text:style-name="T276">Regál se zásobami jídla</text:span> &gt; Převážně sušené hovězí a pohanková mouka.</text:p>
      <text:p text:style-name="P244">Stěna obložená až ke stropu dřevem na podpal</text:p>
      <text:p text:style-name="P182">11</text:p>
      <text:p text:style-name="Standalone_20_Property"><text:span text:style-name="T276">Jehlami pokrytý dobrman s koženou maskou</text:span> &gt; Je uvázán řetězem a přes masku nemůže ani kousat ani štěkat, přesto je agresivní. Pokud mu masku sundáte, uklidní se. Kdo mu vytrhá všechny jehly, k tomu přilne a bude ho následovat.</text:p>
      <text:p text:style-name="P182">12</text:p>
      <text:p text:style-name="Standalone_20_Property"><text:soft-page-break/><text:span text:style-name="T276">Kostlivec ve špinavé zástěře, v ruce sekáček</text:span> &gt; Zpracovává kravský tuk v loj a vyrábí svíce.</text:p>
      <text:p text:style-name="Standalone_20_Property"><text:span text:style-name="T276">Dva sudy</text:span> &gt; Plné kusů krav včetně vnitřností.</text:p>
      <text:p text:style-name="Standalone_20_Property"><text:span text:style-name="T276">Neohraněné ohniště, v kterém stojí baňatý kotel s vroucím tukem</text:span> &gt; Lze snadno převrhnout.</text:p>
      <text:p text:style-name="Standalone_20_Property"><text:span text:style-name="T276">Stolek se svícemi</text:span> &gt; Smrdí a nejsou příliš kvalitní.</text:p>
      <text:p text:style-name="P182">13</text:p>
      <text:p text:style-name="Standalone_20_Property"><text:span text:style-name="T276">Masivní dubové dveře</text:span> &gt; Zamčené Urielovým klíčem.</text:p>
      <text:p text:style-name="P244">Pod kruhovou dírou ve stropě je studnice</text:p>
      <text:p text:style-name="P182">14</text:p>
      <text:p text:style-name="Standalone_20_Property"><text:span text:style-name="T276">Pokud jste Uriela zabili, tak tu teď stojí a řve na dva kostlivce, aby vás šli zastřelit</text:span> &gt; Těžké kuše a kuchařské čepice.</text:p>
      <text:p text:style-name="Standalone_20_Property"><text:span text:style-name="T276">Kovová kamna</text:span> &gt; Vlažná, nedochucená hovězí polévka.</text:p>
      <text:p text:style-name="Standalone_20_Property"><text:span text:style-name="T276">Hromádka kuchyňského vybavení v rohu</text:span> &gt; Pánev, hrnec, naběračka, cedník, shnilá cibule.</text:p>
      <text:h text:style-name="Heading_20_4" text:outline-level="4">15</text:h>
      <text:p text:style-name="Standalone_20_Property"><text:span text:style-name="T276">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p text:style-name="P182">16</text:p>
      <text:p text:style-name="Standalone_20_Property"><text:soft-page-break/><text:span text:style-name="T276">Snědá Mariana přivázaná ke stolu</text:span> &gt; Nohy pořezané, záda pokrytá voskem, pruhované pozadí, nateklý ret a kolíček na levé bradavce.</text:p>
      <text:p text:style-name="Standalone_20_Property"><text:span text:style-name="T276">Stojany s lehčími mučícími nástroji</text:span> &gt; Důtky, kolíčky, provazy, jehly, roubík, řemeny, rákoska a pás cudnosti.</text:p>
      <text:p text:style-name="P182">17</text:p>
      <text:p text:style-name="Standalone_20_Property"><text:span text:style-name="T276">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276">Noční stolek se dvěma knihami</text:span> &gt; První je sbírka romantických básní. Druhá je Urielův deník; popisuje, jak mu <text:span text:style-name="T1366">Filom</text:span><text:span text:style-name="T173">éna Karská</text:span> zlomila srdce.</text:p>
      <text:p text:style-name="P182">18</text:p>
      <text:p text:style-name="Standalone_20_Property"><text:span text:style-name="T276">Pokované dveře</text:span> &gt; Zamčené Urielovým klíčem.</text:p>
      <text:p text:style-name="Standalone_20_Property"><text:span text:style-name="T276">Baculatá blondýnka Emma</text:span> &gt; Nadšená svou šancí k úniku ihned začn<text:span text:style-name="T1376">e</text:span> družinu přesvědčovat, že Uriel<text:span text:style-name="T1376">a</text:span> nelze zabít, ať ihned utíkají.</text:p>
      <text:p text:style-name="Standalone_20_Property"><text:span text:style-name="T276">Postel s nebesy</text:span> &gt; Růžové závoje a příliš měkká matrace.</text:p>
      <text:p text:style-name="Standalone_20_Property"><text:span text:style-name="T276">Růžové dekorace rozvěšené po stěnách</text:span> &gt; Závěsy, krajky, koberce, šaty.</text:p>
      <text:p text:style-name="Standalone_20_Property"><text:span text:style-name="T276">Truhlice</text:span> &gt; Panenky, šaty, hlavolamy, líčidla.</text:p>
      <text:p text:style-name="Standalone_20_Property"><text:span text:style-name="T276">Stolek se stříbrným podnosem a sladkostmi</text:span> &gt; Čokoláda, lízátka, mošt, štrůdl.</text:p>
      <text:p text:style-name="P182">19</text:p>
      <text:p text:style-name="Standalone_20_Property"><text:soft-page-break/><text:span text:style-name="T276">Mrtvá dívka na podlouhlém stole</text:span> &gt; Je na několika místech pečlivě sešitá a ovázaná. Má otevřený hrudník a srdce zalité v modré substanci. </text:p>
      <text:p text:style-name="Standalone_20_Property"><text:span text:style-name="T276">Vysoký stůl s náčiním</text:span> &gt; Skalpely, obvazy, jehly, pila.</text:p>
      <text:p text:style-name="Standalone_20_Property"><text:span text:style-name="T276">Jedna stěna je dřevěná a pokrytá pergameny s nákresy lidské anatomie a nekromantských zaklínadel</text:span> &gt; Prkna zakrývají tajnou chodbu do 2<text:span text:style-name="T1377">2</text:span>.</text:p>
      <text:h text:style-name="Heading_20_4" text:outline-level="4">20</text:h>
      <text:p text:style-name="Standalone_20_Property"><text:span text:style-name="T276">Magicky uzamčené dveře</text:span> &gt; Nemají zámek a s každým úspěšným i neúspěšným pokusem o vyražení vystřelí výboj energie. Čaroděj je může kouzlo rozplést tak, že porazí vypravěče v piškvorkách.</text:p>
      <text:p text:style-name="P244">Potrhaný zelený koberec od dveří až ke schodům</text:p>
      <text:p text:style-name="Standalone_20_Property"><text:span text:style-name="T1369">Ve stěně po pravé straně je metr zdiva nahrazen jílem</text:span> &gt; V hlíně je schovaný kostlivec připraven bodnout nepřipraveného vetřelce do zad.</text:p>
      <text:p text:style-name="P182">21</text:p>
      <text:p text:style-name="Standalone_20_Property"><text:span text:style-name="T276">Pokud jste Uriela zabili nahoře i v 16, tak tu stojí připraven vyjednávat</text:span> &gt; Nebojí se o svůj život, ale o svůj výzkum. Boj v laboratoři nechce. Vyzve postavy, ať si vezmou ženy a odejdou.</text:p>
      <text:p text:style-name="Standalone_20_Property"><text:span text:style-name="T276">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oft-page-break/><text:span text:style-name="T276">Regál s knihami</text:span> &gt; Čestné místo má grimoár (kouzlo oživení mrtvého, tvář hrůzy a mluvení s mrtvými). Zbytek jsou svazky o anatomii a historii.</text:p>
      <text:p text:style-name="Standalone_20_Property"><text:span text:style-name="T276">Čistý stůl</text:span> &gt; Pod ním rozházené konopné papíry a střepy. Na jednom je návod k lektvaru lásky. Na dalším zmiňuje, že druhé zrcadlo nechá odvést do Trossu.</text:p>
      <text:p text:style-name="Standalone_20_Property"><text:span text:style-name="T276">Alchymistické vybavení</text:span> &gt; Kompletní destilační výbava, hmoždíř, kufříky na transport.</text:p>
      <text:p text:style-name="Standalone_20_Property"><text:span text:style-name="T276">Železem tvrzené dveře do 22</text:span> &gt; Zamčené Urielovým klíčem.</text:p>
      <text:p text:style-name="P182">22</text:p>
      <text:p text:style-name="Standalone_20_Property"><text:span text:style-name="T276">Modré zrcadlo</text:span> &gt; Skleněné, po povrchu neustále stéká vrstva modré tekutiny, ale nikdy neukápne na zem. Kdykoli Uriel zemře, vyleze jeho nová kopie ze zrcadla.</text:p>
      <text:p text:style-name="Standalone_20_Property"><text:span text:style-name="T276">Postel</text:span> &gt; Pohodlná matrace, kožešinová přikrývka.</text:p>
      <text:p text:style-name="Standalone_20_Property"><text:span text:style-name="T276">Dvě </text:span><text:span text:style-name="T311">s</text:span><text:span text:style-name="T276">kříně</text:span> &gt; V první jezdecké boty, náhradní oblečení. V druhé tajný vchod do 19.</text:p>
      <text:p text:style-name="Standalone_20_Property"><text:span text:style-name="T276">Truhlice</text:span> &gt; Koňské sedlo, 13 zl, 9 st, <text:span text:style-name="T1378">1</text:span>9 md, lektvar nenápadnosti, stříbrná korunka, amulet s bronzovou koňskou hlavou (ovládá neúnavného nemrtvého koně ve stáji)</text:p>
      <text:h text:style-name="Heading_20_2" text:outline-level="2"><text:span text:style-name="T1232">+</text:span>Hostinec <text:span text:style-name="T1146">Na r</text:span>ozcestí</text:h>
      <text:p text:style-name="P103"><text:span text:style-name="T1173">Dlouhá j</text:span>ednopatrová budova s velkou nálevnou, <text:span text:style-name="T1149">která pojme několik desítek hostů,</text:span> <text:span text:style-name="T1149">a přilehlou stájí. Spí se ve společné noclehárně nebo přímo v nálevně, pouze zámožní hosté si mohou dovolit pokoj.</text:span></text:p>
      <text:list xml:id="list4238225728" text:style-name="L57">
        <text:list-item>
          <text:p text:style-name="P501"><text:soft-page-break/><text:span text:style-name="T1174">Šance </text:span><text:span text:style-name="T281">2 ze 6:</text:span><text:span text:style-name="T1150"> </text:span>Skupina zoufalých propuštěných důlníků drží jako rukojmí barda, <text:span text:style-name="T1147">aristokrata</text:span> a hostinského se ženou. Dvojice Trosských jezdců vyjednává.</text:p>
        </text:list-item>
        <text:list-item>
          <text:p text:style-name="P502">Chudá postarší žena Katlin tvrdí, že dokáže svou ztracenou dceru Tolku najít pomocí milenecké mince (magický pár mincí, které se vždy přitahují), ale nikdo jí nevěří. Odhodlává se <text:span text:style-name="T1415">za ní</text:span> vyrazit sama. Mince ji povede k Ha<text:span text:style-name="T1141">r</text:span>denské tvrzi.</text:p>
        </text:list-item>
      </text:list>
      <text:p text:style-name="P84"/>
      <text:h text:style-name="P272" text:outline-level="2"><text:span text:style-name="T1463">+</text:span>Hrstan</text:h>
      <text:p text:style-name="P75">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260">+</text:span>Kastarok</text:h>
      <text:p text:style-name="P57">Ruina tvrze Worrochových rytířů. Časem okousané hradby, polámané sochy a příjemný nostalgický nádech. Pokud tu táboří veselá společnost, zjeví se duch starého <text:span text:style-name="T1148">paladina</text:span> Hathora, který rád povyměňuje příběhy. Ví toho o Trossu a jeho okolí hodně.</text:p>
      <text:h text:style-name="Heading_20_2" text:outline-level="2"><text:bookmark-start text:name="__RefHeading___Toc6844_2407452455"/><text:span text:style-name="Emphasis"><text:span text:style-name="T1256">+</text:span></text:span><text:span text:style-name="Emphasis">Krvavá vila</text:span><text:bookmark-end text:name="__RefHeading___Toc6844_2407452455"/></text:h>
      <text:p text:style-name="P38"><text:span text:style-name="Emphasis"><text:span text:style-name="T226">Osamocený domov </text:span></text:span><text:span text:style-name="Emphasis"><text:span text:style-name="T230">velmože </text:span></text:span><text:span text:style-name="Emphasis"><text:span text:style-name="T237">Balia</text:span></text:span><text:span text:style-name="Emphasis"><text:span text:style-name="T230"> Valena a jeho rodiny. V</text:span></text:span><text:span text:style-name="Emphasis"><text:span text:style-name="T226">alen je blízký přítel </text:span></text:span><text:span text:style-name="Emphasis"><text:span text:style-name="T230">vládce</text:span></text:span><text:span text:style-name="Emphasis"><text:span text:style-name="T226"> Brakvila. Zatím nikdo netuší o tragédii, </text:span></text:span><text:span text:style-name="Emphasis"><text:span text:style-name="T227">která</text:span></text:span><text:span text:style-name="Emphasis"><text:span text:style-name="T226"> rodinu postihla.</text:span></text:span></text:p>
      <text:h text:style-name="P279" text:outline-level="5"><text:soft-page-break/>Co se ve vile stalo?</text:h>
      <text:p text:style-name="P45"><text:span text:style-name="Emphasis"><text:span text:style-name="T234">Zhruba před čtrnácti dny v</text:span></text:span><text:span text:style-name="Emphasis"><text:span text:style-name="T232">elmož Valen ve městě od cizokrajného obchodníka </text:span></text:span><text:span text:style-name="Emphasis"><text:span text:style-name="T244">(který už odcestoval z Trossu)</text:span></text:span><text:span text:style-name="Emphasis"><text:span text:style-name="T232"> koupil kouzelný ubru</text:span></text:span><text:span text:style-name="Emphasis"><text:span text:style-name="T233">s</text:span></text:span><text:span text:style-name="Emphasis"><text:span text:style-name="T232"> a přivezl ho své choti darem. Večer z něj pak rodina pojedla. </text:span></text:span><text:span text:style-name="Emphasis"><text:span text:style-name="T235">Jeho choť, p</text:span></text:span><text:span text:style-name="Emphasis"><text:span text:style-name="T232">aní Myriam, se</text:span></text:span><text:span text:style-name="Emphasis"><text:span text:style-name="T235"> následně</text:span></text:span><text:span text:style-name="Emphasis"><text:span text:style-name="T232"> v noci probudila, </text:span></text:span><text:span text:style-name="Emphasis"><text:span text:style-name="T235">náměsíčně </text:span></text:span><text:span text:style-name="Emphasis"><text:span text:style-name="T232">pobrala </text:span></text:span><text:span text:style-name="Emphasis"><text:span text:style-name="T233">svá líčidla a svíčky a ve sklepě nakreslila rituální pentagram s provedla rituál, kterým přivolala </text:span></text:span><text:span text:style-name="Emphasis"><text:span text:style-name="T178">démona neživota</text:span></text:span><text:span text:style-name="Emphasis"><text:span text:style-name="T233"> </text:span></text:span><text:span text:style-name="Emphasis"><text:span text:style-name="T235">(nic z toho si nepamatuje)</text:span></text:span><text:span text:style-name="Emphasis"><text:span text:style-name="T233">. Ten ji následně posedl a donutil ji povraždit všechny obyvatele domu, počínaje velmožem Valenem </text:span></text:span><text:span text:style-name="Emphasis"><text:span text:style-name="T235">(všechny vraždy si paní Myriam pamatuje a žije v utkvělé představě, že to musela udělat, protože někdo byl posedlý démonem a nebyla jiná možnost, jak zjistit, kdo to je)</text:span></text:span><text:span text:style-name="Emphasis"><text:span text:style-name="T233">.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376">🔊<text:tab/></text:span></text:span><text:span text:style-name="Emphasis"><text:span text:style-name="T392">V háji je nepřirozené ticho. Od vily se ozývá krákání havranů.</text:span></text:span></text:p>
      <text:p text:style-name="P15"><text:span text:style-name="Emphasis"><text:span text:style-name="T388">💡</text:span></text:span><text:span text:style-name="Emphasis"><text:span text:style-name="T389"><text:tab/></text:span></text:span><text:span text:style-name="Emphasis"><text:span text:style-name="T394">Ve vile se nesvítí.</text:span></text:span></text:p>
      <text:p text:style-name="P38"><text:span text:style-name="Emphasis"><text:span text:style-name="T228">Řídký březový háj mezi Godovskými polnostmi a Trosskými pastvinami. Skrz stromy jsou vidět obrysy vily.</text:span></text:span></text:p>
      <text:p text:style-name="P12"><text:span text:style-name="Emphasis"><text:span text:style-name="T459">👣</text:span></text:span><text:span text:style-name="Emphasis"><text:span text:style-name="T401"> </text:span></text:span><text:span text:style-name="Emphasis"><text:span text:style-name="T469">Veškeré stopy zvířat jsou víc než týden staré.</text:span></text:span></text:p>
      <text:h text:style-name="Heading_20_3" text:outline-level="3"><text:span text:style-name="Emphasis">Vila</text:span></text:h>
      <text:p text:style-name="P43"><text:span text:style-name="Emphasis"><text:span text:style-name="T388">💡</text:span></text:span><text:span text:style-name="Emphasis"><text:span text:style-name="T387"><text:tab/></text:span></text:span><text:span text:style-name="Emphasis"><text:span text:style-name="T100">Ve dne do vily proniká světlo okny, v noci je uvnitř tma.</text:span></text:span></text:p>
      <text:p text:style-name="P15"><text:span text:style-name="Emphasis"><text:span text:style-name="T376">🔊<text:tab/></text:span></text:span><text:span text:style-name="Emphasis"><text:span text:style-name="T391">Krákání havranů, jinak ticho.</text:span></text:span></text:p>
      <text:p text:style-name="P38"><text:soft-page-break/><text:span text:style-name="Emphasis"><text:span text:style-name="T228">Venkovské šlechtické sídlo s velkými okny obklopené udržovanou zahradou. </text:span></text:span><text:span text:style-name="Emphasis"><text:span text:style-name="T236">Pod stromy je </text:span></text:span><text:span text:style-name="Emphasis"><text:span text:style-name="T274">malá dřevěná bouda</text:span></text:span><text:span text:style-name="Emphasis"><text:span text:style-name="T236">.</text:span></text:span><text:span text:style-name="Emphasis"><text:span text:style-name="T228"> </text:span></text:span><text:span text:style-name="Emphasis"><text:span text:style-name="T229">Nikde se nic nehýbe,</text:span></text:span><text:span text:style-name="Emphasis"><text:span text:style-name="T228"> </text:span></text:span><text:span text:style-name="Emphasis"><text:span text:style-name="T229">na střeše posedává hejno havranů. </text:span></text:span><text:span text:style-name="Emphasis"><text:span text:style-name="T238">Všechna </text:span></text:span><text:span text:style-name="Emphasis"><text:span text:style-name="T275">okna</text:span></text:span><text:span text:style-name="Emphasis"><text:span text:style-name="T238"> jsou zavřená, stejně tak i masivní dvoukřídlé </text:span></text:span><text:span text:style-name="Emphasis"><text:span text:style-name="T275">vstupní dveře</text:span></text:span><text:span text:style-name="Emphasis"><text:span text:style-name="T238">.</text:span></text:span></text:p>
      <text:p text:style-name="P46"><text:span text:style-name="Emphasis"><text:span text:style-name="T398">▸<text:tab/></text:span></text:span><text:span text:style-name="Emphasis"><text:span text:style-name="T405">V </text:span></text:span><text:span text:style-name="Emphasis"><text:span text:style-name="T473">malé dřevěné boudě</text:span></text:span><text:span text:style-name="Emphasis"><text:span text:style-name="T405"> je zahradnické náčiní – lopaty, motyky, hrábě.</text:span></text:span></text:p>
      <text:p text:style-name="P54"><text:span text:style-name="Emphasis"><text:span text:style-name="T398">▸<text:tab/></text:span></text:span><text:span text:style-name="Emphasis"><text:span text:style-name="T467">Vstupní dveře</text:span></text:span><text:span text:style-name="Emphasis"><text:span text:style-name="T411"> nejsou nijak zajištěné, jdou snadno otevřít.</text:span></text:span></text:p>
      <text:p text:style-name="Text_20_body"><text:span text:style-name="Emphasis"><text:span text:style-name="T1497">Okna a dveře</text:span></text:span></text:p>
      <text:p text:style-name="P53"><text:span text:style-name="Emphasis"><text:span text:style-name="T411">Okna jsou vyrobena z malých pospojovaných tabulek, není skrz ně vidět dovnitř. </text:span></text:span><text:span text:style-name="Emphasis"><text:span text:style-name="T414">Veškeré</text:span></text:span><text:span text:style-name="Emphasis"><text:span text:style-name="T412"> dveře uvnitř vily mají kliku</text:span></text:span><text:span text:style-name="Emphasis"><text:span text:style-name="T413"> </text:span></text:span><text:span text:style-name="Emphasis"><text:span text:style-name="T414">a</text:span></text:span><text:span text:style-name="Emphasis"><text:span text:style-name="T412"> nemají zámek.</text:span></text:span></text:p>
      <text:p text:style-name="P7">Duchové <text:span text:style-name="T1091">a zombie</text:span></text:p>
      <text:p text:style-name="P43"><text:span text:style-name="T1092">Ve vile jsou duchové a zombie původních obyvatel – na každou zombii připadá jeden duch.<text:line-break/><text:tab/></text:span>Se všemi zdejšími duchy <text:span text:style-name="T1086">jde</text:span> <text:span text:style-name="T1086">mluvit</text:span>. Při vyptávání si všichni vzpomenou na svého vraha – paní <text:s/><text:span text:style-name="T1088">Myriam, choť velmože Valena, pána této vily</text:span>. Mají různé malicherné problémy, <text:span text:style-name="T1092">které</text:span> je tu drží. Když jim <text:span text:style-name="T1092">s nimi</text:span> <text:span text:style-name="T1087">někdo pomůže</text:span>, dojdou klidu <text:span text:style-name="T1087">a</text:span> rozplynou <text:span text:style-name="T1087">se – pokud stále žije příslušná zombie, zhroutí se mrtvá na zem</text:span>.<text:line-break/><text:tab/><text:span text:style-name="T1092">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5"><text:span text:style-name="Emphasis"><text:span text:style-name="T376">♨<text:tab/></text:span></text:span><text:span text:style-name="Emphasis"><text:span text:style-name="T390">Zápach tlejícího masa.</text:span></text:span></text:p>
      <text:p text:style-name="P37"><text:soft-page-break/>U stěn haly je <text:span text:style-name="T367">stojan se zbraněmi</text:span> a dvě sochy: muž s knírem v kyrysu a žena s dlouhými šaty. Mozaika na podlaze zobrazuje lovecké psy na honu.</text:p>
      <text:p text:style-name="P36"><text:span text:style-name="Emphasis"><text:span text:style-name="T458">⚔ </text:span></text:span>Obtloustlý kuchař s rozseklou hlavou ozbrojený sekáčkem <text:span text:style-name="T1100">(4 st)</text:span> ihned útočí. Případný hluk boje <text:span text:style-name="T666">přivolá</text:span> zombie z obrazárny.</text:p>
      <text:p text:style-name="P199"><text:span text:style-name="T2">F</text:span><text:span text:style-name="T3">yzička </text:span><text:span text:style-name="T4">3</text:span><text:span text:style-name="T3">, Finesa </text:span><text:span text:style-name="T4">1</text:span><text:span text:style-name="T3">, Duše </text:span><text:span text:style-name="T5">-</text:span><text:span text:style-name="T725">, </text:span><text:span text:style-name="T726">Ž</text:span><text:span text:style-name="T723">ivot</text:span><text:span text:style-name="T726">y </text:span><text:span text:style-name="T727">13</text:span></text:p>
      <text:p text:style-name="P214"><text:span text:style-name="T670">Rychlost:</text:span><text:span text:style-name="T728"> </text:span><text:span text:style-name="T729">jako </text:span><text:span text:style-name="T730">chůze</text:span></text:p>
      <text:p text:style-name="P214"><text:span text:style-name="T671">Smysly:</text:span><text:span text:style-name="T731"> </text:span><text:span text:style-name="T732">magický zrak a sluch</text:span></text:p>
      <text:p text:style-name="P214"><text:span text:style-name="T672">Detekovatelnost</text:span><text:span text:style-name="T673">:</text:span><text:span text:style-name="T733"> </text:span><text:span text:style-name="T734">není</text:span><text:span text:style-name="T733"> vidět pomocí infravidění</text:span></text:p>
      <text:p text:style-name="P200"><text:span text:style-name="T499">⚔ </text:span><text:span text:style-name="T668">Pařáty</text:span><text:span text:style-name="T669">:</text:span><text:span text:style-name="T723"> </text:span><text:span text:style-name="T724">3 + k6, zranění </text:span><text:span text:style-name="T735">0</text:span></text:p>
      <text:p text:style-name="P200"><text:span text:style-name="T499">⚔ </text:span><text:span text:style-name="T674">Sekáček</text:span><text:span text:style-name="T669">:</text:span><text:span text:style-name="T723"> </text:span><text:span text:style-name="T724">3 + k6, zranění 1</text:span></text:p>
      <text:p text:style-name="P11"><text:span text:style-name="Emphasis"><text:span text:style-name="T457">👣</text:span></text:span><text:span text:style-name="Emphasis"><text:span text:style-name="T397"> </text:span></text:span><text:span text:style-name="Emphasis"><text:span text:style-name="T406">Zaschlé krvavé stopy</text:span></text:span><text:span text:style-name="Emphasis"><text:span text:style-name="T400"> od velkých bot (od zombie kuchaře). </text:span></text:span><text:span text:style-name="Emphasis"><text:span text:style-name="T406">P</text:span></text:span><text:span text:style-name="Emphasis"><text:span text:style-name="T400">řišly sem od dveří do kuchyně (4) a jsou rozprostřené po celé hale, jako kdyby tady dotyčný bloumal v kruzích.</text:span></text:span></text:p>
      <text:p text:style-name="P36"><text:span text:style-name="Emphasis"><text:span text:style-name="T398">▸<text:tab/></text:span></text:span><text:span text:style-name="T224">Stojan se zbraněmi</text:span><text:span text:style-name="T177">:</text:span> <text:span text:style-name="T666">š</text:span>tít <text:span text:style-name="T1101">(5 st)</text:span>, tři kopí <text:span text:style-name="T1101">(po 5 st)</text:span>, kuše <text:span text:style-name="T1101">(2,5 zl)</text:span>, sek<text:span text:style-name="T1101">e</text:span>ra <text:span text:style-name="T1101">(5 st)</text:span></text:p>
      <text:p text:style-name="P182">2 – Dílna</text:p>
      <text:p text:style-name="P47">V dílně je <text:span text:style-name="T367">ponk</text:span> a několik <text:span text:style-name="T367">sudů</text:span>, <text:span text:style-name="T367">beden</text:span> a <text:span text:style-name="T367">pytlů</text:span>. <text:span text:style-name="Emphasis"><text:span text:style-name="T402">Na jedné z beden je hadrová panenka s cylindrem </text:span></text:span><text:span text:style-name="Emphasis"><text:span text:style-name="T415">(2 st)</text:span></text:span><text:span text:style-name="Emphasis"><text:span text:style-name="T402">. </text:span></text:span><text:span text:style-name="Emphasis"><text:span text:style-name="T409">Na klice dveří do pokoje pro služebnictvo (3) je přivázaný provaz. Zhruba po metru je přetržený</text:span></text:span><text:span text:style-name="Emphasis"><text:span text:style-name="T415"> (</text:span></text:span><text:span text:style-name="Emphasis"><text:span text:style-name="T416">od kliky </text:span></text:span><text:span text:style-name="Emphasis"><text:span text:style-name="T415">dosáhne akorát na horní hranu dveří)</text:span></text:span><text:span text:style-name="Emphasis"><text:span text:style-name="T409">.</text:span></text:span></text:p>
      <text:p text:style-name="P39"><text:span text:style-name="Emphasis"><text:span text:style-name="T398">▸<text:tab/></text:span></text:span><text:span text:style-name="Emphasis"><text:span text:style-name="T402">Na </text:span></text:span><text:span text:style-name="Emphasis"><text:span text:style-name="T471">ponku</text:span></text:span><text:span text:style-name="Emphasis"><text:span text:style-name="T402"> je s</text:span></text:span>věrák <text:span text:style-name="T1102">(1 zl)</text:span>, pilník <text:span text:style-name="T1102">(1 st)</text:span>, hřebíky <text:span text:style-name="T1102">(1 st)</text:span>, kladivo <text:span text:style-name="T1102">(5 st)</text:span> <text:span text:style-name="T1089">a</text:span> pila <text:span text:style-name="T1102">(5 st)</text:span>.</text:p>
      <text:p text:style-name="P39"><text:span text:style-name="Emphasis"><text:span text:style-name="T398">▸<text:tab/></text:span></text:span><text:span text:style-name="Emphasis"><text:span text:style-name="T402">V </text:span></text:span><text:span text:style-name="Emphasis"><text:span text:style-name="T471">sudech</text:span></text:span><text:span text:style-name="Emphasis"><text:span text:style-name="T402"> je olej </text:span></text:span><text:span text:style-name="Emphasis"><text:span text:style-name="T417">(1 zl)</text:span></text:span><text:span text:style-name="Emphasis"><text:span text:style-name="T402"> a pivo </text:span></text:span><text:span text:style-name="Emphasis"><text:span text:style-name="T417">(2 zl)</text:span></text:span><text:span text:style-name="Emphasis"><text:span text:style-name="T402">.</text:span></text:span></text:p>
      <text:p text:style-name="P39"><text:span text:style-name="Emphasis"><text:span text:style-name="T398">▸<text:tab/></text:span></text:span><text:span text:style-name="Emphasis"><text:span text:style-name="T402">V </text:span></text:span><text:span text:style-name="Emphasis"><text:span text:style-name="T471">pytlích</text:span></text:span><text:span text:style-name="Emphasis"><text:span text:style-name="T402"> je mouka </text:span></text:span><text:span text:style-name="Emphasis"><text:span text:style-name="T417">(5 st)</text:span></text:span><text:span text:style-name="Emphasis"><text:span text:style-name="T402">.</text:span></text:span></text:p>
      <text:p text:style-name="P39"><text:soft-page-break/><text:span text:style-name="Emphasis"><text:span text:style-name="T398">▸<text:tab/></text:span></text:span><text:span text:style-name="Emphasis"><text:span text:style-name="T402">V </text:span></text:span><text:span text:style-name="Emphasis"><text:span text:style-name="T471">bednách</text:span></text:span><text:span text:style-name="Emphasis"><text:span text:style-name="T402"> je zásoba svic – většina lojových (2 zl), část kvalitních voskových (5 zl).</text:span></text:span></text:p>
      <text:p text:style-name="P182">3 – Pokoj služebnictva</text:p>
      <text:p text:style-name="P40">Ve skromně zařízeném pokoji jsou dvě <text:span text:style-name="T367">skříňky</text:span> a dvě <text:span text:style-name="T367">postele</text:span> se slaměnými matracemi.</text:p>
      <text:p text:style-name="P42"><text:span text:style-name="T653">👤</text:span><text:span text:style-name="T1090"> V místnosti je duch chlapce s se stopou po provazu kolem krku. Pláče, že zemřel dřív než si stihl sáhnout na ženskou.</text:span></text:p>
      <text:p text:style-name="P40"><text:span text:style-name="Emphasis"><text:span text:style-name="T398">▸<text:tab/></text:span></text:span><text:span text:style-name="Emphasis"><text:span text:style-name="T397">Ve </text:span></text:span><text:span text:style-name="Emphasis"><text:span text:style-name="T470">skříňkách</text:span></text:span><text:span text:style-name="Emphasis"><text:span text:style-name="T397"> jsou osobní věci zrzka a kuchaře, prosté oblečení, 2 stříbrňáky a 30 měďáků.</text:span></text:span></text:p>
      <text:p text:style-name="P41"><text:span text:style-name="Emphasis"><text:span text:style-name="T398">▸<text:tab/></text:span></text:span><text:span text:style-name="Emphasis"><text:span text:style-name="T403">Pod polštářem na jedné z </text:span></text:span><text:span text:style-name="Emphasis"><text:span text:style-name="T472">postelí</text:span></text:span><text:span text:style-name="Emphasis"><text:span text:style-name="T403"> je hambatý obrázek.</text:span></text:span></text:p>
      <text:p text:style-name="P182">4 – Kuchyně</text:p>
      <text:p text:style-name="P48">Na podlaze je kaluž zaschlé krve.</text:p>
      <text:p text:style-name="P35"><text:span text:style-name="T276">Kamna</text:span> &gt; Keramická pec s přilehlou dřevěnou pracovní deskou zacákanou od krve.</text:p>
      <text:p text:style-name="P26">Velký a malý lavór</text:p>
      <text:p text:style-name="P35"><text:span text:style-name="T276">Regál</text:span> &gt; Zavařeniny, salámy, med, koření.</text:p>
      <text:p text:style-name="P35"><text:span text:style-name="T276">Skříně</text:span> &gt; Čajový set <text:span text:style-name="T1102">(5 zl)</text:span>, hrnce <text:span text:style-name="T1102">(2 zl)</text:span>, pánev <text:span text:style-name="T1102">(1 zl)</text:span>, cínové nádobí <text:span text:style-name="T1102">(4 zl)</text:span>.</text:p>
      <text:p text:style-name="P56"><text:span text:style-name="T653">👤</text:span><text:span text:style-name="T279"> </text:span><text:span text:style-name="T276">Duch kuchaře</text:span> &gt; Se sekáčkem v hlavě zmateně hledá svůj sekáček.</text:p>
      <text:p text:style-name="P49"><text:span text:style-name="Emphasis"><text:span text:style-name="T459">👣</text:span></text:span><text:span text:style-name="Emphasis"><text:span text:style-name="T401"> </text:span></text:span><text:span text:style-name="Emphasis"><text:span text:style-name="T407">V zaschlé krvi na podlaze ležel někdo velký (kuchař), pak se zvednul a odešel dveřmi do haly (1). Stopy od menších bot (od paní Myriam) vedou ke dveřím do jídelny (5).</text:span></text:span></text:p>
      <text:h text:style-name="Heading_20_4" text:outline-level="4"><text:soft-page-break/>5 – Jídelna</text:h>
      <text:p text:style-name="P16"><text:span text:style-name="Emphasis"><text:span text:style-name="T376">♨<text:tab/></text:span></text:span><text:span text:style-name="Emphasis"><text:span text:style-name="T390">Zápach </text:span></text:span><text:span text:style-name="Emphasis"><text:span text:style-name="T393">shnilé hostiny</text:span></text:span><text:span text:style-name="Emphasis"><text:span text:style-name="T390">.</text:span></text:span></text:p>
      <text:p text:style-name="P16"><text:span text:style-name="Emphasis"><text:span text:style-name="T376">🔊<text:tab/></text:span></text:span><text:span text:style-name="Emphasis"><text:span text:style-name="T393">Bzučení much.</text:span></text:span></text:p>
      <text:p text:style-name="P35"><text:span text:style-name="T276">Krb</text:span> &gt; Velký, kamenný, s roštem ke grilování.</text:p>
      <text:p text:style-name="P55"><text:span text:style-name="T276">Dlouhý jídelní stůl</text:span> &gt; 8 židlí a vyšívaný lesklý ubrus s hustými třásněmi pokrytý bohatou hostinou nyní již shnilého masa a ovoce <text:span text:style-name="T1102">(karta </text:span><text:span text:style-name="T179">kouzelný ubrus</text:span><text:span text:style-name="T239"> – 20 zl, pokud </text:span><text:span text:style-name="T240">ale</text:span><text:span text:style-name="T239"> obchodník zjistí, že je prokletý, </text:span><text:span text:style-name="T240">tak jen 5 zl</text:span><text:span text:style-name="T1102">)</text:span>. <text:span text:style-name="T1093">Nad ubrusem krouží hejno much.</text:span></text:p>
      <text:list xml:id="list3490343531" text:style-name="L58">
        <text:list-item>
          <text:p text:style-name="P503">Při pronesení hesla <text:span text:style-name="T221">"Ubr</text:span><text:span text:style-name="T222">ah prostrah</text:span><text:span text:style-name="T221">"</text:span> se na něm zhmotní vydatná hostina. Kdokoli z ní pojí bude následující noc náměsíčně provádět rituál ke spojení s démony.</text:p>
        </text:list-item>
      </text:list>
      <text:p text:style-name="P13"><text:span text:style-name="Emphasis"><text:span text:style-name="T457">👣</text:span></text:span><text:span text:style-name="Emphasis"><text:span text:style-name="T397"> </text:span></text:span><text:span text:style-name="Emphasis"><text:span text:style-name="T408">Zaschlé krvavé s</text:span></text:span><text:span text:style-name="Emphasis"><text:span text:style-name="T407">topy od m</text:span></text:span><text:span text:style-name="Emphasis"><text:span text:style-name="T408">alých</text:span></text:span><text:span text:style-name="Emphasis"><text:span text:style-name="T407"> bot (od paní Myriam) </text:span></text:span><text:span text:style-name="Emphasis"><text:span text:style-name="T408">přišly dveřmi z jídelny</text:span></text:span><text:span text:style-name="Emphasis"><text:span text:style-name="T407"> (</text:span></text:span><text:span text:style-name="Emphasis"><text:span text:style-name="T408">5</text:span></text:span><text:span text:style-name="Emphasis"><text:span text:style-name="T407">) </text:span></text:span><text:span text:style-name="Emphasis"><text:span text:style-name="T408">a vedou ke dveřím do obrazárny (6)</text:span></text:span><text:span text:style-name="Emphasis"><text:span text:style-name="T407">. </text:span></text:span><text:span text:style-name="Emphasis"><text:span text:style-name="T408">Po cestě se postupně vytrácejí, jak se z krev z bot otírala.</text:span></text:span></text:p>
      <text:p text:style-name="P182">6 – Obrazárna</text:p>
      <text:p text:style-name="P16"><text:span text:style-name="Emphasis"><text:span text:style-name="T376">♨<text:tab/></text:span></text:span><text:span text:style-name="Emphasis"><text:span text:style-name="T390">Zápach tlejícího masa.</text:span></text:span></text:p>
      <text:p text:style-name="P26">Schodiště do patra</text:p>
      <text:p text:style-name="P35"><text:span text:style-name="T276">Obrazy</text:span> &gt; <text:span text:style-name="T1103">Jedna</text:span> krajinomalb<text:span text:style-name="T1103">a (velké plátno, 6 zl)</text:span>, šest velkých portrétů slavných hrdinů (cena <text:span text:style-name="T1103">3</text:span> zl za <text:span text:style-name="T1103">každý</text:span>), <text:span text:style-name="T1094">za obrazem pod schody tajná cesta do sklepa</text:span>.</text:p>
      <text:p text:style-name="P50"><text:span text:style-name="T276">Tři zombie</text:span> &gt; Chlapec s lanem kolem krku, popálený herec, nahý lord s knírem a dýkou v zádech <text:span text:style-name="T1104">(5 st)</text:span>.</text:p>
      <text:p text:style-name="P201"><text:span text:style-name="T2">F</text:span><text:span text:style-name="T3">yzička </text:span><text:span text:style-name="T4">3</text:span><text:span text:style-name="T3">, Finesa </text:span><text:span text:style-name="T4">1</text:span><text:span text:style-name="T3">, Duše </text:span><text:span text:style-name="T5">-</text:span><text:span text:style-name="T725">, </text:span><text:span text:style-name="T726">Ž</text:span><text:span text:style-name="T723">ivot</text:span><text:span text:style-name="T726">y </text:span><text:span text:style-name="T727">13</text:span></text:p>
      <text:p text:style-name="P215"><text:span text:style-name="T670">Rychlost:</text:span><text:span text:style-name="T728"> </text:span><text:span text:style-name="T729">jako </text:span><text:span text:style-name="T730">chůze</text:span></text:p>
      <text:p text:style-name="P215"><text:soft-page-break/><text:span text:style-name="T671">Smysly:</text:span><text:span text:style-name="T731"> </text:span><text:span text:style-name="T732">magický zrak a sluch</text:span></text:p>
      <text:p text:style-name="P215"><text:span text:style-name="T672">Detekovatelnost</text:span><text:span text:style-name="T673">:</text:span><text:span text:style-name="T733"> </text:span><text:span text:style-name="T734">není</text:span><text:span text:style-name="T733"> vidět pomocí infravidění</text:span></text:p>
      <text:p text:style-name="P201"><text:span text:style-name="T499">⚔ </text:span><text:span text:style-name="T668">Pařáty</text:span><text:span text:style-name="T669">:</text:span><text:span text:style-name="T723"> </text:span><text:span text:style-name="T724">3 + k6, zranění </text:span><text:span text:style-name="T735">0</text:span></text:p>
      <text:p text:style-name="P182">7 – Společenská místnost</text:p>
      <text:p text:style-name="P26">Kulatý stůl se čtyřmi židlemi<text:span text:style-name="T317"> </text:span><text:span text:style-name="T320">(5 st)</text:span></text:p>
      <text:p text:style-name="P26">Malý koberec před krbem<text:span text:style-name="T272"> </text:span><text:span text:style-name="T273">(2 zl)</text:span></text:p>
      <text:p text:style-name="P26">Stojan na vyšívání a stolička<text:span text:style-name="T317"> </text:span><text:span text:style-name="T320">(4 st)</text:span></text:p>
      <text:p text:style-name="P56"><text:span text:style-name="T653">👤</text:span><text:span text:style-name="T279"> </text:span><text:span text:style-name="T276">Duch holčičky</text:span> &gt; Její vlasy a šatičky vlají jako pod vodou. Brečí, protože nemůže najít pana Klobouka.</text:p>
      <text:p text:style-name="P182">8 – Pokoj pro hosta</text:p>
      <text:p text:style-name="P26">Vysoké zrcadlo<text:span text:style-name="T317"> </text:span><text:span text:style-name="T320">(10 zl)</text:span></text:p>
      <text:p text:style-name="P35"><text:span text:style-name="T276">Shořelý nábytek i okenice</text:span> &gt; Zbytky postele, nočního stolku, malé truhlice a rozbité lucerny.</text:p>
      <text:p text:style-name="P56"><text:span text:style-name="T653">👤</text:span><text:span text:style-name="T279"> </text:span><text:span text:style-name="T276">Duch herce</text:span> &gt; Se spálenou horní polovinou těla včetně tváře se marně snaží nacvičovat svou roli překrásného svůdce.</text:p>
      <text:p text:style-name="P182">9 – Koupelna</text:p>
      <text:p text:style-name="P35"><text:span text:style-name="T276">Vana</text:span> &gt; Plechová, naplněná neprůhlednou krémově mýdlovou vodou. <text:span text:style-name="T1098">Z</text:span><text:span text:style-name="T1094">ombie utopené holčičky zaútočí na prvního, kdo se nad vanu nakloní</text:span>.</text:p>
      <text:p text:style-name="P202"><text:span text:style-name="T2">F</text:span><text:span text:style-name="T3">yzička </text:span><text:span text:style-name="T6">2</text:span><text:span text:style-name="T3">, Finesa </text:span><text:span text:style-name="T4">1</text:span><text:span text:style-name="T3">, Duše </text:span><text:span text:style-name="T5">-</text:span><text:span text:style-name="T725">, </text:span><text:span text:style-name="T726">Ž</text:span><text:span text:style-name="T723">ivot</text:span><text:span text:style-name="T726">y </text:span><text:span text:style-name="T727">1</text:span><text:span text:style-name="T736">2</text:span></text:p>
      <text:p text:style-name="P216"><text:span text:style-name="T670">Rychlost:</text:span><text:span text:style-name="T728"> </text:span><text:span text:style-name="T729">jako </text:span><text:span text:style-name="T730">chůze</text:span></text:p>
      <text:p text:style-name="P216"><text:span text:style-name="T671">Smysly:</text:span><text:span text:style-name="T731"> </text:span><text:span text:style-name="T732">magický zrak a sluch</text:span></text:p>
      <text:p text:style-name="P216"><text:span text:style-name="T672">Detekovatelnost</text:span><text:span text:style-name="T673">:</text:span><text:span text:style-name="T733"> </text:span><text:span text:style-name="T734">není</text:span><text:span text:style-name="T733"> vidět pomocí infravidění</text:span></text:p>
      <text:p text:style-name="P202"><text:soft-page-break/><text:span text:style-name="T499">⚔ </text:span><text:span text:style-name="T668">Pařáty</text:span><text:span text:style-name="T669">:</text:span><text:span text:style-name="T723"> </text:span><text:span text:style-name="T724">3 + k6, zranění </text:span><text:span text:style-name="T735">0</text:span></text:p>
      <text:p text:style-name="P202"><text:span text:style-name="T499">⚔ </text:span><text:span text:style-name="T674">Sekáček</text:span><text:span text:style-name="T669">:</text:span><text:span text:style-name="T723"> </text:span><text:span text:style-name="T724">3 + k6, zranění 1</text:span></text:p>
      <text:p text:style-name="P35"><text:span text:style-name="T276">Nočník</text:span> &gt; Plechový, lesklý.</text:p>
      <text:p text:style-name="P35"><text:span text:style-name="T276">Džbán</text:span> &gt; Keramický, krémový vonný olej <text:span text:style-name="T1105">(6 st)</text:span>.</text:p>
      <text:h text:style-name="Heading_20_4" text:outline-level="4">10 – Dětský pokoj</text:h>
      <text:p text:style-name="P26">Postýlka</text:p>
      <text:p text:style-name="P26">Rozházené hračky<text:span text:style-name="T317"> </text:span><text:span text:style-name="T320">(5 st)</text:span></text:p>
      <text:p text:style-name="P35"><text:span text:style-name="T276">Komoda</text:span> &gt; Dětské oblečení, tříčlenná rodina z hliněných figurek.</text:p>
      <text:p text:style-name="P26">Stoleček</text:p>
      <text:p text:style-name="P182">11 – Pokoj</text:p>
      <text:p text:style-name="P35"><text:span text:style-name="T276">Bar</text:span> &gt; Jedna lahev vína, dvě láhve rumu, tři láhve koňaku, tabák.</text:p>
      <text:p text:style-name="P31">Otočná šachovnice <text:span text:style-name="T320">(1 zl)</text:span> s jedním křeslem</text:p>
      <text:p text:style-name="P26">Harfa<text:span text:style-name="T317"> </text:span><text:span text:style-name="T320">(2 zl)</text:span></text:p>
      <text:p text:style-name="P22"><text:span text:style-name="Emphasis"><text:span text:style-name="T466">👣</text:span></text:span><text:span text:style-name="Emphasis"><text:span text:style-name="T397"> </text:span></text:span><text:span text:style-name="Emphasis"><text:span text:style-name="T408">Zaschlé krvavé s</text:span></text:span><text:span text:style-name="Emphasis"><text:span text:style-name="T407">topy od m</text:span></text:span><text:span text:style-name="Emphasis"><text:span text:style-name="T408">alých</text:span></text:span><text:span text:style-name="Emphasis"><text:span text:style-name="T407"> bot (od paní Myriam) </text:span></text:span><text:span text:style-name="Emphasis"><text:span text:style-name="T408">přišly dveřmi z </text:span></text:span><text:span text:style-name="Emphasis"><text:span text:style-name="T410">ložnice</text:span></text:span><text:span text:style-name="Emphasis"><text:span text:style-name="T407"> (</text:span></text:span><text:span text:style-name="Emphasis"><text:span text:style-name="T410">12</text:span></text:span><text:span text:style-name="Emphasis"><text:span text:style-name="T407">) </text:span></text:span><text:span text:style-name="Emphasis"><text:span text:style-name="T408">a vedou ke dveřím do </text:span></text:span><text:span text:style-name="Emphasis"><text:span text:style-name="T410">dětského pokoje</text:span></text:span><text:span text:style-name="Emphasis"><text:span text:style-name="T408"> (</text:span></text:span><text:span text:style-name="Emphasis"><text:span text:style-name="T410">10</text:span></text:span><text:span text:style-name="Emphasis"><text:span text:style-name="T408">)</text:span></text:span><text:span text:style-name="Emphasis"><text:span text:style-name="T407">. </text:span></text:span><text:span text:style-name="Emphasis"><text:span text:style-name="T408">Po cestě se postupně vytrácejí, jak se z krev z bot otírala.</text:span></text:span></text:p>
      <text:p text:style-name="P182">12 – Ložnice</text:p>
      <text:p text:style-name="P51">Na zemi před postelí je kaluž zaschlé krve.</text:p>
      <text:p text:style-name="P52"><text:span text:style-name="T276">Postel</text:span> &gt; Luxusní povlečení slepené <text:span text:style-name="T1099">spoustou zaschlé krve</text:span>.</text:p>
      <text:p text:style-name="P52"><text:span text:style-name="T276">Skříň</text:span> &gt; Rozervané šaty, roztrhané dokumenty, rozlitý inkoust.</text:p>
      <text:p text:style-name="P27"><text:soft-page-break/>Medvědí kožešina na podlaze<text:span text:style-name="T317"> &gt; částečně nasáklá zaschlou krví </text:span><text:span text:style-name="T320">(5 st)</text:span><text:span text:style-name="T317">.</text:span></text:p>
      <text:p text:style-name="P29">Poházené šaty v rohu u postele<text:span text:style-name="T317"> &gt; patřily velmoži Valenovi (</text:span><text:span text:style-name="T320">25</text:span><text:span text:style-name="T319"> zl – ale pozor, místní kupci určitě poznají, komu patřily</text:span><text:span text:style-name="T317">). Je v nich </text:span><text:span text:style-name="T220">malý železný klíč</text:span><text:span text:style-name="T317"> (pasuje do truhel v tajné místnosti v šatníku).</text:span></text:p>
      <text:p text:style-name="P30">Krb</text:p>
      <text:p text:style-name="P56"><text:span text:style-name="T653">👤</text:span><text:span text:style-name="T279"> </text:span><text:span text:style-name="T276">Duch </text:span><text:span text:style-name="T278">velmože</text:span><text:span text:style-name="T276"> Balia </text:span><text:span text:style-name="T278">Val</text:span><text:span text:style-name="T276">ena</text:span> &gt; Nahý, zakrvácený a s majestátním knírem požaduje smrt své ženy, která mu při sexu bodla dýku do zad.</text:p>
      <text:p text:style-name="P35"><text:span text:style-name="T276">Paní domu </text:span><text:span text:style-name="T277">Myriam</text:span> &gt; Vyhublá, dehydrovaná a špinavá žena prosí o záchranu. Při konfrontaci přiznává, že všechny zabila. Ale jen proto, že někdo byl posedlý démonem a nebylo jak zjistit kdo.</text:p>
      <text:list xml:id="list1552247503" text:style-name="L59">
        <text:list-item>
          <text:p text:style-name="P505">Je stále posedlá démonem a je proto nadlidsky silná a rychlá. Dokáže dělat různé akrobatické kousky (salta, běhat po zdech a podobně) a zvládne postavy odhodit několik metrů daleko.</text:p>
          <text:p text:style-name="P702"><text:span text:style-name="T2">F</text:span><text:span text:style-name="T3">yzička </text:span><text:span text:style-name="T7">5</text:span><text:span text:style-name="T3">, Finesa </text:span><text:span text:style-name="T7">3</text:span><text:span text:style-name="T3">, Duše </text:span><text:span text:style-name="T7">4</text:span><text:span text:style-name="T725">, </text:span><text:span text:style-name="T726">Ž</text:span><text:span text:style-name="T723">ivot</text:span><text:span text:style-name="T726">y </text:span><text:span text:style-name="T737">11</text:span></text:p>
          <text:p text:style-name="P652"><text:span text:style-name="T670">Rychlost:</text:span><text:span text:style-name="T728"> </text:span><text:span text:style-name="T729">jako </text:span><text:span text:style-name="T737">kůň (nadlidská rychlost)</text:span></text:p>
          <text:p text:style-name="P652"><text:span text:style-name="T671">Smysly:</text:span><text:span text:style-name="T731"> </text:span><text:span text:style-name="T737">jako člověk</text:span></text:p>
          <text:p text:style-name="P702"><text:span text:style-name="T499">⚔ </text:span><text:span text:style-name="T675">Beze zbraně</text:span><text:span text:style-name="T669">:</text:span><text:span text:style-name="T723"> </text:span><text:span text:style-name="T724">3 + k6, zranění </text:span><text:span text:style-name="T737">+2 (nadlidská síla)</text:span></text:p>
        </text:list-item>
        <text:list-item>
          <text:p text:style-name="P504"><text:span text:style-name="T737">D</text:span><text:span text:style-name="T73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oft-page-break/><text:span text:style-name="Emphasis"><text:span text:style-name="T477">👣</text:span></text:span><text:span text:style-name="Emphasis"><text:span text:style-name="T478"> </text:span></text:span><text:span text:style-name="Emphasis"><text:span text:style-name="T479">Zaschlé krvavé s</text:span></text:span><text:span text:style-name="Emphasis"><text:span text:style-name="T480">topy od m</text:span></text:span><text:span text:style-name="Emphasis"><text:span text:style-name="T479">alých </text:span></text:span><text:span text:style-name="Emphasis"><text:span text:style-name="T481">bosých nohou</text:span></text:span><text:span text:style-name="Emphasis"><text:span text:style-name="T480"> (od paní Myriam) </text:span></text:span><text:span text:style-name="Emphasis"><text:span text:style-name="T481">vedou </text:span></text:span><text:span text:style-name="Emphasis"><text:span text:style-name="T482">od postele</text:span></text:span><text:span text:style-name="Emphasis"><text:span text:style-name="T481"> do šatníku (</text:span></text:span><text:span text:style-name="Emphasis"><text:span text:style-name="T482">místnost </text:span></text:span><text:span text:style-name="Emphasis"><text:span text:style-name="T481">13).</text:span></text:span></text:p>
      <text:p text:style-name="P182">13 – Šatník</text:p>
      <text:p text:style-name="P28">Vysoké oválné zrcadlo<text:span text:style-name="T317"> &gt; </text:span><text:span text:style-name="T318">Před ním je stolek s dámskými líčidly </text:span><text:span text:style-name="T321">(1 zl)</text:span><text:span text:style-name="T318">.</text:span></text:p>
      <text:p text:style-name="P35"><text:span text:style-name="T276">Šatní skříně po stranách</text:span> &gt; Kvalitní dámské i pánské šaty pro všechny příležitosti, jedna ze skříní má falešnou zadní stěnu a ukrývá dvě truhlice – 16 zl, 63 st, klenotnice s růženínovým náhrdelníkem <text:span text:style-name="T1105">(10 zl)</text:span> a náušnicemi (<text:span text:style-name="T1105">4</text:span> zl)<text:span text:style-name="T241">, </text:span><text:span text:style-name="T180">lektvar</text:span><text:span text:style-name="T177"> čtení myšlenek</text:span> <text:span text:style-name="T1105">(karta, 10 zl)</text:span>, dopis od <text:span text:style-name="T1105">vládce Maraka Brakvila</text:span> navrhující odstranění <text:span text:style-name="T1106">předáka horníků</text:span> Dima Trata.</text:p>
      <text:p text:style-name="P24"><text:span text:style-name="Emphasis"><text:span text:style-name="T477">👣</text:span></text:span><text:span text:style-name="Emphasis"><text:span text:style-name="T478"> </text:span></text:span><text:span text:style-name="Emphasis"><text:span text:style-name="T479">Zaschlé krvavé s</text:span></text:span><text:span text:style-name="Emphasis"><text:span text:style-name="T480">topy od m</text:span></text:span><text:span text:style-name="Emphasis"><text:span text:style-name="T479">alých </text:span></text:span><text:span text:style-name="Emphasis"><text:span text:style-name="T481">bosých nohou </text:span></text:span><text:span text:style-name="Emphasis"><text:span text:style-name="T482">přišly z ložnice (12). Dotyčná osoba se tu pak oblékla.</text:span></text:span></text:p>
      <text:p text:style-name="P182">14 – Sklep</text:p>
      <text:p text:style-name="P35"><text:span text:style-name="T276">Bedny a sudy</text:span> &gt; <text:span text:style-name="T1093">Prázdné.</text:span></text:p>
      <text:p text:style-name="P44"><text:span text:style-name="Emphasis"><text:span text:style-name="T271">Regály</text:span></text:span><text:span text:style-name="Emphasis"><text:span text:style-name="T226"> &gt; Desítky lahví vína </text:span></text:span><text:span text:style-name="Emphasis"><text:span text:style-name="T242">(celkem 60 zl)</text:span></text:span><text:span text:style-name="Emphasis"><text:span text:style-name="T226">.</text:span></text:span></text:p>
      <text:p text:style-name="P44"><text:span text:style-name="Emphasis">👣</text:span><text:span text:style-name="Emphasis"><text:span text:style-name="T404"> </text:span></text:span><text:span text:style-name="Emphasis"><text:span text:style-name="T231">Na zemi je vidět, </text:span></text:span><text:span text:style-name="Emphasis"><text:span text:style-name="T243">že nedávno</text:span></text:span><text:span text:style-name="Emphasis"><text:span text:style-name="T231"> někdo jeden z regálů odsunul.</text:span></text:span></text:p>
      <text:p text:style-name="P44"><text:span text:style-name="Emphasis"><text:span text:style-name="T1096">Z</text:span></text:span><text:span text:style-name="Emphasis"><text:span text:style-name="T1095">a regály </text:span></text:span><text:span text:style-name="Emphasis"><text:span text:style-name="T1096">je</text:span></text:span><text:span text:style-name="Emphasis"><text:span text:style-name="T1095"> schovaný rituální kruh.</text:span></text:span></text:p>
      <text:list xml:id="list2748565982" text:style-name="L60">
        <text:list-item>
          <text:p text:style-name="P506"><text:span text:style-name="Emphasis"><text:span text:style-name="T1097">Je nakreslený dámskými líčidly.</text:span></text:span></text:p>
        </text:list-item>
        <text:list-item>
          <text:p text:style-name="P506"><text:span text:style-name="Emphasis"><text:span text:style-name="T1097">Při doteku brní. Kdo se ho dotkne, zjistí, že slouží k přivolávání démonů, a bude vědět, jak ho aktivovat – stačí zapálit svíčky a kápnout na něj trochu krve.</text:span></text:span></text:p>
        </text:list-item>
      </text:list>
      <text:h text:style-name="P273" text:outline-level="2"><text:soft-page-break/><text:span text:style-name="T1266">+</text:span>Měšíční oltář</text:h>
      <text:p text:style-name="P141">Vzpomínka na vládu temných elfů. V kruhu zkřivených vyschlých stromů se leskne hrubě opracovaný obsidiánový blok.</text:p>
      <text:list xml:id="list3528611531" text:style-name="L61">
        <text:list-item>
          <text:p text:style-name="P507"><text:span text:style-name="T154">Kdo jej při</text:span><text:span text:style-name="T100"> měsíčním svitu </text:span><text:span text:style-name="T154">polije</text:span><text:span text:style-name="T100"> krví nevinného</text:span><text:span text:style-name="T154">,</text:span><text:span text:style-name="T100"> získ</text:span><text:span text:style-name="T154">á</text:span><text:span text:style-name="T100"> do příštího úplňku nadpřirozenou odolnost proti nestříbrným zbraním </text:span><text:span text:style-name="T147">(zbroj 1)</text:span><text:span text:style-name="T100"> a schopnost vidění v temnotě.</text:span></text:p>
        </text:list-item>
        <text:list-item>
          <text:p text:style-name="P509"><text:span text:style-name="T124">Háček:</text:span><text:span text:style-name="T100"> Postavě </text:span><text:span text:style-name="T150">budou rudě žhnout oči a bude jí vadit sluneční světlo </text:span><text:span text:style-name="T152">(nevýhoda)</text:span><text:span text:style-name="T150">.</text:span></text:p>
        </text:list-item>
      </text:list>
      <text:h text:style-name="P274" text:outline-level="2"><text:span text:style-name="T1284">+</text:span>Pavoučí doupě</text:h>
      <text:p text:style-name="P145">Pokud půjdou postavy lesem kolem doupěte:</text:p>
      <text:list xml:id="list1490255009" text:style-name="L62">
        <text:list-item>
          <text:p text:style-name="P510"><text:span text:style-name="T276">Z lesa se ozý</text:span><text:span text:style-name="T287">v</text:span><text:span text:style-name="T276">á volání o pomoc </text:span><text:span text:style-name="T288">(ženský hlas)</text:span> <text:span text:style-name="T354">&gt;</text:span> <text:span text:style-name="T354">j</text:span>e to lákání Hablarany, obřího mluvícího pavouka. Jedem paralyzuje a potřebuje nakrmit mnoho potomků. Jeho jeskyně je plná vysátých mrtvol a jejich vybavení.</text:p>
        </text:list-item>
      </text:list>
      <text:p text:style-name="P148">Kolem doupěte jsou spletité tunely z pavoučích sítí. <text:span text:style-name="T247">Na </text:span><text:span text:style-name="T226">několika</text:span><text:span text:style-name="T247"> místech tvoří pavučiny falešnou podlahu – </text:span><text:span text:style-name="T355">pod n</text:span><text:span text:style-name="T132">í je vždy zhruba tři metry hluboká díra v zemi</text:span><text:span text:style-name="T247">.</text:span></text:p>
      <text:p text:style-name="P147"><text:span text:style-name="Emphasis"><text:span text:style-name="T458">⚔ </text:span></text:span>V doupěti je kromě Hablarany jeho devět hladových potomků <text:span text:style-name="T1282">(šest různě po tunelech kolem doupěte, tři v jednom z kokonů)</text:span>. <text:span text:style-name="T1286">Potomci mluví dětskými hlasy a jsou pěkně drzí.</text:span></text:p>
      <text:list xml:id="list3082255562" text:style-name="L63">
        <text:list-item>
          <text:p text:style-name="P511">Hablarana díky vibracím v pavučině přesně ví, kde postavy jsou, a bude jejich postup průběžně komentovat: „Kampak asi vedou ty tři tunely, před kterými stojíte? Kdožpak ví?“</text:p>
        </text:list-item>
      </text:list>
      <text:p text:style-name="P148">V doupěti je pět kokonů a hromada vysátých mrtvol.</text:p>
      <text:list xml:id="list866955042" text:style-name="L64">
        <text:list-item>
          <text:p text:style-name="P513"><text:soft-page-break/>V jednom z kokonů jsou tři hladoví potomci Hablarany.</text:p>
        </text:list-item>
        <text:list-item>
          <text:p text:style-name="P514">Ve zbylých čtyřech jsou mrtvoly dobrodruhů: elf v kouzelnickém hábitu, hobitka v lehké zbroji s kuší, dýkou a opaskem vykládaným polodrahokamy <text:span text:style-name="T248">(</text:span><text:span text:style-name="T226">prodej </text:span><text:span text:style-name="T248">3 zl)</text:span>, krollka (lehká zbroj a luxusní meč – prodej 6 zl) a trpaslík s dvouruční sekerou a zdobenou těžkou zbrojí (prodej 10 zl). Po kapsách a měšcích mají dohromady 4 zl a 3 st.</text:p>
        </text:list-item>
        <text:list-item>
          <text:p text:style-name="P512"><text:span text:style-name="T1283">Prohledání hromady mrtvol odhalí: </text:span><text:span text:style-name="T187">bezhlučný luk</text:span><text:span text:style-name="T249"> </text:span><text:span text:style-name="T250">(karta), s</text:span><text:span text:style-name="T248">tříbrný náramek (4 zl) </text:span><text:span text:style-name="T250">a mince v hodnotě 7 zl a 4 st.</text:span></text:p>
        </text:list-item>
      </text:list>
      <text:h text:style-name="Heading_20_4" text:outline-level="4">Hablarana</text:h>
      <text:p text:style-name="P145"><text:span text:style-name="T2">H</text:span><text:span text:style-name="T1">ablarana je mluvící obří sklípkan.</text:span></text:p>
      <text:p text:style-name="P144"><text:span text:style-name="T2">F</text:span><text:span text:style-name="T3">yzička </text:span><text:span text:style-name="T27">5</text:span><text:span text:style-name="T3">, Finesa </text:span><text:span text:style-name="T28">3</text:span><text:span text:style-name="T3">, Duše -</text:span><text:span text:style-name="T725">, </text:span><text:span text:style-name="T726">Ž</text:span><text:span text:style-name="T723">ivot</text:span><text:span text:style-name="T726">y </text:span><text:span text:style-name="T751">14</text:span></text:p>
      <text:p text:style-name="P233"><text:span text:style-name="T670">Rychlost:</text:span><text:span text:style-name="T728"> </text:span><text:span text:style-name="T752">jako člověk</text:span></text:p>
      <text:p text:style-name="P233"><text:span text:style-name="T671">Smysly:</text:span><text:span text:style-name="T731"> </text:span><text:span text:style-name="T753">dobrý</text:span><text:span text:style-name="T754"> zrak, čich </text:span><text:span text:style-name="T755">a chuť</text:span><text:span text:style-name="T754">, </text:span><text:span text:style-name="T756">detek</text:span><text:span text:style-name="T754">ce</text:span><text:span text:style-name="T756"> vibrac</text:span><text:span text:style-name="T754">í</text:span><text:span text:style-name="T756"> v pavučině</text:span></text:p>
      <text:p text:style-name="P251"><text:span text:style-name="T499">⚔<text:tab/></text:span><text:span text:style-name="T683">Kusadla </text:span><text:span text:style-name="T10">:</text:span><text:span text:style-name="T29"> </text:span><text:span text:style-name="T30">6</text:span><text:span text:style-name="T31"> + k6, zranění </text:span><text:span text:style-name="T32">2</text:span></text:p>
      <text:p text:style-name="P231"><text:span text:style-name="T1279">3</text:span> dávk<text:span text:style-name="T1279">y</text:span> <text:span text:style-name="T1218">jed</text:span><text:span text:style-name="T1219">u</text:span><text:span text:style-name="T1222">: </text:span><text:span text:style-name="T966">8</text:span><text:span text:style-name="T948"> </text:span><text:span text:style-name="T949">+ k6 </text:span><text:span text:style-name="T950">proti Fyzičce </text:span><text:span text:style-name="T967">(nezraňuje)</text:span></text:p>
      <text:p text:style-name="P220"><text:span text:style-name="T1025">L</text:span><text:span text:style-name="T1026">atence:</text:span><text:span text:style-name="T951"> </text:span><text:span text:style-name="T968">5</text:span><text:span text:style-name="T967"> kol</text:span></text:p>
      <text:p text:style-name="P220"><text:span text:style-name="T681">P</text:span><text:span text:style-name="T682">říznaky:</text:span><text:span text:style-name="T757"> </text:span><text:span text:style-name="T758">Bolestivý otok a puchýře kolem rány, vyrážka.</text:span></text:p>
      <text:p text:style-name="P220"><text:span text:style-name="T684">Účinek:</text:span><text:span text:style-name="T757"> </text:span><text:span text:style-name="T759">P</text:span><text:span text:style-name="T757">aralýza na několik minut (za první úspěch zpomalení, za druhý nevýhoda, za třetí kompletní znehybnění).</text:span></text:p>
      <text:p text:style-name="P234"><text:span text:style-name="T186">Oblak chloupků:</text:span><text:span text:style-name="T245"> </text:span><text:span text:style-name="T246">Když se sklípkan cítí ohrožený, vypustí před sebe oblak jemných chloupků, které dráždí kůži a vyvolávají intenzivní slzení (nevýhoda).</text:span></text:p>
      <text:p text:style-name="P234"><text:span text:style-name="T177">Vzhled:</text:span> <text:span text:style-name="T1280">Obrovský rezavohnědý pavouk. V rozpětí nohou měří čtyři metry.</text:span></text:p>
      <text:p text:style-name="P234"><text:soft-page-break/><text:span text:style-name="T177">Boj:</text:span> <text:span text:style-name="T1278">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6"><text:span text:style-name="T2">F</text:span><text:span text:style-name="T3">yzička </text:span><text:span text:style-name="T33">2</text:span><text:span text:style-name="T3">, Finesa </text:span><text:span text:style-name="T33">3</text:span><text:span text:style-name="T3">, Duše -</text:span><text:span text:style-name="T725">, </text:span><text:span text:style-name="T726">Ž</text:span><text:span text:style-name="T723">ivot</text:span><text:span text:style-name="T726">y </text:span><text:span text:style-name="T760">6</text:span></text:p>
      <text:p text:style-name="P252"><text:span text:style-name="T499">⚔<text:tab/></text:span><text:span text:style-name="T683">Kusadla </text:span><text:span text:style-name="T10">:</text:span><text:span text:style-name="T29"> </text:span><text:span text:style-name="T34">3</text:span><text:span text:style-name="T31"> + k6, zranění </text:span><text:span text:style-name="T34">0</text:span></text:p>
      <text:p text:style-name="P232"><text:span text:style-name="T1279">3</text:span> dávk<text:span text:style-name="T1279">y</text:span> <text:span text:style-name="T1218">jed</text:span><text:span text:style-name="T1219">u</text:span><text:span text:style-name="T1222">: </text:span><text:span text:style-name="T966">8</text:span><text:span text:style-name="T948"> </text:span><text:span text:style-name="T949">+ k6 </text:span><text:span text:style-name="T950">proti Fyzičce </text:span><text:span text:style-name="T967">(nezraňuje)</text:span></text:p>
      <text:p text:style-name="P221"><text:span text:style-name="T1025">L</text:span><text:span text:style-name="T1026">atence:</text:span><text:span text:style-name="T951"> </text:span><text:span text:style-name="T968">5</text:span><text:span text:style-name="T967"> kol</text:span></text:p>
      <text:p text:style-name="P221"><text:span text:style-name="T681">P</text:span><text:span text:style-name="T682">říznaky:</text:span><text:span text:style-name="T757"> </text:span><text:span text:style-name="T758">Bolestivý otok a puchýře kolem rány, vyrážka.</text:span></text:p>
      <text:p text:style-name="P221"><text:span text:style-name="T684">Účinek:</text:span><text:span text:style-name="T757"> </text:span><text:span text:style-name="T759">P</text:span><text:span text:style-name="T757">aralýza na několik minut (za první úspěch zpomalení, za druhý nevýhoda, za třetí kompletní znehybnění).</text:span></text:p>
      <text:h text:style-name="P275" text:outline-level="2">Stříbrný důl</text:h>
      <text:h text:style-name="Heading_20_3" text:outline-level="3">Důlní město</text:h>
      <text:p text:style-name="P76">Důlní městečko zeje prázdnotou. Kdysi bohaté doly s vzácnými kovy protkané žilami ryzího stříbra jsou <text:span text:style-name="T1446">údajně</text:span> vytěžené a uzavřené. Tross přišel o největší zdroj svého bohatství a havíři přišli o živobytí.</text:p>
      <text:h text:style-name="Heading_20_3" text:outline-level="3">Důlní šachty</text:h>
      <text:p text:style-name="P175">Desítky štol vyhlouben<text:span text:style-name="T1443">ých</text:span> do nitra Garlackých hor jsou domovem jen neproniknutelné temnotě a ozvěnám gobliních skřeků. Síť šachet a křivolakých štol je spletitá a je snadné v ní zabloudit. <text:span text:style-name="T1446">Zmapování zabere několik dní. Cesta ke třinácté šachtě, pokud ji někdo zná, zabere zhruba dvě hodiny.</text:span></text:p>
      <text:h text:style-name="Heading_20_4" text:outline-level="4"><text:soft-page-break/>N<text:span text:style-name="T100">áhodná setkání (k3):</text:span></text:h>
      <text:list xml:id="list2451436086" text:style-name="L65">
        <text:list-item>
          <text:p text:style-name="P522">Hlídka <text:span text:style-name="T1469">čtyř</text:span> goblinů <text:span text:style-name="T1470">vede dvě spoutané lidské děti (chlapec Asil a dívka Líba) k místu, kde šamani provádí rituál (viz 2). Děcka jsou z Blosel a jsou pořádně vyhladovělá.</text:span></text:p>
          <text:list>
            <text:list-header>
              <text:p text:style-name="P336">Goblin</text:p>
              <text:p text:style-name="P516"><text:span text:style-name="T2">F</text:span><text:span text:style-name="T3">yzička </text:span><text:span text:style-name="T35">2</text:span><text:span text:style-name="T3">, Finesa </text:span><text:span text:style-name="T35">3</text:span><text:span text:style-name="T3">, Duše </text:span><text:span text:style-name="T35">1</text:span><text:span text:style-name="T725">, </text:span><text:span text:style-name="T726">Ž</text:span><text:span text:style-name="T723">ivot</text:span><text:span text:style-name="T726">y </text:span><text:span text:style-name="T761">7</text:span></text:p>
              <text:p text:style-name="P673"><text:span text:style-name="T50">Z</text:span><text:span text:style-name="T1">broj:</text:span><text:span text:style-name="T20"> 1 (lehká zbroj)</text:span></text:p>
              <text:p text:style-name="P631"><text:span text:style-name="T499">⚔ </text:span><text:span text:style-name="T582">Ko</text:span><text:span text:style-name="T603">pí</text:span><text:span text:style-name="T604"> </text:span><text:span text:style-name="T603">s kamenným hrotem</text:span><text:span text:style-name="T576">:</text:span><text:span text:style-name="T509"> </text:span><text:span text:style-name="T516">3</text:span><text:span text:style-name="T515"> + k6, zranění </text:span><text:span text:style-name="T516">1</text:span></text:p>
              <text:p text:style-name="P706"><text:span text:style-name="T499">⚔ </text:span><text:span text:style-name="T580">Nůž</text:span><text:span text:style-name="T581">:</text:span><text:span text:style-name="T515"> </text:span><text:span text:style-name="T516">3</text:span><text:span text:style-name="T515"> + k6, zranění </text:span><text:span text:style-name="T516">0</text:span></text:p>
            </text:list-header>
          </text:list>
        </text:list-item>
        <text:list-item>
          <text:p text:style-name="P517"><text:span text:style-name="T1077">Chodbami se rozléhá zvuk mnohohlasného zaříkávání</text:span><text:span text:style-name="T1081"> &gt; </text:span><text:span text:style-name="T1060">P</text:span><text:span text:style-name="T1062">ět</text:span><text:span text:style-name="T1456"> gobliních šamanů p</text:span><text:span text:style-name="T1060">rovádí krvavý rituál (snaží se přivolat démona). </text:span><text:span text:style-name="T1063">Na zemi mají rituální kruh se spoustou svic. Opodál jsou vyskládané čerstvé mrtvoly různých tvorů: </text:span><text:span text:style-name="T1060">p</text:span><text:span text:style-name="T1063">sa, krocana, kozy, kočky, člověka, trpaslíka, goblina, elfa a lišky. Všichni mají podřezaná hrdla. </text:span><text:span text:style-name="T1065">Mrtvoly</text:span><text:span text:style-name="T1063"> </text:span><text:span text:style-name="T1064">člověk</text:span><text:span text:style-name="T1065">a</text:span><text:span text:style-name="T1064">, trpaslík</text:span><text:span text:style-name="T1065">a</text:span><text:span text:style-name="T1064">, goblin</text:span><text:span text:style-name="T1065">a</text:span><text:span text:style-name="T1064"> a elf</text:span><text:span text:style-name="T1065">a</text:span><text:span text:style-name="T1064"> jsou pevně spoutan</text:span><text:span text:style-name="T1065">é</text:span><text:span text:style-name="T1064">.</text:span></text:p>
          <text:list>
            <text:list-header>
              <text:p text:style-name="P337"><text:span text:style-name="T1449">Gobliní</text:span> <text:span text:style-name="T1450">šaman</text:span></text:p>
              <text:p text:style-name="P518"><text:span text:style-name="T2">F</text:span><text:span text:style-name="T3">yzička </text:span><text:span text:style-name="T86">1</text:span><text:span text:style-name="T3">, Finesa </text:span><text:span text:style-name="T86">2</text:span><text:span text:style-name="T3">, Duše </text:span><text:span text:style-name="T87">4</text:span><text:span text:style-name="T725">, </text:span><text:span text:style-name="T726">Ž</text:span><text:span text:style-name="T723">ivot</text:span><text:span text:style-name="T726">y </text:span><text:span text:style-name="T848">6</text:span></text:p>
              <text:p text:style-name="P703"><text:span text:style-name="T499">⚔ </text:span><text:span text:style-name="T580">Nůž</text:span><text:span text:style-name="T581">:</text:span><text:span text:style-name="T515"> </text:span><text:span text:style-name="T543">2</text:span><text:span text:style-name="T515"> + k6, zranění </text:span><text:span text:style-name="T516">0</text:span></text:p>
              <text:p text:style-name="P707"><text:span text:style-name="T177">Dovednosti: </text:span><text:span text:style-name="T547">z</text:span><text:span text:style-name="T548">áklady</text:span><text:span text:style-name="T509"> </text:span><text:span text:style-name="T576">ostražitost</text:span><text:span text:style-name="T602">i</text:span><text:span text:style-name="T576"> a plížení, </text:span><text:span text:style-name="T547">z</text:span><text:span text:style-name="T544">áklady</text:span><text:span text:style-name="T545"> </text:span><text:span text:style-name="T598">o</text:span><text:span text:style-name="T599">rientace a přežití v divočině, </text:span><text:span text:style-name="T547">z</text:span><text:span text:style-name="T546">áklady</text:span><text:span text:style-name="T509"> </text:span><text:span text:style-name="T600">plavání, </text:span><text:span text:style-name="T547">z</text:span><text:span text:style-name="T546">áklady</text:span><text:span text:style-name="T509"> </text:span><text:span text:style-name="T601">šplhání, </text:span><text:span text:style-name="T849">p</text:span><text:span text:style-name="T722">okročilé </text:span><text:span text:style-name="T667">bylinkářství</text:span><text:span text:style-name="T722">, </text:span><text:span text:style-name="T849">p</text:span><text:span text:style-name="T850">okročilé </text:span><text:span text:style-name="T707">ošetřování zranění</text:span></text:p>
              <text:p text:style-name="P515"><text:span text:style-name="T266">Každý gobliní šaman umí tři z následující</text:span><text:span text:style-name="T267">c</text:span><text:span text:style-name="T266">h kouzel </text:span><text:span text:style-name="T270">(všichni umí </text:span><text:span text:style-name="T217">duševní úder</text:span><text:span text:style-name="T270">)</text:span><text:span text:style-name="T266">:</text:span></text:p>
            </text:list-header>
          </text:list>
        </text:list-item>
      </text:list>
      <text:list xml:id="list242458667" text:style-name="L66">
        <text:list-item>
          <text:p text:style-name="P355"><text:soft-page-break/>Duševní úder</text:p>
        </text:list-item>
      </text:list>
      <text:list xml:id="list130514899934178" text:continue-list="list2451436086" text:style-name="L65">
        <text:list-item>
          <text:list>
            <text:list-item>
              <text:list>
                <text:list-header>
                  <text:p text:style-name="P518"><text:span text:style-name="T212">Dosah:</text:span><text:span text:style-name="T1451"> </text:span><text:span text:style-name="T994">s</text:span><text:span text:style-name="T995">třední</text:span><text:span text:style-name="T1451"><text:line-break/></text:span><text:span text:style-name="T212">Rozsah:</text:span><text:span text:style-name="T1451"> 1</text:span><text:span text:style-name="T996"> tvor, </text:span><text:span text:style-name="T995">který má duši</text:span><text:span text:style-name="T1451"><text:line-break/></text:span><text:span text:style-name="T213">Útok:</text:span><text:span text:style-name="T268"> Duše + k6 proti </text:span><text:span text:style-name="T997">D</text:span><text:span text:style-name="T996">uši</text:span><text:span text:style-name="T1452"><text:line-break/></text:span><text:span text:style-name="T212">Zranění:</text:span><text:span text:style-name="T1451"> </text:span><text:span text:style-name="T998">4</text:span><text:span text:style-name="T1451">kz (</text:span><text:span text:style-name="T1453">d</text:span><text:span text:style-name="T1454">uševní</text:span><text:span text:style-name="T1451">)</text:span></text:p>
                  <text:p text:style-name="P518"><text:span text:style-name="T214">Duševní úder</text:span><text:span text:style-name="T1455"> obchází zbroj, neúčinkuje ale na zvířata a </text:span><text:span text:style-name="T999">jiné</text:span><text:span text:style-name="T1455"> tvory, kteří nemají duši.</text:span></text:p>
                </text:list-header>
              </text:list>
            </text:list-item>
          </text:list>
        </text:list-item>
      </text:list>
      <text:list xml:id="list597741751" text:style-name="L67">
        <text:list-item>
          <text:p text:style-name="P356">Halucinace</text:p>
        </text:list-item>
      </text:list>
      <text:list xml:id="list130513344430158" text:continue-list="list130514899934178" text:style-name="L65">
        <text:list-item>
          <text:list>
            <text:list-item>
              <text:list>
                <text:list-header>
                  <text:p text:style-name="P518"><text:span text:style-name="T212">Dosah:</text:span><text:span text:style-name="T1451"> </text:span><text:span text:style-name="T994">s</text:span><text:span text:style-name="T995">třední</text:span><text:span text:style-name="T1451"><text:line-break/></text:span><text:span text:style-name="T212">Rozsah:</text:span><text:span text:style-name="T1451"> 1</text:span><text:span text:style-name="T996"> tvor, </text:span><text:span text:style-name="T995">který má duši<text:line-break/></text:span><text:span text:style-name="T1036">Útok:</text:span><text:span text:style-name="T997"> Duše + k6 proti D</text:span><text:span text:style-name="T996">uši<text:line-break/></text:span><text:span text:style-name="T1037">Trvání:</text:span><text:span text:style-name="T1000"> Počet kol rovný počtu úspěchů</text:span><text:span text:style-name="T996"><text:line-break/></text:span><text:span text:style-name="T1038">Účinek:</text:span><text:span text:style-name="T1001"> </text:span><text:span text:style-name="T1002">P</text:span><text:span text:style-name="T1003">ostava, která podlehne halucinacím, uvidí něco jiného než skutečnost </text:span><text:span text:style-name="T1004">(nevýhoda)</text:span><text:span text:style-name="T1003">.</text:span></text:p>
                  <text:p text:style-name="P523"><text:span text:style-name="T90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04">Může mít pocit, že se</text:span><text:span text:style-name="T902"> po kolena </text:span><text:span text:style-name="T1004">brodí</text:span><text:span text:style-name="T902"> v krvi, na stěnách se mohou svíjet hadi, ze stropu na ni místo lustru může koukat obří oko a podobně.</text:span></text:p>
                </text:list-header>
              </text:list>
            </text:list-item>
          </text:list>
        </text:list-item>
      </text:list>
      <text:list xml:id="list760971094" text:style-name="L68">
        <text:list-item>
          <text:p text:style-name="P357">Strach</text:p>
        </text:list-item>
      </text:list>
      <text:list xml:id="list130513700294386" text:continue-list="list130513344430158" text:style-name="L65">
        <text:list-item>
          <text:list>
            <text:list-item>
              <text:list>
                <text:list-header>
                  <text:p text:style-name="P518"><text:soft-page-break/><text:span text:style-name="T212">Dosah:</text:span><text:span text:style-name="T1451"> </text:span><text:span text:style-name="T994">s</text:span><text:span text:style-name="T995">třední</text:span><text:span text:style-name="T1451"><text:line-break/></text:span><text:span text:style-name="T212">Rozsah:</text:span><text:span text:style-name="T1451"> 1</text:span><text:span text:style-name="T996"> tvor, </text:span><text:span text:style-name="T995">který má duši</text:span><text:span text:style-name="T1451"><text:line-break/></text:span><text:span text:style-name="T213">Útok:</text:span><text:span text:style-name="T268"> Duše + k6 proti </text:span><text:span text:style-name="T997">D</text:span><text:span text:style-name="T996">uši<text:line-break/></text:span><text:span text:style-name="T1037">Trvání:</text:span><text:span text:style-name="T1000"> Počet kol rovný počtu úspěchů</text:span><text:span text:style-name="T996"><text:line-break/></text:span><text:span text:style-name="T1037">Účinek:</text:span><text:span text:style-name="T1000"> Ochromující strach na počet kol rovný počtu úspěchů</text:span><text:span text:style-name="T996"> </text:span><text:span text:style-name="T1000">(nevýhoda)</text:span></text:p>
                </text:list-header>
              </text:list>
            </text:list-item>
          </text:list>
        </text:list-item>
      </text:list>
      <text:list xml:id="list868495332" text:style-name="L69">
        <text:list-item>
          <text:p text:style-name="P358">Bolest</text:p>
        </text:list-item>
      </text:list>
      <text:list xml:id="list130513867106615" text:continue-list="list130513700294386" text:style-name="L65">
        <text:list-item>
          <text:list>
            <text:list-item>
              <text:list>
                <text:list-header>
                  <text:p text:style-name="P518"><text:span text:style-name="T212">Dosah:</text:span><text:span text:style-name="T1451"> </text:span><text:span text:style-name="T994">s</text:span><text:span text:style-name="T995">třední</text:span><text:span text:style-name="T1451"><text:line-break/></text:span><text:span text:style-name="T212">Rozsah:</text:span><text:span text:style-name="T1451"> 1</text:span><text:span text:style-name="T996"> tvor, </text:span><text:span text:style-name="T995">který má duši<text:line-break/></text:span><text:span text:style-name="T213">Útok:</text:span><text:span text:style-name="T268"> Duše + k6 proti </text:span><text:span text:style-name="T997">D</text:span><text:span text:style-name="T996">uši<text:line-break/></text:span><text:span text:style-name="T1037">Trvání:</text:span><text:span text:style-name="T1000"> Počet kol rovný počtu úspěchů</text:span><text:span text:style-name="T996"><text:line-break/></text:span><text:span text:style-name="T1037">Účinek:</text:span><text:span text:style-name="T1000"> Šílená bolest</text:span><text:span text:style-name="T996"> </text:span><text:span text:style-name="T1000">(nevýhoda)</text:span></text:p>
                </text:list-header>
              </text:list>
            </text:list-item>
          </text:list>
        </text:list-item>
      </text:list>
      <text:list xml:id="list2214799009" text:style-name="L70">
        <text:list-item>
          <text:p text:style-name="P359">Slepota</text:p>
        </text:list-item>
      </text:list>
      <text:list xml:id="list130513545403800" text:continue-list="list130513867106615" text:style-name="L65">
        <text:list-item>
          <text:list>
            <text:list-item>
              <text:list>
                <text:list-header>
                  <text:p text:style-name="P518"><text:span text:style-name="T212">Dosah:</text:span><text:span text:style-name="T1451"> </text:span><text:span text:style-name="T994">s</text:span><text:span text:style-name="T995">třední</text:span><text:span text:style-name="T1451"><text:line-break/></text:span><text:span text:style-name="T212">Rozsah:</text:span><text:span text:style-name="T1451"> 1</text:span><text:span text:style-name="T996"> tvor, </text:span><text:span text:style-name="T995">který má duši<text:line-break/></text:span><text:span text:style-name="T213">Útok:</text:span><text:span text:style-name="T268"> Duše + k6 proti </text:span><text:span text:style-name="T997">D</text:span><text:span text:style-name="T996">uši<text:line-break/></text:span><text:span text:style-name="T1037">Trvání:</text:span><text:span text:style-name="T1000"> Počet kol rovný počtu úspěchů</text:span><text:span text:style-name="T996"><text:line-break/></text:span><text:span text:style-name="T1037">Účinek:</text:span><text:span text:style-name="T1000"> Ztráta zraku</text:span></text:p>
                </text:list-header>
              </text:list>
            </text:list-item>
          </text:list>
        </text:list-item>
      </text:list>
      <text:list xml:id="list1171232777" text:style-name="L71">
        <text:list-item>
          <text:p text:style-name="P360">Paranoia</text:p>
        </text:list-item>
      </text:list>
      <text:list xml:id="list130513748940788" text:continue-list="list130513545403800" text:style-name="L65">
        <text:list-item>
          <text:list>
            <text:list-item>
              <text:list>
                <text:list-header>
                  <text:p text:style-name="P518"><text:span text:style-name="T212">Dosah:</text:span><text:span text:style-name="T1451"> </text:span><text:span text:style-name="T994">s</text:span><text:span text:style-name="T995">třední</text:span><text:span text:style-name="T1451"><text:line-break/></text:span><text:span text:style-name="T212">Rozsah:</text:span><text:span text:style-name="T1451"> 1</text:span><text:span text:style-name="T996"> tvor, </text:span><text:span text:style-name="T995">který má duši<text:line-break/></text:span><text:span text:style-name="T213">Útok:</text:span><text:span text:style-name="T268"> Duše + k6 proti </text:span><text:span text:style-name="T997">D</text:span><text:span text:style-name="T996">uši<text:line-break/></text:span><text:span text:style-name="T1037">Trvání:</text:span><text:span text:style-name="T1000"> Počet kol rovný počtu úspěchů<text:line-break/></text:span><text:span text:style-name="T1037">Účinek:</text:span><text:span text:style-name="T1000"> Postava nerozezná přítele od nepřítele, </text:span><text:span text:style-name="T1005">je si naprosto jistá, že se ji všichni kolem snaží zabít</text:span></text:p>
                </text:list-header>
              </text:list>
            </text:list-item>
          </text:list>
        </text:list-item>
      </text:list>
      <text:list xml:id="list2909002579" text:style-name="L72">
        <text:list-item>
          <text:p text:style-name="P361">Potácení</text:p>
        </text:list-item>
      </text:list>
      <text:list xml:id="list130513316531522" text:continue-list="list130513748940788" text:style-name="L65">
        <text:list-item>
          <text:list>
            <text:list-item>
              <text:list>
                <text:list-header>
                  <text:p text:style-name="P518"><text:soft-page-break/><text:span text:style-name="T212">Dosah:</text:span><text:span text:style-name="T1451"> </text:span><text:span text:style-name="T994">s</text:span><text:span text:style-name="T995">třední</text:span><text:span text:style-name="T1451"><text:line-break/></text:span><text:span text:style-name="T212">Rozsah:</text:span><text:span text:style-name="T1451"> 1</text:span><text:span text:style-name="T996"> tvor, </text:span><text:span text:style-name="T995">který má duši</text:span><text:span text:style-name="T1451"><text:line-break/></text:span><text:span text:style-name="T213">Útok:</text:span><text:span text:style-name="T268"> Duše + k6 proti </text:span><text:span text:style-name="T997">D</text:span><text:span text:style-name="T996">uši<text:line-break/></text:span><text:span text:style-name="T1037">Trvání:</text:span><text:span text:style-name="T1000"> Počet kol rovný počtu úspěchů</text:span><text:span text:style-name="T996"><text:line-break/></text:span><text:span text:style-name="T1037">Účinek:</text:span><text:span text:style-name="T1000"> </text:span><text:span text:style-name="T1005">Potíže s rovnováhou</text:span><text:span text:style-name="T1000"> </text:span><text:span text:style-name="T1005">(nevýhoda)</text:span></text:p>
                </text:list-header>
              </text:list>
              <text:p text:style-name="P515"><text:span text:style-name="T1061">Každý šaman u sebe má</text:span>: <text:span text:style-name="T215">hojiv</text:span><text:span text:style-name="T216">ou</text:span><text:span text:style-name="T215"> mast</text:span><text:span text:style-name="T269"> </text:span><text:span text:style-name="T265">(prodej 3 st), </text:span><text:span text:style-name="T1034">léčivý lektvar</text:span><text:span text:style-name="T992"> (pokud ho nevypil, </text:span><text:span text:style-name="T993">prodej 1 zl</text:span><text:span text:style-name="T992">). </text:span><text:span text:style-name="T1010">Jeden z nich má s</text:span><text:span text:style-name="T1011">vitek s rituálem </text:span><text:span text:style-name="T1043">p</text:span><text:span text:style-name="T1041">řivolání A</text:span><text:span text:style-name="T1042">rchemedora</text:span><text:span text:style-name="T1011"> </text:span><text:span text:style-name="T1010">(karta) a brašnu s několika váčky – většina jich je prázdných, v jednom je hrst kadidla.</text:span></text:p>
              <text:list text:continue-numbering="true">
                <text:list-header>
                  <text:p text:style-name="P519"><text:span text:style-name="T1041">Přivolání A</text:span><text:span text:style-name="T1042">rchemedora</text:span></text:p>
                  <text:p text:style-name="P524"><text:span text:style-name="T1042">S</text:span><text:span text:style-name="T1040">esílání:</text:span><text:span text:style-name="T1017"> 1 hodina</text:span></text:p>
                  <text:p text:style-name="P519"><text:span text:style-name="T1039">Suroviny:</text:span><text:span text:style-name="T1008"> </text:span><text:span text:style-name="T1010">rituální kruh, </text:span><text:span text:style-name="T1009">h</text:span><text:span text:style-name="T1008">rst kadidla, hrst uhelného prachu, 25 svic, </text:span><text:span text:style-name="T1007">čerstvě prolitá krev tvorů devíti různých druhů</text:span></text:p>
                  <text:p text:style-name="P525"><text:span text:style-name="T902">Tento rituál přivolá démonického strážce Archemedora </text:span><text:span text:style-name="T1006">a zaváže ho k poslušnosti.</text:span></text:p>
                </text:list-header>
              </text:list>
              <text:p text:style-name="P339"><text:span text:style-name="T1060">D</text:span><text:span text:style-name="T1044">émonický strážce</text:span></text:p>
              <text:p text:style-name="P520"><text:span text:style-name="T2">F</text:span><text:span text:style-name="T3">yzička </text:span><text:span text:style-name="T840">7</text:span><text:span text:style-name="T3">, Finesa </text:span><text:span text:style-name="T841">3</text:span><text:span text:style-name="T3">, Duše </text:span><text:span text:style-name="T725">5</text:span><text:span text:style-name="T3">, </text:span><text:span text:style-name="T84">Ž</text:span><text:span text:style-name="T29">ivot</text:span><text:span text:style-name="T84">y</text:span><text:span text:style-name="T3"> </text:span><text:span text:style-name="T723">1</text:span><text:span text:style-name="T842">6</text:span></text:p>
              <text:p text:style-name="P653"><text:span text:style-name="T670">Zbroj:</text:span><text:span text:style-name="T728"> </text:span><text:span text:style-name="T843">2 (siln</text:span><text:span text:style-name="T844">á</text:span><text:span text:style-name="T843"> kůže s magickými runami)</text:span></text:p>
              <text:p text:style-name="P653"><text:span text:style-name="T670">Rychlost:</text:span><text:span text:style-name="T728"> </text:span><text:span text:style-name="T845">na zemi</text:span><text:span text:style-name="T728"> </text:span><text:span text:style-name="T846">jako </text:span><text:span text:style-name="T845">člověk, ve vzduchu jako kůň</text:span></text:p>
              <text:p text:style-name="P653"><text:span text:style-name="T671">Smysly:</text:span><text:span text:style-name="T731"> </text:span><text:span text:style-name="T845">sluch jako kudůk, zrak jako člověk, čich jako pes, infravidění</text:span></text:p>
              <text:p text:style-name="P704"><text:span text:style-name="T499">⚔ </text:span><text:span text:style-name="T669">P</text:span><text:span text:style-name="T705">ařáty, </text:span><text:span text:style-name="T706">rohy</text:span><text:span text:style-name="T705"> nebo kopyta</text:span><text:span text:style-name="T10">:</text:span><text:span text:style-name="T29"> </text:span><text:span text:style-name="T845">7</text:span><text:span text:style-name="T85"> + k6, zranění </text:span><text:span text:style-name="T847">4</text:span></text:p>
              <text:p text:style-name="P704"><text:soft-page-break/><text:span text:style-name="T1034">Vzhled:</text:span><text:span text:style-name="T1060"> </text:span><text:span text:style-name="T987">T</text:span><text:span text:style-name="T988">římetrový </text:span><text:span text:style-name="T989">démon</text:span><text:span text:style-name="T988"> s drápy, kopyty, rohy a velkými křídly</text:span><text:span text:style-name="T990">. </text:span><text:span text:style-name="T991">Ocelově modrou kůži má pokrytou žhnoucími magickými symboly.</text:span></text:p>
            </text:list-item>
          </text:list>
        </text:list-item>
        <text:list-item>
          <text:p text:style-name="P288">Z<text:span text:style-name="T1447">lobr</text:span></text:p>
          <text:p text:style-name="P289">Do úzkých šachet a štol se nevejde.</text:p>
          <text:list>
            <text:list-header>
              <text:p text:style-name="P338">Zlobr jeskynní</text:p>
              <text:p text:style-name="P521"><text:span text:style-name="T2">F</text:span><text:span text:style-name="T3">yzička </text:span><text:span text:style-name="T60">6</text:span><text:span text:style-name="T3">, Finesa </text:span><text:span text:style-name="T60">2</text:span><text:span text:style-name="T3">, Duše </text:span><text:span text:style-name="T60">3</text:span><text:span text:style-name="T725">, </text:span><text:span text:style-name="T726">Ž</text:span><text:span text:style-name="T723">ivot</text:span><text:span text:style-name="T726">y </text:span><text:span text:style-name="T804">15</text:span></text:p>
              <text:p text:style-name="P654"><text:span text:style-name="T670">Zbroj:</text:span><text:span text:style-name="T728"> </text:span><text:span text:style-name="T804">2 (silná kůže)</text:span></text:p>
              <text:p text:style-name="P654"><text:span text:style-name="T670">Rychlost:</text:span><text:span text:style-name="T728"> </text:span><text:span text:style-name="T804">jako </text:span><text:span text:style-name="T805">chůze</text:span></text:p>
              <text:p text:style-name="P654"><text:span text:style-name="T671">Smysly:</text:span><text:span text:style-name="T731"> </text:span><text:span text:style-name="T806">slabý zrak, skvělý čich a sluch</text:span></text:p>
              <text:p text:style-name="P705"><text:span text:style-name="T499">⚔ </text:span><text:span text:style-name="T694">Drápy</text:span><text:span text:style-name="T10">:</text:span><text:span text:style-name="T29"> </text:span><text:span text:style-name="T61">6 + k6, zranění </text:span><text:span text:style-name="T62">2</text:span></text:p>
              <text:p text:style-name="P705"><text:span text:style-name="T499">⚔ </text:span><text:span text:style-name="T694">Důlní kladivo</text:span><text:span text:style-name="T10">:</text:span><text:span text:style-name="T29"> </text:span><text:span text:style-name="T61">6 + k6, zranění </text:span><text:span text:style-name="T62">4</text:span></text:p>
              <text:p text:style-name="P676"><text:span text:style-name="T1448">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p text:style-name="P704"><text:span text:style-name="T177">Vzhled:</text:span> <text:span text:style-name="T1362">Tři metry vysoký zavalitý humanoid s hnědou kůží, kulatou hlavou bez nosu a silnými drápy.</text:span></text:p>
              <text:p text:style-name="P695"><text:span text:style-name="T177">Schopnosti: </text:span><text:span text:style-name="T258">J</text:span><text:span text:style-name="T226">eskynní zlobr regeneruje všechna zranění kromě těch způsobených </text:span><text:span text:style-name="T658">ohněm</text:span><text:span text:style-name="T226"> nebo </text:span><text:span text:style-name="T1363">žíravinou</text:span><text:span text:style-name="T226"> rychlostí 1 život za kolo.</text:span></text:p>
              <text:p text:style-name="P704"><text:span text:style-name="T1032">S</text:span><text:span text:style-name="T1018">labiny:</text:span><text:span text:style-name="T902"> </text:span><text:span text:style-name="T974">Pokud na jeskynního zlobra dopadne přímé sluneční světlo, natrvalo zkamení.</text:span></text:p>
              <text:p text:style-name="P515"><text:span text:style-name="T177">Suroviny:</text:span> <text:span text:style-name="T974">Z krve jeskynního zlobra může alchymista vytěžit 7 magů nebo vyrobit </text:span><text:span text:style-name="T1035">lektvar regenerace</text:span><text:span text:style-name="T974"> (prodej 60 zl).</text:span></text:p>
            </text:list-header>
          </text:list>
        </text:list-item>
      </text:list>
      <text:h text:style-name="Heading_20_3" text:outline-level="3"><text:soft-page-break/>Třináctá šachta</text:h>
      <text:p text:style-name="P182"><text:bookmark text:name="docs-internal-guid-65445f98-7fff-1a3c-3ca6-f339e9524b31"/>1</text:p>
      <text:p text:style-name="P247"><text:span text:style-name="T276">Vodní plocha</text:span> &gt; Temná, neprůhledná a hluboká desítky metrů. Tlusté rudé pijavice, které zraňují zdravé a léčí zraněné <text:span text:style-name="T1444">(za 3kz + 2 životů, jednoho pacienta mohou každý den vyléčit pouze jednou)</text:span>. <text:span text:style-name="T1471">N</text:span>ěkolik metrů pod hladinou <text:span text:style-name="T1471">spí o</text:span>bří chapadlovitá bestie.</text:p>
      <text:list xml:id="list923911702" text:style-name="L73">
        <text:list-header>
          <text:p text:style-name="P340">Chapadlovitá bestie</text:p>
          <text:p text:style-name="P526"><text:span text:style-name="T2">/</text:span><text:span text:style-name="T65">* Velikost </text:span><text:span text:style-name="T80">1</text:span><text:span text:style-name="T83">0</text:span><text:span text:style-name="T65"> (</text:span><text:span text:style-name="T83">1</text:span><text:span text:style-name="T80"> tun</text:span><text:span text:style-name="T83">a</text:span><text:span text:style-name="T65">) */</text:span></text:p>
          <text:p text:style-name="P639"><text:span text:style-name="T210">Tělo</text:span><text:span text:style-name="T211">:</text:span><text:span text:style-name="T829"><text:tab/><text:tab/></text:span><text:span text:style-name="T740">F</text:span><text:span text:style-name="T725">yzička </text:span><text:span text:style-name="T839">6</text:span><text:span text:style-name="T725">, Finesa </text:span><text:span text:style-name="T839">2</text:span><text:span text:style-name="T725">, Duše </text:span><text:span text:style-name="T831">-</text:span><text:span text:style-name="T725">, </text:span><text:span text:style-name="T726">Ž</text:span><text:span text:style-name="T723">ivot</text:span><text:span text:style-name="T726">y: </text:span><text:span text:style-name="T839">16</text:span></text:p>
          <text:p text:style-name="P639"><text:span text:style-name="T702">10 chapadel</text:span><text:span text:style-name="T703">:</text:span><text:span text:style-name="T829"><text:tab/></text:span><text:span text:style-name="T740">F</text:span><text:span text:style-name="T725">yzička </text:span><text:span text:style-name="T839">3</text:span><text:span text:style-name="T725">, Finesa </text:span><text:span text:style-name="T839">4</text:span><text:span text:style-name="T725">, Duše </text:span><text:span text:style-name="T831">-</text:span><text:span text:style-name="T725">, </text:span><text:span text:style-name="T726">Ž</text:span><text:span text:style-name="T723">ivot</text:span><text:span text:style-name="T726">y: </text:span><text:span text:style-name="T839">4</text:span></text:p>
          <text:p text:style-name="P655"><text:span text:style-name="T670">Zbroj:</text:span><text:span text:style-name="T728"> </text:span><text:span text:style-name="T833">t</text:span><text:span text:style-name="T832">ělo má zbroj 2, </text:span><text:span text:style-name="T830">chapadla 0</text:span></text:p>
          <text:p text:style-name="P655"><text:span text:style-name="T670">Rychlost:</text:span><text:span text:style-name="T728"> </text:span><text:span text:style-name="T830">plave mnohem rychleji než</text:span><text:span text:style-name="T833"> </text:span><text:span text:style-name="T834">člověk</text:span></text:p>
          <text:p text:style-name="P655"><text:span text:style-name="T671">Smysly:</text:span><text:span text:style-name="T731"> </text:span><text:span text:style-name="T835">dobrý</text:span><text:span text:style-name="T836"> zrak, </text:span><text:span text:style-name="T837">čich</text:span></text:p>
          <text:p text:style-name="P655"><text:span text:style-name="T672">Detekovatelnost</text:span><text:span text:style-name="T673">:</text:span><text:span text:style-name="T733"> ne</text:span><text:span text:style-name="T838">ní</text:span><text:span text:style-name="T733"> vidět pomocí infravidění</text:span></text:p>
          <text:p text:style-name="P708"><text:span text:style-name="T499">⚔ </text:span><text:span text:style-name="T704">Háky na chapadlech</text:span><text:span text:style-name="T10">:</text:span><text:span text:style-name="T29"> </text:span><text:span text:style-name="T83">4</text:span><text:span text:style-name="T82"> + k6, zranění </text:span><text:span text:style-name="T81">1</text:span></text:p>
          <text:p text:style-name="P708"><text:span text:style-name="T499">⚔ </text:span><text:span text:style-name="T704">Přísavky</text:span><text:span text:style-name="T10">:</text:span><text:span text:style-name="T29"> </text:span><text:span text:style-name="T83">4</text:span><text:span text:style-name="T82"> + k6 </text:span><text:span text:style-name="T81">(nezraňují)</text:span></text:p>
          <text:p text:style-name="P708"><text:span text:style-name="T499">⚔ </text:span><text:span text:style-name="T704">Zobák</text:span><text:span text:style-name="T10">:</text:span><text:span text:style-name="T29"> </text:span><text:span text:style-name="T83">6</text:span><text:span text:style-name="T82"> + k6, zranění </text:span><text:span text:style-name="T83">2</text:span></text:p>
          <text:p text:style-name="P526"><text:span text:style-name="T209">Chapadla:</text:span><text:span text:style-name="T1445"> Každým chapadlem může bez postihu útočit na jiný cíl. Když se postavám podaří vyřadit alespoň 5 chapadel, stáhne se do hlubin.</text:span></text:p>
        </text:list-header>
      </text:list>
      <text:p text:style-name="Standalone_20_Property"><text:span text:style-name="T276">Dřevěná bariéra do 5</text:span> &gt; Hlídaná gobliny z druhé strany. Plná děr pro kopí.</text:p>
      <text:p text:style-name="P182">2</text:p>
      <text:p text:style-name="Standalone_20_Property"><text:soft-page-break/><text:span text:style-name="T276">Kosti</text:span> &gt; Lidské, gobliní i zvířecí, některé rozlámané a požvýkané.</text:p>
      <text:p text:style-name="Standalone_20_Property"><text:span text:style-name="T276">Vysoké stoupající stupně</text:span> &gt; Porostlé jedlým mechem. V mechu <text:span text:style-name="T1472">jsou </text:span>velké čtyřprsté stopy a otisky kloubů (jako od gorily).</text:p>
      <text:p text:style-name="P182">3</text:p>
      <text:p text:style-name="Standalone_20_Property"><text:span text:style-name="T276">Troll</text:span> &gt; Mohutný, čtyřruký trollí mutant. Rychlá regenerace všech zranění nezpůsobených ohněm a kyselinou.</text:p>
      <text:list xml:id="list4271332320" text:style-name="L74">
        <text:list-header>
          <text:p text:style-name="P341">Čtyřruký jeskynní troll</text:p>
        </text:list-header>
      </text:list>
      <text:list xml:id="list3496125029" text:style-name="L75">
        <text:list-header>
          <text:p text:style-name="P527"><text:span text:style-name="T2">F</text:span><text:span text:style-name="T3">yzička </text:span><text:span text:style-name="T60">6</text:span><text:span text:style-name="T3">, Finesa </text:span><text:span text:style-name="T60">2</text:span><text:span text:style-name="T3">, Duše </text:span><text:span text:style-name="T60">3</text:span><text:span text:style-name="T725">, </text:span><text:span text:style-name="T726">Ž</text:span><text:span text:style-name="T723">ivot</text:span><text:span text:style-name="T726">y </text:span><text:span text:style-name="T804">15</text:span></text:p>
          <text:p text:style-name="P656"><text:span text:style-name="T670">Zbroj:</text:span><text:span text:style-name="T728"> </text:span><text:span text:style-name="T804">2 (silná kůže)</text:span></text:p>
          <text:p text:style-name="P656"><text:span text:style-name="T670">Rychlost:</text:span><text:span text:style-name="T728"> </text:span><text:span text:style-name="T804">jako </text:span><text:span text:style-name="T805">chůze</text:span></text:p>
          <text:p text:style-name="P656"><text:span text:style-name="T671">Smysly:</text:span><text:span text:style-name="T731"> </text:span><text:span text:style-name="T806">slabý zrak, skvělý čich a sluch</text:span></text:p>
          <text:p text:style-name="P709"><text:span text:style-name="T499">⚔ </text:span><text:span text:style-name="T694">Drápy</text:span><text:span text:style-name="T10">:</text:span><text:span text:style-name="T29"> </text:span><text:span text:style-name="T61">6 + k6, zranění </text:span><text:span text:style-name="T62">2</text:span></text:p>
          <text:p text:style-name="P710"><text:span text:style-name="T200">R</text:span><text:span text:style-name="T177">egenerace: </text:span><text:span text:style-name="T258">J</text:span><text:span text:style-name="T259">eskynní zlobr regeneruje všechna zranění kromě těch způsobených </text:span><text:span text:style-name="T658">ohněm</text:span><text:span text:style-name="T259"> nebo </text:span><text:span text:style-name="T1363">žíravinou</text:span><text:span text:style-name="T259"> rychlostí 1 život za kolo.</text:span></text:p>
          <text:p text:style-name="P710"><text:span text:style-name="T1032">S</text:span><text:span text:style-name="T1035">labiny:</text:span><text:span text:style-name="T974"> Pokud na jeskynního zlobra dopadne přímé sluneční světlo, natrvalo zkamení.</text:span></text:p>
          <text:p text:style-name="P709"><text:span text:style-name="T200">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list-header>
      </text:list>
      <text:p text:style-name="Standalone_20_Property"><text:soft-page-break/><text:span text:style-name="T276">Pečlivě </text:span><text:span text:style-name="T315">srovnaný</text:span><text:span text:style-name="T276"> sloupec zkrvaveného vybavení</text:span> &gt; Důlnické, gobliní i dobrodružné, bohužel žádné cennosti. Jen pod zohýbanou plátovou zbrojí je skrytý magický bronzový štít s reliéfem vousaté tváře se zavřenýma očima <text:span text:style-name="T1474">(karta </text:span><text:span text:style-name="T219">štít děsu</text:span><text:span text:style-name="T1474">)</text:span>. Je to podobizna Garhaza, pověstného černokněžníka. Při pronesení jeho jména se oči otevřou a kdo do nich pohlédne, propadne panickému strachu.</text:p>
      <text:p text:style-name="P182">4</text:p>
      <text:p text:style-name="Standalone_20_Property"><text:span text:style-name="T276">Hnízdo malé zdivočelé gobliní holčičky</text:span> &gt; Chová se jako agresivní opice. V jejím doupěti je nakradeno 4 zl, 12 st a dva tucty drobných šperků (celkově <text:span text:style-name="T1367">6 zl</text:span>)</text:p>
      <text:list xml:id="list2110233215" text:style-name="L76">
        <text:list-header>
          <text:p text:style-name="P528"><text:span text:style-name="T2">F</text:span><text:span text:style-name="T3">yzička </text:span><text:span text:style-name="T88">1</text:span><text:span text:style-name="T3">, Finesa </text:span><text:span text:style-name="T88">2</text:span><text:span text:style-name="T3">, Duše </text:span><text:span text:style-name="T35">1</text:span><text:span text:style-name="T725">, </text:span><text:span text:style-name="T726">Ž</text:span><text:span text:style-name="T723">ivot</text:span><text:span text:style-name="T726">y </text:span><text:span text:style-name="T851">6</text:span></text:p>
          <text:p text:style-name="P529"><text:span text:style-name="T499">⚔ </text:span><text:span text:style-name="T611">Boj</text:span><text:span text:style-name="T610">:</text:span><text:span text:style-name="T556"> </text:span><text:span text:style-name="T557">2</text:span><text:span text:style-name="T515"> + k6, zranění </text:span><text:span text:style-name="T557">0</text:span></text:p>
        </text:list-header>
      </text:list>
      <text:h text:style-name="P277" text:outline-level="4">5</text:h>
      <text:p text:style-name="Standalone_20_Property"><text:span text:style-name="T276">Osm goblinů</text:span> &gt; Lehké zbroje a kopí. Jeden z nich má vlčí tlamu trčící z hrudi, jeden další má pevné šupiny, a další má namísto krve kyselinu.</text:p>
      <text:list xml:id="list2778760546" text:style-name="L77">
        <text:list-header>
          <text:p text:style-name="P531"><text:span text:style-name="T2">F</text:span><text:span text:style-name="T3">yzička </text:span><text:span text:style-name="T35">2</text:span><text:span text:style-name="T3">, Finesa </text:span><text:span text:style-name="T35">3</text:span><text:span text:style-name="T3">, Duše </text:span><text:span text:style-name="T35">1</text:span><text:span text:style-name="T725">, </text:span><text:span text:style-name="T726">Ž</text:span><text:span text:style-name="T723">ivot</text:span><text:span text:style-name="T726">y </text:span><text:span text:style-name="T761">7</text:span></text:p>
          <text:p text:style-name="P674"><text:span text:style-name="T50">Z</text:span><text:span text:style-name="T1">broj:</text:span><text:span text:style-name="T20"> 1 (lehká zbroj), </text:span><text:span text:style-name="T24">goblin se šupinami 2</text:span></text:p>
          <text:p text:style-name="P530"><text:span text:style-name="T499">⚔ </text:span><text:span text:style-name="T582">K</text:span><text:span text:style-name="T605">opí</text:span><text:span text:style-name="T576">:</text:span><text:span text:style-name="T509"> </text:span><text:span text:style-name="T516">3</text:span><text:span text:style-name="T515"> + k6, zranění </text:span><text:span text:style-name="T516">1</text:span></text:p>
          <text:p text:style-name="P534"><text:span text:style-name="T516">U </text:span><text:span text:style-name="T509">sebe mají dohromady 3 valouny stříbra (1 zl za každý)</text:span></text:p>
        </text:list-header>
      </text:list>
      <text:p text:style-name="P244">Improvizovaná balista a barikády s bodci</text:p>
      <text:list xml:id="list3404381099" text:style-name="L78">
        <text:list-header>
          <text:p text:style-name="P535"><text:span text:style-name="T499">⚔ </text:span><text:span text:style-name="T606">Balista</text:span><text:span text:style-name="T576">:</text:span><text:span text:style-name="T509"> </text:span><text:span text:style-name="T549">Zranění 4, několik minut nabíjení</text:span></text:p>
        </text:list-header>
      </text:list>
      <text:p text:style-name="P182">6</text:p>
      <text:p text:style-name="Standalone_20_Property"><text:soft-page-break/><text:span text:style-name="T276">U stěny uvázaní tři důlníci</text:span><text:span text:style-name="T317"> </text:span><text:span text:style-name="T330">(Ro</text:span><text:span text:style-name="T331">m</text:span><text:span text:style-name="T330">bi, Belefus a Dlouhán)</text:span> &gt; Slabí a zoufalí. <text:span text:style-name="T1475">Dlouhán</text:span> je porostlý hustou srstí a prosí o smrt. Údajně byl vystaven nějaké zelené břečce.</text:p>
      <text:p text:style-name="Standalone_20_Property"><text:span text:style-name="T276">Ohniště s kotlem</text:span> &gt; Ve vývaru kusy důlníků.</text:p>
      <text:p text:style-name="P182">7</text:p>
      <text:p text:style-name="P244">Hromada rozličného harampádí<text:span text:style-name="T317"> </text:span><text:span text:style-name="T349">&gt; M</text:span><text:span text:style-name="T122">ěděné trubky, železné tyče, šrouby, svorky, velké kusy kůže, řemeny, nýty, spousta dřevěných trámků, lišt a prken.</text:span></text:p>
      <text:p text:style-name="Standalone_20_Property"><text:span text:style-name="T276">Pracovní stůl plný vynálezů</text:span> &gt; Rukavice s přidělanými čepelemi na kloubech, velká kuše na střelbu dřevěných bodců <text:span text:style-name="T1478">(zranění 2, krátký dostřel)</text:span> a několikery zjevně nedokončené rozřezané dudy.</text:p>
      <text:p text:style-name="P182">8</text:p>
      <text:p text:style-name="P246"><text:span text:style-name="T276">Podlaha chodby i místnosti je naplněná bahnem</text:span> &gt; Při šamanově smrti ztuhne jako cement.</text:p>
      <text:p text:style-name="Standalone_20_Property"><text:span text:style-name="T276">Vrásčitý gobliní šaman pokrytý pijavicemi z 1</text:span> &gt; Drzý, vesmeš nepohyblivý, nebude bojovat. Tvrdí, že kdo ho zabije, zemře <text:span text:style-name="T1492">(mluví lámanou obecnou řečí)</text:span>. Když zemře, jeho tělo se rozzáří a povolá tři krvežíznivé démon<text:span text:style-name="T1479">ické dvouhlavé psy</text:span>.</text:p>
      <text:list xml:id="list546003955" text:style-name="L79">
        <text:list-header>
          <text:p text:style-name="P342">Šaman</text:p>
        </text:list-header>
      </text:list>
      <text:list xml:id="list2948717172" text:style-name="L80">
        <text:list-header>
          <text:p text:style-name="P536"><text:span text:style-name="T2">F</text:span><text:span text:style-name="T3">yzička </text:span><text:span text:style-name="T86">1</text:span><text:span text:style-name="T3">, Finesa </text:span><text:span text:style-name="T86">2</text:span><text:span text:style-name="T3">, Duše </text:span><text:span text:style-name="T87">4</text:span><text:span text:style-name="T725">, </text:span><text:span text:style-name="T726">Ž</text:span><text:span text:style-name="T723">ivot</text:span><text:span text:style-name="T726">y </text:span><text:span text:style-name="T848">6</text:span></text:p>
          <text:p text:style-name="P343"><text:span text:style-name="T882">Démonický d</text:span><text:span text:style-name="T881">vouhlavý pes</text:span></text:p>
          <text:p text:style-name="P537"><text:span text:style-name="T2">F</text:span><text:span text:style-name="T3">yzička </text:span><text:span text:style-name="T840">4</text:span><text:span text:style-name="T3">, Finesa </text:span><text:span text:style-name="T725">2</text:span><text:span text:style-name="T3">, Duše </text:span><text:span text:style-name="T725">4</text:span><text:span text:style-name="T3">, </text:span><text:span text:style-name="T84">Ž</text:span><text:span text:style-name="T29">ivot</text:span><text:span text:style-name="T84">y </text:span><text:span text:style-name="T723">1</text:span><text:span text:style-name="T840">1</text:span></text:p>
          <text:p text:style-name="P657"><text:span text:style-name="T670">Rychlost:</text:span><text:span text:style-name="T728"> </text:span><text:span text:style-name="T846">jako p</text:span><text:span text:style-name="T840">es</text:span></text:p>
          <text:p text:style-name="P657"><text:span text:style-name="T671">Smysly:</text:span><text:span text:style-name="T731"> </text:span><text:span text:style-name="T846">jako p</text:span><text:span text:style-name="T840">es</text:span></text:p>
          <text:p text:style-name="P712"><text:soft-page-break/><text:span text:style-name="T499">⚔ </text:span><text:span text:style-name="T669">Z</text:span><text:span text:style-name="T708">uby</text:span><text:span text:style-name="T10">:</text:span><text:span text:style-name="T29"> </text:span><text:span text:style-name="T846">5</text:span><text:span text:style-name="T85"> + k6, zranění </text:span><text:span text:style-name="T846">1</text:span></text:p>
          <text:p text:style-name="P712"><text:span text:style-name="T177">Vzhled:</text:span> <text:span text:style-name="T987">Č</text:span><text:span text:style-name="T990">erný dvouhlavý pes velký jako doga.</text:span></text:p>
          <text:p text:style-name="P713"><text:span text:style-name="T709">Dvě hlavy</text:span><text:span text:style-name="T667">:</text:span><text:span text:style-name="T722"> </text:span><text:span text:style-name="T852">B</text:span><text:span text:style-name="T841">ez postihu útoč</text:span><text:span text:style-name="T852">í</text:span><text:span text:style-name="T841"> na dva protivníky najednou.</text:span></text:p>
        </text:list-header>
      </text:list>
      <text:p text:style-name="P182">9</text:p>
      <text:p text:style-name="Standalone_20_Property"><text:span text:style-name="T276">Chodba vedoucí nad stropem 1</text:span> &gt; Část podlahy je iluzorní <text:span text:style-name="T1480">(5 + k6 proti Finese na zachycení)</text:span>. <text:span text:style-name="T1473">Pád</text:span> do vody <text:span text:style-name="T1473">je bezpečný, ale</text:span> probudí chapadlovitou bestii <text:span text:style-name="T1473">(viz 1)</text:span>.</text:p>
      <text:h text:style-name="P277" text:outline-level="4">10</text:h>
      <text:p text:style-name="Standalone_20_Property"><text:span text:style-name="T276">Prázdná místnost</text:span> &gt; Při výraznějším hluku troll z 3 rozrazí gobliny postavenou kamen<text:span text:style-name="T1368">n</text:span>ou bariéru a zaútočí.</text:p>
      <text:p text:style-name="P182">11</text:p>
      <text:p text:style-name="Standalone_20_Property"><text:span text:style-name="T1369">Nad vstupními dveřmi je připraven kastrol plný jedovatých brouků</text:span> &gt; Spadne na prvního, kdo neopatrně projde.</text:p>
      <text:list xml:id="list1813646813" text:style-name="L81">
        <text:list-header>
          <text:p text:style-name="P538"><text:span text:style-name="T221">Jed </text:span><text:span text:style-name="T223">z brouků</text:span><text:line-break/>10 + k6 proti Fyzičce<text:line-break/><text:span text:style-name="T177">Aplikace:</text:span> kontaktem s pokožkou<text:line-break/><text:span text:style-name="T218">Příznaky:</text:span><text:span text:style-name="T1481"> Silná bolest břicha, slinění, ztráta chuti, zfialovění dásní.</text:span></text:p>
        </text:list-header>
      </text:list>
      <text:p text:style-name="Standalone_20_Property"><text:span text:style-name="T276">Tři kamenné stojany</text:span> &gt; Na nich dort, váza a vycpaný králík. Všechno naplněné jedovatými brouky <text:span text:style-name="T1482">(účinky jedu viz 11)</text:span>.</text:p>
      <text:p text:style-name="P248"><text:span text:style-name="T276">Balvan</text:span> &gt; Pod ním uvězněná malá opečovávaná kolonie jedovat<text:span text:style-name="T1370">ý</text:span>ch brouků <text:span text:style-name="T1482">(účinky jedu viz 11)</text:span>.</text:p>
      <text:p text:style-name="P182">12</text:p>
      <text:p text:style-name="Standalone_20_Property"><text:soft-page-break/><text:span text:style-name="T276">Nehybný nemrtvý ogr</text:span> &gt; Zaútočí, jen pokud se postavy přiblíží nebo zaútočí první. V břiše má zašité tři zombie gobliny.</text:p>
      <text:list xml:id="list4237569453" text:style-name="L82">
        <text:list-header>
          <text:p text:style-name="P344">Nemrtvý ogr</text:p>
          <text:p text:style-name="P426"><text:span text:style-name="T2">/</text:span><text:span text:style-name="T65">* Velikost</text:span><text:span text:style-name="T89"> </text:span><text:span text:style-name="T60">9</text:span><text:span text:style-name="T65"> (</text:span><text:span text:style-name="T89">5</text:span><text:span text:style-name="T60">00</text:span><text:span text:style-name="T65"> kg), </text:span><text:span text:style-name="T90">+4 životy za nemrtvého</text:span><text:span text:style-name="T65"> */</text:span></text:p>
          <text:p text:style-name="P539"><text:span text:style-name="T2">F</text:span><text:span text:style-name="T3">yzička </text:span><text:span text:style-name="T60">6</text:span><text:span text:style-name="T3">, Finesa </text:span><text:span text:style-name="T60">2</text:span><text:span text:style-name="T3">, Duše </text:span><text:span text:style-name="T60">3</text:span><text:span text:style-name="T725">, </text:span><text:span text:style-name="T726">Ž</text:span><text:span text:style-name="T723">ivot</text:span><text:span text:style-name="T726">y </text:span><text:span text:style-name="T804">1</text:span><text:span text:style-name="T853">9</text:span></text:p>
          <text:p text:style-name="P658"><text:span text:style-name="T670">Zbroj:</text:span><text:span text:style-name="T728"> </text:span><text:span text:style-name="T853">1</text:span><text:span text:style-name="T804"> (silná kůže)</text:span></text:p>
          <text:p text:style-name="P658"><text:span text:style-name="T670">Rychlost:</text:span><text:span text:style-name="T728"> </text:span><text:span text:style-name="T804">jako </text:span><text:span text:style-name="T805">chůze</text:span></text:p>
          <text:p text:style-name="P659"><text:span text:style-name="T671">Smysly:</text:span><text:span text:style-name="T731"> </text:span><text:span text:style-name="T732">magický zrak a sluch</text:span></text:p>
          <text:p text:style-name="P659"><text:span text:style-name="T672">Detekovatelnost</text:span><text:span text:style-name="T673">:</text:span><text:span text:style-name="T733"> </text:span><text:span text:style-name="T734">není</text:span><text:span text:style-name="T733"> vidět pomocí infravidění</text:span></text:p>
          <text:p text:style-name="P714"><text:span text:style-name="T499">⚔<text:tab/></text:span><text:span text:style-name="T710">Pěsti</text:span><text:span text:style-name="T10">:</text:span><text:span text:style-name="T29"> </text:span><text:span text:style-name="T61">6 + k6, zranění </text:span><text:span text:style-name="T90">1</text:span></text:p>
          <text:p text:style-name="P541"><text:span text:style-name="T9">Nadlidská síla:</text:span><text:span text:style-name="T1"> +1 zranění</text:span></text:p>
          <text:p text:style-name="P375">Zombie goblin</text:p>
          <text:p text:style-name="P540"><text:span text:style-name="T2">/</text:span><text:span text:style-name="T65">* Velikost </text:span><text:span text:style-name="T94">5</text:span><text:span text:style-name="T65"> (</text:span><text:span text:style-name="T94">5</text:span><text:span text:style-name="T4">0</text:span><text:span text:style-name="T65"> kg) */</text:span></text:p>
          <text:p text:style-name="P540"><text:span text:style-name="T2">F</text:span><text:span text:style-name="T3">yzička </text:span><text:span text:style-name="T4">3</text:span><text:span text:style-name="T3">, Finesa </text:span><text:span text:style-name="T4">1</text:span><text:span text:style-name="T3">, Duše </text:span><text:span text:style-name="T5">-</text:span><text:span text:style-name="T725">, </text:span><text:span text:style-name="T726">Ž</text:span><text:span text:style-name="T723">ivot</text:span><text:span text:style-name="T726">y </text:span><text:span text:style-name="T727">1</text:span><text:span text:style-name="T854">2</text:span></text:p>
          <text:p text:style-name="P660"><text:span text:style-name="T670">Rychlost:</text:span><text:span text:style-name="T728"> </text:span><text:span text:style-name="T729">jako </text:span><text:span text:style-name="T730">chůze</text:span></text:p>
          <text:p text:style-name="P660"><text:span text:style-name="T671">Smysly:</text:span><text:span text:style-name="T731"> </text:span><text:span text:style-name="T732">magický zrak a sluch</text:span></text:p>
          <text:p text:style-name="P660"><text:span text:style-name="T672">Detekovatelnost</text:span><text:span text:style-name="T673">: </text:span><text:span text:style-name="T734">není</text:span><text:span text:style-name="T733"> vidět pomocí infravidění</text:span></text:p>
          <text:p text:style-name="P715"><text:span text:style-name="T499">⚔ </text:span><text:span text:style-name="T668">Pařáty</text:span><text:span text:style-name="T669">:</text:span><text:span text:style-name="T723"> </text:span><text:span text:style-name="T724">3 + k6, zranění 1</text:span></text:p>
          <text:p text:style-name="P715"><text:span text:style-name="T499">⚔ </text:span><text:span text:style-name="T669">Z</text:span><text:span text:style-name="T679">uby</text:span><text:span text:style-name="T10">:</text:span><text:span text:style-name="T29"> </text:span><text:span text:style-name="T92">3 + k6, zranění 0</text:span></text:p>
          <text:p text:style-name="P543"><text:span text:style-name="Emphasis"><text:span text:style-name="T395">♨</text:span></text:span><text:span text:style-name="Emphasis"><text:span text:style-name="T396"> </text:span></text:span><text:span text:style-name="T92">S</text:span><text:span text:style-name="T1">ilný </text:span><text:span text:style-name="T93">mrtvolný</text:span><text:span text:style-name="T1"> zápach.</text:span></text:p>
          <text:p text:style-name="P716"><text:span text:style-name="T16">Léčení</text:span><text:span text:style-name="T9">:</text:span><text:span text:style-name="T1"> </text:span><text:span text:style-name="T91">Zombie </text:span><text:span text:style-name="T94">goblin</text:span><text:span text:style-name="T91"> se léčí požíráním čerstvého masa, mozku </text:span><text:span text:style-name="T94">nebo </text:span><text:span text:style-name="T91">vnitřností. Každou minutu krmení si vyléčí jeden život.</text:span></text:p>
        </text:list-header>
      </text:list>
      <text:p text:style-name="P182"><text:soft-page-break/>13</text:p>
      <text:p text:style-name="Standalone_20_Property"><text:span text:style-name="T27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6"/>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8"/>
          </table:table-cell>
          <table:table-cell table:style-name="Table1.A1" office:value-type="string">
            <text:p text:style-name="P225">8</text:p>
          </table:table-cell>
          <table:table-cell table:style-name="Table1.A1" office:value-type="string">
            <text:p text:style-name="P225">1</text:p>
          </table:table-cell>
          <table:table-cell table:style-name="Table1.A1" office:value-type="string">
            <text:p text:style-name="P225">7</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6</text:p>
          </table:table-cell>
          <table:table-cell table:style-name="Table1.A1" office:value-type="string">
            <text:p text:style-name="P198"/>
          </table:table-cell>
          <table:table-cell table:style-name="Table1.A1" office:value-type="string">
            <text:p text:style-name="P225">5</text:p>
          </table:table-cell>
        </table:table-row>
        <table:table-row>
          <table:table-cell table:style-name="Table1.A1" office:value-type="string">
            <text:p text:style-name="P225">7</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4</text:p>
          </table:table-cell>
          <table:table-cell table:style-name="Table1.A1" office:value-type="string">
            <text:p text:style-name="P198"/>
          </table:table-cell>
        </table:table-row>
        <table:table-row>
          <table:table-cell table:style-name="Table1.A1" office:value-type="string">
            <text:p text:style-name="P225">2</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6</text:p>
          </table:table-cell>
          <table:table-cell table:style-name="Table1.A1" office:value-type="string">
            <text:p text:style-name="P225">7</text:p>
          </table:table-cell>
          <table:table-cell table:style-name="Table1.A1" office:value-type="string">
            <text:p text:style-name="P225">1</text:p>
          </table:table-cell>
          <table:table-cell table:style-name="Table1.A1" office:value-type="string">
            <text:p text:style-name="P225">9</text:p>
          </table:table-cell>
        </table:table-row>
        <table:table-row>
          <table:table-cell table:style-name="Table1.A1" office:value-type="string">
            <text:p text:style-name="P225">3</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6</text:p>
          </table:table-cell>
          <table:table-cell table:style-name="Table1.A1" office:value-type="string">
            <text:p text:style-name="P198"/>
          </table:table-cell>
          <table:table-cell table:style-name="Table1.A1" office:value-type="string">
            <text:p text:style-name="P225">5</text:p>
          </table:table-cell>
          <table:table-cell table:style-name="Table1.A1" office:value-type="string">
            <text:p text:style-name="P198"/>
          </table:table-cell>
          <table:table-cell table:style-name="Table1.A1" office:value-type="string">
            <text:p text:style-name="P198"/>
          </table:table-cell>
        </table:table-row>
        <table:table-row>
          <table:table-cell table:style-name="Table1.A1" office:value-type="string">
            <text:p text:style-name="P198"/>
          </table:table-cell>
          <table:table-cell table:style-name="Table1.A1" office:value-type="string">
            <text:p text:style-name="P225">5</text:p>
          </table:table-cell>
          <table:table-cell table:style-name="Table1.A1" office:value-type="string">
            <text:p text:style-name="P225">8</text:p>
          </table:table-cell>
          <table:table-cell table:style-name="Table1.A1" office:value-type="string">
            <text:p text:style-name="P225">4</text:p>
          </table:table-cell>
          <table:table-cell table:style-name="Table1.A1" office:value-type="string">
            <text:p text:style-name="P198"/>
          </table:table-cell>
          <table:table-cell table:style-name="Table1.A1" office:value-type="string">
            <text:p text:style-name="P225">3</text:p>
          </table:table-cell>
          <table:table-cell table:style-name="Table1.A1" office:value-type="string">
            <text:p text:style-name="P225">9</text:p>
          </table:table-cell>
          <table:table-cell table:style-name="Table1.A1" office:value-type="string">
            <text:p text:style-name="P225">6</text:p>
          </table:table-cell>
          <table:table-cell table:style-name="Table1.A1" office:value-type="string">
            <text:p text:style-name="P198"/>
          </table:table-cell>
        </table:table-row>
        <table:table-row>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7</text:p>
          </table:table-cell>
          <table:table-cell table:style-name="Table1.A1" office:value-type="string">
            <text:p text:style-name="P198"/>
          </table:table-cell>
          <table:table-cell table:style-name="Table1.A1" office:value-type="string">
            <text:p text:style-name="P225">2</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8</text:p>
          </table:table-cell>
        </table:table-row>
        <table:table-row>
          <table:table-cell table:style-name="Table1.A1" office:value-type="string">
            <text:p text:style-name="P225">8</text:p>
          </table:table-cell>
          <table:table-cell table:style-name="Table1.A1" office:value-type="string">
            <text:p text:style-name="P225">7</text:p>
          </table:table-cell>
          <table:table-cell table:style-name="Table1.A1" office:value-type="string">
            <text:p text:style-name="P225">3</text:p>
          </table:table-cell>
          <table:table-cell table:style-name="Table1.A1" office:value-type="string">
            <text:p text:style-name="P225">6</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4</text:p>
          </table:table-cell>
        </table:table-row>
        <table:table-row>
          <table:table-cell table:style-name="Table1.A1" office:value-type="string">
            <text:p text:style-name="P198"/>
          </table:table-cell>
          <table:table-cell table:style-name="Table1.A1" office:value-type="string">
            <text:p text:style-name="P225">1</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6</text:p>
          </table:table-cell>
        </table:table-row>
        <table:table-row>
          <table:table-cell table:style-name="Table1.A1" office:value-type="string">
            <text:p text:style-name="P225">6</text:p>
          </table:table-cell>
          <table:table-cell table:style-name="Table1.A1" office:value-type="string">
            <text:p text:style-name="P198"/>
          </table:table-cell>
          <table:table-cell table:style-name="Table1.A1" office:value-type="string">
            <text:p text:style-name="P225">9</text:p>
          </table:table-cell>
          <table:table-cell table:style-name="Table1.A1" office:value-type="string">
            <text:p text:style-name="P198"/>
          </table:table-cell>
          <table:table-cell table:style-name="Table1.A1" office:value-type="string">
            <text:p text:style-name="P198"/>
          </table:table-cell>
          <table:table-cell table:style-name="Table1.A1" office:value-type="string">
            <text:p text:style-name="P225">4</text:p>
          </table:table-cell>
          <table:table-cell table:style-name="Table1.A1" office:value-type="string">
            <text:p text:style-name="P225">3</text:p>
          </table:table-cell>
          <table:table-cell table:style-name="Table1.A1" office:value-type="string">
            <text:p text:style-name="P225">5</text:p>
          </table:table-cell>
          <table:table-cell table:style-name="Table1.A1" office:value-type="string">
            <text:p text:style-name="P198"/>
          </table:table-cell>
        </table:table-row>
      </table:table>
      <text:p text:style-name="P179"/>
      <text:p text:style-name="Text_20_body"><text:span text:style-name="T177">Pravidla sudoku:</text:span> Do prázdných polí doplňte čísla od 1 do 9 tak, aby se <text:span text:style-name="T1483">v každém řádku, každém sloupci a každém čtverci 3x3</text:span> každé číslo nacházelo právě jedenkrát.</text:p>
      <text:p text:style-name="P182"><text:soft-page-break/>14</text:p>
      <text:p text:style-name="Standalone_20_Property"><text:span text:style-name="T276">Dva svázaní důlníci</text:span><text:span text:style-name="T317"> </text:span><text:span text:style-name="T332">(Peskel a Lar</text:span><text:span text:style-name="T333">d</text:span><text:span text:style-name="T332">)</text:span> &gt; Slabost, roubíky, stopy po pijavicích, horečka.</text:p>
      <text:p text:style-name="P244">Prázdný kožený vak</text:p>
      <text:h text:style-name="P277" text:outline-level="4">15</text:h>
      <text:p text:style-name="Standalone_20_Property"><text:span text:style-name="T276">Nákladní prostor vesmírné lodi</text:span> &gt; V případě ohně (např. pochodně) <text:span text:style-name="T1485">vyhlásí mechanickým hlasem poplach a pokud do třiceti vteřin oheň nezhasne,</text:span> uzavře všechny východy a na několik minut vysaje vzduch z místnosti.</text:p>
      <text:p text:style-name="Standalone_20_Property"><text:span text:style-name="T276">Bedny</text:span> &gt; Jsou ocelové a zapečetěné. <text:span text:style-name="T1484">Uvnitř jsou samoohřevné balíčky potravin.</text:span></text:p>
      <text:p text:style-name="Standalone_20_Property"><text:span text:style-name="T276">Ve stěně je červená skříňka</text:span> &gt; Obsahuje dýchací masku (náplň na 60 minut) a léčivou pěnu ve spreji (náplň na tři použití, <text:span text:style-name="T1486">léčí 4 + 5kz životů</text:span>).</text:p>
      <text:p text:style-name="P182">16</text:p>
      <text:p text:style-name="Standalone_20_Property"><text:span text:style-name="T276">Muž v oranžové přiléhavé uniformě</text:span> &gt; Leží v bezvědomí. Probere se, <text:span text:style-name="T1487">když na něj někdo promluví, nebo se ho něco dotkne</text:span>. Je to android, který věří, že lidé jsou nižší forma života a měli by sloužit nebo být vyhlazeni. On způsobil ztroskotání lodi.</text:p>
      <text:list xml:id="list983407810" text:style-name="L83">
        <text:list-header>
          <text:p text:style-name="P345">Android</text:p>
          <text:p text:style-name="P427">/* Velikost 6, +4 životy za mechanické tělo */</text:p>
          <text:p text:style-name="P544"><text:span text:style-name="T2">F</text:span><text:span text:style-name="T3">yzička </text:span><text:span text:style-name="T60">6</text:span><text:span text:style-name="T3">, Finesa </text:span><text:span text:style-name="T96">5</text:span><text:span text:style-name="T3">, Duše </text:span><text:span text:style-name="T60">-</text:span><text:span text:style-name="T725">, </text:span><text:span text:style-name="T726">Ž</text:span><text:span text:style-name="T723">ivot</text:span><text:span text:style-name="T726">y </text:span><text:span text:style-name="T804">1</text:span><text:span text:style-name="T855">6</text:span></text:p>
          <text:p text:style-name="P661"><text:span text:style-name="T670">Rychlost:</text:span><text:span text:style-name="T728"> </text:span><text:span text:style-name="T804">jako </text:span><text:span text:style-name="T805">chůze</text:span></text:p>
          <text:p text:style-name="P661"><text:span text:style-name="T671">Smysly:</text:span><text:span text:style-name="T731"> </text:span><text:span text:style-name="T855">výborné elektronické smysly</text:span></text:p>
          <text:p text:style-name="P717"><text:soft-page-break/><text:span text:style-name="T499">⚔ </text:span><text:span text:style-name="T710">Pěsti</text:span><text:span text:style-name="T10">:</text:span><text:span text:style-name="T29"> </text:span><text:span text:style-name="T61">6 + k6, zranění </text:span><text:span text:style-name="T90">1</text:span></text:p>
          <text:p text:style-name="P542"><text:span text:style-name="T9">Nadlidská síla:</text:span><text:span text:style-name="T1"> +1 zranění</text:span></text:p>
        </text:list-header>
      </text:list>
      <text:p text:style-name="Standalone_20_Property"><text:span text:style-name="T276">Motor</text:span> &gt; Nefunkční. Schází mu zdroj energie.</text:p>
      <text:p text:style-name="P182">17</text:p>
      <text:p text:style-name="Standalone_20_Property"><text:span text:style-name="T27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71">š</text:span>ímu, který sen<text:span text:style-name="T1488">z</text:span>ory našli, takže musí být poblíž.</text:p>
      <text:p text:style-name="Standalone_20_Property"><text:span text:style-name="T276">Cryo</text:span><text:span text:style-name="T316">box</text:span> &gt; Muž v modré přiléhavé uniformě zmrazený za oválným sklem.</text:p>
      <text:p text:style-name="P249"><text:span text:style-name="T276">Ve stěně je červená skříňka</text:span> &gt; Obsahuje laserový blaster <text:s/>a opasek s maskovacím zařízením (baterie na 10 minut neviditelnosti).</text:p>
      <text:list xml:id="list22863207" text:style-name="L84">
        <text:list-header>
          <text:p text:style-name="P346">Laserový blaster</text:p>
        </text:list-header>
      </text:list>
      <text:list xml:id="list1540033817" text:style-name="L85">
        <text:list-header>
          <text:p text:style-name="P718"><text:span text:style-name="T1489">Zranění 2, krátký dostřel, </text:span>baterie vydrží na 50 výstřelů.</text:p>
        </text:list-header>
      </text:list>
      <text:p text:style-name="P254"/>
      <text:p text:style-name="P182">18</text:p>
      <text:p text:style-name="Standalone_20_Property"><text:span text:style-name="T276">Šest goblinů</text:span> &gt; Kyje a oštěpy. Jeden z nich má zvětšenou hlavu s výraznými zelenými žilami. Je ozbrojen dudům podobným plamenometem a snaží se ostatní přesvědčit, aby přestali poslouchat Matku <text:span text:style-name="T1493">(mluví obecnou skřetí řečí)</text:span>.</text:p>
      <text:list xml:id="list781359301" text:style-name="L86">
        <text:list-header>
          <text:p text:style-name="P545"><text:span text:style-name="T2">F</text:span><text:span text:style-name="T3">yzička </text:span><text:span text:style-name="T35">2</text:span><text:span text:style-name="T3">, Finesa </text:span><text:span text:style-name="T35">3</text:span><text:span text:style-name="T3">, Duše </text:span><text:span text:style-name="T35">1</text:span><text:span text:style-name="T725">, </text:span><text:span text:style-name="T726">Ž</text:span><text:span text:style-name="T723">ivot</text:span><text:span text:style-name="T726">y </text:span><text:span text:style-name="T761">7</text:span></text:p>
          <text:p text:style-name="P675"><text:span text:style-name="T50">Z</text:span><text:span text:style-name="T1">broj:</text:span><text:span text:style-name="T20"> 1 (lehká zbroj)</text:span></text:p>
          <text:p text:style-name="P545"><text:soft-page-break/><text:span text:style-name="T499">⚔ </text:span><text:span text:style-name="T607">Oštěp</text:span><text:span text:style-name="T576">:</text:span><text:span text:style-name="T509"> </text:span><text:span text:style-name="T516">3</text:span><text:span text:style-name="T515"> + k6, zranění </text:span><text:span text:style-name="T516">1</text:span></text:p>
          <text:p text:style-name="P545"><text:span text:style-name="T499">⚔ </text:span><text:span text:style-name="T607">Kyj</text:span><text:span text:style-name="T582">:</text:span><text:span text:style-name="T516"> </text:span><text:span text:style-name="T550">2</text:span><text:span text:style-name="T515"> + k6, zranění </text:span><text:span text:style-name="T516">1</text:span></text:p>
          <text:p text:style-name="P347"><text:span text:style-name="T627">Improvizovaný p</text:span><text:span text:style-name="T626">lamenomet</text:span></text:p>
          <text:p text:style-name="P546"><text:span text:style-name="T509">Fines + k6 proti Finese, zranění 3kz ohněm. Zasahuje vše v </text:span><text:span text:style-name="T576">kontaktní vzdálenosti</text:span><text:span text:style-name="T509"> před plamenometem.</text:span></text:p>
          <text:p text:style-name="P547"><text:span text:style-name="T509">Při každém zášlehu je šance 1 ze 6, </text:span><text:span text:style-name="T551">že</text:span><text:span text:style-name="T509"> místo útoku zraní za 3kz ohněm plamenometčíka a plamenomet </text:span><text:span text:style-name="T552">se</text:span><text:span text:style-name="T509"> zničí.</text:span></text:p>
        </text:list-header>
      </text:list>
      <text:p text:style-name="P244">Ohniště</text:p>
      <text:p text:style-name="P244">Podél stěn slamníky</text:p>
      <text:p text:style-name="P182">19</text:p>
      <text:p text:style-name="P244">Na hácích ze stropu zavěšená vykuchaná těla psů a důlníků</text:p>
      <text:p text:style-name="P241">Tajné kamenné dveře vedou do 22</text:p>
      <text:h text:style-name="P277" text:outline-level="4">20</text:h>
      <text:p text:style-name="Standalone_20_Property"><text:span text:style-name="T276">Organické stěny</text:span> &gt; Krvácejí z řezných ran. Pokud jim pomůžete (kouzlem, lektvarem, zašitím, vymytím apod.), místnost zrůžoví a začne vá<text:span text:style-name="T1490">m</text:span> po<text:span text:style-name="T1490">máhat</text:span>. Otevírat “dveře”, vypouštět léčivý nebo smrtelný plyn apod.</text:p>
      <text:p text:style-name="P182">21</text:p>
      <text:p text:style-name="P250"><text:span text:style-name="T276">Obrovská gobliní matrona</text:span> &gt; Morbidně obézní, tři páry prsů a rukou, čtyři nohy a ocas. Dokáže vychrchlat a plivnout kyselin<text:span text:style-name="T1491">u</text:span> až za propast.</text:p>
      <text:list xml:id="list342008670" text:style-name="L87">
        <text:list-header>
          <text:p text:style-name="P376">Zmutovaná gobliní matrona</text:p>
          <text:p text:style-name="P548"><text:soft-page-break/><text:span text:style-name="T2">/</text:span><text:span text:style-name="T97">* </text:span><text:span text:style-name="T98">velikost 8 */</text:span></text:p>
          <text:p text:style-name="P548"><text:span text:style-name="T2">F</text:span><text:span text:style-name="T3">yzička </text:span><text:span text:style-name="T98">5</text:span><text:span text:style-name="T3">, Finesa </text:span><text:span text:style-name="T98">1</text:span><text:span text:style-name="T3">, Duše </text:span><text:span text:style-name="T98">3</text:span><text:span text:style-name="T725">, </text:span><text:span text:style-name="T726">Ž</text:span><text:span text:style-name="T723">ivot</text:span><text:span text:style-name="T726">y </text:span><text:span text:style-name="T856">13</text:span></text:p>
          <text:p text:style-name="P549"><text:span text:style-name="T711">R</text:span><text:span text:style-name="T667">ychlost:</text:span><text:span text:style-name="T722"> jako chůze<text:line-break/></text:span><text:span text:style-name="T671">Smysly:</text:span><text:span text:style-name="T731"> </text:span><text:span text:style-name="T776">čich a chuť </text:span><text:span text:style-name="T777">jako člověk, výborný sluch </text:span><text:span text:style-name="T776">a vidění v šeru</text:span></text:p>
          <text:p text:style-name="P719"><text:span text:style-name="T499">⚔ </text:span><text:span text:style-name="T608">Plivnutí kyseliny</text:span><text:span text:style-name="T581">:</text:span><text:span text:style-name="T515"> </text:span><text:span text:style-name="T554">5</text:span><text:span text:style-name="T515"> + k6, zranění </text:span><text:span text:style-name="T553">5 kz žíravinou</text:span></text:p>
          <text:list>
            <text:list-item>
              <text:p text:style-name="P719">1 kolo natahování slin</text:p>
            </text:list-item>
          </text:list>
          <text:p text:style-name="P720"><text:span text:style-name="T499">⚔ </text:span><text:span text:style-name="T609">Boj zblízka:</text:span><text:span text:style-name="T554"> 5 + k6, zranění 0</text:span></text:p>
        </text:list-header>
      </text:list>
      <text:p text:style-name="Standalone_20_Property"><text:span text:style-name="T276">Dva gobliní sluhové</text:span> &gt; Mají kýble a polévají matronu zářivě zelenou tekutinou.</text:p>
      <text:list xml:id="list130515070138516" text:continue-list="list2778760546" text:style-name="L77">
        <text:list-header>
          <text:p text:style-name="P532"><text:span text:style-name="T2">F</text:span><text:span text:style-name="T3">yzička </text:span><text:span text:style-name="T35">2</text:span><text:span text:style-name="T3">, Finesa </text:span><text:span text:style-name="T95">2</text:span><text:span text:style-name="T3">, Duše </text:span><text:span text:style-name="T35">1</text:span><text:span text:style-name="T725">, </text:span><text:span text:style-name="T726">Ž</text:span><text:span text:style-name="T723">ivot</text:span><text:span text:style-name="T726">y </text:span><text:span text:style-name="T761">7</text:span></text:p>
        </text:list-header>
      </text:list>
      <text:p text:style-name="Standalone_20_Property"><text:span text:style-name="T276">Osm gobliních dětí</text:span> &gt; Pobíhají kolem jako zvířata.</text:p>
      <text:list xml:id="list130513894549474" text:continue-numbering="true" text:style-name="L77">
        <text:list-header>
          <text:p text:style-name="P533"><text:span text:style-name="T2">F</text:span><text:span text:style-name="T3">yzička </text:span><text:span text:style-name="T99">1</text:span><text:span text:style-name="T3">, Finesa </text:span><text:span text:style-name="T95">2</text:span><text:span text:style-name="T3">, Duše </text:span><text:span text:style-name="T35">1</text:span><text:span text:style-name="T725">, </text:span><text:span text:style-name="T726">Ž</text:span><text:span text:style-name="T723">ivot</text:span><text:span text:style-name="T726">y </text:span><text:span text:style-name="T857">4</text:span></text:p>
          <text:p text:style-name="P711"><text:span text:style-name="T499">⚔ </text:span><text:span text:style-name="T609">Boj zblízka</text:span><text:span text:style-name="T554">: </text:span><text:span text:style-name="T555">2 + k6, zranění 0</text:span></text:p>
        </text:list-header>
      </text:list>
      <text:p text:style-name="Standalone_20_Property"><text:span text:style-name="T276">Propast</text:span> &gt; Stěny pokryté neuvěřitelně bohatými stříbrnými žilami, dno v nedohlednu, lze překročit po vratkém dřevěném můstku.</text:p>
      <text:p text:style-name="P182">22</text:p>
      <text:p text:style-name="Standalone_20_Property"><text:span text:style-name="T276">Na dně dřevěného lavoru s vodou leží zářivě zelený chaotitový orb</text:span><text:span text:style-name="T317"> </text:span><text:span text:style-name="T334">(karta)</text:span> &gt; Všechna kouzla seslaná s pomocí orbu jsou výrazně silnejší. Každých sedm dní v jeho přítomnosti je šance na náhodnou mutaci. Orb by byl dostatečným zdrojem energie pro cestovatele v 17.</text:p>
      <text:h text:style-name="P273" text:outline-level="2"><text:soft-page-break/>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181">Event:</text:span><text:span text:style-name="T1126"> V poledne bude soud.</text:span></text:p>
      <text:list xml:id="list1545734895" text:style-name="L88">
        <text:list-item>
          <text:p text:style-name="P550">Představení na návsi. Rybář obviňuje svého souseda, sběrače mechů, že mu ukradl loď <text:span text:style-name="T1123">(ukradl ji někdo jiný, kdo se chtěl dostat k ještěrcům)</text:span>.</text:p>
          <text:list>
            <text:list-item>
              <text:p text:style-name="P551">Rybář se pokouší předvádět loupež lodě.</text:p>
            </text:list-item>
            <text:list-item>
              <text:p text:style-name="P551">Sběrač mechů předvádí komedii (rybář chytil velrybu a svolá postupně celou vesnici, aby mu šla pomoct).</text:p>
            </text:list-item>
            <text:list-item>
              <text:p text:style-name="P551"><text:span text:style-name="T1124">Starosta dá rybáři pokutu (musí sběrači mechů po celej rok zdarma dávat ryby)</text:span>.</text:p>
            </text:list-item>
          </text:list>
        </text:list-item>
      </text:list>
      <text:p text:style-name="P92">Starosta <text:span text:style-name="T1125">Kuruk</text:span></text:p>
      <text:p text:style-name="P178">Kudůk, šedivé vlasy, výrazný zrzavý knír.</text:p>
      <text:list xml:id="list1050015236" text:style-name="L89">
        <text:list-item>
          <text:p text:style-name="P552"><text:span text:style-name="T1123">V bažině se mi ztrácí lidi. Nemám co bych nabídnul. Jsou tam nějaký ruiny, v mládí jsem se tam toulal. Pošlu s váma </text:span><text:span text:style-name="T914">s</text:span><text:span text:style-name="T915">yna</text:span><text:span text:style-name="T1123">, pokud se tam chcete vypravit.</text:span></text:p>
          <text:list>
            <text:list-item>
              <text:p text:style-name="P553">Průvodce ukáže jak ziggurat, tak měsíční oltář.</text:p>
            </text:list-item>
          </text:list>
        </text:list-item>
      </text:list>
      <text:p text:style-name="P93">Starostův syn Bekel</text:p>
      <text:p text:style-name="P177"><text:span text:style-name="T1468">Kudůk, zrzavé vlasy, řídké vousy.</text:span> <text:span text:style-name="T1122">Poseroutka.</text:span></text:p>
      <text:h text:style-name="Heading_20_2" text:outline-level="2"><text:soft-page-break/><text:span text:style-name="T1461">+S</text:span>vatyně nekonečných možností</text:h>
      <text:p text:style-name="P75">Skalní chrám plný soch krásných, bohatých a šťastných lidí. V centru se mramorový drak sklání nad stříbrnou kropenkou se zlatou rybkou, která každému splní jedno přání, vždy ovšem s n<text:span text:style-name="T1459">ějakým zádrhelem</text:span>. Kdo ji osvobod<text:span text:style-name="T1128">í</text:span> a odnesete do řeky, jezera či moře, spatří její proměnu ve zlatého draka a dostane se mu jednoho skutečného přání.</text:p>
      <text:h text:style-name="Heading_20_2" text:outline-level="2"><text:span text:style-name="T1267">+</text:span>Trehern</text:h>
      <text:p text:style-name="P57">Izolovaná vesnice bez jakéhokoli opevnění. Cizincům zákaz zbraní. Namísto <text:span text:style-name="T1261">Voroka</text:span> vzývají zdejší lidé místní bohyni Theiu. Jde o přesvědčivou, vychytralou a dobromyslnou čarodějku, která vesnici brání a pomáhá.</text:p>
      <text:p text:style-name="P142"><text:span text:style-name="T184">Drb</text:span><text:span text:style-name="T185">y</text:span><text:span text:style-name="T184">:</text:span></text:p>
      <text:list xml:id="list4094204365" text:style-name="L90">
        <text:list-item>
          <text:p text:style-name="P555">Pán Hardenské tvrze zešílel a snědl všechny své poddané.</text:p>
        </text:list-item>
        <text:list-item>
          <text:p text:style-name="P554"><text:span text:style-name="T1267">Vesnici Sump ovládá b</text:span>láznivý starosta Kuruk <text:span text:style-name="T1267">pomocí obří gorily.</text:span> <text:span text:style-name="T1267">S</text:span>pory rozsuzuje podle kvality divadelního představení, které je žalobce i obžalovaný nucen odehrát na návesním pódiu.</text:p>
        </text:list-item>
      </text:list>
      <text:h text:style-name="Heading_20_5" text:outline-level="5">Thei<text:span text:style-name="T1263">a</text:span></text:h>
      <text:p text:style-name="P140">Mladá žena v prostých šatech s věncem z květů na hlavě.</text:p>
      <text:list xml:id="list541637667" text:style-name="L91">
        <text:list-item>
          <text:p text:style-name="P556">Umí léčit (včetně lykantropie), lámat kletby a vyhánět démony.</text:p>
          <text:list>
            <text:list-item>
              <text:p text:style-name="P556"><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57">Myšlenky číst neumí, to je fáma.</text:p>
        </text:list-item>
      </text:list>
      <text:h text:style-name="Heading_20_5" text:outline-level="5">Ag<text:span text:style-name="T1262">a</text:span>r<text:span text:style-name="T1262">i</text:span>a</text:h>
      <text:p text:style-name="P139">Vysoká <text:span text:style-name="T1264">štíhlá</text:span> žena s černou pletí a šátkem na hlavě.</text:p>
      <text:list xml:id="list4206787520" text:style-name="L92">
        <text:list-item>
          <text:p text:style-name="P558"><text:span text:style-name="T146">V</text:span><text:span text:style-name="T352">e skute</text:span><text:span text:style-name="T146">čnosti elfka, uši skrývá pod šátkem. </text:span><text:span text:style-name="T150">Kněžka starých elfských bohů.</text:span><text:span text:style-name="T146"> V</text:span><text:span text:style-name="T352">elmi star</text:span><text:span text:style-name="T146">á. </text:span><text:span text:style-name="T148">V Trehernu se jí bojí, vyhání ji </text:span><text:span text:style-name="T149">(kamenováním)</text:span><text:span text:style-name="T148">.</text:span></text:p>
        </text:list-item>
        <text:list-item>
          <text:p text:style-name="P508"><text:span text:style-name="T100">Prozradí tajemství měsíčního oltáře </text:span><text:span text:style-name="T150">(</text:span><text:span text:style-name="T151">chce</text:span><text:span text:style-name="T150">, aby někdo obětoval starým bohům)</text:span><text:span text:style-name="T100">:</text:span></text:p>
          <text:p text:style-name="P508"><text:span text:style-name="T153">„Na měsíčním oltáři dávní bojovníci obětovali bohům a získávali od nich nezranitelnost. I vy </text:span><text:span text:style-name="T156">ji</text:span><text:span text:style-name="T153"> můžete </text:span><text:span text:style-name="T156">získat</text:span><text:span text:style-name="T153">, stačí oltář </text:span><text:span text:style-name="T155">za svitu měsíce</text:span><text:span text:style-name="T153"> potřísnit krví nevinného.“</text:span></text:p>
        </text:list-item>
      </text:list>
      <text:h text:style-name="P276" text:outline-level="2"><text:bookmark-start text:name="__RefHeading___Toc13849_1990953305"/><text:span text:style-name="T1254">+</text:span>Tross <text:span text:style-name="T1365">(město)</text:span><text:bookmark-end text:name="__RefHeading___Toc13849_1990953305"/></text:h>
      <text:p text:style-name="P174"><text:span text:style-name="Emphasis"><text:span text:style-name="T422">H</text:span></text:span><text:span text:style-name="Emphasis"><text:span text:style-name="T421">l</text:span></text:span><text:span text:style-name="Emphasis"><text:span text:style-name="T422">avní</text:span></text:span><text:span text:style-name="Emphasis"><text:span text:style-name="T421"> město </text:span></text:span><text:span text:style-name="Emphasis"><text:span text:style-name="T422">Trosského údolí a sídlo</text:span></text:span><text:span text:style-name="Emphasis"><text:span text:style-name="T399"> </text:span></text:span><text:span text:style-name="Emphasis"><text:span text:style-name="T418">vládce</text:span></text:span><text:span text:style-name="Emphasis"><text:span text:style-name="T399"> Brakvila. </text:span></text:span><text:span text:style-name="Emphasis"><text:span text:style-name="T422">Kraj</text:span></text:span><text:span text:style-name="Emphasis"><text:span text:style-name="T399"> po vyschnutí stříbrných dolů chudne, ale </text:span></text:span><text:span text:style-name="Emphasis"><text:span text:style-name="T422">vl</text:span></text:span><text:span text:style-name="Emphasis"><text:span text:style-name="T451">a</text:span></text:span><text:span text:style-name="Emphasis"><text:span text:style-name="T422">d</text:span></text:span><text:span text:style-name="Emphasis"><text:span text:style-name="T423">ař</text:span></text:span><text:span text:style-name="Emphasis"><text:span text:style-name="T399"> si nic nepřipouští. </text:span></text:span><text:span text:style-name="Emphasis"><text:span text:style-name="T420">D</text:span></text:span><text:span text:style-name="Emphasis"><text:span text:style-name="T484">omy</text:span></text:span><text:span text:style-name="Emphasis"><text:span text:style-name="T399"> jsou nově omítnuté a ulice jsou poseté stánky a kejklíři. Obchod se nesmí zastavit.</text:span></text:span></text:p>
      <text:h text:style-name="P257" text:outline-level="3">Počasí</text:h>
      <text:p text:style-name="P173"><text:span text:style-name="Emphasis"><text:span text:style-name="T452">Viz Trosské pláně.</text:span></text:span></text:p>
      <text:h text:style-name="Heading_20_3" text:outline-level="3"><text:soft-page-break/><text:span text:style-name="T1232">+Město ve dne (k12</text:span><text:span text:style-name="T109">)</text:span></text:h>
      <text:list xml:id="list3132076336" text:style-name="L93">
        <text:list-item>
          <text:p text:style-name="P559">Postavy jsou svědky krádeže. Nechají zloděje uniknout bez povšimnutí? (má kontakt ke Stínu)</text:p>
        </text:list-item>
      </text:list>
      <text:list xml:id="list405319974" text:style-name="L94">
        <text:list-item>
          <text:p text:style-name="P560">Zloděj je <text:span text:style-name="T1175">kudrnatý</text:span> kudůk <text:span text:style-name="T1176">s křivým usměvem</text:span> jménem Křivák.</text:p>
        </text:list-item>
      </text:list>
      <text:list xml:id="list130514596131033" text:continue-list="list3132076336" text:style-name="L93">
        <text:list-item>
          <text:p text:style-name="P559">Nahá dívka jen v potrhaném plášti a se strachem v očích proběhne přes ulici do dvora. Ve dvoře na zachránce čeká připravená skupina zlodějů.</text:p>
        </text:list-item>
        <text:list-item>
          <text:p text:style-name="P559">Několik vandalů há<text:span text:style-name="T1154">zí</text:span> kameny na dům starého pána. Děda jim <text:span text:style-name="T1154">naservíroval</text:span> otrávenou polívku a okradl je. Chlapci se bojí jeho jedů, ale chtějí si to s ním vyříkat.</text:p>
        </text:list-item>
      </text:list>
      <text:list xml:id="list1378836347" text:style-name="L95">
        <text:list-item>
          <text:p text:style-name="P444">Pověstná družina dobrodruhů se chce dát dohromady s hráčskou skupinou pro společnou výpravu do některého z dungeonů. Jsou hajzlové a klidně nechají hráče jít jako první s namířenou kuší do zad.</text:p>
        </text:list-item>
        <text:list-item>
          <text:p text:style-name="P445">Bard zpívá o jednom z hráčů a milence kapitána stráží. Nevinná zábava nebo po hráčích někdo jde?</text:p>
        </text:list-item>
      </text:list>
      <text:h text:style-name="Heading_20_3" text:outline-level="3"><text:span text:style-name="T1232">+Město v</text:span> noci (d8)</text:h>
      <text:list xml:id="list3339318563" text:style-name="L96">
        <text:list-item>
          <text:p text:style-name="P561">Z obou stran se k vám přibližují hladoví psi s pěnou u huby.</text:p>
        </text:list-item>
        <text:list-item>
          <text:p text:style-name="P561">Slizký žebrák masturbujíc nakukuje do úzké uličky odkud se ozývá ženský křik. Žena tam ve špíně rodí.</text:p>
        </text:list-item>
        <text:list-item>
          <text:p text:style-name="P561">Vyvolávač láká všechny pány na exotické elfky do vyhlášeného nevěstince. Banda hrdlořezů přestane kopat do žebráka a se siláckými řečmi se tam vydává.</text:p>
        </text:list-item>
        <text:list-item>
          <text:p text:style-name="P561"><text:soft-page-break/>Z ulice vpravo se ozývá praskání a čvachtavé zvuky. Kdysodlak tam požírá starou paní. Při prvním zranění se promění v malého chlapce, který netuší, co se s ním stalo, kde je, a proč je pokrytý krví <text:span text:style-name="T1265">(je nakažený lykantropií)</text:span>.</text:p>
        </text:list-item>
        <text:list-item>
          <text:p text:style-name="P561"><text:span text:style-name="Emphasis"><text:span text:style-name="T399">Hrozivě vyhlížející </text:span></text:span><text:span text:style-name="Emphasis"><text:span text:style-name="T426">kroll</text:span></text:span><text:span text:style-name="Emphasis"><text:span text:style-name="T399"> táhne po ulici cukající se pytel. Vleče v něm </text:span></text:span><text:span text:style-name="Emphasis"><text:span text:style-name="T419">dítě.</text:span></text:span></text:p>
        </text:list-item>
      </text:list>
      <text:list xml:id="list2794886461" text:style-name="L97">
        <text:list-item>
          <text:list>
            <text:list-header>
              <text:p text:style-name="P562"><text:span text:style-name="Emphasis"><text:span text:style-name="T427">Fyzička 4, Finesa 2, Duše 1, Životy 11</text:span></text:span></text:p>
            </text:list-header>
            <text:list-item>
              <text:p text:style-name="P563"><text:span text:style-name="Emphasis"><text:span text:style-name="T424">Vleče ho do vily Filomény Karské, </text:span></text:span><text:span text:style-name="Emphasis"><text:span text:style-name="T425">kde ho dvorní čaroděj Bareus Karsavar použije k provedení omlazovacího rituálu (viz událost </text:span></text:span><text:span text:style-name="Emphasis"><text:span text:style-name="T460">Zombie incident </text:span></text:span><text:span text:style-name="Emphasis"><text:span text:style-name="T485"><text:s/>v</text:span></text:span><text:span text:style-name="Emphasis"><text:span text:style-name="T486">e vile Filomény Karské</text:span></text:span><text:span text:style-name="Emphasis"><text:span text:style-name="T425">)</text:span></text:span><text:span text:style-name="Emphasis"><text:span text:style-name="T424">.</text:span></text:span></text:p>
            </text:list-item>
          </text:list>
        </text:list-item>
      </text:list>
      <text:h text:style-name="Heading_20_3" text:outline-level="3"><text:span text:style-name="T1233">+</text:span>Pevnost</text:h>
      <text:p text:style-name="P85">Nádvoří dominuje vladařův <text:span text:style-name="T367">palác</text:span> a vysoká <text:span text:style-name="T367">hlavní věž</text:span>. Trochu <text:s/>bokem jsou <text:span text:style-name="T367">kasárna</text:span>.</text:p>
      <text:h text:style-name="Heading_20_4" text:outline-level="4"><text:span text:style-name="T1233">+</text:span>Palác</text:h>
      <text:p text:style-name="Text_20_body"><text:span text:style-name="T1155">Palác zvenku vypadá velkolepě, ale uvnitř je překvapivě strohý.</text:span> <text:span text:style-name="T1155">Na chodbách jsou stráže.</text:span></text:p>
      <text:h text:style-name="Heading_20_5" text:outline-level="5">Marak Brakvil</text:h>
      <text:p text:style-name="P71">Hubený, vysoký aristokrat s prošedivělými vlasy.</text:p>
      <text:p text:style-name="P65">Vládce Trossu.</text:p>
      <text:list xml:id="list618659516" text:style-name="L98">
        <text:list-item>
          <text:p text:style-name="P565"><text:span text:style-name="T916">A</text:span><text:span text:style-name="T902">rogantní</text:span></text:p>
        </text:list-item>
        <text:list-item>
          <text:p text:style-name="P290">Nemá rád změny</text:p>
        </text:list-item>
        <text:list-item>
          <text:p text:style-name="P290">Strnulý výraz</text:p>
        </text:list-item>
        <text:list-item>
          <text:p text:style-name="P290"><text:soft-page-break/>Nikdy neopouští tvrz</text:p>
        </text:list-item>
        <text:list-item>
          <text:p text:style-name="P291">Jeho syn <text:span text:style-name="T1477">Dalvar</text:span> je pro něj trpkým zklamáním</text:p>
        </text:list-item>
        <text:list-item>
          <text:p text:style-name="P566"><text:span text:style-name="T902">Od dětství se přátelí s velmožem </text:span><text:span text:style-name="Emphasis"><text:span text:style-name="T917">Bali</text:span></text:span><text:span text:style-name="Emphasis"><text:span text:style-name="T902">em</text:span></text:span><text:span text:style-name="Emphasis"><text:span text:style-name="T918"> Valen</text:span></text:span><text:span text:style-name="Emphasis"><text:span text:style-name="T902">em (viz Krvavá vila)</text:span></text:span></text:p>
        </text:list-item>
        <text:list-item>
          <text:p text:style-name="P567"><text:span text:style-name="Emphasis"><text:span text:style-name="T1016">Audienci rozhodně neudělí trhanům (alespoň jedna z postav by měla mít měšťanský nebo lepší oděv)</text:span></text:span></text:p>
        </text:list-item>
        <text:list-item>
          <text:p text:style-name="P564"><text:span text:style-name="Emphasis"><text:span text:style-name="T1014">Pokud mu postavy nabídnou, že vyčistí stříbrný důl, slíbí jim za to 25</text:span></text:span><text:span text:style-name="T939"> zl (nemá vcelku moc ztratit, platí </text:span><text:span text:style-name="T1014">ale</text:span><text:span text:style-name="T939"> až za vyčištěný důl) </text:span><text:span text:style-name="T1014">a nechá jim vystavit glejt s pověřením.</text:span></text:p>
          <text:list>
            <text:list-item>
              <text:p text:style-name="P568"><text:span text:style-name="Emphasis"><text:span text:style-name="T1014">Po</text:span></text:span><text:span text:style-name="Emphasis"><text:span text:style-name="T938">k</text:span></text:span><text:span text:style-name="Emphasis"><text:span text:style-name="T1014">ud u toho bude j</text:span></text:span><text:span text:style-name="Emphasis"><text:span text:style-name="T938">eho</text:span></text:span><text:span text:style-name="Emphasis"><text:span text:style-name="T908"> syn </text:span></text:span><text:span text:style-name="Emphasis"><text:span text:style-name="T1014">Dalvar,</text:span></text:span><text:span text:style-name="Emphasis"><text:span text:style-name="T908"> b</text:span></text:span><text:span text:style-name="Emphasis"><text:span text:style-name="T906">ude</text:span></text:span><text:span text:style-name="Emphasis"><text:span text:style-name="T908"> trvat na tom, že se k výpravě přidá. </text:span></text:span><text:span text:style-name="Emphasis"><text:span text:style-name="T938">Vezme s sebou tři další urozené mladíky</text:span></text:span><text:span text:style-name="Emphasis"><text:span text:style-name="T908"> </text:span></text:span><text:span text:style-name="Emphasis"><text:span text:style-name="T906">(ať už se přidá k postavám nebo ne) </text:span></text:span><text:span text:style-name="Emphasis"><text:span text:style-name="T1014">a pokud je ve městě </text:span></text:span><text:span text:style-name="Emphasis"><text:span text:style-name="T1015">vládce sousedního kraje (viz Události), k výpravě se přidá také jeho dcera Sofia (přemluví Dalvara, aby jí vzal ssebou)</text:span></text:span><text:span text:style-name="Emphasis"><text:span text:style-name="T908">.</text:span></text:span></text:p>
            </text:list-item>
          </text:list>
        </text:list-item>
      </text:list>
      <text:h text:style-name="Heading_20_5" text:outline-level="5">Dalvar Brakvil</text:h>
      <text:p text:style-name="P88">Štíhlý mladík <text:s/>v drahých šatech s pohrdavým výrazem.</text:p>
      <text:p text:style-name="P65">Syn vládce Trossu</text:p>
      <text:list xml:id="list3436343169" text:style-name="L99">
        <text:list-item>
          <text:p text:style-name="P292">Chce získat slávu</text:p>
        </text:list-item>
        <text:list-item>
          <text:p text:style-name="P292">Obyčejní lidé jsou pro něj podřadní</text:p>
        </text:list-item>
        <text:list-item>
          <text:p text:style-name="P292">Podniká riskantní dobrodružné výprav<text:span text:style-name="T1156">y</text:span></text:p>
        </text:list-item>
        <text:list-item>
          <text:p text:style-name="P292">Mluví o sobě ve třetí osobě, vždy se tituje „urozený“, <text:span text:style-name="T1156">n</text:span>apř.: „Urozený Dalvar s tím nesouhlasí“</text:p>
        </text:list-item>
      </text:list>
      <text:h text:style-name="Heading_20_4" text:outline-level="4"><text:soft-page-break/><text:span text:style-name="T1233">+Hlavní v</text:span>ěž pevnosti</text:h>
      <text:p text:style-name="P81">Před věží jsou dva muži na stráži. Uvnitř je pět pater spojených točitým schodištěm.</text:p>
      <text:p text:style-name="P25">1. patro</text:p>
      <text:p text:style-name="P79"><text:span text:style-name="T276">Stoly pokryté desítkami svitků, </text:span><text:span text:style-name="T282">police plné knih</text:span><text:span text:style-name="T1134"> </text:span><text:span text:style-name="T341">&gt; k</text:span><text:span text:style-name="T110">roniky a cestopisy z celého světa, spousta deníků </text:span><text:span text:style-name="T112">s</text:span><text:span text:style-name="T110"> poznámkami z výzkumu.</text:span></text:p>
      <text:p text:style-name="P25"><text:span text:style-name="T1133">2</text:span>. patro</text:p>
      <text:p text:style-name="P82"><text:span text:style-name="T283">Stoly s</text:span><text:span text:style-name="T276"> křivulemi </text:span><text:span text:style-name="T284">a </text:span><text:span text:style-name="T276">baňkami, ze kterých se neustále kouří. </text:span><text:span text:style-name="T285">Police plné nádob různých tvarů a velikostí</text:span><text:span text:style-name="T1136"> </text:span><text:span text:style-name="T342">&gt; </text:span><text:span text:style-name="T113">vybavená aclhymistická laboratoř. A</text:span><text:span text:style-name="T342">lchymista by si </text:span><text:span text:style-name="T113">odtud</text:span><text:span text:style-name="T342"> mohl odn</text:span><text:span text:style-name="T113">ést 50 magů surovin, </text:span><text:span text:style-name="T114">pán věže na to ale asi bude mít jiný názor.</text:span></text:p>
      <text:p text:style-name="P25">3. patro</text:p>
      <text:p text:style-name="P80"><text:span text:style-name="T1133">Stoly s n</text:span>ádobami s naloženými mozky a jinými orgány, <text:span text:style-name="T1134">v policích klícky se živými myšmi a ptáky. </text:span>Pod <text:span text:style-name="T1137">s</text:span>trop<text:span text:style-name="T1137">em</text:span> visí vycpaný krokodýl obtočený obřím hadem.</text:p>
      <text:p text:style-name="P25">4. patro</text:p>
      <text:p text:style-name="P86"><text:span text:style-name="T1135">C</text:span>elou podlahu pokrývá velký rituální kruh se spoustou svic a magických symbolů. <text:span text:style-name="T1134">U stěn jsou police plné kouzelných fetišů a dalších magických pomůcek.</text:span></text:p>
      <text:list xml:id="list2662322434" text:style-name="L100">
        <text:list-item>
          <text:p text:style-name="P569">V regál<text:span text:style-name="T1157">ech </text:span>jsou svitky <text:span text:style-name="T1157">s přivolávacími rituály (různé druhy </text:span>démonů – <text:span text:style-name="T1157">vyvolávač dopředu neví, co přivolá)</text:span>. <text:span text:style-name="T1159">Provedením rituálu pozpátku je možné démona odeslat zpět, odkud přišel (posednutá osoba musí být přítomna).</text:span></text:p>
        </text:list-item>
      </text:list>
      <text:list xml:id="list28243235" text:style-name="L101">
        <text:list-item>
          <text:p text:style-name="P570"><text:span text:style-name="T177">Démon zla</text:span> (panenská krev, vlasy starého může, čerstvé kopřivy)</text:p>
        </text:list-item>
        <text:list-item>
          <text:p text:style-name="P570"><text:soft-page-break/><text:span text:style-name="T177">Démon alkoholu</text:span> (silný alkohol, dřevěné uhlí, čerstvý chléb)</text:p>
        </text:list-item>
        <text:list-item>
          <text:p text:style-name="P570"><text:span text:style-name="T177">Démon touhy po moci</text:span> (drahokamy v hodnotě nejméně 5 zl, <text:span text:style-name="T1158">zlato v hodnotě 5 zl</text:span>)</text:p>
        </text:list-item>
        <text:list-item>
          <text:p text:style-name="P571"><text:span text:style-name="T177">Démon nadlidské síly</text:span> <text:span text:style-name="T1158">(krev z černého kohouta,</text:span> <text:span text:style-name="T1158">srdce z čerstvě zabitého býka)</text:span></text:p>
        </text:list-item>
      </text:list>
      <text:list xml:id="list609635687" text:style-name="L102">
        <text:list-item>
          <text:list>
            <text:list-item>
              <text:p text:style-name="P572"><text:span text:style-name="T1159">K</text:span>aždé kolo <text:span text:style-name="T1158">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3">Obytné patro – jídelní stůl se čtyřmi židlemi, postel se závoji z černého sametu.</text:p>
      <text:h text:style-name="Heading_20_5" text:outline-level="5">Bareus Karsavar</text:h>
      <text:p text:style-name="P90"><text:span text:style-name="T1044">Štíhlý muž ve středních letech </text:span><text:span text:style-name="T1045">s </text:span><text:span text:style-name="T1046">bradkou</text:span><text:span text:style-name="T1044"> oděný do černé róby. Vždy nosí kápi, takže mu není moc dobře vidět do tváře </text:span><text:span text:style-name="T1080">&gt; </text:span><text:span text:style-name="T902">Na tváři (a ostatně i po celém těle) má jizvy pulsující nepřirozeným modrým svitem.</text:span></text:p>
      <text:p text:style-name="P203"><text:span text:style-name="T740">F</text:span><text:span text:style-name="T725">yzička </text:span><text:span text:style-name="T765">3</text:span><text:span text:style-name="T725">, Finesa </text:span><text:span text:style-name="T765">3</text:span><text:span text:style-name="T725">, Duše </text:span><text:span text:style-name="T764">5</text:span><text:span text:style-name="T725">, </text:span><text:span text:style-name="T726">Ž</text:span><text:span text:style-name="T723">ivot</text:span><text:span text:style-name="T726">y </text:span><text:span text:style-name="T795">9</text:span></text:p>
      <text:p text:style-name="P67"><text:span text:style-name="T1130">D</text:span>vorní čaroděj, <text:span text:style-name="T1132">zabral si pro sebe celou hlavní věž pevnosti.</text:span></text:p>
      <text:list xml:id="list228475124" text:style-name="L103">
        <text:list-item>
          <text:p text:style-name="P293">Kouzelník u něj může postoupit na vyšší úroveň.</text:p>
          <text:list>
            <text:list-item>
              <text:p text:style-name="P295">Kouzelníkovi nabídne možnost přivýdělku (<text:span text:style-name="T1258">nabízí </text:span>10 zl <text:span text:style-name="T1258">nebo prominutí poplatků za výcvik</text:span>):</text:p>
              <text:p text:style-name="P295"><text:soft-page-break/>„Mezi dračími kostmi na sever od Trossu uchop tuto dýku, prones slova na tomto svitku a obojí mi přines zpět.“</text:p>
            </text:list-item>
            <text:list-item>
              <text:p text:style-name="P573"><text:span text:style-name="T965">K nabídce patří </text:span><text:span text:style-name="T964">karta </text:span><text:span text:style-name="T1027">rituální dýka</text:span><text:span text:style-name="T964"> a text s krátkým textem ve starém jazyce </text:span><text:span text:style-name="T1013">(text XY)</text:span><text:span text:style-name="T964">.</text:span></text:p>
              <text:p text:style-name="P573"><text:span text:style-name="T964">„</text:span><text:span text:style-name="T1012">Šelak nefeš hajah šmi, šelak koah hajah šmi. Karah!“</text:span></text:p>
              <text:p text:style-name="P573"><text:span text:style-name="T1013">(Text je ve staré řeči a znamená: </text:span><text:span text:style-name="T1458">„Tvá duše je má, tvá síla je má. Tak ať se staň!“)</text:span></text:p>
            </text:list-item>
          </text:list>
        </text:list-item>
        <text:list-item>
          <text:p text:style-name="P296">Mluví rychle, úsečně.</text:p>
        </text:list-item>
      </text:list>
      <text:list xml:id="list424584637" text:style-name="L104">
        <text:list-item>
          <text:p text:style-name="P297"><text:span text:style-name="T1131">Je p</text:span>osedlý <text:span text:style-name="T1131">magickou</text:span> mocí.</text:p>
        </text:list-item>
        <text:list-item>
          <text:p text:style-name="P298"><text:span text:style-name="T1159">Přivolává démony a p</text:span>rovozuje riska<text:span text:style-name="T1177">n</text:span>tní kosmickou magii. Už se na něm projevují mutace.</text:p>
        </text:list-item>
        <text:list-item>
          <text:p text:style-name="P574"><text:span text:style-name="T963">Kouzla: </text:span><text:span text:style-name="T126">beranidlo </text:span><text:span text:style-name="T133">*Zelokvah*</text:span><text:span text:style-name="T126">, ohnivý oblouk *</text:span><text:span text:style-name="T133">Eš kešet*</text:span><text:span text:style-name="T126">, magický štít </text:span><text:span text:style-name="T133">*Kasum magen*</text:span><text:span text:style-name="T126">, modrý blesk *</text:span><text:span text:style-name="T133">Artak bárak*</text:span><text:span text:style-name="T126">, zelený blesk </text:span><text:span text:style-name="T133">*Járak bárak*</text:span><text:span text:style-name="T126">, neviditelná zbroj </text:span><text:span text:style-name="T134">*Ij ryjut širion*</text:span><text:span text:style-name="T126">, ochrana před projektily </text:span><text:span text:style-name="T133">*Haganah týl*</text:span><text:span text:style-name="T126">, Ledová tříšť </text:span><text:span text:style-name="T133">*Kerach ketim*</text:span><text:span text:style-name="T126">, Levitace </text:span><text:span text:style-name="T133">*Rišef*</text:span><text:span text:style-name="T126">, Návrat </text:span><text:span text:style-name="T133">*Hašavah*</text:span><text:span text:style-name="T126">, Zlom kouzlo </text:span><text:span text:style-name="T133">*Šavar kišuf*</text:span><text:span text:style-name="T126">, Fialový blesk </text:span><text:span text:style-name="T133">*Sagol bárak*</text:span><text:span text:style-name="T126">, Žlutý blesk </text:span><text:span text:style-name="T133">*Cahov bárak*</text:span><text:span text:style-name="T126">, Ohnivá koule </text:span><text:span text:style-name="T133">*Eš nešef*</text:span><text:span text:style-name="T126">, Ohnivá střela </text:span><text:span text:style-name="T133">*Eš týl*</text:span><text:span text:style-name="T126">, Ledová dýka </text:span><text:span text:style-name="T133">*Kerach pygion*</text:span><text:span text:style-name="T126">, Ohnivý had </text:span><text:span text:style-name="T133">*Eš nachaš*</text:span><text:span text:style-name="T126">, Duševní úder </text:span><text:span text:style-name="T133">*Nefeš nagaf*</text:span><text:span text:style-name="T126">, Mrak smrti </text:span><text:span text:style-name="T133">*Mavet anan*</text:span><text:span text:style-name="T126">, Neviditelnost</text:span><text:span text:style-name="T127"> </text:span><text:span text:style-name="T134">*Ij ryjut*</text:span><text:span text:style-name="T127">, Hyperprostor </text:span><text:span text:style-name="T134">*Hávarah chalal*</text:span><text:span text:style-name="T127">, Ohnivý déšť </text:span><text:span text:style-name="T134">*</text:span><text:span text:style-name="T133">Eš gešem</text:span><text:span text:style-name="T134">*</text:span><text:span text:style-name="T127">, Rudý blesk </text:span><text:span text:style-name="T134">*Adom bárak*</text:span><text:span text:style-name="T127">, Černý blesk </text:span><text:span text:style-name="T134">*Kedar bárak*</text:span></text:p>
        </text:list-item>
      </text:list>
      <text:h text:style-name="Heading_20_4" text:outline-level="4"><text:soft-page-break/><text:span text:style-name="T1233">+</text:span>Kasárna</text:h>
      <text:p text:style-name="P87">Na dvoře trénující vojáci, uvnitř <text:span text:style-name="T1165">jsou</text:span> ubikace vojáků a kanceláře velitelů.</text:p>
      <text:h text:style-name="Heading_20_5" text:outline-level="5">Kapitán stráže Moriak Har</text:h>
      <text:p text:style-name="P88"><text:span text:style-name="T1164">Velký, holohlavý muž s</text:span> jizv<text:span text:style-name="T1164">ou</text:span> na tváři, <text:span text:style-name="T1167">rukou na hlavici meče</text:span> <text:span text:style-name="T1164">a</text:span> přísn<text:span text:style-name="T1164">ým</text:span> pohled<text:span text:style-name="T1164">em. Na sobě má</text:span> uniform<text:span text:style-name="T1164">u</text:span> a kapitánsk<text:span text:style-name="T1164">é</text:span> frčky.</text:p>
      <text:p text:style-name="P205"><text:span text:style-name="T740">F</text:span><text:span text:style-name="T725">yzička </text:span><text:span text:style-name="T767">5</text:span><text:span text:style-name="T725">, Finesa </text:span><text:span text:style-name="T767">4</text:span><text:span text:style-name="T725">, Duše </text:span><text:span text:style-name="T767">2</text:span><text:span text:style-name="T725">, </text:span><text:span text:style-name="T726">Ž</text:span><text:span text:style-name="T723">ivot</text:span><text:span text:style-name="T726">y </text:span><text:span text:style-name="T767">11</text:span></text:p>
      <text:list xml:id="list3968704593" text:style-name="L105">
        <text:list-item>
          <text:p text:style-name="P576"><text:span text:style-name="T903">V</text:span><text:span text:style-name="T902">álečník u něj může postoupit na vyšší úroveň.</text:span></text:p>
        </text:list-item>
        <text:list-item>
          <text:p text:style-name="P575"><text:span text:style-name="T903">N</text:span><text:span text:style-name="T932">abídne odměnu za dopadení Stína – 10 zl (není to na vývěsce, protože stráž nechce přiznat, že tu dlouho řádí zloděj, kterého nedokáže dopadnout).</text:span></text:p>
          <text:list>
            <text:list-item>
              <text:p text:style-name="P575"><text:span text:style-name="T904">„Ž</text:span><text:span text:style-name="T932">ivej nebo mrtvej, </text:span><text:span text:style-name="T904">ale doporučuju živej, protože kdybyste zabili špatnou osobu, tak vás pověsím.“</text:span></text:p>
            </text:list-item>
            <text:list-item>
              <text:p text:style-name="P577">„Lup samozřejmě <text:span text:style-name="T1233">musíte</text:span> vrátit, podle toho se pozná, že jste dostali správnou osobu.“</text:p>
            </text:list-item>
          </text:list>
        </text:list-item>
        <text:list-item>
          <text:p text:style-name="P578">Jeho zatajená dcera slouží v kostele, umožnil to velekněz Mankar, <text:span text:style-name="T1169">Har mu za to toleruje sexuální výstřelky</text:span>.</text:p>
        </text:list-item>
      </text:list>
      <text:h text:style-name="P258" text:outline-level="3"><text:span text:style-name="T1233">+</text:span>Vorokův chrám</text:h>
      <text:p text:style-name="P97">Chrám s majestátní kupolí, uvnitř bohatě vybavený – zlaté sošky, stříbrné obřadní nádoby, oltář vykládaný polodr<text:span text:style-name="T1180">a</text:span>hokamy. Vzduch je prosycený vůní kadidla.</text:p>
      <text:h text:style-name="P280" text:outline-level="5">Velekněz Mankar</text:h>
      <text:p text:style-name="P97">Tlustý postarší muž <text:span text:style-name="T1166">v honosném obřadním rouchu.</text:span> <text:span text:style-name="T1166">R</text:span>ostoucí lysinu se snaží zakrýt příčeskem.</text:p>
      <text:list xml:id="list4290827212" text:style-name="L106">
        <text:list-item>
          <text:p text:style-name="P580"><text:soft-page-break/>Bohatý, vlivný, dobrý řečník. Pořád něco jí.</text:p>
        </text:list-item>
        <text:list-item>
          <text:p text:style-name="P580">Sexuálně zneužívá mladé dívky <text:span text:style-name="T1181">(hlavně novicky v chrámu)</text:span>.</text:p>
        </text:list-item>
        <text:list-item>
          <text:p text:style-name="P579">Nechává v chrámu sloužit zatajenou dceru kapitána stráže Moriaka Hara – <text:span text:style-name="T1168">ten mu na oplátku toleruje jeho výstřelky</text:span>.</text:p>
        </text:list-item>
        <text:list-item>
          <text:p text:style-name="P581">Má pro postavy delikátní práci: Zlikvidovat bohyni v Trehernu (nabízí 20 zl). Špehové mu donesli, že to je lidská žena, která se za bohyni vydává – takovou herezi je třeba potrestat. Ale diskrétně, samozřejmě.</text:p>
          <text:list>
            <text:list-item>
              <text:p text:style-name="P582">Když se toho postavy dlouho neujmou, job vezmou trpasličtí žoldnéři (viz Trosské pláně, náhodná setkání na cestě).</text:p>
            </text:list-item>
          </text:list>
        </text:list-item>
      </text:list>
      <text:h text:style-name="Heading_20_5" text:outline-level="5">Kněz Marius</text:h>
      <text:p text:style-name="P98">Starý kněz v prosté róbě. Na tváři má nucený úsměv.</text:p>
      <text:list xml:id="list2638913626" text:style-name="L107">
        <text:list-item>
          <text:p text:style-name="P583">Bývalý voják.</text:p>
        </text:list-item>
        <text:list-item>
          <text:p text:style-name="P584">Moc toho nenamluví – stručné, jednoduché věty.</text:p>
        </text:list-item>
        <text:list-item>
          <text:p text:style-name="P584">„<text:span text:style-name="T1171">Vorok vás opatruj.“</text:span></text:p>
        </text:list-item>
        <text:list-item>
          <text:p text:style-name="P585">Sympatizuje s havíři, přimlouvá se za ně u vládce města <text:span text:style-name="T1182">(marně)</text:span>.</text:p>
        </text:list-item>
        <text:list-item>
          <text:p text:style-name="P586">Ví o kultu ještěrců. Pošle <text:span text:style-name="T1170">postavy</text:span> po něm pátrat, nabídne 10 zl, <text:span text:style-name="T1170">když kult zlikvidují, nebo když mu pomohou přesvědčit vládce Brakvila, že je potřeba zasáhnout.</text:span></text:p>
        </text:list-item>
      </text:list>
      <text:h text:style-name="P259" text:outline-level="3"><text:soft-page-break/><text:span text:style-name="T1246">+</text:span>Bohatá čtvrť</text:h>
      <text:h text:style-name="Heading_20_4" text:outline-level="4"><text:span text:style-name="T1233">+</text:span>Malířský ateliér</text:h>
      <text:p text:style-name="P66"><text:span text:style-name="T1129">V</text:span> podkroví <text:span text:style-name="T1160">jednoho z výstavních domů. Nepořádek, všude rozpracovaná plátna, skvrny od barev.</text:span></text:p>
      <text:h text:style-name="Heading_20_5" text:outline-level="5">Malířka Ariana <text:span text:style-name="T1178">Arra</text:span></text:h>
      <text:p text:style-name="P94">Mladá černovláska se zasněným výrazem.</text:p>
      <text:list xml:id="list3824966907" text:style-name="L108">
        <text:list-item>
          <text:p text:style-name="P587">Sestra Filipy Arry <text:span text:style-name="T100">(Stín, viz Smaragdové divadlo).</text:span></text:p>
        </text:list-item>
        <text:list-item>
          <text:p text:style-name="P588">Krásná, křehká a mentálně nestabilní.</text:p>
        </text:list-item>
        <text:list-item>
          <text:p text:style-name="P588">Její obrazy jsou samostatné dimenze.</text:p>
        </text:list-item>
      </text:list>
      <text:h text:style-name="P278" text:outline-level="4"><text:span text:style-name="T1246">+</text:span>Vila Filomény Karské</text:h>
      <text:p text:style-name="P132"><text:span text:style-name="T1243">Dvoumetrová k</text:span>amenná zeď skrývá j<text:span text:style-name="T1242">ednopatrov</text:span>ou<text:span text:style-name="T1242"> vil</text:span>u<text:span text:style-name="T1242"> s átriem </text:span>uprostřed malé<text:span text:style-name="T1242">, ale perfektně udržovan</text:span>é<text:span text:style-name="T1242"> zahrad</text:span>y<text:span text:style-name="T1242">. Dovnitř vede dřevěná hlavní brána a menší boční branka pro služebnictvo.</text:span></text:p>
      <text:list xml:id="list3932864629" text:style-name="L109">
        <text:list-item>
          <text:p text:style-name="P589">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67" text:outline-level="6">Filoména Karská</text:h>
      <text:p text:style-name="P89">Bohatá žena, která <text:span text:style-name="T1161">vypadá na 20, ale </text:span>mluví <text:span text:style-name="T1161">a chová se</text:span>, jako kdyby jí bylo 40.</text:p>
      <text:list xml:id="list2896965883" text:style-name="L110">
        <text:list-item>
          <text:p text:style-name="P590"><text:soft-page-break/>Baví se krátkými ale vášnivými vztahy s mladými muži, většinou vlivnými a bohatými, ale zabavit se zvládne klidně i <text:span text:style-name="T1183">s</text:span> nějakým prosťáčkem.</text:p>
        </text:list-item>
        <text:list-item>
          <text:p text:style-name="P591"><text:span text:style-name="T1184">Pokud se postavy s Filoménou setkají a je mezi nimi pohledný mladík, </text:span>vybere <text:span text:style-name="T1184">si ho</text:span> za svého příštího milence <text:span text:style-name="T1185">(pošle mu darem drahé oblečení a pozve ho do své vily, nebo třeba do Smaragdového divadla)</text:span>.</text:p>
        </text:list-item>
      </text:list>
      <text:h text:style-name="P267" text:outline-level="6">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461">Hrozivě vyhlížející </text:span></text:span><text:span text:style-name="Emphasis"><text:span text:style-name="T462">kroll</text:span></text:span><text:span text:style-name="Emphasis"><text:span text:style-name="T461"> táhne po ulici cukající se pytel</text:span></text:span>).</text:p>
      <text:p text:style-name="P91">Entry</text:p>
      <text:p text:style-name="P123">2 <text:span text:style-name="T1244">mramorové</text:span> sochy <text:span text:style-name="T1244">mořských panen v životní velikosti</text:span> <text:s/>(prodej <text:span text:style-name="T1245">1</text:span>5 zl za každou) a <text:span text:style-name="T1244">3</text:span> obrazy <text:span text:style-name="T1244">s různými námořními výjevy – loď v bouři, loď obtočená krakenem, loď stahovaná do obřího mořského víru</text:span> (prodej 4 zl za každý)</text:p>
      <text:p text:style-name="P91">Great room</text:p>
      <text:p text:style-name="P116"><text:span text:style-name="T276">Pohovky, na zemi drahé koberce</text:span> <text:span text:style-name="T345">&gt; </text:span>4 kusy, 5 zl každý.</text:p>
      <text:p text:style-name="P130"><text:span text:style-name="T276">Mísy s ovocem, </text:span><text:span text:style-name="T286">poloprázdné láhve s vínem</text:span><text:span text:style-name="T276"> a zbytky nedojedeného jídla</text:span></text:p>
      <text:p text:style-name="P117"><text:span text:style-name="T276">Sexuální orgie</text:span> <text:span text:style-name="T337">&gt;</text:span> 5 mužů, 5 žen.</text:p>
      <text:p text:style-name="P91">Dining</text:p>
      <text:p text:style-name="P121">Jídelní tabule pro 8 osob.</text:p>
      <text:p text:style-name="P91"><text:soft-page-break/>Country kit</text:p>
      <text:p text:style-name="P133">Plně vybavená kuchyně. V polici 5 lahví drahého vína (1 zl každá).</text:p>
      <text:p text:style-name="P127"><text:span text:style-name="T337">&gt;</text:span> <text:span text:style-name="T350">h</text:span>obití kuchař</text:p>
      <text:p text:style-name="P91">Pantry</text:p>
      <text:p text:style-name="P122">Vybavená spižírna (lze doplnit zásoby).</text:p>
      <text:p text:style-name="P91">Master suite</text:p>
      <text:p text:style-name="P118">Zde žije Filoména Karská.</text:p>
      <text:p text:style-name="P108">Postel s nebesy, okrasn<text:span text:style-name="T100">á rostlina, stolek a dvě křesla</text:span><text:span text:style-name="T118"> </text:span><text:span text:style-name="T322">&gt; Povle</text:span><text:span text:style-name="T119">čení, přehozy a podobně jdou prodat celkem za 10 zl.</text:span></text:p>
      <text:p text:style-name="P107"><text:span text:style-name="T117">Šatník</text:span><text:span text:style-name="T100"> </text:span>&gt;<text:span text:style-name="T100"> </text:span><text:span text:style-name="T140">několikery </text:span><text:span text:style-name="T100">luxusní dámské šaty </text:span>(prodej celkem 120 zl)</text:p>
      <text:p text:style-name="P91">Master bath</text:p>
      <text:p text:style-name="P119">Dvě umývadla, <text:span text:style-name="T1238">velká vana zapuštěná do </text:span><text:span text:style-name="T1190">dlážděného </text:span><text:span text:style-name="T368">podstavce</text:span><text:span text:style-name="T1238">, toaleta.</text:span></text:p>
      <text:p text:style-name="P125"><text:span text:style-name="T347">&gt; </text:span><text:span text:style-name="T323">Jedna z dlaždic na </text:span><text:span text:style-name="T370">podstavci</text:span><text:span text:style-name="T323"> pod vanou</text:span><text:span text:style-name="T100"> jde odklopit. Za ní je pokladnice: </text:span><text:span text:style-name="T135">42</text:span><text:span text:style-name="T100"> zl a 63 st v mincích, </text:span><text:span text:style-name="T123">š</text:span><text:span text:style-name="T100">perky v hodnotě </text:span><text:span text:style-name="T135">30</text:span><text:span text:style-name="T100"> zl, </text:span><text:span text:style-name="T124">lektvar charism</text:span><text:span text:style-name="T125">atu</text:span><text:span text:style-name="T130"> (karta, </text:span><text:span text:style-name="T131">5 zl</text:span><text:span text:style-name="T130">)</text:span></text:p>
      <text:p text:style-name="P91"><text:span text:style-name="T176">C</text:span><text:span text:style-name="T100">overed arbor</text:span></text:p>
      <text:p text:style-name="P120"><text:span text:style-name="T100">Stolek, křesílka a pohovka jsou odsunuté stranou. Na podlaze je </text:span><text:span text:style-name="T139">magický rituální</text:span><text:span text:style-name="T100"> kruh.</text:span></text:p>
      <text:p text:style-name="P109">&gt; Tady dvorn<text:span text:style-name="T100">í čaroděj Bareus Karsavar provádí riskantní kouzla, kterými uržuje Filoménu mladou.</text:span></text:p>
      <text:p text:style-name="P110">&gt; Po incidentu tady bude <text:span text:style-name="T100">spousta krve a kusy dětských těl.</text:span></text:p>
      <text:p text:style-name="P91"><text:soft-page-break/>Guest suite</text:p>
      <text:p text:style-name="P126">Skřipec, zkrvavený stůl, stolek s mučícími nástroji (kleště, pila, kladivo, hřebíky, několik nožů) a okovy. Na stěnách jsou kruhy s řetězy.</text:p>
      <text:p text:style-name="P111">&gt; <text:span text:style-name="T1239">Dv</text:span><text:span text:style-name="T136">ě nahé dívky v maskách tu mučí nahého barbara.</text:span></text:p>
      <text:p text:style-name="P91"><text:span text:style-name="T1240">Severní b</text:span>edroom</text:p>
      <text:p text:style-name="P9">Souložící mladý pár. <text:span text:style-name="T1241">Na zemi jsou mužské a ženské šaty.</text:span></text:p>
      <text:p text:style-name="P112">&gt; <text:span text:style-name="T100">V mužských šatech je měšec s 3 zl a 5 st, vedle ženských je hromádka stříbrných šperků (celkem 6 zl).</text:span></text:p>
      <text:p text:style-name="P91">Jižní bedroom</text:p>
      <text:p text:style-name="P129"><text:span text:style-name="Emphasis"><text:span text:style-name="T376">♨<text:tab/></text:span></text:span><text:span text:style-name="T137">Z</text:span><text:span text:style-name="T100">ápach potu, </text:span><text:span text:style-name="T138">moči</text:span><text:span text:style-name="T100"> a výkalů.</text:span></text:p>
      <text:p text:style-name="P128"><text:span text:style-name="T137">P</text:span><text:span text:style-name="T100">řed incidentem 5 vyhublých lidských dětí, </text:span><text:span text:style-name="T141">po něm prázdno.</text:span></text:p>
      <text:p text:style-name="P91">Living</text:p>
      <text:p text:style-name="P131"><text:span text:style-name="T337">Poházené</text:span> oblečení osazenstva great roomu – 5x mužské, 5x ženské <text:span text:style-name="T337">&gt; celkem </text:span><text:span text:style-name="T100">9</text:span><text:span text:style-name="T337"> zl v minc</text:span><text:span text:style-name="T100">ích a šperky v hodnotě 13 zl.</text:span></text:p>
      <text:h text:style-name="Heading_20_4" text:outline-level="4"><text:span text:style-name="T1234">+</text:span>Smaragdové divadlo</text:h>
      <text:p text:style-name="P102">Luxusní hostinec <text:span text:style-name="T1205">ve třípatrovém domě v bohaté čtvrti.</text:span></text:p>
      <text:list xml:id="list1748868125" text:style-name="L111">
        <text:list-item>
          <text:p text:style-name="P592">Boční dveře pro služebnictvo (zamčené) vedou na chodbu se schodištěm do sklepa (zamčené dveře) a do horních pater.</text:p>
        </text:list-item>
      </text:list>
      <text:list xml:id="list3460673705" text:style-name="L112">
        <text:list-item>
          <text:p text:style-name="P593">V přízemí je velká společenská místnost a zázemí (kuchyně, sklady).</text:p>
        </text:list-item>
        <text:list-item>
          <text:p text:style-name="P593"><text:soft-page-break/>Ve sklepě je sklad kulis a propriet (rozložené pódium) a kobky, kde jsou drženy oběti.</text:p>
        </text:list-item>
        <text:list-item>
          <text:p text:style-name="P593">V prvním patře jsou soukromé salónky.</text:p>
        </text:list-item>
        <text:list-item>
          <text:p text:style-name="P593">Ve druhém a třetím patře jsou pokoje pro stálé hosty.</text:p>
        </text:list-item>
      </text:list>
      <text:p text:style-name="P72">Drby (obsluha nebo hosti):</text:p>
      <text:list xml:id="list171205343" text:style-name="L113">
        <text:list-item>
          <text:p text:style-name="P299">Z opuštěné Haydenské tvrze vychází kouř. Někdo tam žije. Jak dlouho potrvá, než tam <text:span text:style-name="T1417">vladař</text:span> pošle muže na průzkum?</text:p>
        </text:list-item>
        <text:list-item>
          <text:p text:style-name="P594"><text:span text:style-name="T940">Bohatý kupec</text:span><text:span text:style-name="T931"> tvrdí, že </text:span><text:span text:style-name="T940">velmož</text:span><text:span text:style-name="T931"> </text:span><text:span text:style-name="T940">Va</text:span><text:span text:style-name="T931">len shání žoldnéře jako jste vy. Udájně na delikátní práci.</text:span></text:p>
        </text:list-item>
      </text:list>
      <text:list xml:id="list1446603935" text:style-name="L114">
        <text:list-item>
          <text:p text:style-name="P300"><text:span text:style-name="T1210">D</text:span>vorního čaroděj Karsavar <text:span text:style-name="T1210">si z</text:span>ahrává si s temnými silami, <text:span text:style-name="T1210">z toho určitě budou potíže.</text:span></text:p>
        </text:list-item>
        <text:list-item>
          <text:p text:style-name="P300">Alchymistka Kragg má nový recept. Přines jí kapesník nasáklý dívčími slzami a ona ti za <text:span text:style-name="T1210">5</text:span> zlatých připraví lektvar lásky.</text:p>
        </text:list-item>
      </text:list>
      <text:p text:style-name="P78"><text:span text:style-name="T1205">K</text:span>aždý měsíc <text:span text:style-name="T1206">se zde ve společenské místnosti koná</text:span> uzavřené představení, kde se vše hraje naživo; tzn. na pódiu jsou skutečná znásilnění a vraždy, a příbuzní (<text:span text:style-name="T1205">většinou ne</text:span>dobrovolných) obětí jsou vyplácen<text:span text:style-name="T1121">i</text:span> ve smaragdech.</text:p>
      <text:list xml:id="list3398679413" text:style-name="L115">
        <text:list-item>
          <text:p text:style-name="P596">Hosti (chodí sem v maskách):</text:p>
          <text:list>
            <text:list-item>
              <text:p text:style-name="P597">Dalvar Brakvil (syn vládce města)</text:p>
            </text:list-item>
            <text:list-item>
              <text:p text:style-name="P598">Worochův velekněz Mankar</text:p>
            </text:list-item>
            <text:list-item>
              <text:p text:style-name="P599">Šlechtična Filoména Karská</text:p>
            </text:list-item>
            <text:list-item>
              <text:p text:style-name="P599">Dvorní čaroděj Bareus Karsavar</text:p>
            </text:list-item>
            <text:list-item>
              <text:p text:style-name="P595"><text:soft-page-break/><text:span text:style-name="T1208">Kuzal‘</text:span><text:span text:style-name="T344">k’tak, </text:span><text:span text:style-name="T116">obchodník s exotiky</text:span></text:p>
            </text:list-item>
          </text:list>
        </text:list-item>
      </text:list>
      <text:h text:style-name="Heading_20_5" text:outline-level="5">Filipa Arra <text:span text:style-name="T1178">(Stín)</text:span></text:h>
      <text:p text:style-name="P153">Filipa je jedním ze stálých hostů. <text:span text:style-name="T909">Baví se tím, že dělá </text:span><text:span text:style-name="T910">tajemnou </text:span><text:span text:style-name="T909">společnici bohatým mladým mužům (ať už místním nebo cizincům). <text:s/></text:span><text:span text:style-name="T910">Je to taky</text:span><text:span text:style-name="T909"> dobr</text:span><text:span text:style-name="T910">ý</text:span><text:span text:style-name="T909"> z</text:span><text:span text:style-name="T910">působ</text:span><text:span text:style-name="T909">, jak si otypovat případné cíle.</text:span> V noci se z ní stává tajemný, nepolatitelný zloděj <text:s/>Stín.</text:p>
      <text:p text:style-name="P204"><text:span text:style-name="T740">F</text:span><text:span text:style-name="T725">yzička </text:span><text:span text:style-name="T766">3</text:span><text:span text:style-name="T725">, Finesa </text:span><text:span text:style-name="T765">5</text:span><text:span text:style-name="T725">, Duše </text:span><text:span text:style-name="T766">2</text:span><text:span text:style-name="T725">, </text:span><text:span text:style-name="T726">Ž</text:span><text:span text:style-name="T723">ivot</text:span><text:span text:style-name="T726">y </text:span><text:span text:style-name="T766">9</text:span></text:p>
      <text:list xml:id="list1228906834" text:style-name="L116">
        <text:list-item>
          <text:p text:style-name="P600"><text:span text:style-name="T909">N</text:span><text:span text:style-name="T93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02">V tajné schránce ve svém pokoji má naloupené šperky. Patří různým šlechtičnám z města a okolí.</text:p>
          <text:list>
            <text:list-item>
              <text:p text:style-name="P600"><text:span text:style-name="T904">Celková cena: 75 zl, ale je to hodně horký zboží. </text:span><text:span text:style-name="T935">Při pokusu o prodej tady v Trossu dá obchodník echo stráži.</text:span></text:p>
            </text:list-item>
          </text:list>
        </text:list-item>
      </text:list>
      <text:list xml:id="list1767165487" text:style-name="L117">
        <text:list-item>
          <text:p text:style-name="P601"><text:span text:style-name="T936">Zloděj</text:span><text:span text:style-name="T902"> u </text:span><text:span text:style-name="T936">Stína</text:span><text:span text:style-name="T902"> může postoupit na vyšší úroveň </text:span><text:span text:style-name="T937">(zkontaktovat ho může přes místní podsvětí, setkání a výcvik proběhne v noci na střechách)</text:span><text:span text:style-name="T902">.</text:span></text:p>
        </text:list-item>
      </text:list>
      <text:h text:style-name="Heading_20_5" text:outline-level="5">Ar<text:span text:style-name="T1296">d</text:span>us</text:h>
      <text:p text:style-name="P104">Vysoký elf s šedými vlasy a vystouplými l<text:span text:style-name="T1207">í</text:span>cními kostmi.</text:p>
      <text:list xml:id="list3128105493" text:style-name="L118">
        <text:list-item>
          <text:p text:style-name="P602">Majitel Smaragdového divadla.</text:p>
        </text:list-item>
      </text:list>
      <text:h text:style-name="P281" text:outline-level="5"><text:span text:style-name="T1233">Portýr </text:span>Janus</text:h>
      <text:p text:style-name="P105">Perfektně upravený oholený <text:span text:style-name="T1209">elf</text:span> v drahém oblečení.</text:p>
      <text:list xml:id="list3000852990" text:style-name="L119">
        <text:list-item>
          <text:p text:style-name="P603"><text:soft-page-break/>Zdvořilý, ale neústupný.</text:p>
        </text:list-item>
        <text:list-item>
          <text:p text:style-name="P603">Pokud postavy nebudou vhodně oblečené, nepustí je dovnitř.</text:p>
        </text:list-item>
      </text:list>
      <text:h text:style-name="Heading_20_3" text:outline-level="3"><text:span text:style-name="T1253">+</text:span>Chudinská čtvrť</text:h>
      <text:h text:style-name="Heading_20_4" text:outline-level="4"><text:span text:style-name="T1235">+</text:span>Alchymistický krámek</text:h>
      <text:p text:style-name="P95">Malý, dřevěný domek, <text:span text:style-name="T1162">uvnitř jedna velká, perfektně uklizená místnost – řady dokonale vyrovnaných baněk a kádinek, čerstvě vycíděná destilační aparatura, všechno má čitelně popsanou etiketu.</text:span> Strop je pro trpaslíky, vyšší rasy se musí krčit.</text:p>
      <text:p text:style-name="P227">Léčivý lektvar<text:tab/><text:tab/>2 zl</text:p>
      <text:p text:style-name="P227">Vyprošťovák<text:tab/><text:tab/>2 zl</text:p>
      <text:p text:style-name="P227">Magické leštidlo<text:tab/>2 zl</text:p>
      <text:p text:style-name="P227">Cibulový extrakt<text:tab/>2 zl</text:p>
      <text:p text:style-name="P227">Tinktura proti bolesti<text:tab/>2 zl</text:p>
      <text:p text:style-name="P227">Éterický olej<text:tab/><text:tab/>2 zl</text:p>
      <text:p text:style-name="P227">Lektvar zmenšování<text:tab/>2 zl</text:p>
      <text:h text:style-name="Heading_20_5" text:outline-level="5">Trpasličí alchymistka Malika Kragg</text:h>
      <text:p text:style-name="P154">Robustní, prsatá <text:span text:style-name="T1297">trpaslice s</text:span> kožen<text:span text:style-name="T1297">ou</text:span> zástěr<text:span text:style-name="T1297">ou</text:span> se skvrnami od žíraviny.</text:p>
      <text:p text:style-name="P206"><text:span text:style-name="T740">F</text:span><text:span text:style-name="T725">yzička </text:span><text:span text:style-name="T764">2</text:span><text:span text:style-name="T725">, Finesa </text:span><text:span text:style-name="T768">5</text:span><text:span text:style-name="T725">, Duše </text:span><text:span text:style-name="T768">3</text:span><text:span text:style-name="T725">, </text:span><text:span text:style-name="T726">Ž</text:span><text:span text:style-name="T723">ivot</text:span><text:span text:style-name="T726">y </text:span><text:span text:style-name="T764">8</text:span></text:p>
      <text:list xml:id="list3323754837" text:style-name="L120">
        <text:list-item>
          <text:p text:style-name="P604">Puntíčkářka – „Musí tam být přesně tři kapky kyseliny, ani o jednu víc!“</text:p>
        </text:list-item>
        <text:list-item>
          <text:p text:style-name="P294"><text:soft-page-break/><text:span text:style-name="T1188">Alchymista</text:span> u n<text:span text:style-name="T1188">í</text:span> může postoupit na vyšší úroveň.</text:p>
        </text:list-item>
        <text:list-item>
          <text:p text:style-name="P303">Když jí někdo přinese slzy, za 5 zl z nich vyrobí <text:span text:style-name="T177">lektvar lásky</text:span>. Recept neprozradí.</text:p>
        </text:list-item>
      </text:list>
      <text:h text:style-name="Heading_20_4" text:outline-level="4"><text:span text:style-name="T1235">+</text:span>Obchod s exotiky</text:h>
      <text:p text:style-name="P96">Velká místnost plná všemožného haraburdí – vycpaní pap<text:span text:style-name="T1186">o</text:span>ušci, živé opičky v kleci, všelijaké balzámy a talismany, lahvičky s kořením, <text:span text:style-name="T1186">cizokrajné zbraně.</text:span></text:p>
      <text:list xml:id="list1272410412" text:style-name="L121">
        <text:list-item>
          <text:p text:style-name="P605"><text:span text:style-name="T1163">Na stěně je </text:span><text:span text:style-name="T182">nabídka magických předmětů</text:span><text:span text:style-name="T1163">.</text:span></text:p>
        </text:list-item>
      </text:list>
      <text:h text:style-name="Heading_20_5" text:outline-level="5"><text:span text:style-name="T111">Kuzal‘</text:span><text:span text:style-name="T343">k’tak</text:span></text:h>
      <text:p text:style-name="P10"><text:span text:style-name="T1082">Vysoký hubený muž ve středních letech s</text:span><text:span text:style-name="T1085">e zrzavým</text:span><text:span text:style-name="T1082"> plnovousem.</text:span></text:p>
      <text:p text:style-name="P211"><text:span text:style-name="T897">F</text:span><text:span text:style-name="T898">yzička </text:span><text:span text:style-name="T901">3</text:span><text:span text:style-name="T898">, Finesa </text:span><text:span text:style-name="T901">5</text:span><text:span text:style-name="T898">, Duše </text:span><text:span text:style-name="T901">3</text:span><text:span text:style-name="T898">, </text:span><text:span text:style-name="T899">Ž</text:span><text:span text:style-name="T900">ivot</text:span><text:span text:style-name="T899">y </text:span><text:span text:style-name="T901">9</text:span></text:p>
      <text:list xml:id="list130514549344958" text:continue-list="list1767165487" text:style-name="L117">
        <text:list-item>
          <text:p text:style-name="P469"><text:span text:style-name="T1084">Je to j</text:span><text:span text:style-name="T1083">eštěrec v magickém převleku, vyslovuje protáhlé S a Z.</text:span></text:p>
        </text:list-item>
        <text:list-item>
          <text:p text:style-name="P470"><text:span text:style-name="T1083">V mládí býval hraničářem – část nabízeného zboží pochází z jeho vlastních výprav</text:span><text:span text:style-name="T1082">.</text:span></text:p>
        </text:list-item>
        <text:list-item>
          <text:p text:style-name="P304">Hraničář u něj může postoupit na vyšší úroveň.</text:p>
          <text:list>
            <text:list-item>
              <text:p text:style-name="P305">Při tréninku mu nabídne konverzi k ještěřímu kultu: „<text:span text:style-name="T1225">Získáš schopnosti, o kterých se ti nikdy nesnilo.“</text:span></text:p>
              <text:p text:style-name="P306">Je k tomu potřeba zhruba týdenní výprava do bažin (do Zigguratu).</text:p>
            </text:list-item>
          </text:list>
        </text:list-item>
      </text:list>
      <text:list xml:id="list3993504481" text:style-name="L122">
        <text:list-item>
          <text:p text:style-name="P606"><text:span text:style-name="T1078">Chce</text:span><text:span text:style-name="T933"> </text:span><text:span text:style-name="T1078">odstranit kn</text:span><text:span text:style-name="T933">ěze Mariuse. Nabízí 20 zl.</text:span></text:p>
        </text:list-item>
        <text:list-item>
          <text:p text:style-name="P607"><text:span text:style-name="T933">S</text:span><text:span text:style-name="T902">naží se zkonvertovat Vorokova velekněze Mankara.</text:span></text:p>
        </text:list-item>
      </text:list>
      <text:h text:style-name="Heading_20_4" text:outline-level="4"><text:soft-page-break/>Putyka „U rezavého meče“</text:h>
      <text:p text:style-name="P99">V horním patře jsou pokoje, v dolním nálevna. Zadní dveře vedou na dvorek, kde je záchod a studna. Nálevna je velká, zakouřená místnost s několika dlouhými stoly. U jednoho vysedávají havíři ze stříbrného dolu (vede je Dim Tratas), u <text:span text:style-name="T1187">dalšího</text:span> členové městské stráže, kteří zrovna nemají službu.</text:p>
      <text:h text:style-name="Heading_20_5" text:outline-level="5">Stůl s horníky</text:h>
      <text:p text:style-name="P101">Horníci nadávají na vládce města, že jim zavřel zdroj obživy. <text:span text:style-name="T1203">Sedí s nimi bojovnice Raegan. Moc toho nenamluví, prostě jen neměla s kým chlastat.</text:span></text:p>
      <text:list xml:id="list2819528540" text:style-name="L123">
        <text:list-item>
          <text:p text:style-name="P608">Zmíní, že část chlapů se dala na zbojničinu – „Jestli nenajdem práci, tak se k nim asi přidáme“.</text:p>
        </text:list-item>
      </text:list>
      <text:h text:style-name="Heading_20_6" text:outline-level="6">Dim Tratas</text:h>
      <text:p text:style-name="P69">Člověk, střední věk, zkrabatělé čelo, huňaté obočí a plnovous.</text:p>
      <text:list xml:id="list1340934216" text:style-name="L124">
        <text:list-item>
          <text:p text:style-name="P307">Předák havířů ze stříbrného dolu.</text:p>
        </text:list-item>
      </text:list>
      <text:list xml:id="list1355274640" text:style-name="L125">
        <text:list-item>
          <text:p text:style-name="P30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00">š</text:span>el do města a <text:span text:style-name="T1199">o</text:span>hlásil to stráži. Kapitán mrmlal, že prej má málo lidí, ale nakonec se mnou poslal četu vojáků a ti nám dělali doprovod. Tou dobou <text:span text:style-name="T1201">jsme </text:span>začali v dole slyšet bubny. A pak se ztratila další skupina horníků i s <text:span text:style-name="T1202">ozbrojenym</text:span> doprovodem. Nevím přesně, co se dělo dál, ale řekl bych, že tam zakukalo docela dost vojáků – ti, se kterejma jsem mluvil, z toho byli pěkně vyjukaný. A nakonec dal vládce důl zavřít.“</text:p>
          <text:p text:style-name="P308"><text:soft-page-break/>„<text:span text:style-name="T1198">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609"><text:span text:style-name="T905">C</text:span><text:span text:style-name="T906">hce po postavách, aby důl vyčistil</text:span><text:span text:style-name="T955">y</text:span><text:span text:style-name="T905">. </text:span><text:span text:style-name="T907">Sám jim za to nemá co nabídnout </text:span><text:span text:style-name="T906">(</text:span><text:span text:style-name="T938">horníci společně </text:span><text:span text:style-name="T906">vysyp</text:span><text:span text:style-name="T938">ou</text:span><text:span text:style-name="T906"> na stůl hromádku měďáků a stříbrňáků, celkem 23 st).</text:span><text:span text:style-name="T907"> </text:span><text:span text:style-name="T955">D</text:span><text:span text:style-name="T907">oporuč</text:span><text:span text:style-name="T906">í</text:span><text:span text:style-name="T907">, ať si za to </text:span><text:span text:style-name="T906">postavy</text:span><text:span text:style-name="T907"> zkusej říct o odměnu </text:span><text:span text:style-name="T938">vládci města</text:span><text:span text:style-name="T907">, </text:span><text:span text:style-name="T906">protože znovuotevření dolu je určitě v jeho zájmu </text:span><text:span text:style-name="T1014">(dále viz vládce Marak Brakvil v paláci pevnosti v Trossu)</text:span><text:span text:style-name="T906">.</text:span></text:p>
        </text:list-item>
      </text:list>
      <text:h text:style-name="Heading_20_6" text:outline-level="6"><text:span text:style-name="T1253">+</text:span>Bojovnice Ra<text:span text:style-name="T1247">e</text:span>gan</text:h>
      <text:p text:style-name="P70">Vysoká, šlachovitá mladá žena se špinavě žlutými vlasy v těžké zbroji. U pasu má dýku a šavli, na zádech kulatý štít.</text:p>
      <text:p text:style-name="P134"><text:span text:style-name="T1079">&gt; </text:span><text:span text:style-name="T902">Utekla z boje v Ha</text:span><text:span text:style-name="T941">rdenské</text:span><text:span text:style-name="T902"> tvrzi, kde zemřela její družina. Ničí ji svědomí.</text:span></text:p>
      <text:list xml:id="list1025895180" text:style-name="L126">
        <text:list-header>
          <text:p text:style-name="P30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610"><text:span text:style-name="T957">"Celá tvrz byla zlověstně tichá. Na nádvovří byla spousta kostí. Holý lebky na nás upíraly prázdný oční důlky a pohrdavě se smály. Zněly jako </text:span><text:span text:style-name="T958">dětský</text:span><text:span text:style-name="T957"> chrastítka, ale nebylo to ani trochu legrační. Pak se ty kosti začaly hejbat. Odevšad na nás lítaly šípy, nebylo za co se krejt. Poga chytla bojová zuřivost, přestal velet a </text:span><text:span text:style-name="T959">začal</text:span><text:span text:style-name="T957"> mlátil všechno kolem sebe. Naše řada se rozpadla a tu chvíli se začala spouštět brána. </text:span><text:soft-page-break/><text:span text:style-name="T957">Proskočila jsem </text:span><text:span text:style-name="T960">pod ní</text:span><text:span text:style-name="T957">, vůbec jsem nad tím nepřemejšlela. Myslela jsem, že je všem jasný, že se musíme stáhnout, dokud to ještě jde. Pak jsem už slyšela jen </text:span><text:span text:style-name="T961">smrtelnej</text:span><text:span text:style-name="T957"> řev mejch parťáků. Nemohla jsem jim </text:span><text:span text:style-name="T962">nijak</text:span><text:span text:style-name="T957"> pomoct, nedokázala jsem ale ani utéct. Vlastně ani nevim, jak jsem se dostala zpátky do Trossu."</text:span></text:p>
        </text:list-header>
      </text:list>
      <text:h text:style-name="Heading_20_5" text:outline-level="5"><text:span text:style-name="T1248">+</text:span>Stůl <text:span text:style-name="T1213">městské stráže</text:span></text:h>
      <text:p text:style-name="P68">Chlastají tu stráže, které zrovna nemají službu.</text:p>
      <text:list xml:id="list645147181" text:style-name="L127">
        <text:list-item>
          <text:p text:style-name="P311">„Kdo nechce trpět prací nebo riskovat život v nesmysln<text:span text:style-name="T1215">y</text:span>m dobrodruhování, ať se nechá naverbovat do Tros<text:span text:style-name="T1230">s</text:span>k<text:span text:style-name="T1215">ý</text:span> stráže v Brakku a stane se pořádným profesionálním válečníkem.“</text:p>
        </text:list-item>
      </text:list>
      <text:list xml:id="list4136230647" text:style-name="L128">
        <text:list-item>
          <text:p text:style-name="P611"><text:span text:style-name="T942">„Kapitán Har pro vás má delikátní prácičku. </text:span><text:span text:style-name="T954">Najdete ho v kasárnách v pevnosti.</text:span><text:span text:style-name="T942">“ </text:span><text:span text:style-name="T943">(lov na Stín)</text:span></text:p>
        </text:list-item>
        <text:list-item>
          <text:p text:style-name="P301"><text:span text:style-name="T902">„Alchymistka Kragg má nov</text:span><text:span text:style-name="T1214">ej</text:span><text:span text:style-name="T902"> recept. Přines jí kapesník nasáklý dívčím</text:span><text:span text:style-name="T1214">a</text:span><text:span text:style-name="T902"> slzam</text:span><text:span text:style-name="T1214">a</text:span><text:span text:style-name="T902"> a ona ti za </text:span><text:span text:style-name="T1210">5</text:span><text:span text:style-name="T902"> zlatých </text:span><text:span text:style-name="T1214">udělá</text:span><text:span text:style-name="T902"> lektvar lásky.“</text:span></text:p>
        </text:list-item>
      </text:list>
      <text:h text:style-name="Heading_20_3" text:outline-level="3"><text:span text:style-name="T1252">+</text:span>Tržiště <text:span text:style-name="T1216">(náměstí)</text:span></text:h>
      <text:list xml:id="list2796907591" text:style-name="L129">
        <text:list-item>
          <text:p text:style-name="P612">Z kopce se řítí maringotka se zaseklou brzdou a míří přímo na tržiště!</text:p>
        </text:list-item>
        <text:list-item>
          <text:p text:style-name="P613">Do města dorazilo obludárium.</text:p>
          <text:p text:style-name="P613"><text:span text:style-name="T1227">Neuvěřitelně ohebná elfka, kudůk s hlavou velkou jako kroll, párek liliputů, cizokrajní hadi (krajta, anakonda), puma v kleci, velký varan (jako komodský). </text:span>Hlavní atrakce - mantikora - je nejen skutečná, ale i rozzuřená <text:span text:style-name="T1226">a prolomí mříže své klece</text:span>.</text:p>
          <text:p text:style-name="P721"><text:span text:style-name="T740">F</text:span><text:span text:style-name="T725">yzička </text:span><text:span text:style-name="T741">5</text:span><text:span text:style-name="T725">, Finesa </text:span><text:span text:style-name="T742">2</text:span><text:span text:style-name="T725">, Duše -, </text:span><text:span text:style-name="T726">Ž</text:span><text:span text:style-name="T723">ivot</text:span><text:span text:style-name="T726">y </text:span><text:span text:style-name="T723">1</text:span><text:span text:style-name="T741">3</text:span></text:p>
          <text:p text:style-name="P662"><text:soft-page-break/><text:span text:style-name="T670">Rychlost:</text:span><text:span text:style-name="T728"> </text:span><text:span text:style-name="T743">jako kůň</text:span></text:p>
          <text:p text:style-name="P662"><text:span text:style-name="T671">Smysly:</text:span><text:span text:style-name="T731"> </text:span><text:span text:style-name="T744">dobrý čich, výborný zrak a sluch, vidění v šeru</text:span></text:p>
          <text:p text:style-name="P721"><text:span text:style-name="T499">⚔<text:tab/></text:span><text:span text:style-name="T669">Z</text:span><text:span text:style-name="T679">uby </text:span><text:span text:style-name="T678">nebo drápy</text:span><text:span text:style-name="T10">:</text:span><text:span text:style-name="T11"> </text:span><text:span text:style-name="T21">5</text:span><text:span text:style-name="T22"> + k6</text:span><text:span text:style-name="T25">, zranění </text:span><text:span text:style-name="T26">2</text:span></text:p>
          <text:p text:style-name="P632"><text:span text:style-name="T499">⚔<text:tab/></text:span><text:span text:style-name="T680">Osten na ocasu</text:span><text:span text:style-name="T10">:</text:span><text:span text:style-name="T11"> </text:span><text:span text:style-name="T21">5</text:span><text:span text:style-name="T22"> + k6</text:span><text:span text:style-name="T25">, zranění </text:span><text:span text:style-name="T26">1</text:span></text:p>
          <text:list>
            <text:list-item>
              <text:list>
                <text:list-header>
                  <text:p text:style-name="P640"><text:span text:style-name="T1217">6</text:span> dáv<text:span text:style-name="T1217">ek</text:span> <text:span text:style-name="T1218">jed</text:span><text:span text:style-name="T1219">u</text:span><text:span text:style-name="T1222">: </text:span><text:span text:style-name="T946">1</text:span><text:span text:style-name="T947">4</text:span><text:span text:style-name="T948"> </text:span><text:span text:style-name="T949">+ k6 </text:span><text:span text:style-name="T950">proti Fyzičce</text:span></text:p>
                  <text:p text:style-name="P640"><text:span text:style-name="T1025">L</text:span><text:span text:style-name="T1026">atence:</text:span><text:span text:style-name="T951"> </text:span><text:span text:style-name="T952">1</text:span><text:span text:style-name="T951">5 m</text:span><text:span text:style-name="T953">inut</text:span></text:p>
                  <text:p text:style-name="P640"><text:span text:style-name="T681">P</text:span><text:span text:style-name="T682">říznaky:</text:span><text:span text:style-name="T745"> </text:span><text:span text:style-name="T746">Bolest v nadbřišku, svírání, suchost a škrábání v hrdle, odkašlávání, </text:span><text:span text:style-name="T747">slinění,</text:span><text:span text:style-name="T746"> poruchy řeči, neklid, úzkost, podrážděnost. </text:span><text:span text:style-name="T748">Později</text:span><text:span text:style-name="T746"> </text:span><text:span text:style-name="T748">pocení, svalové záškuby, lapavé nádechy a křeče</text:span><text:span text:style-name="T749">.</text:span></text:p>
                </text:list-header>
              </text:list>
            </text:list-item>
          </text:list>
          <text:p text:style-name="P721"><text:span text:style-name="T678">Vzhled:</text:span><text:span text:style-name="T577"> </text:span><text:span text:style-name="T512">Tvor s tělem lva,</text:span><text:span text:style-name="T513"> </text:span><text:span text:style-name="T512">štířím ocasem a blanitými netopýřími křídly.</text:span></text:p>
          <text:p text:style-name="P721"><text:span text:style-name="T578">D</text:span><text:span text:style-name="T579">ovednosti:</text:span><text:span text:style-name="T514"> </text:span><text:span text:style-name="T512">Mantikora </text:span><text:span text:style-name="T514">se umí plížit, jako kdyby měl</text:span><text:span text:style-name="T512">a</text:span><text:span text:style-name="T514"> pokročilé </text:span><text:span text:style-name="T579">plížení</text:span><text:span text:style-name="T514">.</text:span></text:p>
        </text:list-item>
        <text:list-item>
          <text:p text:style-name="P612">Probíhá protest za práva havířů. Stříbrný důl byl uzavřen a důlníci chtějí přidělit pole. Vede je Dim Tratas.</text:p>
        </text:list-item>
        <text:list-item>
          <text:p text:style-name="P377">Na náměstí se připravuje soutěž v tanci. Sabotování konkurentů, podplácení poroty, vlivní lidé v publiku a hlavně příležitost u roleplaye vstát od stolu.</text:p>
        </text:list-item>
        <text:list-item>
          <text:p text:style-name="P378">Nic zvláštního.</text:p>
        </text:list-item>
        <text:list-item>
          <text:p text:style-name="P378">Nic zvláštního.</text:p>
        </text:list-item>
      </text:list>
      <text:p text:style-name="P230">Stánky (pár příkladů)</text:p>
      <text:list xml:id="list2059873969" text:style-name="L130">
        <text:list-item>
          <text:p text:style-name="P312">Dělníci staví stránek pro trpaslickou karavanu <text:span text:style-name="T1224">(viz událost Trpaslická karavana)</text:span>.</text:p>
          <text:p text:style-name="P313"><text:soft-page-break/>„<text:span text:style-name="T1228">Přijedou zejtra. </text:span>Prej jsou to ohněstrůjci, těším se na to jak malej!“</text:p>
        </text:list-item>
        <text:list-item>
          <text:p text:style-name="P312">Na jednom místě chybí stánek. Místo něj <text:span text:style-name="T1224">na zemi kudůk kouří šíšu.</text:span></text:p>
          <text:p text:style-name="P312">„<text:span text:style-name="T1224">Přisedni si, kámo, ochutnávka je zdarma.</text:span>“</text:p>
          <text:p text:style-name="P314">„Nejlepší <text:span text:style-name="T1224">matroš</text:span> koupíš u Kuzal’k’taka. U vchodu řekni, že tě posílám já.“</text:p>
        </text:list-item>
        <text:list-item>
          <text:p text:style-name="P315"><text:span text:style-name="T1249">Stánek s drobným</text:span> cizokrajn<text:span text:style-name="T1249">ým</text:span> zvířectv<text:span text:style-name="T1249">em</text:span> – papoušci, opičky.</text:p>
          <text:p text:style-name="P315">„Jsou milé a přítulné!“</text:p>
        </text:list-item>
        <text:list-item>
          <text:p text:style-name="P316">Mladý kovář <text:span text:style-name="T1228">předvádí své řemeslo.</text:span> <text:span text:style-name="T1228">C</text:span>hvástá <text:span text:style-name="T1228">se</text:span>, že <text:span text:style-name="T1229">(za 20 zl)</text:span> umí vyrobit magickou zbraň.</text:p>
          <text:p text:style-name="P316">Ví, kde v horách najít <text:span text:style-name="T1223">prastarou</text:span> <text:span text:style-name="T1223">t</text:span>rpasli<text:span text:style-name="T1223">ckou</text:span> hrobku s magickou kovadlinou.</text:p>
        </text:list-item>
      </text:list>
      <text:p text:style-name="P229">Drby:</text:p>
      <text:list xml:id="list130513972648167" text:continue-numbering="true" text:style-name="L130">
        <text:list-item>
          <text:p text:style-name="P317">Stříbrné doly byly uzavřeny, když se v nich začali ztrácet důlníci. Risk začal převažovat zisk.</text:p>
        </text:list-item>
        <text:list-item>
          <text:p text:style-name="P318">Z opuštěné Ha<text:span text:style-name="T1251">r</text:span>denské tvrze vychází kouř. Někdo tam žije. Jak dlouho potrvá, než tam <text:span text:style-name="T1250">vládce</text:span> pošle muže na průzkum?</text:p>
        </text:list-item>
        <text:list-item>
          <text:p text:style-name="P614"><text:span text:style-name="T945">V Trehernu </text:span><text:span text:style-name="T956">uctívají bohyni</text:span><text:span text:style-name="T945">, </text:span><text:span text:style-name="T956">která</text:span><text:span text:style-name="T945"> vyléčí každou nemoc a </text:span><text:span text:style-name="T944">č</text:span><text:span text:style-name="T945">te myšlenky. </text:span><text:span text:style-name="T956">Vorok</text:span><text:span text:style-name="T945"> je mrtvý bůh, to vám povídám.</text:span></text:p>
        </text:list-item>
      </text:list>
      <text:h text:style-name="Heading_20_4" text:outline-level="4"><text:span text:style-name="T1252">+</text:span>Vývěska na náměstí</text:h>
      <text:p text:style-name="P106">Na vývěsce na náměstí je:</text:p>
      <text:list xml:id="list3960126786" text:style-name="L131">
        <text:list-item>
          <text:p text:style-name="P310"><text:span text:style-name="T1212">P</text:span>ergamen s <text:span text:style-name="T1417">vladařovou</text:span> pečetí:</text:p>
          <text:p text:style-name="P320"><text:soft-page-break/>Městská stráž vyplatí JEDEN ZLATÝ za každ<text:span text:style-name="T1418">ý</text:span> předložen<text:span text:style-name="T1418">ý pár GOBLINÍCH UŠÍ</text:span>.</text:p>
        </text:list-item>
        <text:list-item>
          <text:p text:style-name="P615"><text:span text:style-name="T1212">H</text:span>rubý papír:</text:p>
          <text:p text:style-name="P362">Najímáme žoldnéře na ochranu rybářů a houbových farem. Hlaste se u <text:span text:style-name="T1417">Kuruka</text:span> v Su<text:span text:style-name="T1417">mp</text:span>u. Zbraně si přineste vlastní.</text:p>
          <text:p text:style-name="P319">Po straně je na něm načmáráno krví:</text:p>
          <text:p text:style-name="P310">BOJUJU ZA PRACHY. JSEM U REZAV<text:span text:style-name="T1211">Ý</text:span>HO MEČE.<text:tab/><text:tab/><text:tab/><text:tab/><text:tab/><text:tab/>RA<text:span text:style-name="T1212">E</text:span>GAN.</text:p>
        </text:list-item>
      </text:list>
      <text:h text:style-name="Heading_20_2" text:outline-level="2">Trpasli<text:span text:style-name="T1128">cká</text:span> hrobka</text:h>
      <text:p text:style-name="P73">Místo odpočinku trpasličích bratří Dragina a Blarina Baragora, jenž se proslavili jako lovci démonů. Lidé mluví o bráně vysekané přímo do štítu šedých hor.</text:p>
      <text:p text:style-name="P77">TODO: Kteří lidé o tom mluví? Dát někam hint.</text:p>
      <text:p text:style-name="P77">- <text:span text:style-name="T1465">jeden je u Medvěda v Bloselech.</text:span></text:p>
      <text:p text:style-name="P183"><text:bookmark text:name="docs-internal-guid-435a182a-7fff-9591-8b7e-f4dfea2c7119"/>1</text:p>
      <text:p text:style-name="Text_20_body">Šedé gabrové stěny, vysoký strop s nízkou křížovou klenbou, známky trpasličí architektury.</text:p>
      <text:p text:style-name="Standalone_20_Property"><text:span text:style-name="T276">Obr z kopců</text:span> &gt; Tlustý, smradlavý a hloupý. Bojí se magie.</text:p>
      <text:p text:style-name="Standalone_20_Property"><text:span text:style-name="T276">Zbytky a mršiny</text:span> &gt; Ohlodané kosti goblinů a čehosi s blanitými křídly.</text:p>
      <text:p text:style-name="Standalone_20_Property"><text:span text:style-name="T276">Vytesaný nápis</text:span> &gt; Trpasličími runami “Zde leží bratři Bralin a Dragin, poslední bojovníci klanu Baragor.”</text:p>
      <text:p text:style-name="Standalone_20_Property"><text:soft-page-break/><text:span text:style-name="T276">Reliéf trpasličí tváře</text:span> &gt; Při dotyku ožije a promluví. Je to mělký otisk charakteru veselejšího z bratrů. Věděl, že dříve či pozd<text:span text:style-name="T1379">ě</text:span>ji si pro jeho bohats<text:span text:style-name="T1379">t</text:span>ví nějaký vykradač hrobek přijde a rozhodl se dát ho jen tomu, kdo si jej zaslouží. Otočí se (je na otočných dveřích), když uhodnete tři hádanky.</text:p>
      <text:list xml:id="list2871257138" text:style-name="L132">
        <text:list-item>
          <text:p text:style-name="P616">Kdo to dělá, nechce to, kdo to koupí, nepotřebuje to, kdo to potřebuje, neví o tom (Rakev).</text:p>
        </text:list-item>
        <text:list-item>
          <text:p text:style-name="P616">Když se temný elf narodí má černé tělo, černé ruce, černé nohy, černou hlavu a jaké má zuby? (Žádné)</text:p>
        </text:list-item>
        <text:list-item>
          <text:p text:style-name="P616">Které slovo se v obecné řeči vždy píše nesprávně? (nesprávně)</text:p>
        </text:list-item>
      </text:list>
      <text:p text:style-name="P183">2</text:p>
      <text:p text:style-name="Standalone_20_Property"><text:span text:style-name="T27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76">Šachovnice s osmi sochami korunovaných trpaslic</text:span> &gt; Pokud je hráči dokáží rozestavět, tak aby se mezi sebou neohrožoval<text:span text:style-name="T1372">y</text:span>, otevřou se dveře do 3</text:p>
      <text:p text:style-name="P183">3</text:p>
      <text:p text:style-name="Standalone_20_Property"><text:span text:style-name="T276">Kamenný sarkofág</text:span> &gt; “Pod horou hluboce sní Bralin Baragor”, uvnitř trpasličí kostra v pestrobarevných šatech.</text:p>
      <text:p text:style-name="Standalone_20_Property"><text:span text:style-name="T276">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oft-page-break/><text:span text:style-name="T276">Tři truhlice</text:span> &gt; <text:span text:style-name="T1380">2</text:span>5 zlatých, <text:span text:style-name="T1380">4</text:span>5 stříbrných, 123 měděných, dlouhá mírová dýmka, krabička tabáku (5 použití, evokuje důvěřivost a přátelskou atmosféru), <text:span text:style-name="T202">lektvar regenerace</text:span><text:span text:style-name="T1401"> (karta)</text:span> a mnoho bezcenných memorabilií.</text:p>
      <text:p text:style-name="P183">4</text:p>
      <text:p text:style-name="Standalone_20_Property"><text:span text:style-name="T276">Podél stěn stojící sarkofágy</text:span> &gt; Spolubojovníci, panoši a služebnictvo. Ve dvou z nich se schovávají netopýří bestie. Kdyby došlo k boji, tak viz 6.</text:p>
      <text:p text:style-name="Standalone_20_Property"><text:span text:style-name="T276">Hromada bílého trusu</text:span> &gt; Hraničář by v tom netopýří bestie poznal.</text:p>
      <text:h text:style-name="P260" text:outline-level="3">5</text:h>
      <text:p text:style-name="Standalone_20_Property"><text:span text:style-name="T276">Runová kovadlina</text:span> &gt; Pokud tu bude kovat zbraň skutečný kovář, vstoupí do ní jedna z trpasličích duší v (4.)</text:p>
      <text:list xml:id="list3667522204" text:style-name="L133">
        <text:list-item>
          <text:p text:style-name="P617">Hrot zbraně se vždy stáčí k největšímu množství zlata v okolí</text:p>
        </text:list-item>
        <text:list-item>
          <text:p text:style-name="P617">Zbraň zraňuje elfy více než ostatní a září v jejich přítomnosti</text:p>
        </text:list-item>
        <text:list-item>
          <text:p text:style-name="P617">Zbraň zraňuje gobliny více než ostatní a září v jejich přítomnosti</text:p>
        </text:list-item>
        <text:list-item>
          <text:p text:style-name="P617">Údery této zbraně jsou nadpřirozeně silné</text:p>
        </text:list-item>
        <text:list-item>
          <text:p text:style-name="P617">Zbraň zradí kohokoli, kdo se o ni nebude dobře starat, a házej znovu</text:p>
        </text:list-item>
        <text:list-item>
          <text:p text:style-name="P617">Zbraň každý den absorbuje od svého majitele jeden zlaťák a házej znovu</text:p>
        </text:list-item>
      </text:list>
      <text:p text:style-name="P244"><text:soft-page-break/>Kovářská výheň a nádrž na schlazování</text:p>
      <text:p text:style-name="Standalone_20_Property"><text:span text:style-name="T276">Nízký stůl s nářadím</text:span> &gt; Kladiva, kleště, kovářský nůž, svěrák, ocelové pruty</text:p>
      <text:p text:style-name="Standalone_20_Property"><text:span text:style-name="T276">Kulatý poklop na ventilaci</text:span> &gt; Sahá vysoko do skal. Průvan při otevření sfoukne všechny otevřené ohně, krom pořádně rozpálené výhně.</text:p>
      <text:p text:style-name="P183">6</text:p>
      <text:p text:style-name="Standalone_20_Property"><text:span text:style-name="T276">Trojice netopýřích bestií</text:span> &gt; V případě odhalení jejich druhů v 4, nebo když se někdo přiblíží na dohled, otevřou ventilaci, aby zhasli všechny pochodně, a s paralyzujícím křikem se vrhnou do boje.</text:p>
      <text:p text:style-name="P244">Stůl s policí na balzamovací pomůcky</text:p>
      <text:p text:style-name="Standalone_20_Property"><text:span text:style-name="T276">Hromada kostí</text:span> &gt; Gobliny a různá horská zvířata</text:p>
      <text:p text:style-name="Standalone_20_Property"><text:span text:style-name="T276">Kulatý poklop na ventilaci</text:span> &gt; Sahá vysoko do skal. Průvan při otevření sfoukne všechny otevřené ohně.</text:p>
      <text:p text:style-name="P183">7</text:p>
      <text:p text:style-name="P244">Neopracovaný blok kamene</text:p>
      <text:p text:style-name="P244">Zpola dokončená socha trpaslíka</text:p>
      <text:p text:style-name="P244">Kladivo a sada majzlíků</text:p>
      <text:p text:style-name="P183">8</text:p>
      <text:p text:style-name="P73">Odsud dál jsou šedé stěny protkané černými žilami.</text:p>
      <text:p text:style-name="Standalone_20_Property"><text:span text:style-name="T276">Polovina chodby oddělená dveřmi s nápisem</text:span> &gt; “Pod horou bdí Dragin Baragor, stře<text:span text:style-name="T1381">z</text:span> se jeho bezesného odhodlání.”</text:p>
      <text:p text:style-name="Standalone_20_Property"><text:soft-page-break/><text:span text:style-name="T276">Rozleptaná mrtvola netopýří bestie</text:span> &gt; Na podlaze přesně ve středu křižovatky je nášlapné tlačítko; při zmáčknutí se otevře jedna z dlaždic ve slepé uličce a vypustí do chodby mlžný kužel ž<text:span text:style-name="T1373">í</text:span>raviny.</text:p>
      <text:p text:style-name="P183">9</text:p>
      <text:p text:style-name="P244">Stěny obložené štíty, kyrysy a zbraněmi všemožných tvarů a původů</text:p>
      <text:p text:style-name="Standalone_20_Property"><text:span text:style-name="T276">Na piedestalu leží kniha zášti</text:span> &gt; Do takových knih se zapisují křivdy, aby se na ně nikdy nezapom<text:span text:style-name="T1381">n</text:span>ělo. Tahle má všechny jména přeškrtnutá. Zbylo jen Zalezar.</text:p>
      <text:h text:style-name="P260" text:outline-level="3">10</text:h>
      <text:p text:style-name="Standalone_20_Property"><text:span text:style-name="T276">Tři metry hluboká díra plná zombií</text:span> &gt; Všechno oběti z knihy zášti.</text:p>
      <text:p text:style-name="Standalone_20_Property"><text:span text:style-name="T276">Na stěně lze nahmatat tenká spára a vydloubnout blok kamene</text:span> &gt; Za ním se schovává řet<text:span text:style-name="T1382">ě</text:span>z, jímž lze spustit ze stropu tajný, vratký most.</text:p>
      <text:p text:style-name="P183">11</text:p>
      <text:p text:style-name="P244">Socha plačící trpaslice</text:p>
      <text:p text:style-name="Standalone_20_Property"><text:span text:style-name="T276">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3">12</text:p>
      <text:p text:style-name="Standalone_20_Property"><text:soft-page-break/><text:span text:style-name="T276">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76">Utajené propadliště</text:span> &gt; Přesně před trpaslíkem. Vede do tunelu, který se táhne až do díry v (10.)</text:p>
      <text:p text:style-name="Standalone_20_Property"><text:span text:style-name="T276">4 kanopy</text:span> &gt; Překrásné, porcelánové, dekorované zlatem a drahokamy (cena 4x50 zlaťáků<text:span text:style-name="T483">)</text:span></text:p>
      <text:h text:style-name="Heading_20_2" text:outline-level="2"><text:span text:style-name="T1284">+</text:span>Wedel</text:h>
      <text:p text:style-name="P57">Vysoká palisáda skrývá krásné roubené měst<text:span text:style-name="T1127">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76">Amara</text:span></text:h>
      <text:p text:style-name="P143">Pohledná mladá žena s havraními vlasy a exotickou vizáží.</text:p>
      <text:p text:style-name="P143">Věštby pro hráčské postavy:</text:p>
      <text:list xml:id="list1709665233" text:style-name="L134">
        <text:list-item>
          <text:p text:style-name="P618">"Ne vše, co zabiješ, bude skutečně mrtvé."</text:p>
        </text:list-item>
        <text:list-item>
          <text:p text:style-name="P618">"V bazénu plném krve na tebe číhá smrt."</text:p>
        </text:list-item>
        <text:list-item>
          <text:p text:style-name="P619"><text:span text:style-name="T495">„</text:span><text:span text:style-name="T496">Hlas v lese není, co se zdá.“</text:span></text:p>
        </text:list-item>
        <text:list-item>
          <text:p text:style-name="P620"><text:span text:style-name="T496">„</text:span><text:span text:style-name="T497">Po návštěvě skalní chrámu vysoko v horách se ti </text:span><text:span text:style-name="T498">stane</text:span><text:span text:style-name="T497"> to, po čem nejvíce toužíš, i to, čeho se nejvíc obáváš.“</text:span></text:p>
        </text:list-item>
      </text:list>
      <text:h text:style-name="Heading_20_5" text:outline-level="5">Starosta <text:span text:style-name="T1275">Vikuk</text:span></text:h>
      <text:list xml:id="list3718296898" text:style-name="L135">
        <text:list-item>
          <text:p text:style-name="P622">Hubený hobit ve středních letech s jizvou na čele.</text:p>
        </text:list-item>
        <text:list-item>
          <text:p text:style-name="P623"><text:soft-page-break/>Nabízí odměnu (<text:span text:style-name="T1281">1</text:span>5 zl) za likvidaci lesní nestvůry (obří mluvící pavouk).</text:p>
          <text:p text:style-name="P621"><text:span text:style-name="T1460">„Buďte ale opatrní – už jsem tam poslal dvě skupiny a </text:span><text:span text:style-name="T1066">a</text:span><text:span text:style-name="T1067">ni jedna</text:span><text:span text:style-name="T1460"> se nevrátila.“</text:span></text:p>
        </text:list-item>
      </text:list>
      <text:h text:style-name="Heading_20_2" text:outline-level="2"><text:span text:style-name="T1353">+</text:span>Zbojnický tábor</text:h>
      <text:p text:style-name="P57"><text:span text:style-name="T1277">Chudí</text:span> havíři bez domova, více pytláci než zbojníci. Postavili si několik skromných stavení v korunách stromů a živí se lovem, kradením a při výpravách do města i žebráním. Když mohou, tak podporují Dima Trata.</text:p>
      <text:list xml:id="list130515245947206" text:continue-list="list130512840626766" text:style-name="L19">
        <text:list-header>
          <text:p text:style-name="P322">Havíř</text:p>
          <text:p text:style-name="P692"><text:span text:style-name="T2">F</text:span><text:span text:style-name="T3">yzička </text:span><text:span text:style-name="T36">3</text:span><text:span text:style-name="T3">, Finesa </text:span><text:span text:style-name="T36">2</text:span><text:span text:style-name="T3">, Duše </text:span><text:span text:style-name="T35">1</text:span><text:span text:style-name="T725">, </text:span><text:span text:style-name="T726">Ž</text:span><text:span text:style-name="T723">ivot</text:span><text:span text:style-name="T726">y </text:span><text:span text:style-name="T762">9</text:span></text:p>
          <text:p text:style-name="P692"><text:span text:style-name="T499">⚔ </text:span><text:span text:style-name="T189">K</text:span><text:span text:style-name="T188">rumpáč:</text:span><text:span text:style-name="T1288"> <text:s/>3 + k6, zranění 2</text:span></text:p>
          <text:p text:style-name="P692"><text:span text:style-name="T499">⚔ </text:span><text:span text:style-name="T189">Motyka</text:span><text:span text:style-name="T188">:</text:span><text:span text:style-name="T251"> <text:s/>3 + k6, zranění 2</text:span></text:p>
        </text:list-header>
      </text:list>
      <text:list xml:id="list4185983228" text:style-name="L136">
        <text:list-item>
          <text:p text:style-name="P423">Při prvních ztrátách se pokusí utéct nebo vzdát.</text:p>
        </text:list-item>
      </text:list>
      <text:h text:style-name="P273" text:outline-level="2">Ziggurat</text:h>
      <text:p text:style-name="P78"><text:span text:style-name="Emphasis"><text:span text:style-name="T399">Zdroj moci dračího kultu. Ještěrci před pyramidou táboří celé dny, jen aby mohli spatřit velekněze a dračí dceru. Právě sem v posledních měsících mizí unesení Sumpští rybáři.</text:span></text:span></text:p>
      <text:h text:style-name="P261" text:outline-level="3">Ještěrec jako hratelná rasa</text:h>
      <text:p text:style-name="P74">Humanoid s protáhlou plazí tváří, pevnou zelenou nebo hnědou kůží a mohutným ještěřím ocasem. Při tvorbě postavy vyber dvě schopnosti:</text:p>
      <text:list xml:id="list2155530067" text:style-name="L137">
        <text:list-item>
          <text:p text:style-name="P624"><text:soft-page-break/><text:span text:style-name="T276">Regenerace</text:span><text:line-break/>Na rozdíl od lidí ti mohou plně dorůst i ztracené orgány a končetiny.</text:p>
        </text:list-item>
        <text:list-item>
          <text:p text:style-name="P624"><text:span text:style-name="T276">Šupiny</text:span><text:line-break/>Tělo je pokryté silnou ochranou vrstvou.</text:p>
        </text:list-item>
        <text:list-item>
          <text:p text:style-name="P624"><text:span text:style-name="T276">Čich</text:span><text:line-break/>Díky citlivému hadímu jazyku rozpoznáš bytosti i substance na velkou vzdálenost.</text:p>
        </text:list-item>
        <text:list-item>
          <text:p text:style-name="P624"><text:span text:style-name="T276">Obojživelník</text:span><text:line-break/>Dokážeš libovolně dlouho dýchat pod vodou.</text:p>
        </text:list-item>
        <text:list-item>
          <text:p text:style-name="P624"><text:span text:style-name="T276">Jed</text:span><text:line-break/>Namísto normálních zubů máš dva hadí a dokážeš kousnutím otrávit.</text:p>
        </text:list-item>
        <text:list-item>
          <text:p text:style-name="P624"><text:span text:style-name="T276">Bodce</text:span><text:line-break/>Máš rohatou hlavu a ocas zakončený nebezpečnými ostny.</text:p>
        </text:list-item>
        <text:list-item>
          <text:p text:style-name="P624"><text:span text:style-name="T276">Chameleon</text:span><text:line-break/>Můžeš během několika okamžiků změnit barvu.</text:p>
        </text:list-item>
        <text:list-item>
          <text:p text:style-name="P624"><text:span text:style-name="Emphasis"><text:span text:style-name="T461">Přísavky</text:span></text:span><text:span text:style-name="Emphasis"><text:span text:style-name="T399"><text:line-break/>Prsty zespodu pokryté lamelami a přísavkami. Šplhání je pro tebe stejně přirozené jako chůze. Po stěně potřebuješ tři volné končetiny, po stropě čtyři.</text:span></text:span></text:p>
        </text:list-item>
      </text:list>
      <text:p text:style-name="P183"><text:bookmark text:name="docs-internal-guid-2bb5f697-7fff-d078-2922-b0900fed6a27"/>1</text:p>
      <text:p text:style-name="Standalone_20_Property"><text:span text:style-name="T276">Kamenné stěny</text:span> &gt; Při bližším prozkoumání je vi<text:span text:style-name="T1383">dět,</text:span> že v několika místech ve sp<text:span text:style-name="T1383">á</text:span>rách jsou místa zapatlaná suchým bahnem. Skrývají otvory, ze kterých vystřelují kopí.</text:p>
      <text:p text:style-name="P169"><text:soft-page-break/>TODO: Lepší telegrafování (stěny jsou moc obecné). Možná „spáry ve stěnách jsou vymazané suchým bahnem“.</text:p>
      <text:p text:style-name="Standalone_20_Property"><text:span text:style-name="T276">Kamenná dlažba</text:span> &gt; Několik dlaždic jsou nášlapné spoušti pro kopí.</text:p>
      <text:p text:style-name="Text_20_body">/<text:span text:style-name="T1384">* Tohle být telegrafované nemusí */</text:span></text:p>
      <text:p text:style-name="Standalone_20_Property"><text:span text:style-name="T276">Krvavá stopa</text:span> &gt; Jen u jižního vchodu, vede do místnosti 3.</text:p>
      <text:p text:style-name="P183">2</text:p>
      <text:p text:style-name="Text_20_body">Pokud postavy způsobí jakýkoli hluk, začne se ze dveří do místnosti 10 ozývat škrábaní a tlumený nářek.</text:p>
      <text:p text:style-name="P244">Na stěnách jsou vypálené fleky a stopy <text:span text:style-name="T1384">od</text:span> sazí</text:p>
      <text:p text:style-name="Standalone_20_Property"><text:span text:style-name="T276">Hliněný golem </text:span><text:span text:style-name="T314">se zčernalým otvorem namísto úst</text:span> &gt; Obchází chodbu pomalým krokem a jakékoli vetřelce sežehne plamenem z otvoru, jenž má namísto tváře.</text:p>
      <text:p text:style-name="P183">3</text:p>
      <text:p text:style-name="Standalone_20_Property"><text:span text:style-name="T276">Ještěrec</text:span> &gt; Dřevěná zbroj, dva zahnuté nože. Má klíč ke dveřím do 17 a 18.</text:p>
      <text:p text:style-name="Standalone_20_Property"><text:span text:style-name="T276">Vykuchaný panter zavěšený na hácích</text:span> &gt; <text:span text:style-name="T1385">B</text:span>yl zabit mnoha kopími. </text:p>
      <text:p text:style-name="P244">Kožený vak s vnitřnostmi a měděný tác s masem</text:p>
      <text:p text:style-name="P241">Několik bloků na východní stěně je spojených v tajné odsunutelné dveře</text:p>
      <text:p text:style-name="Standalone_20_Property"><text:span text:style-name="T276">Spací pytel</text:span> &gt; Lidská výroba</text:p>
      <text:p text:style-name="P183">4</text:p>
      <text:p text:style-name="Standalone_20_Property"><text:soft-page-break/><text:span text:style-name="T276">Vaky a sudy s lidským vybavením a cen</text:span><text:span text:style-name="T313">n</text:span><text:span text:style-name="T276">ostmi</text:span> &gt; Meče, nože, šípy, kuše, helmice, štíty, rybářské vybavení, sekyry, klenoty a cetky (cca 1<text:span text:style-name="T1386">4</text:span> zl), 4 zl, 12 st, 34 m<text:span text:style-name="T1386">k</text:span></text:p>
      <text:h text:style-name="P262" text:outline-level="3">5</text:h>
      <text:p text:style-name="Standalone_20_Property"><text:span text:style-name="T276">Poloprůhledné metrové vejce</text:span> &gt; Již prasklé a práz<text:span text:style-name="T1383">d</text:span>né. Vzdělanec s bestiářem by mohl určit, že se jedná o příliš brzy vylíhnutého zeleného draka.</text:p>
      <text:p text:style-name="P244">Podlaha je pokrytá zaschlým slizem</text:p>
      <text:p text:style-name="P183">6</text:p>
      <text:p text:style-name="Standalone_20_Property"><text:span text:style-name="T276">Klínové písmo po stěnách</text:span> &gt; Vyžaduje znalost ještěřího jazyka. Vypráví o koruně, co v dávných dobách ovlivnila běh světa. Může ji nosit pouze vyvolený a propůjčuje schopnost  vycítit místa moci na velkou vzdálenost.</text:p>
      <text:p text:style-name="P183">7</text:p>
      <text:p text:style-name="Standalone_20_Property"><text:span text:style-name="T276">Průsvitný, nehmotný a nehybný válečník s mosazným klíčem v břiše</text:span> &gt; Socha se při dotyku zhmotní a zaútočí. Nikdy ovšem nevykročí z místnosti, jen se vrátí do středu, ztuhne a zprůsvitní.</text:p>
      <text:p text:style-name="P244">Měděná louče v detailně zdobeném trnitém držáku</text:p>
      <text:p text:style-name="Standalone_20_Property"><text:span text:style-name="T276">Dveře do další místnosti jsou zamčené a klíčovou dírkou mají přesně ve středu pouze namalovanou</text:span> &gt; Otevřou se, když na klíčovou dírku dopadne stín vržený klíčem z válečníka.</text:p>
      <text:p text:style-name="P183">8</text:p>
      <text:p text:style-name="Standalone_20_Property"><text:soft-page-break/><text:span text:style-name="T276">Rudá trnitá koruna na kamen</text:span><text:span text:style-name="T313">n</text:span><text:span text:style-name="T276">ém </text:span><text:span text:style-name="T313">podstavci</text:span> &gt; Při nasazení ukáže cestu k nejbližšímu silnému místu moci. Není-li nositelem vyvolený, koruna způsobí trvalé fyzické následky.</text:p>
      <text:p text:style-name="P183">9</text:p>
      <text:p text:style-name="Standalone_20_Property"><text:span text:style-name="T276">Dvě hromádky vyschlých skarabů</text:span> &gt; Černí po zapálení vydrží hořet silným žárem několik dní. Bílí po kontaktu s vodou absorbují teplo a pomalu mrazí, čeho se dotknou.</text:p>
      <text:h text:style-name="P262" text:outline-level="3">10</text:h>
      <text:p text:style-name="Standalone_20_Property"><text:span text:style-name="T276">Hladoví nemrtví</text:span> &gt; 5 lidských rybářů a 7 ještěrců, posekaní, zkrvavení</text:p>
      <text:p text:style-name="P183">11</text:p>
      <text:p text:style-name="Standalone_20_Property"><text:span text:style-name="T276">Pod hromadou dalších mr</text:span><text:span text:style-name="T313">t</text:span><text:span text:style-name="T276">vol leží tělo templáře v plátové zbroji</text:span> &gt; Hlava leží opodál. Zbroj je prakticky nepoškozená a mistrovsky kovaný meč stále svírá v dlani. <text:span text:style-name="T1387">6</text:span> zlaťáků v měšci, svatý symbol a kovový mandlový štít.</text:p>
      <text:p text:style-name="P183">12</text:p>
      <text:p text:style-name="Standalone_20_Property">Dveře vyžadují rybí klíč z 1. náhodného setkání v bažině </text:p>
      <text:p text:style-name="Standalone_20_Property"><text:span text:style-name="T276">Nízké stolky s různými měšci</text:span> &gt; Zuby, prsty, uši, vlasy, cetky, 30 <text:span text:style-name="T1387">st</text:span>.</text:p>
      <text:p text:style-name="Standalone_20_Property"><text:span text:style-name="T276">Na stěnách všemožné trofeje</text:span> &gt; Nejvzácnější jsou trollí srdce a zejména roh jednorožce, který má pro svůj magický potenciál obrovskou hodnotu mezi alchymisty.</text:p>
      <text:p text:style-name="P183">13</text:p>
      <text:p text:style-name="Standalone_20_Property"><text:soft-page-break/><text:span text:style-name="T276">Kruhový kamenný stůl</text:span> &gt; <text:span text:style-name="T1388">Z</text:span>bytky jídla, smotaný řet<text:span text:style-name="T1388">ě</text:span>z a bič.</text:p>
      <text:p text:style-name="Standalone_20_Property"><text:span text:style-name="T276">Retardovaný ještěrec</text:span> &gt; Bederní rouška z listí, krátký oštěp, neschopnost ře<text:span text:style-name="T1383">č</text:span>i, jen šílený smích. Na krku řet<text:span text:style-name="T1389">ě</text:span>z s klíči k 10, 14 a 15.</text:p>
      <text:p text:style-name="P183">14</text:p>
      <text:p text:style-name="P78">Prázdná cela</text:p>
      <text:h text:style-name="P262" text:outline-level="3">15</text:h>
      <text:p text:style-name="Standalone_20_Property"><text:span text:style-name="T276">Pomalu se roztékající dlažba v rohu</text:span> &gt; Při úplné tichosti lze zaslechnout hmyzí cvakání. Pod povrchem je obří mravenec (velký jako osel) a postup<text:span text:style-name="T1383">n</text:span>ě kyselinou rozpouští podlahu.</text:p>
      <text:p text:style-name="Standalone_20_Property"><text:span text:style-name="T276">Tři vězni schoulení v rohu místnosti</text:span> &gt; Starší sběrač hub, jeho dcera a mladík z Trossu, který neustále blábolí o změně člověka v ještěra.</text:p>
      <text:p text:style-name="P183">16</text:p>
      <text:p text:style-name="P244">6 obřích mravenců</text:p>
      <text:p text:style-name="Standalone_20_Property"><text:span text:style-name="T276">Královna obřích mravenců</text:span> &gt; Přišla o své impérium a chce získat korunu z 8, aby našla místo k uhnízd<text:span text:style-name="T1383">ě</text:span>ní. Umí telepaticky komunikovat (robotí hlas).</text:p>
      <text:p text:style-name="P183">17</text:p>
      <text:p text:style-name="Standalone_20_Property"><text:span text:style-name="T276">Tunel vedoucí na jih od ještěřího tábora do blat</text:span> &gt; Prvních a posledních 20 metrů je zatopených</text:p>
      <text:p text:style-name="P183">18</text:p>
      <text:p text:style-name="Standalone_20_Property"><text:soft-page-break/><text:span text:style-name="T276">Tunel vedoucí do díry přímo ve středu ještěřího tábora</text:span> &gt; Vyhazují tam výkaly, popel, kosti a další </text:p>
      <text:p text:style-name="P183">19</text:p>
      <text:p text:style-name="P244"><text:span text:style-name="T1390">K</text:span>nihy rozmáčené v mísách s vodou</text:p>
      <text:p text:style-name="P244">Z papírové kaše uplácaný srpek měsíce</text:p>
      <text:h text:style-name="P262" text:outline-level="3">20</text:h>
      <text:p text:style-name="Standalone_20_Property"><text:span text:style-name="T276">Bazén krve</text:span> &gt; Pod hladinou spí gigantická anakonda ve službách dračího kultu</text:p>
      <text:p text:style-name="P244">Otvor ve stropě přímo nad bazénem </text:p>
      <text:p text:style-name="P183">21</text:p>
      <text:p text:style-name="Standalone_20_Property">Dveře vyžadují k otevření klíče obou strážců (ze 3 a 13)</text:p>
      <text:p text:style-name="P183">22</text:p>
      <text:p text:style-name="P244">U stěny uvázaní tři lidé</text:p>
      <text:p text:style-name="Standalone_20_Property"><text:span text:style-name="T276">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76">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oft-page-break/><text:span text:style-name="T276">Ještěří kněz</text:span> &gt; Odebírá dračí dívce krev a nutí ji pít lidským vězňům. Někteří se změní v ještěrce a jsou vítáni. Ostatní jsou shozeni k anakondě.</text:p>
      <text:p text:style-name="Standalone_20_Property"><text:span text:style-name="T276">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662">Klíče samy o⁠ sobě nemají prakticky žádnou cenu. Zámek má cenu i bez klíče, ale jen pro zámečníka.<text:line-break/><text:tab/></text:span><text:span text:style-name="T102">Když</text:span><text:span text:style-name="T338"> budou cht</text:span><text:span text:style-name="T101">ít </text:span><text:span text:style-name="T100">postavy</text:span><text:span text:style-name="T101"> prodat něco, co není na seznamu, cenu odhadni.</text:span></text:p>
      <text:p text:style-name="P186"/>
      <table:table table:name="Tabulka1" table:style-name="Tabulka1">
        <table:table-column table:style-name="Tabulka1.A"/>
        <table:table-column table:style-name="Tabulka1.B"/>
        <table:table-row>
          <table:table-cell table:style-name="Tabulka1.A1" table:number-columns-spanned="2" office:value-type="string">
            <text:p text:style-name="P19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94">4 st</text:p>
          </table:table-cell>
        </table:table-row>
        <table:table-row>
          <table:table-cell table:style-name="Tabulka1.A2" office:value-type="string">
            <text:p text:style-name="Table_20_Contents">krumpáč</text:p>
          </table:table-cell>
          <table:table-cell table:style-name="Tabulka1.A2" office:value-type="string">
            <text:p text:style-name="P194">5 st</text:p>
          </table:table-cell>
        </table:table-row>
        <table:table-row>
          <table:table-cell table:style-name="Tabulka1.A2" office:value-type="string">
            <text:p text:style-name="Table_20_Contents">motyka</text:p>
          </table:table-cell>
          <table:table-cell table:style-name="Tabulka1.A2" office:value-type="string">
            <text:p text:style-name="P194">4 st</text:p>
          </table:table-cell>
        </table:table-row>
        <table:table-row>
          <table:table-cell table:style-name="Tabulka1.A2" office:value-type="string">
            <text:p text:style-name="Table_20_Contents">velký kotel</text:p>
          </table:table-cell>
          <table:table-cell table:style-name="Tabulka1.A2" office:value-type="string">
            <text:p text:style-name="P194">2 zl</text:p>
          </table:table-cell>
        </table:table-row>
        <table:table-row>
          <table:table-cell table:style-name="Tabulka1.A2" office:value-type="string">
            <text:p text:style-name="Table_20_Contents">hliněná láhev</text:p>
          </table:table-cell>
          <table:table-cell table:style-name="Tabulka1.A2" office:value-type="string">
            <text:p text:style-name="P197">2 mk</text:p>
          </table:table-cell>
        </table:table-row>
        <table:table-row>
          <table:table-cell table:style-name="Tabulka1.A2" office:value-type="string">
            <text:p text:style-name="Table_20_Contents">dřevěný kýbl</text:p>
          </table:table-cell>
          <table:table-cell table:style-name="Tabulka1.A2" office:value-type="string">
            <text:p text:style-name="P197">4 mk</text:p>
          </table:table-cell>
        </table:table-row>
        <table:table-row>
          <table:table-cell table:style-name="Tabulka1.A2" office:value-type="string">
            <text:p text:style-name="Table_20_Contents">vědro na vodu</text:p>
          </table:table-cell>
          <table:table-cell table:style-name="Tabulka1.A2" office:value-type="string">
            <text:p text:style-name="P197">4 mk</text:p>
          </table:table-cell>
        </table:table-row>
        <table:table-row>
          <table:table-cell table:style-name="Tabulka1.A2" office:value-type="string">
            <text:p text:style-name="Table_20_Contents">sekera</text:p>
          </table:table-cell>
          <table:table-cell table:style-name="Tabulka1.A2" office:value-type="string">
            <text:p text:style-name="P194">5 st</text:p>
          </table:table-cell>
        </table:table-row>
        <table:table-row>
          <table:table-cell table:style-name="Tabulka1.A2" office:value-type="string">
            <text:p text:style-name="Table_20_Contents">dláto</text:p>
          </table:table-cell>
          <table:table-cell table:style-name="Tabulka1.A2" office:value-type="string">
            <text:p text:style-name="P189">3 st</text:p>
          </table:table-cell>
        </table:table-row>
        <table:table-row>
          <table:table-cell table:style-name="Tabulka1.A2" office:value-type="string">
            <text:p text:style-name="Table_20_Contents">pila</text:p>
          </table:table-cell>
          <table:table-cell table:style-name="Tabulka1.A2" office:value-type="string">
            <text:p text:style-name="P189">4 st</text:p>
          </table:table-cell>
        </table:table-row>
        <table:table-row>
          <table:table-cell table:style-name="Tabulka1.A2" office:value-type="string">
            <text:p text:style-name="Table_20_Contents">kladivo</text:p>
          </table:table-cell>
          <table:table-cell table:style-name="Tabulka1.A2" office:value-type="string">
            <text:p text:style-name="P189">5 st</text:p>
          </table:table-cell>
        </table:table-row>
        <table:table-row>
          <table:table-cell table:style-name="Tabulka1.A2" office:value-type="string">
            <text:p text:style-name="Table_20_Contents">zednická lžíce</text:p>
          </table:table-cell>
          <table:table-cell table:style-name="Tabulka1.A2" office:value-type="string">
            <text:p text:style-name="P189">2 st</text:p>
          </table:table-cell>
        </table:table-row>
        <table:table-row>
          <table:table-cell table:style-name="Tabulka1.A2" office:value-type="string">
            <text:p text:style-name="Table_20_Contents">kleště</text:p>
          </table:table-cell>
          <table:table-cell table:style-name="Tabulka1.A2" office:value-type="string">
            <text:p text:style-name="P189">4 st</text:p>
          </table:table-cell>
        </table:table-row>
        <table:table-row>
          <table:table-cell table:style-name="Tabulka1.A2" office:value-type="string">
            <text:p text:style-name="Table_20_Contents">průbojník</text:p>
          </table:table-cell>
          <table:table-cell table:style-name="Tabulka1.A2" office:value-type="string">
            <text:p text:style-name="P189">2 st</text:p>
          </table:table-cell>
        </table:table-row>
        <table:table-row>
          <table:table-cell table:style-name="Tabulka1.A2" office:value-type="string">
            <text:p text:style-name="Table_20_Contents">pilník</text:p>
          </table:table-cell>
          <table:table-cell table:style-name="Tabulka1.A2" office:value-type="string">
            <text:p text:style-name="P189">3 st</text:p>
          </table:table-cell>
        </table:table-row>
        <table:table-row>
          <table:table-cell table:style-name="Tabulka1.A2" office:value-type="string">
            <text:p text:style-name="Table_20_Contents">sekáč</text:p>
          </table:table-cell>
          <table:table-cell table:style-name="Tabulka1.A2" office:value-type="string">
            <text:p text:style-name="P189">2 st</text:p>
          </table:table-cell>
        </table:table-row>
        <table:table-row>
          <table:table-cell table:style-name="Tabulka1.A2" office:value-type="string">
            <text:p text:style-name="Table_20_Contents">raznice</text:p>
          </table:table-cell>
          <table:table-cell table:style-name="Tabulka1.A2" office:value-type="string">
            <text:p text:style-name="P189">2 st</text:p>
          </table:table-cell>
        </table:table-row>
        <table:table-row>
          <table:table-cell table:style-name="Tabulka1.A2" office:value-type="string">
            <text:p text:style-name="Table_20_Contents">kovadlina</text:p>
          </table:table-cell>
          <table:table-cell table:style-name="Tabulka1.A2" office:value-type="string">
            <text:p text:style-name="P189">1 zl</text:p>
          </table:table-cell>
        </table:table-row>
        <table:table-row>
          <table:table-cell table:style-name="Tabulka1.A2" office:value-type="string">
            <text:p text:style-name="Table_20_Contents"><text:span text:style-name="T101">skřetí nůž </text:span><text:span text:style-name="T103">(karta)</text:span></text:p>
          </table:table-cell>
          <table:table-cell table:style-name="Tabulka1.A2" office:value-type="string">
            <text:p text:style-name="P189">1 st</text:p>
          </table:table-cell>
        </table:table-row>
        <text:soft-page-break/>
        <table:table-row>
          <table:table-cell table:style-name="Tabulka1.A2" office:value-type="string">
            <text:p text:style-name="Table_20_Contents"><text:span text:style-name="T101">skřetí luk </text:span><text:span text:style-name="T103">(karta)</text:span></text:p>
          </table:table-cell>
          <table:table-cell table:style-name="Tabulka1.A2" office:value-type="string">
            <text:p text:style-name="P189">2 st</text:p>
          </table:table-cell>
        </table:table-row>
        <table:table-row>
          <table:table-cell table:style-name="Tabulka1.A2" office:value-type="string">
            <text:p text:style-name="Table_20_Contents"><text:span text:style-name="T101">skřetí vrhací nůž </text:span><text:span text:style-name="T103">(karta)</text:span></text:p>
          </table:table-cell>
          <table:table-cell table:style-name="Tabulka1.A2" office:value-type="string">
            <text:p text:style-name="P189">1 st</text:p>
          </table:table-cell>
        </table:table-row>
        <table:table-row>
          <table:table-cell table:style-name="Tabulka1.A2" office:value-type="string">
            <text:p text:style-name="Table_20_Contents"><text:span text:style-name="T101">lehká skřetí zbroj </text:span><text:span text:style-name="T103">(karta)</text:span></text:p>
          </table:table-cell>
          <table:table-cell table:style-name="Tabulka1.A2" office:value-type="string">
            <text:p text:style-name="P189">1 zl</text:p>
          </table:table-cell>
        </table:table-row>
        <table:table-row>
          <table:table-cell table:style-name="Tabulka1.A2" office:value-type="string">
            <text:p text:style-name="Table_20_Contents">zlobří kladivo</text:p>
          </table:table-cell>
          <table:table-cell table:style-name="Tabulka1.A2" office:value-type="string">
            <text:p text:style-name="P189">8 st</text:p>
          </table:table-cell>
        </table:table-row>
        <table:table-row>
          <table:table-cell table:style-name="Tabulka1.A2" office:value-type="string">
            <text:p text:style-name="Table_20_Contents">ochočený had</text:p>
          </table:table-cell>
          <table:table-cell table:style-name="Tabulka1.A2" office:value-type="string">
            <text:p text:style-name="P18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9">2 st</text:p>
          </table:table-cell>
        </table:table-row>
        <table:table-row>
          <table:table-cell table:style-name="Tabulka1.A2" office:value-type="string">
            <text:p text:style-name="Table_20_Contents"><text:span text:style-name="T101">trpaslická dvoubřitá sekera </text:span><text:span text:style-name="T103">(karta)</text:span></text:p>
          </table:table-cell>
          <table:table-cell table:style-name="Tabulka1.A2" office:value-type="string">
            <text:p text:style-name="P189">5 zl</text:p>
          </table:table-cell>
        </table:table-row>
        <table:table-row>
          <table:table-cell table:style-name="Tabulka1.A2" office:value-type="string">
            <text:p text:style-name="Table_20_Contents"><text:span text:style-name="T101">trpaslický nůž </text:span><text:span text:style-name="T103">(karta)</text:span></text:p>
          </table:table-cell>
          <table:table-cell table:style-name="Tabulka1.A2" office:value-type="string">
            <text:p text:style-name="P189">3 st</text:p>
          </table:table-cell>
        </table:table-row>
        <table:table-row>
          <table:table-cell table:style-name="Tabulka1.A2" office:value-type="string">
            <text:p text:style-name="Table_20_Contents"><text:span text:style-name="T101">opakovací kuše (funkční) </text:span><text:span text:style-name="T103">(karta)</text:span></text:p>
          </table:table-cell>
          <table:table-cell table:style-name="Tabulka1.A2" office:value-type="string">
            <text:p text:style-name="P189">5 zl</text:p>
          </table:table-cell>
        </table:table-row>
        <table:table-row>
          <table:table-cell table:style-name="Tabulka1.A2" office:value-type="string">
            <text:p text:style-name="Table_20_Contents"><text:span text:style-name="T101">ruční plamenomet (funkční) </text:span><text:span text:style-name="T103">(karta)</text:span></text:p>
          </table:table-cell>
          <table:table-cell table:style-name="Tabulka1.A2" office:value-type="string">
            <text:p text:style-name="P189">5 zl</text:p>
          </table:table-cell>
        </table:table-row>
        <table:table-row>
          <table:table-cell table:style-name="Tabulka1.A2" office:value-type="string">
            <text:p text:style-name="Table_20_Contents"><text:span text:style-name="T101">důlní výbušnina (</text:span><text:span text:style-name="T104">1</text:span><text:span text:style-name="T101"> váleč</text:span><text:span text:style-name="T104">e</text:span><text:span text:style-name="T101">k) </text:span><text:span text:style-name="T103">(karta)</text:span></text:p>
          </table:table-cell>
          <table:table-cell table:style-name="Tabulka1.A2" office:value-type="string">
            <text:p text:style-name="P189">5 st</text:p>
          </table:table-cell>
        </table:table-row>
        <table:table-row>
          <table:table-cell table:style-name="Tabulka1.A2" office:value-type="string">
            <text:p text:style-name="Table_20_Contents"><text:span text:style-name="T101">světélkující pasta </text:span><text:span text:style-name="T103">(karta)</text:span></text:p>
          </table:table-cell>
          <table:table-cell table:style-name="Tabulka1.A2" office:value-type="string">
            <text:p text:style-name="P189">2 st</text:p>
          </table:table-cell>
        </table:table-row>
        <table:table-row>
          <table:table-cell table:style-name="Tabulka1.A2" office:value-type="string">
            <text:p text:style-name="Table_20_Contents"><text:span text:style-name="T664">železná </text:span>truhlice s vnitřním zámkem (z B16)</text:p>
          </table:table-cell>
          <table:table-cell table:style-name="Tabulka1.A2" office:value-type="string">
            <text:p text:style-name="P18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7"><text:s/><text:span text:style-name="T664">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9">5 zl</text:p>
          </table:table-cell>
        </table:table-row>
        <table:table-row>
          <table:table-cell table:style-name="Tabulka1.A2" office:value-type="string">
            <text:p text:style-name="Table_20_Contents">masivní železný hák</text:p>
          </table:table-cell>
          <table:table-cell table:style-name="Tabulka1.A2" office:value-type="string">
            <text:p text:style-name="P189">3 st</text:p>
          </table:table-cell>
        </table:table-row>
        <table:table-row>
          <table:table-cell table:style-name="Tabulka1.A2" office:value-type="string">
            <text:p text:style-name="Table_20_Contents">železný hák</text:p>
          </table:table-cell>
          <table:table-cell table:style-name="Tabulka1.A2" office:value-type="string">
            <text:p text:style-name="P189">1 st</text:p>
          </table:table-cell>
        </table:table-row>
        <table:table-row>
          <table:table-cell table:style-name="Tabulka1.A2" office:value-type="string">
            <text:p text:style-name="Table_20_Contents">trpaslický kahan</text:p>
          </table:table-cell>
          <table:table-cell table:style-name="Tabulka1.A2" office:value-type="string">
            <text:p text:style-name="P18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9">1 zl</text:p>
          </table:table-cell>
        </table:table-row>
        <table:table-row>
          <table:table-cell table:style-name="Tabulka1.A2" office:value-type="string">
            <text:p text:style-name="Table_20_Contents"><text:span text:style-name="T101">Jehelníček (</text:span><text:span text:style-name="T103">kouzelný </text:span><text:span text:style-name="T101">štít) </text:span><text:span text:style-name="T103">(karta)</text:span></text:p>
          </table:table-cell>
          <table:table-cell table:style-name="Tabulka1.A2" office:value-type="string">
            <text:p text:style-name="P189">4 zl</text:p>
          </table:table-cell>
        </table:table-row>
        <table:table-row>
          <table:table-cell table:style-name="Tabulka1.A2" office:value-type="string">
            <text:p text:style-name="Table_20_Contents"><text:span text:style-name="T101">trpaslický cepín </text:span><text:span text:style-name="T103">(karta)</text:span></text:p>
          </table:table-cell>
          <table:table-cell table:style-name="Tabulka1.A2" office:value-type="string">
            <text:p text:style-name="P189">5 zl</text:p>
          </table:table-cell>
        </table:table-row>
        <table:table-row>
          <table:table-cell table:style-name="Tabulka1.A2" office:value-type="string">
            <text:p text:style-name="Table_20_Contents"><text:span text:style-name="T101">trpaslické kovářské kladivo </text:span><text:span text:style-name="T103">(karta)</text:span></text:p>
          </table:table-cell>
          <table:table-cell table:style-name="Tabulka1.A2" office:value-type="string">
            <text:p text:style-name="P189">5 zl</text:p>
          </table:table-cell>
        </table:table-row>
        <table:table-row>
          <table:table-cell table:style-name="Tabulka1.A2" office:value-type="string">
            <text:p text:style-name="Table_20_Contents"><text:span text:style-name="T101">oprava (svitek </text:span><text:span text:style-name="T103">s rituálem</text:span><text:span text:style-name="T101">) </text:span><text:span text:style-name="T103">(karta)</text:span></text:p>
          </table:table-cell>
          <table:table-cell table:style-name="Tabulka1.A2" office:value-type="string">
            <text:p text:style-name="P189">6 zl</text:p>
          </table:table-cell>
        </table:table-row>
        <table:table-row>
          <table:table-cell table:style-name="Tabulka1.A2" office:value-type="string">
            <text:p text:style-name="Table_20_Contents"><text:span text:style-name="T101">runová stráž (svitek </text:span><text:span text:style-name="T103">s rituálem</text:span><text:span text:style-name="T101">) </text:span><text:span text:style-name="T103">(karta)</text:span></text:p>
          </table:table-cell>
          <table:table-cell table:style-name="Tabulka1.A2" office:value-type="string">
            <text:p text:style-name="P189">6 zl</text:p>
          </table:table-cell>
        </table:table-row>
        <table:table-row>
          <table:table-cell table:style-name="Tabulka1.A2" office:value-type="string">
            <text:p text:style-name="Table_20_Contents"><text:span text:style-name="T101">náhrdelník z medvědích drápů </text:span><text:span text:style-name="T103">(karta)</text:span></text:p>
          </table:table-cell>
          <table:table-cell table:style-name="Tabulka1.A2" office:value-type="string">
            <text:p text:style-name="P189">5 st</text:p>
          </table:table-cell>
        </table:table-row>
        <table:table-row>
          <table:table-cell table:style-name="Tabulka1.A2" office:value-type="string">
            <text:p text:style-name="Table_20_Contents"><text:span text:style-name="T101">duhový kámen </text:span><text:span text:style-name="T103">(karta)</text:span></text:p>
          </table:table-cell>
          <table:table-cell table:style-name="Tabulka1.A2" office:value-type="string">
            <text:p text:style-name="P189">1 st</text:p>
          </table:table-cell>
        </table:table-row>
        <table:table-row>
          <table:table-cell table:style-name="Tabulka1.A2" office:value-type="string">
            <text:p text:style-name="Table_20_Contents"><text:span text:style-name="T101">pavoučí lektvar </text:span><text:span text:style-name="T103">(karta)</text:span></text:p>
          </table:table-cell>
          <table:table-cell table:style-name="Tabulka1.A2" office:value-type="string">
            <text:p text:style-name="P190">2 zl</text:p>
          </table:table-cell>
        </table:table-row>
        <table:table-row>
          <table:table-cell table:style-name="Tabulka1.A2" office:value-type="string">
            <text:p text:style-name="Table_20_Contents"><text:span text:style-name="T101">lektvar vodního dechu </text:span><text:span text:style-name="T103">(karta)</text:span></text:p>
          </table:table-cell>
          <table:table-cell table:style-name="Tabulka1.A2" office:value-type="string">
            <text:p text:style-name="P190">2 zl</text:p>
          </table:table-cell>
        </table:table-row>
        <table:table-row>
          <table:table-cell table:style-name="Tabulka1.A2" office:value-type="string">
            <text:p text:style-name="Table_20_Contents"><text:span text:style-name="T101">lektvar regenerace </text:span><text:span text:style-name="T103">(karta)</text:span></text:p>
          </table:table-cell>
          <table:table-cell table:style-name="Tabulka1.A2" office:value-type="string">
            <text:p text:style-name="P190">10 zl</text:p>
          </table:table-cell>
        </table:table-row>
        <table:table-row>
          <table:table-cell table:style-name="Tabulka1.A2" office:value-type="string">
            <text:p text:style-name="Table_20_Contents"><text:span text:style-name="T101">runotepecké pero </text:span><text:span text:style-name="T103">(karta)</text:span></text:p>
          </table:table-cell>
          <table:table-cell table:style-name="Tabulka1.A2" office:value-type="string">
            <text:p text:style-name="P189">7 zl</text:p>
          </table:table-cell>
        </table:table-row>
        <text:soft-page-break/>
        <table:table-row>
          <table:table-cell table:style-name="Tabulka1.A2" office:value-type="string">
            <text:p text:style-name="Table_20_Contents"><text:span text:style-name="T101">runa věčnosti </text:span><text:span text:style-name="T103">(karta)</text:span></text:p>
          </table:table-cell>
          <table:table-cell table:style-name="Tabulka1.A2" office:value-type="string">
            <text:p text:style-name="P189">6 zl</text:p>
          </table:table-cell>
        </table:table-row>
        <table:table-row>
          <table:table-cell table:style-name="Tabulka1.A2" office:value-type="string">
            <text:p text:style-name="Table_20_Contents"><text:span text:style-name="T101">rzivý prach </text:span><text:span text:style-name="T103">(karta)</text:span></text:p>
          </table:table-cell>
          <table:table-cell table:style-name="Tabulka1.A2" office:value-type="string">
            <text:p text:style-name="P189">2 zl</text:p>
          </table:table-cell>
        </table:table-row>
        <table:table-row>
          <table:table-cell table:style-name="Tabulka1.A2" office:value-type="string">
            <text:p text:style-name="Table_20_Contents"><text:span text:style-name="T101">malý stříbrný ingot </text:span><text:span text:style-name="T103">(karta)</text:span></text:p>
          </table:table-cell>
          <table:table-cell table:style-name="Tabulka1.A2" office:value-type="string">
            <text:p text:style-name="P188">4 zl</text:p>
          </table:table-cell>
        </table:table-row>
        <table:table-row>
          <table:table-cell table:style-name="Tabulka1.A2" office:value-type="string">
            <text:p text:style-name="Table_20_Contents"><text:span text:style-name="T101">přívěsek se sekerou </text:span><text:span text:style-name="T103">(karta)</text:span></text:p>
          </table:table-cell>
          <table:table-cell table:style-name="Tabulka1.A2" office:value-type="string">
            <text:p text:style-name="P188">1 zl</text:p>
          </table:table-cell>
        </table:table-row>
        <table:table-row>
          <table:table-cell table:style-name="Tabulka1.A2" office:value-type="string">
            <text:p text:style-name="Table_20_Contents"><text:span text:style-name="T101">stříbrný kroužek do nosu </text:span><text:span text:style-name="T103">(karta)</text:span></text:p>
          </table:table-cell>
          <table:table-cell table:style-name="Tabulka1.A2" office:value-type="string">
            <text:p text:style-name="P196"><text:span text:style-name="T663">5</text:span> <text:span text:style-name="T663">st</text:span></text:p>
          </table:table-cell>
        </table:table-row>
        <table:table-row>
          <table:table-cell table:style-name="Tabulka1.A2" office:value-type="string">
            <text:p text:style-name="Table_20_Contents"><text:span text:style-name="T101">zlatá soška žáby </text:span><text:span text:style-name="T103">(karta)</text:span></text:p>
          </table:table-cell>
          <table:table-cell table:style-name="Tabulka1.A2" office:value-type="string">
            <text:p text:style-name="P19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95">8 zl</text:p>
          </table:table-cell>
        </table:table-row>
      </table:table>
      <text:p text:style-name="P19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header-left>
        <text:p text:style-name="MP2"><text:page-number text:select-page="current">50</text:page-number></text:p>
      </style:header-left>
      <style:footer>
        <text:p text:style-name="MP3"><text:chapter text:display="name" text:outline-level="3">Hardenská tvrz</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28T13:05:11.719000000</dc:date>
    <meta:editing-cycles>16851</meta:editing-cycles>
    <meta:editing-duration>P51DT12H28M</meta:editing-duration>
    <meta:generator>LibreOffice/6.0.5.2$Windows_X86_64 LibreOffice_project/54c8cbb85f300ac59db32fe8a675ff7683cd5a16</meta:generator>
    <meta:print-date>2018-07-15T16:02:19.878000000</meta:print-date>
    <meta:document-statistic meta:table-count="2" meta:image-count="0" meta:object-count="0" meta:page-count="126" meta:paragraph-count="1684" meta:word-count="19589" meta:character-count="114186" meta:non-whitespace-character-count="96659"/>
  </office:meta>
</office:document-meta>
</file>